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4.35pt"/>
    </style:style>
    <style:style style:name="co2" style:family="table-column">
      <style:table-column-properties fo:break-before="auto" style:column-width="62.19pt"/>
    </style:style>
    <style:style style:name="co3" style:family="table-column">
      <style:table-column-properties fo:break-before="auto" style:column-width="156.7pt"/>
    </style:style>
    <style:style style:name="co4" style:family="table-column">
      <style:table-column-properties fo:break-before="auto" style:column-width="40.9pt"/>
    </style:style>
    <style:style style:name="co5" style:family="table-column">
      <style:table-column-properties fo:break-before="auto" style:column-width="46.06pt"/>
    </style:style>
    <style:style style:name="co6" style:family="table-column">
      <style:table-column-properties fo:break-before="auto" style:column-width="677.45pt"/>
    </style:style>
    <style:style style:name="co7" style:family="table-column">
      <style:table-column-properties fo:break-before="auto" style:column-width="626.74pt"/>
    </style:style>
    <style:style style:name="co8" style:family="table-column">
      <style:table-column-properties fo:break-before="auto" style:column-width="366.5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4pt" fo:break-before="auto" style:use-optimal-row-height="true"/>
    </style:style>
    <style:style style:name="ro3" style:family="table-row">
      <style:table-row-properties style:row-height="35.29pt" fo:break-before="auto" style:use-optimal-row-height="true"/>
    </style:style>
    <style:style style:name="ro4" style:family="table-row">
      <style:table-row-properties style:row-height="57.86pt" fo:break-before="auto" style:use-optimal-row-height="true"/>
    </style:style>
    <style:style style:name="ro5" style:family="table-row">
      <style:table-row-properties style:row-height="69.1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onverted_tweets_filter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/>
          <table:table-cell office:value-type="string" calcext:value-type="string">
            <text:p>Unnamed: 0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retweet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filtered_text</text:p>
          </table:table-cell>
          <table:table-cell office:value-type="string" calcext:value-type="string">
            <text:p>sentiment</text:p>
          </table:table-cell>
          <table:table-cell office:value-type="string" calcext:value-type="string">
            <text:p>training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ue Feb 13 10:52:47 +0000 2018</text:p>
          </table:table-cell>
          <table:table-cell office:value-type="float" office:value="46310" calcext:value-type="float">
            <text:p>46310</text:p>
          </table:table-cell>
          <table:table-cell office:value-type="float" office:value="10743" calcext:value-type="float">
            <text:p>10743</text:p>
          </table:table-cell>
          <table:table-cell office:value-type="string" calcext:value-type="string">
            <text:p>Negotiations on DACA have begun. Republicans want to make a deal and Democrats say they want to make a deal. Wouldn… https://t.co/YW4mCpHr0R</text:p>
          </table:table-cell>
          <table:table-cell office:value-type="string" calcext:value-type="string">
            <text:p>Negotiations on DACA have begun Republicans want to make a deal and Democrats say they want to make a deal Wouldn </text:p>
          </table:table-cell>
          <table:table-cell office:value-type="string" calcext:value-type="string">
            <text:p>Sentiment(polarity=0.0, subjectivity=0.0)</text:p>
          </table:table-cell>
          <table:table-cell office:value-type="string" calcext:value-type="string">
            <text:p>neutral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ue Feb 13 10:43:22 +0000 2018</text:p>
          </table:table-cell>
          <table:table-cell office:value-type="float" office:value="53379" calcext:value-type="float">
            <text:p>53379</text:p>
          </table:table-cell>
          <table:table-cell office:value-type="float" office:value="12181" calcext:value-type="float">
            <text:p>12181</text:p>
          </table:table-cell>
          <table:table-cell office:value-type="string" calcext:value-type="string">
            <text:p>Our infrastructure plan has been put forward and has received great reviews by everyone except, of course, the Demo… https://t.co/2EfB9sObdN</text:p>
          </table:table-cell>
          <table:table-cell office:value-type="string" calcext:value-type="string">
            <text:p>Our infrastructure plan has been put forward and has received great reviews by everyone except of course the Demo </text:p>
          </table:table-cell>
          <table:table-cell office:value-type="string" calcext:value-type="string">
            <text:p>Sentiment(polarity=0.8, subjectivity=0.75)</text:p>
          </table:table-cell>
          <table:table-cell office:value-type="string" calcext:value-type="string">
            <text:p>annoyed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n Feb 12 20:48:16 +0000 2018</text:p>
          </table:table-cell>
          <table:table-cell office:value-type="float" office:value="54162" calcext:value-type="float">
            <text:p>54162</text:p>
          </table:table-cell>
          <table:table-cell office:value-type="float" office:value="11892" calcext:value-type="float">
            <text:p>11892</text:p>
          </table:table-cell>
          <table:table-cell office:value-type="string" calcext:value-type="string">
            <text:p>The journey to #MAGA began @CPAC 2011 and the opportunity to reconnect with friends and supporters is something I l… https://t.co/DSz3Szp4xE</text:p>
          </table:table-cell>
          <table:table-cell office:value-type="string" calcext:value-type="string">
            <text:p>The journey to MAGA began CPAC 2011 and the opportunity to reconnect with friends and supporters is something I l </text:p>
          </table:table-cell>
          <table:table-cell office:value-type="string" calcext:value-type="string">
            <text:p>Sentiment(polarity=0.0, subjectivity=0.0)</text:p>
          </table:table-cell>
          <table:table-cell office:value-type="string" calcext:value-type="string">
            <text:p>nice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Mon Feb 12 12:54:32 +0000 2018</text:p>
          </table:table-cell>
          <table:table-cell office:value-type="float" office:value="76020" calcext:value-type="float">
            <text:p>76020</text:p>
          </table:table-cell>
          <table:table-cell office:value-type="float" office:value="15201" calcext:value-type="float">
            <text:p>15201</text:p>
          </table:table-cell>
          <table:table-cell office:value-type="string" calcext:value-type="string">
            <text:p>Thank you to Sue Kruczek, who lost her wonderful and talented son Nick to the Opioid scourge, for your kind words w… https://t.co/0kIdepXBdi</text:p>
          </table:table-cell>
          <table:table-cell office:value-type="string" calcext:value-type="string">
            <text:p>Thank you to Sue Kruczek who lost her wonderful and talented son Nick to the Opioid scourge for your kind words w </text:p>
          </table:table-cell>
          <table:table-cell office:value-type="string" calcext:value-type="string">
            <text:p>Sentiment(polarity=0.7666666666666666, subjectivity=0.9333333333333332)</text:p>
          </table:table-cell>
          <table:table-cell office:value-type="string" calcext:value-type="string">
            <text:p>nice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on Feb 12 12:46:56 +0000 2018</text:p>
          </table:table-cell>
          <table:table-cell office:value-type="float" office:value="121658" calcext:value-type="float">
            <text:p>121658</text:p>
          </table:table-cell>
          <table:table-cell office:value-type="float" office:value="27395" calcext:value-type="float">
            <text:p>27395</text:p>
          </table:table-cell>
          <table:table-cell office:value-type="string" calcext:value-type="string">
            <text:p>This will be a big week for Infrastructure. After so stupidly spending $7 trillion in the Middle East, it is now ti… https://t.co/OcX7UN18Er</text:p>
          </table:table-cell>
          <table:table-cell office:value-type="string" calcext:value-type="string">
            <text:p>This will be a big week for Infrastructure After so stupidly spending 7 trillion in the Middle East it is now ti </text:p>
          </table:table-cell>
          <table:table-cell office:value-type="string" calcext:value-type="string">
            <text:p>Sentiment(polarity=-0.26666666666666666, subjectivity=0.3666666666666667)</text:p>
          </table:table-cell>
          <table:table-cell office:value-type="string" calcext:value-type="string">
            <text:p>annoyed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Sun Feb 11 20:36:08 +0000 2018</text:p>
          </table:table-cell>
          <table:table-cell office:value-type="float" office:value="71073" calcext:value-type="float">
            <text:p>71073</text:p>
          </table:table-cell>
          <table:table-cell office:value-type="float" office:value="14064" calcext:value-type="float">
            <text:p>14064</text:p>
          </table:table-cell>
          <table:table-cell office:value-type="string" calcext:value-type="string">
            <text:p>Just spoke to @JohnKasich to express condolences and prayers to all for the horrible shooting of two great police o… https://t.co/X7AhuEYwHI</text:p>
          </table:table-cell>
          <table:table-cell office:value-type="string" calcext:value-type="string">
            <text:p>Just spoke to JohnKasich to express condolences and prayers to all for the horrible shooting of two great police o </text:p>
          </table:table-cell>
          <table:table-cell office:value-type="string" calcext:value-type="string">
            <text:p>Sentiment(polarity=-0.09999999999999998, subjectivity=0.875)</text:p>
          </table:table-cell>
          <table:table-cell office:value-type="string" calcext:value-type="string">
            <text:p>nice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un Feb 11 20:26:03 +0000 2018</text:p>
          </table:table-cell>
          <table:table-cell office:value-type="float" office:value="90239" calcext:value-type="float">
            <text:p>90239</text:p>
          </table:table-cell>
          <table:table-cell office:value-type="float" office:value="22867" calcext:value-type="float">
            <text:p>22867</text:p>
          </table:table-cell>
          <table:table-cell office:value-type="string" calcext:value-type="string">
            <text:p>Rep. Lou Barletta, a Great Republican from Pennsylvania who was one of my very earliest supporters, will make a FAN… https://t.co/dA2lK3WHFU</text:p>
          </table:table-cell>
          <table:table-cell office:value-type="string" calcext:value-type="string">
            <text:p>Rep Lou Barletta a Great Republican from Pennsylvania who was one of my very earliest supporters will make a FAN </text:p>
          </table:table-cell>
          <table:table-cell office:value-type="string" calcext:value-type="string">
            <text:p>Sentiment(polarity=0.5, subjectivity=0.525)</text:p>
          </table:table-cell>
          <table:table-cell office:value-type="string" calcext:value-type="string">
            <text:p>arrogant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Sun Feb 11 19:15:32 +0000 2018</text:p>
          </table:table-cell>
          <table:table-cell office:value-type="float" office:value="116106" calcext:value-type="float">
            <text:p>116106</text:p>
          </table:table-cell>
          <table:table-cell office:value-type="float" office:value="23775" calcext:value-type="float">
            <text:p>23775</text:p>
          </table:table-cell>
          <table:table-cell office:value-type="string" calcext:value-type="string">
            <text:p>4.2 million hard working Americans have already received a large Bonus and/or Pay Increase because of our recently… https://t.co/oJl5AiCPZs</text:p>
          </table:table-cell>
          <table:table-cell office:value-type="string" calcext:value-type="string">
            <text:p>42 million hard working Americans have already received a large Bonus andor Pay Increase because of our recently </text:p>
          </table:table-cell>
          <table:table-cell office:value-type="string" calcext:value-type="string">
            <text:p>Sentiment(polarity=-0.025793650793650803, subjectivity=0.4067460317460317)</text:p>
          </table:table-cell>
          <table:table-cell office:value-type="string" calcext:value-type="string">
            <text:p>arrogant</text:p>
          </table:table-cell>
          <table:table-cell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Sun Feb 11 18:21:48 +0000 2018</text:p>
          </table:table-cell>
          <table:table-cell office:value-type="float" office:value="116629" calcext:value-type="float">
            <text:p>116629</text:p>
          </table:table-cell>
          <table:table-cell office:value-type="float" office:value="29706" calcext:value-type="float">
            <text:p>29706</text:p>
          </table:table-cell>
          <table:table-cell office:value-type="string" calcext:value-type="string">
            <text:p>So many positive things going on for the U.S.A. and the Fake News Media just doesn’t want to go there. Same negativ… https://t.co/LBnzRfAkJx</text:p>
          </table:table-cell>
          <table:table-cell office:value-type="string" calcext:value-type="string">
            <text:p>So many positive things going on for the USA and the Fake News Media just doesnt want to go there Same negativ </text:p>
          </table:table-cell>
          <table:table-cell office:value-type="string" calcext:value-type="string">
            <text:p>Sentiment(polarity=0.05681818181818182, subjectivity=0.5426136363636364)</text:p>
          </table:table-cell>
          <table:table-cell office:value-type="string" calcext:value-type="string">
            <text:p>arrogant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Sat Feb 10 23:34:08 +0000 2018</text:p>
          </table:table-cell>
          <table:table-cell office:value-type="float" office:value="113347" calcext:value-type="float">
            <text:p>113347</text:p>
          </table:table-cell>
          <table:table-cell office:value-type="float" office:value="30945" calcext:value-type="float">
            <text:p>30945</text:p>
          </table:table-cell>
          <table:table-cell office:value-type="string" calcext:value-type="string">
            <text:p>My Administration has identified three major priorities for creating a safe, modern and lawful immigration system:… https://t.co/DrjXUak41S</text:p>
          </table:table-cell>
          <table:table-cell office:value-type="string" calcext:value-type="string">
            <text:p>My Administration has identified three major priorities for creating a safe modern and lawful immigration system </text:p>
          </table:table-cell>
          <table:table-cell office:value-type="string" calcext:value-type="string">
            <text:p>Sentiment(polarity=0.190625, subjectivity=0.325)</text:p>
          </table:table-cell>
          <table:table-cell office:value-type="string" calcext:value-type="string">
            <text:p>arrogant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at Feb 10 21:18:23 +0000 2018</text:p>
          </table:table-cell>
          <table:table-cell office:value-type="float" office:value="81409" calcext:value-type="float">
            <text:p>81409</text:p>
          </table:table-cell>
          <table:table-cell office:value-type="float" office:value="20088" calcext:value-type="float">
            <text:p>20088</text:p>
          </table:table-cell>
          <table:table-cell office:value-type="string" calcext:value-type="string">
            <text:p>My thoughts and prayers are with the two police officers, their families, and everybody at the @WestervillePD. https://t.co/AoingY77Ky</text:p>
          </table:table-cell>
          <table:table-cell office:value-type="string" calcext:value-type="string">
            <text:p>My thoughts and prayers are with the two police officers their families and everybody at the WestervillePD </text:p>
          </table:table-cell>
          <table:table-cell office:value-type="string" calcext:value-type="string">
            <text:p>Sentiment(polarity=0.0, subjectivity=0.0)</text:p>
          </table:table-cell>
          <table:table-cell office:value-type="string" calcext:value-type="string">
            <text:p>nice</text:p>
          </table:table-cell>
          <table:table-cell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at Feb 10 18:50:02 +0000 2018</text:p>
          </table:table-cell>
          <table:table-cell office:value-type="float" office:value="114098" calcext:value-type="float">
            <text:p>114098</text:p>
          </table:table-cell>
          <table:table-cell office:value-type="float" office:value="29911" calcext:value-type="float">
            <text:p>29911</text:p>
          </table:table-cell>
          <table:table-cell office:value-type="string" calcext:value-type="string">
            <text:p>Republicans want to fix DACA far more than the Democrats do. The Dems had all three branches of government back in… https://t.co/0Or3U2CFZR</text:p>
          </table:table-cell>
          <table:table-cell office:value-type="string" calcext:value-type="string">
            <text:p>Republicans want to fix DACA far more than the Democrats do The Dems had all three branches of government back in </text:p>
          </table:table-cell>
          <table:table-cell office:value-type="string" calcext:value-type="string">
            <text:p>Sentiment(polarity=0.19999999999999998, subjectivity=0.5)</text:p>
          </table:table-cell>
          <table:table-cell office:value-type="string" calcext:value-type="string">
            <text:p>annoyed</text:p>
          </table:table-cell>
          <table:table-cell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Sat Feb 10 18:34:49 +0000 2018</text:p>
          </table:table-cell>
          <table:table-cell office:value-type="float" office:value="72751" calcext:value-type="float">
            <text:p>72751</text:p>
          </table:table-cell>
          <table:table-cell office:value-type="float" office:value="19636" calcext:value-type="float">
            <text:p>19636</text:p>
          </table:table-cell>
          <table:table-cell office:value-type="string" calcext:value-type="string">
            <text:p>....agencies, not just the FBI &amp;amp; DOJ, now the State Department to dig up dirt on him in the days leading up to the… https://t.co/Of9d7fmsA3</text:p>
          </table:table-cell>
          <table:table-cell office:value-type="string" calcext:value-type="string">
            <text:p>agencies not just the FBI amp DOJ now the State Department to dig up dirt on him in the days leading up to the </text:p>
          </table:table-cell>
          <table:table-cell office:value-type="string" calcext:value-type="string">
            <text:p>Sentiment(polarity=0.0, subjectivity=0.0)</text:p>
          </table:table-cell>
          <table:table-cell office:value-type="string" calcext:value-type="string">
            <text:p>annoyed</text:p>
          </table:table-cell>
          <table:table-cell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Sat Feb 10 18:16:20 +0000 2018</text:p>
          </table:table-cell>
          <table:table-cell office:value-type="float" office:value="97911" calcext:value-type="float">
            <text:p>97911</text:p>
          </table:table-cell>
          <table:table-cell office:value-type="float" office:value="25402" calcext:value-type="float">
            <text:p>25402</text:p>
          </table:table-cell>
          <table:table-cell office:value-type="string" calcext:value-type="string">
            <text:p>“My view is that not only has Trump been vindicated in the last several weeks about the mishandling of the Dossier… https://t.co/dWJuKECfwn</text:p>
          </table:table-cell>
          <table:table-cell office:value-type="string" calcext:value-type="string">
            <text:p>My view is that not only has Trump been vindicated in the last several weeks about the mishandling of the Dossier </text:p>
          </table:table-cell>
          <table:table-cell office:value-type="string" calcext:value-type="string">
            <text:p>Sentiment(polarity=0.0, subjectivity=0.35555555555555557)</text:p>
          </table:table-cell>
          <table:table-cell office:value-type="string" calcext:value-type="string">
            <text:p>arrogant</text:p>
          </table:table-cell>
          <table:table-cell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Sat Feb 10 15:33:35 +0000 2018</text:p>
          </table:table-cell>
          <table:table-cell office:value-type="float" office:value="133089" calcext:value-type="float">
            <text:p>133089</text:p>
          </table:table-cell>
          <table:table-cell office:value-type="float" office:value="36847" calcext:value-type="float">
            <text:p>36847</text:p>
          </table:table-cell>
          <table:table-cell office:value-type="string" calcext:value-type="string">
            <text:p>Peoples lives are being shattered and destroyed by a mere allegation. Some are true and some are false. Some are ol… https://t.co/6Zz5RAeoQe</text:p>
          </table:table-cell>
          <table:table-cell office:value-type="string" calcext:value-type="string">
            <text:p>Peoples lives are being shattered and destroyed by a mere allegation Some are true and some are false Some are ol </text:p>
          </table:table-cell>
          <table:table-cell office:value-type="string" calcext:value-type="string">
            <text:p>Sentiment(polarity=-0.18333333333333335, subjectivity=0.5833333333333334)</text:p>
          </table:table-cell>
          <table:table-cell office:value-type="string" calcext:value-type="string">
            <text:p>annoyed</text:p>
          </table:table-cell>
          <table:table-cell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Sat Feb 10 15:20:05 +0000 2018</text:p>
          </table:table-cell>
          <table:table-cell office:value-type="float" office:value="102714" calcext:value-type="float">
            <text:p>102714</text:p>
          </table:table-cell>
          <table:table-cell office:value-type="float" office:value="32471" calcext:value-type="float">
            <text:p>32471</text:p>
          </table:table-cell>
          <table:table-cell office:value-type="string" calcext:value-type="string">
            <text:p>According to the @nytimes, a Russian sold phony secrets on “Trump” to the U.S. Asking price was $10 million, brough… https://t.co/CBMaAX5VMt</text:p>
          </table:table-cell>
          <table:table-cell office:value-type="string" calcext:value-type="string">
            <text:p>According to the nytimes a Russian sold phony secrets on Trump to the US Asking price was 10 million brough </text:p>
          </table:table-cell>
          <table:table-cell office:value-type="string" calcext:value-type="string">
            <text:p>Sentiment(polarity=0.0, subjectivity=0.0)</text:p>
          </table:table-cell>
          <table:table-cell/>
          <table:table-cell office:value-type="string" calcext:value-type="string">
            <text:p>exaggerating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Sat Feb 10 14:20:35 +0000 2018</text:p>
          </table:table-cell>
          <table:table-cell office:value-type="float" office:value="114853" calcext:value-type="float">
            <text:p>114853</text:p>
          </table:table-cell>
          <table:table-cell office:value-type="float" office:value="32048" calcext:value-type="float">
            <text:p>32048</text:p>
          </table:table-cell>
          <table:table-cell office:value-type="string" calcext:value-type="string">
            <text:p>The Democrats sent a very political and long response memo which they knew, because of sources and methods (and mor… https://t.co/iR1265rmh3</text:p>
          </table:table-cell>
          <table:table-cell office:value-type="string" calcext:value-type="string">
            <text:p>The Democrats sent a very political and long response memo which they knew because of sources and methods and mor </text:p>
          </table:table-cell>
          <table:table-cell office:value-type="string" calcext:value-type="string">
            <text:p>Sentiment(polarity=-0.025, subjectivity=0.26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Sat Feb 10 14:02:54 +0000 2018</text:p>
          </table:table-cell>
          <table:table-cell office:value-type="float" office:value="62259" calcext:value-type="float">
            <text:p>62259</text:p>
          </table:table-cell>
          <table:table-cell office:value-type="float" office:value="13557" calcext:value-type="float">
            <text:p>13557</text:p>
          </table:table-cell>
          <table:table-cell office:value-type="string" calcext:value-type="string">
            <text:p>Jobless claims have dropped to a 45 year low!</text:p>
          </table:table-cell>
          <table:table-cell office:value-type="string" calcext:value-type="string">
            <text:p>Jobless claims have dropped to a 45 year low</text:p>
          </table:table-cell>
          <table:table-cell office:value-type="string" calcext:value-type="string">
            <text:p>Sentiment(polarity=0.0, subjectivity=0.3)</text:p>
          </table:table-cell>
          <table:table-cell office:value-type="string" calcext:value-type="string">
            <text:p>arrogant</text:p>
          </table:table-cell>
          <table:table-cell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Fri Feb 09 13:59:13 +0000 2018</text:p>
          </table:table-cell>
          <table:table-cell office:value-type="float" office:value="87680" calcext:value-type="float">
            <text:p>87680</text:p>
          </table:table-cell>
          <table:table-cell office:value-type="float" office:value="21316" calcext:value-type="float">
            <text:p>21316</text:p>
          </table:table-cell>
          <table:table-cell office:value-type="string" calcext:value-type="string">
            <text:p>Costs on non-military lines will never come down if we do not elect more Republicans in the 2018 Election, and beyo… https://t.co/WgvQYGEaMu</text:p>
          </table:table-cell>
          <table:table-cell office:value-type="string" calcext:value-type="string">
            <text:p>Costs on nonmilitary lines will never come down if we do not elect more Republicans in the 2018 Election and beyo </text:p>
          </table:table-cell>
          <table:table-cell office:value-type="string" calcext:value-type="string">
            <text:p>Sentiment(polarity=-0.018518518518518528, subjectivity=0.562962962962963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Fri Feb 09 13:47:28 +0000 2018</text:p>
          </table:table-cell>
          <table:table-cell office:value-type="float" office:value="108563" calcext:value-type="float">
            <text:p>108563</text:p>
          </table:table-cell>
          <table:table-cell office:value-type="float" office:value="27995" calcext:value-type="float">
            <text:p>27995</text:p>
          </table:table-cell>
          <table:table-cell office:value-type="string" calcext:value-type="string">
            <text:p>Without more Republicans in Congress, we were forced to increase spending on things we do not like or want in order… https://t.co/7dfsJYWjRY</text:p>
          </table:table-cell>
          <table:table-cell office:value-type="string" calcext:value-type="string">
            <text:p>Without more Republicans in Congress we were forced to increase spending on things we do not like or want in order </text:p>
          </table:table-cell>
          <table:table-cell office:value-type="string" calcext:value-type="string">
            <text:p>Sentiment(polarity=0.09999999999999998, subjectivity=0.3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Fri Feb 09 13:39:15 +0000 2018</text:p>
          </table:table-cell>
          <table:table-cell office:value-type="float" office:value="127671" calcext:value-type="float">
            <text:p>127671</text:p>
          </table:table-cell>
          <table:table-cell office:value-type="float" office:value="27014" calcext:value-type="float">
            <text:p>27014</text:p>
          </table:table-cell>
          <table:table-cell office:value-type="string" calcext:value-type="string">
            <text:p>Just signed Bill. Our Military will now be stronger than ever before. We love and need our Military and gave them e… https://t.co/9MtCabhzj8</text:p>
          </table:table-cell>
          <table:table-cell office:value-type="string" calcext:value-type="string">
            <text:p>Just signed Bill Our Military will now be stronger than ever before We love and need our Military and gave them e </text:p>
          </table:table-cell>
          <table:table-cell office:value-type="string" calcext:value-type="string">
            <text:p>Sentiment(polarity=0.10000000000000002, subjectivity=0.26666666666666666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Fri Feb 09 03:22:53 +0000 2018</text:p>
          </table:table-cell>
          <table:table-cell office:value-type="float" office:value="126157" calcext:value-type="float">
            <text:p>126157</text:p>
          </table:table-cell>
          <table:table-cell office:value-type="float" office:value="39867" calcext:value-type="float">
            <text:p>39867</text:p>
          </table:table-cell>
          <table:table-cell office:value-type="string" calcext:value-type="string">
            <text:p>Wow! -Senator Mark Warner got caught having extensive contact with a lobbyist for a Russian oligarch. Warner did no… https://t.co/N5SoaLnllm</text:p>
          </table:table-cell>
          <table:table-cell office:value-type="string" calcext:value-type="string">
            <text:p>Wow Senator Mark Warner got caught having extensive contact with a lobbyist for a Russian oligarch Warner did no </text:p>
          </table:table-cell>
          <table:table-cell office:value-type="string" calcext:value-type="string">
            <text:p>Sentiment(polarity=0.03333333333333333, subjectivity=0.4444444444444444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Thu Feb 08 23:26:22 +0000 2018</text:p>
          </table:table-cell>
          <table:table-cell office:value-type="float" office:value="96197" calcext:value-type="float">
            <text:p>96197</text:p>
          </table:table-cell>
          <table:table-cell office:value-type="float" office:value="23992" calcext:value-type="float">
            <text:p>23992</text:p>
          </table:table-cell>
          <table:table-cell office:value-type="string" calcext:value-type="string">
            <text:p>Time to end the visa lottery. Congress must secure the immigration system and protect Americans. https://t.co/yukxm48x9X</text:p>
          </table:table-cell>
          <table:table-cell office:value-type="string" calcext:value-type="string">
            <text:p>Time to end the visa lottery Congress must secure the immigration system and protect Americans </text:p>
          </table:table-cell>
          <table:table-cell office:value-type="string" calcext:value-type="string">
            <text:p>Sentiment(polarity=0.4, subjectivity=0.6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Thu Feb 08 20:10:58 +0000 2018</text:p>
          </table:table-cell>
          <table:table-cell office:value-type="float" office:value="108159" calcext:value-type="float">
            <text:p>108159</text:p>
          </table:table-cell>
          <table:table-cell office:value-type="float" office:value="30440" calcext:value-type="float">
            <text:p>30440</text:p>
          </table:table-cell>
          <table:table-cell office:value-type="string" calcext:value-type="string">
            <text:p>As long as we open our eyes to God’s grace - and open our hearts to God’s love - then America will forever be the l… https://t.co/wGUIaD1JX6</text:p>
          </table:table-cell>
          <table:table-cell office:value-type="string" calcext:value-type="string">
            <text:p>As long as we open our eyes to Gods grace <text:s/>and open our hearts to Gods love <text:s/>then America will forever be the l </text:p>
          </table:table-cell>
          <table:table-cell office:value-type="string" calcext:value-type="string">
            <text:p>Sentiment(polarity=0.1125, subjectivity=0.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Thu Feb 08 18:44:00 +0000 2018</text:p>
          </table:table-cell>
          <table:table-cell office:value-type="float" office:value="78410" calcext:value-type="float">
            <text:p>78410</text:p>
          </table:table-cell>
          <table:table-cell office:value-type="float" office:value="13547" calcext:value-type="float">
            <text:p>13547</text:p>
          </table:table-cell>
          <table:table-cell office:value-type="string" calcext:value-type="string">
            <text:p>I will be meeting with Henry Kissinger at 1:45pm. Will be discussing North Korea, China and the Middle East.</text:p>
          </table:table-cell>
          <table:table-cell office:value-type="string" calcext:value-type="string">
            <text:p>I will be meeting with Henry Kissinger at 145pm Will be discussing North Korea China and the Middle East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Thu Feb 08 17:13:13 +0000 2018</text:p>
          </table:table-cell>
          <table:table-cell office:value-type="float" office:value="105039" calcext:value-type="float">
            <text:p>105039</text:p>
          </table:table-cell>
          <table:table-cell office:value-type="float" office:value="29070" calcext:value-type="float">
            <text:p>29070</text:p>
          </table:table-cell>
          <table:table-cell office:value-type="string" calcext:value-type="string">
            <text:p>Our founders invoked our Creator four times in the Declaration of Independence. Our currency declares “IN GOD WE TR… https://t.co/q8ib233y1M</text:p>
          </table:table-cell>
          <table:table-cell office:value-type="string" calcext:value-type="string">
            <text:p>Our founders invoked our Creator four times in the Declaration of Independence Our currency declares IN GOD WE TR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Thu Feb 08 11:08:39 +0000 2018</text:p>
          </table:table-cell>
          <table:table-cell office:value-type="float" office:value="105208" calcext:value-type="float">
            <text:p>105208</text:p>
          </table:table-cell>
          <table:table-cell office:value-type="float" office:value="17900" calcext:value-type="float">
            <text:p>17900</text:p>
          </table:table-cell>
          <table:table-cell office:value-type="string" calcext:value-type="string">
            <text:p>Will be heading over shortly to make remarks at The National Prayer Breakfast in Washington. Great religious and po… https://t.co/bEReTLNLo4</text:p>
          </table:table-cell>
          <table:table-cell office:value-type="string" calcext:value-type="string">
            <text:p>Will be heading over shortly to make remarks at The National Prayer Breakfast in Washington Great religious and po </text:p>
          </table:table-cell>
          <table:table-cell office:value-type="string" calcext:value-type="string">
            <text:p>Sentiment(polarity=0.26666666666666666, subjectivity=0.4333333333333333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Wed Feb 07 22:36:15 +0000 2018</text:p>
          </table:table-cell>
          <table:table-cell office:value-type="float" office:value="108302" calcext:value-type="float">
            <text:p>108302</text:p>
          </table:table-cell>
          <table:table-cell office:value-type="float" office:value="23248" calcext:value-type="float">
            <text:p>23248</text:p>
          </table:table-cell>
          <table:table-cell office:value-type="string" calcext:value-type="string">
            <text:p>The Budget Agreement today is so important for our great Military. It ends the dangerous sequester and gives Secret… https://t.co/VRkKsNDZGC</text:p>
          </table:table-cell>
          <table:table-cell office:value-type="string" calcext:value-type="string">
            <text:p>The Budget Agreement today is so important for our great Military It ends the dangerous sequester and gives Secret </text:p>
          </table:table-cell>
          <table:table-cell office:value-type="string" calcext:value-type="string">
            <text:p>Sentiment(polarity=0.020000000000000018, subjectivity=0.6900000000000001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Wed Feb 07 22:13:16 +0000 2018</text:p>
          </table:table-cell>
          <table:table-cell office:value-type="float" office:value="69340" calcext:value-type="float">
            <text:p>69340</text:p>
          </table:table-cell>
          <table:table-cell office:value-type="float" office:value="13272" calcext:value-type="float">
            <text:p>13272</text:p>
          </table:table-cell>
          <table:table-cell office:value-type="string" calcext:value-type="string">
            <text:p>Congratulations to the Republic of Korea on what will be a MAGNIFICENT Winter Olympics! What the South Korean peopl… https://t.co/gGaZUnZBMa</text:p>
          </table:table-cell>
          <table:table-cell office:value-type="string" calcext:value-type="string">
            <text:p>Congratulations to the Republic of Korea on what will be a MAGNIFICENT Winter Olympics What the South Korean peopl </text:p>
          </table:table-cell>
          <table:table-cell office:value-type="string" calcext:value-type="string">
            <text:p>Sentiment(polarity=1.0, subjectivity=1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Wed Feb 07 18:01:05 +0000 2018</text:p>
          </table:table-cell>
          <table:table-cell office:value-type="float" office:value="64400" calcext:value-type="float">
            <text:p>64400</text:p>
          </table:table-cell>
          <table:table-cell office:value-type="float" office:value="12726" calcext:value-type="float">
            <text:p>12726</text:p>
          </table:table-cell>
          <table:table-cell office:value-type="string" calcext:value-type="string">
            <text:p>Best wishes to the Republic of Korea on hosting the @Olympics! What a wonderful opportunity to show everyone that y… https://t.co/NL6cIfHZgN</text:p>
          </table:table-cell>
          <table:table-cell office:value-type="string" calcext:value-type="string">
            <text:p>Best wishes to the Republic of Korea on hosting the Olympics What a wonderful opportunity to show everyone that y </text:p>
          </table:table-cell>
          <table:table-cell office:value-type="string" calcext:value-type="string">
            <text:p>Sentiment(polarity=1.0, subjectivity=0.6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Wed Feb 07 16:10:00 +0000 2018</text:p>
          </table:table-cell>
          <table:table-cell office:value-type="float" office:value="137390" calcext:value-type="float">
            <text:p>137390</text:p>
          </table:table-cell>
          <table:table-cell office:value-type="float" office:value="40090" calcext:value-type="float">
            <text:p>40090</text:p>
          </table:table-cell>
          <table:table-cell office:value-type="string" calcext:value-type="string">
            <text:p>NEW FBI TEXTS ARE BOMBSHELLS!</text:p>
          </table:table-cell>
          <table:table-cell office:value-type="string" calcext:value-type="string">
            <text:p>NEW FBI TEXTS ARE BOMBSHELLS</text:p>
          </table:table-cell>
          <table:table-cell office:value-type="string" calcext:value-type="string">
            <text:p>Sentiment(polarity=0.13636363636363635, subjectivity=0.45454545454545453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Wed Feb 07 14:59:49 +0000 2018</text:p>
          </table:table-cell>
          <table:table-cell office:value-type="float" office:value="111652" calcext:value-type="float">
            <text:p>111652</text:p>
          </table:table-cell>
          <table:table-cell office:value-type="float" office:value="22024" calcext:value-type="float">
            <text:p>22024</text:p>
          </table:table-cell>
          <table:table-cell office:value-type="string" calcext:value-type="string">
            <text:p>In the “old days,” when good news was reported, the Stock Market would go up. Today, when good news is reported, th… https://t.co/mW5vEWhZYY</text:p>
          </table:table-cell>
          <table:table-cell office:value-type="string" calcext:value-type="string">
            <text:p>In the old days when good news was reported the Stock Market would go up Today when good news is reported th </text:p>
          </table:table-cell>
          <table:table-cell office:value-type="string" calcext:value-type="string">
            <text:p>Sentiment(polarity=0.5, subjectivity=0.46666666666666673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Wed Feb 07 03:05:45 +0000 2018</text:p>
          </table:table-cell>
          <table:table-cell office:value-type="float" office:value="166225" calcext:value-type="float">
            <text:p>166225</text:p>
          </table:table-cell>
          <table:table-cell office:value-type="float" office:value="31703" calcext:value-type="float">
            <text:p>31703</text:p>
          </table:table-cell>
          <table:table-cell office:value-type="string" calcext:value-type="string">
            <text:p>Congratulations @ElonMusk and @SpaceX on the successful #FalconHeavy launch. This achievement, along with @NASA’s c… https://t.co/MaQocjQKcI</text:p>
          </table:table-cell>
          <table:table-cell office:value-type="string" calcext:value-type="string">
            <text:p>Congratulations ElonMusk and SpaceX on the successful FalconHeavy launch This achievement along with NASAs c </text:p>
          </table:table-cell>
          <table:table-cell office:value-type="string" calcext:value-type="string">
            <text:p>Sentiment(polarity=0.75, subjectivity=0.9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Wed Feb 07 00:48:01 +0000 2018</text:p>
          </table:table-cell>
          <table:table-cell office:value-type="float" office:value="180242" calcext:value-type="float">
            <text:p>180242</text:p>
          </table:table-cell>
          <table:table-cell office:value-type="float" office:value="33047" calcext:value-type="float">
            <text:p>33047</text:p>
          </table:table-cell>
          <table:table-cell office:value-type="string" calcext:value-type="string">
            <text:p>HAPPY BIRTHDAY to our 40th President of the United States of America, Ronald Reagan! https://t.co/JtEglBhm4c</text:p>
          </table:table-cell>
          <table:table-cell office:value-type="string" calcext:value-type="string">
            <text:p>HAPPY BIRTHDAY to our 40th President of the United States of America Ronald Reagan </text:p>
          </table:table-cell>
          <table:table-cell office:value-type="string" calcext:value-type="string">
            <text:p>Sentiment(polarity=0.8, subjectivity=1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Tue Feb 06 22:45:50 +0000 2018</text:p>
          </table:table-cell>
          <table:table-cell office:value-type="float" office:value="75258" calcext:value-type="float">
            <text:p>75258</text:p>
          </table:table-cell>
          <table:table-cell office:value-type="float" office:value="18449" calcext:value-type="float">
            <text:p>18449</text:p>
          </table:table-cell>
          <table:table-cell office:value-type="string" calcext:value-type="string">
            <text:p>Today, we heard the experiences of law enforcement professionals and community leaders working to combat the threat… https://t.co/BAHG9Ajkio</text:p>
          </table:table-cell>
          <table:table-cell office:value-type="string" calcext:value-type="string">
            <text:p>Today we heard the experiences of law enforcement professionals and community leaders working to combat the threat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Tue Feb 06 16:05:42 +0000 2018</text:p>
          </table:table-cell>
          <table:table-cell office:value-type="float" office:value="91963" calcext:value-type="float">
            <text:p>91963</text:p>
          </table:table-cell>
          <table:table-cell office:value-type="float" office:value="25752" calcext:value-type="float">
            <text:p>25752</text:p>
          </table:table-cell>
          <table:table-cell office:value-type="string" calcext:value-type="string">
            <text:p>We need a 21st century MERIT-BASED immigration system. <text:s/>Chain migration and the visa lottery are outdated programs… https://t.co/5SzmbuLXuY</text:p>
          </table:table-cell>
          <table:table-cell office:value-type="string" calcext:value-type="string">
            <text:p>We need a 21st century MERITBASED immigration system <text:s/>Chain migration and the visa lottery are outdated programs </text:p>
          </table:table-cell>
          <table:table-cell office:value-type="string" calcext:value-type="string">
            <text:p>Sentiment(polarity=-0.20000000000000004, subjectivity=0.3166666666666667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Tue Feb 06 16:00:43 +0000 2018</text:p>
          </table:table-cell>
          <table:table-cell office:value-type="float" office:value="88924" calcext:value-type="float">
            <text:p>88924</text:p>
          </table:table-cell>
          <table:table-cell office:value-type="float" office:value="23690" calcext:value-type="float">
            <text:p>23690</text:p>
          </table:table-cell>
          <table:table-cell office:value-type="string" calcext:value-type="string">
            <text:p>Polling shows nearly 7 in 10 Americans support an immigration reform package that includes DACA, fully secures the… https://t.co/OD93mZebu7</text:p>
          </table:table-cell>
          <table:table-cell office:value-type="string" calcext:value-type="string">
            <text:p>Polling shows nearly 7 in 10 Americans support an immigration reform package that includes DACA fully secures the </text:p>
          </table:table-cell>
          <table:table-cell office:value-type="string" calcext:value-type="string">
            <text:p>Sentiment(polarity=0.1, subjectivity=0.4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Tue Feb 06 13:37:00 +0000 2018</text:p>
          </table:table-cell>
          <table:table-cell office:value-type="float" office:value="103982" calcext:value-type="float">
            <text:p>103982</text:p>
          </table:table-cell>
          <table:table-cell office:value-type="float" office:value="21044" calcext:value-type="float">
            <text:p>21044</text:p>
          </table:table-cell>
          <table:table-cell office:value-type="string" calcext:value-type="string">
            <text:p>My prayers and best wishes are with the family of Edwin Jackson, a wonderful young man whose life was so senselessly taken. @Colts</text:p>
          </table:table-cell>
          <table:table-cell office:value-type="string" calcext:value-type="string">
            <text:p>My prayers and best wishes are with the family of Edwin Jackson a wonderful young man whose life was so senselessly taken Colts</text:p>
          </table:table-cell>
          <table:table-cell office:value-type="string" calcext:value-type="string">
            <text:p>Sentiment(polarity=0.7000000000000001, subjectivity=0.5666666666666668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Tue Feb 06 13:32:57 +0000 2018</text:p>
          </table:table-cell>
          <table:table-cell office:value-type="float" office:value="142278" calcext:value-type="float">
            <text:p>142278</text:p>
          </table:table-cell>
          <table:table-cell office:value-type="float" office:value="36311" calcext:value-type="float">
            <text:p>36311</text:p>
          </table:table-cell>
          <table:table-cell office:value-type="string" calcext:value-type="string">
            <text:p>So disgraceful that a person illegally in our country killed @Colts linebacker Edwin Jackson. This is just one of m… https://t.co/r8vqtb4Tjb</text:p>
          </table:table-cell>
          <table:table-cell office:value-type="string" calcext:value-type="string">
            <text:p>So disgraceful that a person illegally in our country killed Colts linebacker Edwin Jackson This is just one of m </text:p>
          </table:table-cell>
          <table:table-cell office:value-type="string" calcext:value-type="string">
            <text:p>Sentiment(polarity=-0.35, subjectivity=0.2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Mon Feb 05 20:42:01 +0000 2018</text:p>
          </table:table-cell>
          <table:table-cell office:value-type="float" office:value="105302" calcext:value-type="float">
            <text:p>105302</text:p>
          </table:table-cell>
          <table:table-cell office:value-type="float" office:value="22923" calcext:value-type="float">
            <text:p>22923</text:p>
          </table:table-cell>
          <table:table-cell office:value-type="string" calcext:value-type="string">
            <text:p>Thanks to the historic TAX CUTS that I signed into law, your paychecks are going way UP, your taxes are going way D… https://t.co/DKVuox1qa6</text:p>
          </table:table-cell>
          <table:table-cell office:value-type="string" calcext:value-type="string">
            <text:p>Thanks to the historic TAX CUTS that I signed into law your paychecks are going way UP your taxes are going way D </text:p>
          </table:table-cell>
          <table:table-cell office:value-type="string" calcext:value-type="string">
            <text:p>Sentiment(polarity=0.1, subjectivity=0.1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Mon Feb 05 15:08:51 +0000 2018</text:p>
          </table:table-cell>
          <table:table-cell office:value-type="float" office:value="133340" calcext:value-type="float">
            <text:p>133340</text:p>
          </table:table-cell>
          <table:table-cell office:value-type="float" office:value="35985" calcext:value-type="float">
            <text:p>35985</text:p>
          </table:table-cell>
          <table:table-cell office:value-type="string" calcext:value-type="string">
            <text:p>Representative Devin Nunes, a man of tremendous courage and grit, may someday be recognized as a Great American Her… https://t.co/p7egMdnqQs</text:p>
          </table:table-cell>
          <table:table-cell office:value-type="string" calcext:value-type="string">
            <text:p>Representative Devin Nunes a man of tremendous courage and grit may someday be recognized as a Great American Her </text:p>
          </table:table-cell>
          <table:table-cell office:value-type="string" calcext:value-type="string">
            <text:p>Sentiment(polarity=0.37777777777777777, subjectivity=0.5833333333333334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Mon Feb 05 14:36:40 +0000 2018</text:p>
          </table:table-cell>
          <table:table-cell office:value-type="float" office:value="122862" calcext:value-type="float">
            <text:p>122862</text:p>
          </table:table-cell>
          <table:table-cell office:value-type="float" office:value="30144" calcext:value-type="float">
            <text:p>30144</text:p>
          </table:table-cell>
          <table:table-cell office:value-type="string" calcext:value-type="string">
            <text:p>Any deal on DACA that does not include STRONG border security and the desperately needed WALL is a total waste of t… https://t.co/BuGrQqbWfs</text:p>
          </table:table-cell>
          <table:table-cell office:value-type="string" calcext:value-type="string">
            <text:p>Any deal on DACA that does not include STRONG border security and the desperately needed WALL is a total waste of t </text:p>
          </table:table-cell>
          <table:table-cell office:value-type="string" calcext:value-type="string">
            <text:p>Sentiment(polarity=-0.09166666666666667, subjectivity=0.6208333333333333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Mon Feb 05 12:39:10 +0000 2018</text:p>
          </table:table-cell>
          <table:table-cell office:value-type="float" office:value="141936" calcext:value-type="float">
            <text:p>141936</text:p>
          </table:table-cell>
          <table:table-cell office:value-type="float" office:value="43317" calcext:value-type="float">
            <text:p>43317</text:p>
          </table:table-cell>
          <table:table-cell office:value-type="string" calcext:value-type="string">
            <text:p>Little Adam Schiff, who is desperate to run for higher office, is one of the biggest liars and leakers in Washingto… https://t.co/7csaXTJLoO</text:p>
          </table:table-cell>
          <table:table-cell office:value-type="string" calcext:value-type="string">
            <text:p>Little Adam Schiff who is desperate to run for higher office is one of the biggest liars and leakers in Washingto </text:p>
          </table:table-cell>
          <table:table-cell office:value-type="string" calcext:value-type="string">
            <text:p>Sentiment(polarity=-0.17916666666666667, subjectivity=0.6666666666666666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Mon Feb 05 12:17:57 +0000 2018</text:p>
          </table:table-cell>
          <table:table-cell office:value-type="float" office:value="107193" calcext:value-type="float">
            <text:p>107193</text:p>
          </table:table-cell>
          <table:table-cell office:value-type="float" office:value="22927" calcext:value-type="float">
            <text:p>22927</text:p>
          </table:table-cell>
          <table:table-cell office:value-type="string" calcext:value-type="string">
            <text:p>Thank you to @foxandfriends for exposing the truth. Perhaps that’s why your ratings are soooo much better than your untruthful competition!</text:p>
          </table:table-cell>
          <table:table-cell office:value-type="string" calcext:value-type="string">
            <text:p>Thank you to foxandfriends for exposing the truth Perhaps thats why your ratings are soooo much better than your untruthful competition</text:p>
          </table:table-cell>
          <table:table-cell office:value-type="string" calcext:value-type="string">
            <text:p>Sentiment(polarity=0.5, subjectivity=0.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Mon Feb 05 12:11:56 +0000 2018</text:p>
          </table:table-cell>
          <table:table-cell office:value-type="float" office:value="120528" calcext:value-type="float">
            <text:p>120528</text:p>
          </table:table-cell>
          <table:table-cell office:value-type="float" office:value="30847" calcext:value-type="float">
            <text:p>30847</text:p>
          </table:table-cell>
          <table:table-cell office:value-type="string" calcext:value-type="string">
            <text:p>The Democrats are pushing for Universal HealthCare while thousands of people are marching in the UK because their U… https://t.co/9JK8HHq2bb</text:p>
          </table:table-cell>
          <table:table-cell office:value-type="string" calcext:value-type="string">
            <text:p>The Democrats are pushing for Universal HealthCare while thousands of people are marching in the UK because their U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Mon Feb 05 03:54:42 +0000 2018</text:p>
          </table:table-cell>
          <table:table-cell office:value-type="float" office:value="212086" calcext:value-type="float">
            <text:p>212086</text:p>
          </table:table-cell>
          <table:table-cell office:value-type="float" office:value="36532" calcext:value-type="float">
            <text:p>36532</text:p>
          </table:table-cell>
          <table:table-cell office:value-type="string" calcext:value-type="string">
            <text:p>Congratulations to the Philadelphia Eagles on a great Super Bowl victory!</text:p>
          </table:table-cell>
          <table:table-cell office:value-type="string" calcext:value-type="string">
            <text:p>Congratulations to the Philadelphia Eagles on a great Super Bowl victory</text:p>
          </table:table-cell>
          <table:table-cell office:value-type="string" calcext:value-type="string">
            <text:p>Sentiment(polarity=0.5666666666666667, subjectivity=0.7083333333333333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Sun Feb 04 16:58:14 +0000 2018</text:p>
          </table:table-cell>
          <table:table-cell office:value-type="float" office:value="141608" calcext:value-type="float">
            <text:p>141608</text:p>
          </table:table-cell>
          <table:table-cell office:value-type="float" office:value="23241" calcext:value-type="float">
            <text:p>23241</text:p>
          </table:table-cell>
          <table:table-cell office:value-type="string" calcext:value-type="string">
            <text:p>My thoughts and prayers are with all of the victims involved in this mornings train collision in South Carolina. Th… https://t.co/H3Ypk1ZwMt</text:p>
          </table:table-cell>
          <table:table-cell office:value-type="string" calcext:value-type="string">
            <text:p>My thoughts and prayers are with all of the victims involved in this mornings train collision in South Carolina Th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Sun Feb 04 00:53:18 +0000 2018</text:p>
          </table:table-cell>
          <table:table-cell office:value-type="float" office:value="130646" calcext:value-type="float">
            <text:p>130646</text:p>
          </table:table-cell>
          <table:table-cell office:value-type="float" office:value="36008" calcext:value-type="float">
            <text:p>36008</text:p>
          </table:table-cell>
          <table:table-cell office:value-type="string" calcext:value-type="string">
            <text:p>...a tool of anti-Trump political actors. This is unacceptable in a democracy and ought to alarm anyone who wants t… https://t.co/tGnYODCVQx</text:p>
          </table:table-cell>
          <table:table-cell office:value-type="string" calcext:value-type="string">
            <text:p>a tool of antiTrump political actors This is unacceptable in a democracy and ought to alarm anyone who wants t </text:p>
          </table:table-cell>
          <table:table-cell office:value-type="string" calcext:value-type="string">
            <text:p>Sentiment(polarity=0.1, subjectivity=0.1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Sun Feb 04 00:40:24 +0000 2018</text:p>
          </table:table-cell>
          <table:table-cell office:value-type="float" office:value="130515" calcext:value-type="float">
            <text:p>130515</text:p>
          </table:table-cell>
          <table:table-cell office:value-type="float" office:value="37109" calcext:value-type="float">
            <text:p>37109</text:p>
          </table:table-cell>
          <table:table-cell office:value-type="string" calcext:value-type="string">
            <text:p>“The four page memo released Friday reports the disturbing fact about how the FBI and FISA appear to have been used… https://t.co/ZT9YHhTIlA</text:p>
          </table:table-cell>
          <table:table-cell office:value-type="string" calcext:value-type="string">
            <text:p>The four page memo released Friday reports the disturbing fact about how the FBI and FISA appear to have been used </text:p>
          </table:table-cell>
          <table:table-cell office:value-type="string" calcext:value-type="string">
            <text:p>Sentiment(polarity=-0.5, subjectivity=0.8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Sun Feb 04 00:26:23 +0000 2018</text:p>
          </table:table-cell>
          <table:table-cell office:value-type="float" office:value="135835" calcext:value-type="float">
            <text:p>135835</text:p>
          </table:table-cell>
          <table:table-cell office:value-type="float" office:value="30288" calcext:value-type="float">
            <text:p>30288</text:p>
          </table:table-cell>
          <table:table-cell office:value-type="string" calcext:value-type="string">
            <text:p>Great jobs numbers and finally, after many years, rising wages- and nobody even talks about them. Only Russia, Russ… https://t.co/0gYGNuj0BS</text:p>
          </table:table-cell>
          <table:table-cell office:value-type="string" calcext:value-type="string">
            <text:p>Great jobs numbers and finally after many years rising wages and nobody even talks about them Only Russia Russ </text:p>
          </table:table-cell>
          <table:table-cell office:value-type="string" calcext:value-type="string">
            <text:p>Sentiment(polarity=0.325, subjectivity=0.812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Sat Feb 03 14:40:27 +0000 2018</text:p>
          </table:table-cell>
          <table:table-cell office:value-type="float" office:value="141774" calcext:value-type="float">
            <text:p>141774</text:p>
          </table:table-cell>
          <table:table-cell office:value-type="float" office:value="39383" calcext:value-type="float">
            <text:p>39383</text:p>
          </table:table-cell>
          <table:table-cell office:value-type="string" calcext:value-type="string">
            <text:p>This memo totally vindicates “Trump” in probe. But the Russian Witch Hunt goes on and on. Their was no Collusion an… https://t.co/GPYj4JbKgN</text:p>
          </table:table-cell>
          <table:table-cell office:value-type="string" calcext:value-type="string">
            <text:p>This memo totally vindicates Trump in probe But the Russian Witch Hunt goes on and on Their was no Collusion an </text:p>
          </table:table-cell>
          <table:table-cell office:value-type="string" calcext:value-type="string">
            <text:p>Sentiment(polarity=0.0, subjectivity=0.3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Sat Feb 03 14:40:23 +0000 2018</text:p>
          </table:table-cell>
          <table:table-cell office:value-type="float" office:value="156471" calcext:value-type="float">
            <text:p>156471</text:p>
          </table:table-cell>
          <table:table-cell office:value-type="float" office:value="35048" calcext:value-type="float">
            <text:p>35048</text:p>
          </table:table-cell>
          <table:table-cell office:value-type="string" calcext:value-type="string">
            <text:p>Rasmussen just announced that my approval rating jumped to 49%, a far better number than I had in winning the Elect… https://t.co/GbG8u70wTV</text:p>
          </table:table-cell>
          <table:table-cell office:value-type="string" calcext:value-type="string">
            <text:p>Rasmussen just announced that my approval rating jumped to 49 a far better number than I had in winning the Elect </text:p>
          </table:table-cell>
          <table:table-cell office:value-type="string" calcext:value-type="string">
            <text:p>Sentiment(polarity=0.47500000000000003, subjectivity=0.78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Sat Feb 03 13:44:19 +0000 2018</text:p>
          </table:table-cell>
          <table:table-cell office:value-type="float" office:value="0" calcext:value-type="float">
            <text:p>0</text:p>
          </table:table-cell>
          <table:table-cell office:value-type="float" office:value="12747" calcext:value-type="float">
            <text:p>12747</text:p>
          </table:table-cell>
          <table:table-cell office:value-type="string" calcext:value-type="string">
            <text:p>RT @EricTrump: #MakeAmericaGreatAgain 🇺🇸🇺🇸🇺🇸 https://t.co/CJts3udtNO</text:p>
          </table:table-cell>
          <table:table-cell office:value-type="string" calcext:value-type="string">
            <text:p>RT EricTrump MakeAmericaGreatAgain <text:s/>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Sat Feb 03 13:39:49 +0000 2018</text:p>
          </table:table-cell>
          <table:table-cell office:value-type="float" office:value="0" calcext:value-type="float">
            <text:p>0</text:p>
          </table:table-cell>
          <table:table-cell office:value-type="float" office:value="12324" calcext:value-type="float">
            <text:p>12324</text:p>
          </table:table-cell>
          <table:table-cell office:value-type="string" calcext:value-type="string">
            <text:p>RT @EricTrump: 🇺🇸🇺🇸🇺🇸 https://t.co/iszxYp036c</text:p>
          </table:table-cell>
          <table:table-cell office:value-type="string" calcext:value-type="string">
            <text:p>RT EricTrump <text:s/>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Fri Feb 02 22:26:22 +0000 2018</text:p>
          </table:table-cell>
          <table:table-cell office:value-type="float" office:value="70756" calcext:value-type="float">
            <text:p>70756</text:p>
          </table:table-cell>
          <table:table-cell office:value-type="float" office:value="14644" calcext:value-type="float">
            <text:p>14644</text:p>
          </table:table-cell>
          <table:table-cell office:value-type="string" calcext:value-type="string">
            <text:p>Today, it was my honor to join the great men and women of @DHSgov, @CustomsBorder, @ICEgov and @USCIS at the U.S. C… https://t.co/r9EL0AhbO1</text:p>
          </table:table-cell>
          <table:table-cell office:value-type="string" calcext:value-type="string">
            <text:p>Today it was my honor to join the great men and women of DHSgov CustomsBorder ICEgov and USCIS at the US C </text:p>
          </table:table-cell>
          <table:table-cell office:value-type="string" calcext:value-type="string">
            <text:p>Sentiment(polarity=0.8, subjectivity=0.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Fri Feb 02 18:07:08 +0000 2018</text:p>
          </table:table-cell>
          <table:table-cell office:value-type="float" office:value="77456" calcext:value-type="float">
            <text:p>77456</text:p>
          </table:table-cell>
          <table:table-cell office:value-type="float" office:value="17673" calcext:value-type="float">
            <text:p>17673</text:p>
          </table:table-cell>
          <table:table-cell office:value-type="string" calcext:value-type="string">
            <text:p>“Trump the orator outlines the greatness of America to Democrats’ disgust” https://t.co/XpirrtTY6V</text:p>
          </table:table-cell>
          <table:table-cell office:value-type="string" calcext:value-type="string">
            <text:p>Trump the orator outlines the greatness of America to Democrats disgust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Fri Feb 02 18:05:49 +0000 2018</text:p>
          </table:table-cell>
          <table:table-cell office:value-type="float" office:value="107950" calcext:value-type="float">
            <text:p>107950</text:p>
          </table:table-cell>
          <table:table-cell office:value-type="float" office:value="27626" calcext:value-type="float">
            <text:p>27626</text:p>
          </table:table-cell>
          <table:table-cell office:value-type="string" calcext:value-type="string">
            <text:p>With 3.5 million Americans receiving bonuses or other benefits from their employers as a result of TAX CUTS, 2018 i… https://t.co/cxo1rxdDsj</text:p>
          </table:table-cell>
          <table:table-cell office:value-type="string" calcext:value-type="string">
            <text:p>With 35 million Americans receiving bonuses or other benefits from their employers as a result of TAX CUTS 2018 i </text:p>
          </table:table-cell>
          <table:table-cell office:value-type="string" calcext:value-type="string">
            <text:p>Sentiment(polarity=-0.125, subjectivity=0.3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Fri Feb 02 11:49:14 +0000 2018</text:p>
          </table:table-cell>
          <table:table-cell office:value-type="float" office:value="161764" calcext:value-type="float">
            <text:p>161764</text:p>
          </table:table-cell>
          <table:table-cell office:value-type="float" office:value="52218" calcext:value-type="float">
            <text:p>52218</text:p>
          </table:table-cell>
          <table:table-cell office:value-type="string" calcext:value-type="string">
            <text:p>“You had Hillary Clinton and the Democratic Party try to hide the fact that they gave money to GPS Fusion to create… https://t.co/A8GoOzBrPx</text:p>
          </table:table-cell>
          <table:table-cell office:value-type="string" calcext:value-type="string">
            <text:p>You had Hillary Clinton and the Democratic Party try to hide the fact that they gave money to GPS Fusion to create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Fri Feb 02 11:33:58 +0000 2018</text:p>
          </table:table-cell>
          <table:table-cell office:value-type="float" office:value="139288" calcext:value-type="float">
            <text:p>139288</text:p>
          </table:table-cell>
          <table:table-cell office:value-type="float" office:value="40496" calcext:value-type="float">
            <text:p>40496</text:p>
          </table:table-cell>
          <table:table-cell office:value-type="string" calcext:value-type="string">
            <text:p>The top Leadership and Investigators of the FBI and the Justice Department have politicized the sacred investigativ… https://t.co/xXWIyOvhi0</text:p>
          </table:table-cell>
          <table:table-cell office:value-type="string" calcext:value-type="string">
            <text:p>The top Leadership and Investigators of the FBI and the Justice Department have politicized the sacred investigativ </text:p>
          </table:table-cell>
          <table:table-cell office:value-type="string" calcext:value-type="string">
            <text:p>Sentiment(polarity=0.5, subjectivity=0.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Fri Feb 02 03:32:48 +0000 2018</text:p>
          </table:table-cell>
          <table:table-cell office:value-type="float" office:value="124170" calcext:value-type="float">
            <text:p>124170</text:p>
          </table:table-cell>
          <table:table-cell office:value-type="float" office:value="28865" calcext:value-type="float">
            <text:p>28865</text:p>
          </table:table-cell>
          <table:table-cell office:value-type="string" calcext:value-type="string">
            <text:p>The Democrats just aren’t calling about DACA. Nancy Pelosi and Chuck Schumer have to get moving fast, or they’ll di… https://t.co/Tuz4PCoIF4</text:p>
          </table:table-cell>
          <table:table-cell office:value-type="string" calcext:value-type="string">
            <text:p>The Democrats just arent calling about DACA Nancy Pelosi and Chuck Schumer have to get moving fast or theyll di </text:p>
          </table:table-cell>
          <table:table-cell office:value-type="string" calcext:value-type="string">
            <text:p>Sentiment(polarity=0.2, subjectivity=0.6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Thu Feb 01 12:02:49 +0000 2018</text:p>
          </table:table-cell>
          <table:table-cell office:value-type="float" office:value="184824" calcext:value-type="float">
            <text:p>184824</text:p>
          </table:table-cell>
          <table:table-cell office:value-type="float" office:value="37408" calcext:value-type="float">
            <text:p>37408</text:p>
          </table:table-cell>
          <table:table-cell office:value-type="string" calcext:value-type="string">
            <text:p>Thank you for all of the nice compliments and reviews on the State of the Union speech. 45.6 million people watched… https://t.co/HKFLkRjlGQ</text:p>
          </table:table-cell>
          <table:table-cell office:value-type="string" calcext:value-type="string">
            <text:p>Thank you for all of the nice compliments and reviews on the State of the Union speech 456 million people watched </text:p>
          </table:table-cell>
          <table:table-cell office:value-type="string" calcext:value-type="string">
            <text:p>Sentiment(polarity=0.6, subjectivity=1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Thu Feb 01 11:51:43 +0000 2018</text:p>
          </table:table-cell>
          <table:table-cell office:value-type="float" office:value="123384" calcext:value-type="float">
            <text:p>123384</text:p>
          </table:table-cell>
          <table:table-cell office:value-type="float" office:value="29927" calcext:value-type="float">
            <text:p>29927</text:p>
          </table:table-cell>
          <table:table-cell office:value-type="string" calcext:value-type="string">
            <text:p>March 5th is rapidly approaching and the Democrats are doing nothing about DACA. They Resist, Blame, Complain and O… https://t.co/A4qhFRv21V</text:p>
          </table:table-cell>
          <table:table-cell office:value-type="string" calcext:value-type="string">
            <text:p>March 5th is rapidly approaching and the Democrats are doing nothing about DACA They Resist Blame Complain and O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Thu Feb 01 11:43:17 +0000 2018</text:p>
          </table:table-cell>
          <table:table-cell office:value-type="float" office:value="138062" calcext:value-type="float">
            <text:p>138062</text:p>
          </table:table-cell>
          <table:table-cell office:value-type="float" office:value="28507" calcext:value-type="float">
            <text:p>28507</text:p>
          </table:table-cell>
          <table:table-cell office:value-type="string" calcext:value-type="string">
            <text:p>Heading to beautiful West Virginia to be with great members of the Republican Party. Will be planning Infrastructur… https://t.co/17g1hxSFRI</text:p>
          </table:table-cell>
          <table:table-cell office:value-type="string" calcext:value-type="string">
            <text:p>Heading to beautiful West Virginia to be with great members of the Republican Party Will be planning Infrastructur </text:p>
          </table:table-cell>
          <table:table-cell office:value-type="string" calcext:value-type="string">
            <text:p>Sentiment(polarity=0.825, subjectivity=0.875)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Wed Jan 31 02:00:02 +0000 2018</text:p>
          </table:table-cell>
          <table:table-cell office:value-type="float" office:value="109037" calcext:value-type="float">
            <text:p>109037</text:p>
          </table:table-cell>
          <table:table-cell office:value-type="float" office:value="22051" calcext:value-type="float">
            <text:p>22051</text:p>
          </table:table-cell>
          <table:table-cell office:value-type="string" calcext:value-type="string">
            <text:p>Join me live for the #SOTU</text:p>
            <text:p>https://t.co/0SLktWxfHi</text:p>
          </table:table-cell>
          <table:table-cell office:value-type="string" calcext:value-type="string">
            <text:p>Join me live for the SOTU</text:p>
          </table:table-cell>
          <table:table-cell office:value-type="string" calcext:value-type="string">
            <text:p>Sentiment(polarity=0.13636363636363635, subjectivity=0.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Mon Jan 29 20:12:39 +0000 2018</text:p>
          </table:table-cell>
          <table:table-cell office:value-type="float" office:value="84149" calcext:value-type="float">
            <text:p>84149</text:p>
          </table:table-cell>
          <table:table-cell office:value-type="float" office:value="16436" calcext:value-type="float">
            <text:p>16436</text:p>
          </table:table-cell>
          <table:table-cell office:value-type="string" calcext:value-type="string">
            <text:p>Congratulations to America’s new Secretary of @HHSGov, Alex Azar! https://t.co/Y9inQaCt7o</text:p>
          </table:table-cell>
          <table:table-cell office:value-type="string" calcext:value-type="string">
            <text:p>Congratulations to Americas new Secretary of HHSGov Alex Azar </text:p>
          </table:table-cell>
          <table:table-cell office:value-type="string" calcext:value-type="string">
            <text:p>Sentiment(polarity=0.13636363636363635, subjectivity=0.45454545454545453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Sun Jan 28 13:18:33 +0000 2018</text:p>
          </table:table-cell>
          <table:table-cell office:value-type="float" office:value="199850" calcext:value-type="float">
            <text:p>199850</text:p>
          </table:table-cell>
          <table:table-cell office:value-type="float" office:value="42391" calcext:value-type="float">
            <text:p>42391</text:p>
          </table:table-cell>
          <table:table-cell office:value-type="string" calcext:value-type="string">
            <text:p>Our economy is better than it has been in many decades. Businesses are coming back to America like never before. Ch… https://t.co/ZrThpTutNr</text:p>
          </table:table-cell>
          <table:table-cell office:value-type="string" calcext:value-type="string">
            <text:p>Our economy is better than it has been in many decades Businesses are coming back to America like never before Ch </text:p>
          </table:table-cell>
          <table:table-cell office:value-type="string" calcext:value-type="string">
            <text:p>Sentiment(polarity=0.3333333333333333, subjectivity=0.3333333333333333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Sun Jan 28 13:18:32 +0000 2018</text:p>
          </table:table-cell>
          <table:table-cell office:value-type="float" office:value="240648" calcext:value-type="float">
            <text:p>240648</text:p>
          </table:table-cell>
          <table:table-cell office:value-type="float" office:value="64229" calcext:value-type="float">
            <text:p>64229</text:p>
          </table:table-cell>
          <table:table-cell office:value-type="string" calcext:value-type="string">
            <text:p>Somebody please inform Jay-Z that because of my policies, Black Unemployment has just been reported to be at the LOWEST RATE EVER RECORDED!</text:p>
          </table:table-cell>
          <table:table-cell office:value-type="string" calcext:value-type="string">
            <text:p>Somebody please inform JayZ that because of my policies Black Unemployment has just been reported to be at the LOWEST RATE EVER RECORDED</text:p>
          </table:table-cell>
          <table:table-cell office:value-type="string" calcext:value-type="string">
            <text:p>Sentiment(polarity=-0.16666666666666666, subjectivity=0.4333333333333333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Sun Jan 28 04:08:02 +0000 2018</text:p>
          </table:table-cell>
          <table:table-cell office:value-type="float" office:value="157509" calcext:value-type="float">
            <text:p>157509</text:p>
          </table:table-cell>
          <table:table-cell office:value-type="float" office:value="36025" calcext:value-type="float">
            <text:p>36025</text:p>
          </table:table-cell>
          <table:table-cell office:value-type="string" calcext:value-type="string">
            <text:p>Democrats are not interested in Border Safety &amp;amp; Security or in the funding and rebuilding of our Military. They are… https://t.co/wM9cL8CBo7</text:p>
          </table:table-cell>
          <table:table-cell office:value-type="string" calcext:value-type="string">
            <text:p>Democrats are not interested in Border Safety amp Security or in the funding and rebuilding of our Military They are </text:p>
          </table:table-cell>
          <table:table-cell office:value-type="string" calcext:value-type="string">
            <text:p>Sentiment(polarity=-0.1125, subjectivity=0.3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Sun Jan 28 03:58:02 +0000 2018</text:p>
          </table:table-cell>
          <table:table-cell office:value-type="float" office:value="175942" calcext:value-type="float">
            <text:p>175942</text:p>
          </table:table-cell>
          <table:table-cell office:value-type="float" office:value="47111" calcext:value-type="float">
            <text:p>47111</text:p>
          </table:table-cell>
          <table:table-cell office:value-type="string" calcext:value-type="string">
            <text:p>I have offered DACA a wonderful deal, including a doubling in the number of recipients &amp;amp; a twelve year pathway to c… https://t.co/gSxSjiRcoC</text:p>
          </table:table-cell>
          <table:table-cell office:value-type="string" calcext:value-type="string">
            <text:p>I have offered DACA a wonderful deal including a doubling in the number of recipients amp a twelve year pathway to c </text:p>
          </table:table-cell>
          <table:table-cell office:value-type="string" calcext:value-type="string">
            <text:p>Sentiment(polarity=1.0, subjectivity=1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Sat Jan 27 22:59:52 +0000 2018</text:p>
          </table:table-cell>
          <table:table-cell office:value-type="float" office:value="114335" calcext:value-type="float">
            <text:p>114335</text:p>
          </table:table-cell>
          <table:table-cell office:value-type="float" office:value="22173" calcext:value-type="float">
            <text:p>22173</text:p>
          </table:table-cell>
          <table:table-cell office:value-type="string" calcext:value-type="string">
            <text:p>Taliban targeted innocent Afghans, brave police in Kabul today. Our thoughts and prayers go to the victims, and fir… https://t.co/nxuDZV0VYZ</text:p>
          </table:table-cell>
          <table:table-cell office:value-type="string" calcext:value-type="string">
            <text:p>Taliban targeted innocent Afghans brave police in Kabul today Our thoughts and prayers go to the victims and fir </text:p>
          </table:table-cell>
          <table:table-cell office:value-type="string" calcext:value-type="string">
            <text:p>Sentiment(polarity=0.65, subjectivity=0.8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Sat Jan 27 19:30:24 +0000 2018</text:p>
          </table:table-cell>
          <table:table-cell office:value-type="float" office:value="107948" calcext:value-type="float">
            <text:p>107948</text:p>
          </table:table-cell>
          <table:table-cell office:value-type="float" office:value="26008" calcext:value-type="float">
            <text:p>26008</text:p>
          </table:table-cell>
          <table:table-cell office:value-type="string" calcext:value-type="string">
            <text:p>On Holocaust Remembrance Day we mourn and grieve the murder of 6 million innocent Jewish men, women and children, a… https://t.co/Df8jIU5KW2</text:p>
          </table:table-cell>
          <table:table-cell office:value-type="string" calcext:value-type="string">
            <text:p>On Holocaust Remembrance Day we mourn and grieve the murder of 6 million innocent Jewish men women and children a </text:p>
          </table:table-cell>
          <table:table-cell office:value-type="string" calcext:value-type="string">
            <text:p>Sentiment(polarity=0.25, subjectivity=0.3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Sat Jan 27 11:55:58 +0000 2018</text:p>
          </table:table-cell>
          <table:table-cell office:value-type="float" office:value="124469" calcext:value-type="float">
            <text:p>124469</text:p>
          </table:table-cell>
          <table:table-cell office:value-type="float" office:value="29299" calcext:value-type="float">
            <text:p>29299</text:p>
          </table:table-cell>
          <table:table-cell office:value-type="string" calcext:value-type="string">
            <text:p>Thank you to Brandon Judd of the National Border Patrol Council for his strong statement on @foxandfriends that we… https://t.co/33QbAoLFxj</text:p>
          </table:table-cell>
          <table:table-cell office:value-type="string" calcext:value-type="string">
            <text:p>Thank you to Brandon Judd of the National Border Patrol Council for his strong statement on foxandfriends that we </text:p>
          </table:table-cell>
          <table:table-cell office:value-type="string" calcext:value-type="string">
            <text:p>Sentiment(polarity=0.4333333333333333, subjectivity=0.7333333333333333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Fri Jan 26 23:27:23 +0000 2018</text:p>
          </table:table-cell>
          <table:table-cell office:value-type="float" office:value="72375" calcext:value-type="float">
            <text:p>72375</text:p>
          </table:table-cell>
          <table:table-cell office:value-type="float" office:value="16414" calcext:value-type="float">
            <text:p>16414</text:p>
          </table:table-cell>
          <table:table-cell office:value-type="string" calcext:value-type="string">
            <text:p>Thank you for the wonderful welcome @WEF! #Davos2018 https://t.co/IQkoQJxR5B</text:p>
          </table:table-cell>
          <table:table-cell office:value-type="string" calcext:value-type="string">
            <text:p>Thank you for the wonderful welcome WEF Davos2018 </text:p>
          </table:table-cell>
          <table:table-cell office:value-type="string" calcext:value-type="string">
            <text:p>Sentiment(polarity=0.9, subjectivity=0.9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Fri Jan 26 17:16:44 +0000 2018</text:p>
          </table:table-cell>
          <table:table-cell office:value-type="float" office:value="119696" calcext:value-type="float">
            <text:p>119696</text:p>
          </table:table-cell>
          <table:table-cell office:value-type="float" office:value="26423" calcext:value-type="float">
            <text:p>26423</text:p>
          </table:table-cell>
          <table:table-cell office:value-type="string" calcext:value-type="string">
            <text:p>DACA has been made increasingly difficult by the fact that Cryin’ Chuck Schumer took such a beating over the shutdo… https://t.co/5faBeqcNP9</text:p>
          </table:table-cell>
          <table:table-cell office:value-type="string" calcext:value-type="string">
            <text:p>DACA has been made increasingly difficult by the fact that Cryin Chuck Schumer took such a beating over the shutdo </text:p>
          </table:table-cell>
          <table:table-cell office:value-type="string" calcext:value-type="string">
            <text:p>Sentiment(polarity=-0.25, subjectivity=0.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Fri Jan 26 17:12:32 +0000 2018</text:p>
          </table:table-cell>
          <table:table-cell office:value-type="float" office:value="112380" calcext:value-type="float">
            <text:p>112380</text:p>
          </table:table-cell>
          <table:table-cell office:value-type="float" office:value="22706" calcext:value-type="float">
            <text:p>22706</text:p>
          </table:table-cell>
          <table:table-cell office:value-type="string" calcext:value-type="string">
            <text:p>Heading back from a very exciting two days in Davos, Switzerland. Speech on America’s economic revival was well rec… https://t.co/JbNNrNVH9z</text:p>
          </table:table-cell>
          <table:table-cell office:value-type="string" calcext:value-type="string">
            <text:p>Heading back from a very exciting two days in Davos Switzerland Speech on Americas economic revival was well rec </text:p>
          </table:table-cell>
          <table:table-cell office:value-type="string" calcext:value-type="string">
            <text:p>Sentiment(polarity=0.19666666666666668, subjectivity=0.39999999999999997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Fri Jan 26 12:54:36 +0000 2018</text:p>
          </table:table-cell>
          <table:table-cell office:value-type="float" office:value="52395" calcext:value-type="float">
            <text:p>52395</text:p>
          </table:table-cell>
          <table:table-cell office:value-type="float" office:value="10138" calcext:value-type="float">
            <text:p>10138</text:p>
          </table:table-cell>
          <table:table-cell office:value-type="string" calcext:value-type="string">
            <text:p>Join me live at the 2018 World Economic Forum in Davos, Switzerland! #WEF18 https://t.co/fdHejCmv73 https://t.co/DuKJlVTWB8</text:p>
          </table:table-cell>
          <table:table-cell office:value-type="string" calcext:value-type="string">
            <text:p>Join me live at the 2018 World Economic Forum in Davos Switzerland WEF18 <text:s/></text:p>
          </table:table-cell>
          <table:table-cell office:value-type="string" calcext:value-type="string">
            <text:p>Sentiment(polarity=0.16818181818181818, subjectivity=0.3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office:value-type="string" calcext:value-type="string">
            <text:p>Fri Jan 26 11:23:07 +0000 2018</text:p>
          </table:table-cell>
          <table:table-cell office:value-type="float" office:value="55855" calcext:value-type="float">
            <text:p>55855</text:p>
          </table:table-cell>
          <table:table-cell office:value-type="float" office:value="10793" calcext:value-type="float">
            <text:p>10793</text:p>
          </table:table-cell>
          <table:table-cell office:value-type="string" calcext:value-type="string">
            <text:p>Great bilateral meeting with President @Alain_Berset of the Swiss Confederation - as we continue to strengthen our… https://t.co/3bK58PuFPd</text:p>
          </table:table-cell>
          <table:table-cell office:value-type="string" calcext:value-type="string">
            <text:p>Great bilateral meeting with President Alain_Berset of the Swiss Confederation <text:s/>as we continue to strengthen our </text:p>
          </table:table-cell>
          <table:table-cell office:value-type="string" calcext:value-type="string">
            <text:p>Sentiment(polarity=0.8, subjectivity=0.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Fri Jan 26 10:46:48 +0000 2018</text:p>
          </table:table-cell>
          <table:table-cell office:value-type="float" office:value="63683" calcext:value-type="float">
            <text:p>63683</text:p>
          </table:table-cell>
          <table:table-cell office:value-type="float" office:value="12519" calcext:value-type="float">
            <text:p>12519</text:p>
          </table:table-cell>
          <table:table-cell office:value-type="string" calcext:value-type="string">
            <text:p>It was an honor to meet with Republic of Rwanda President Paul Kagame this morning in Davos, Switzerland. Many grea… https://t.co/tiD5NSYYwB</text:p>
          </table:table-cell>
          <table:table-cell office:value-type="string" calcext:value-type="string">
            <text:p>It was an honor to meet with Republic of Rwanda President Paul Kagame this morning in Davos Switzerland Many grea </text:p>
          </table:table-cell>
          <table:table-cell office:value-type="string" calcext:value-type="string">
            <text:p>Sentiment(polarity=0.5, subjectivity=0.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Fri Jan 26 10:11:26 +0000 2018</text:p>
          </table:table-cell>
          <table:table-cell office:value-type="float" office:value="36692" calcext:value-type="float">
            <text:p>36692</text:p>
          </table:table-cell>
          <table:table-cell office:value-type="float" office:value="6601" calcext:value-type="float">
            <text:p>6601</text:p>
          </table:table-cell>
          <table:table-cell office:value-type="string" calcext:value-type="string">
            <text:p>Will be interviewed on <text:s/>@SquawkCNBC by @JoeSquawk coming up at 6:00amE from Davos, Switzerland. Enjoy! #WEF18 https://t.co/7egYlxnFBd</text:p>
          </table:table-cell>
          <table:table-cell office:value-type="string" calcext:value-type="string">
            <text:p>Will be interviewed on <text:s/>SquawkCNBC by JoeSquawk coming up at 600amE from Davos Switzerland Enjoy WEF18 </text:p>
          </table:table-cell>
          <table:table-cell office:value-type="string" calcext:value-type="string">
            <text:p>Sentiment(polarity=0.4, subjectivity=0.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Thu Jan 25 22:38:21 +0000 2018</text:p>
          </table:table-cell>
          <table:table-cell office:value-type="float" office:value="84247" calcext:value-type="float">
            <text:p>84247</text:p>
          </table:table-cell>
          <table:table-cell office:value-type="float" office:value="17838" calcext:value-type="float">
            <text:p>17838</text:p>
          </table:table-cell>
          <table:table-cell office:value-type="string" calcext:value-type="string">
            <text:p>Today, Americans everywhere remember the brave men and women of @NASA who lost their lives in our Nation’s eternal… https://t.co/KMP2MhJVLS</text:p>
          </table:table-cell>
          <table:table-cell office:value-type="string" calcext:value-type="string">
            <text:p>Today Americans everywhere remember the brave men and women of NASA who lost their lives in our Nations eternal </text:p>
          </table:table-cell>
          <table:table-cell office:value-type="string" calcext:value-type="string">
            <text:p>Sentiment(polarity=0.8, subjectivity=1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Thu Jan 25 18:03:29 +0000 2018</text:p>
          </table:table-cell>
          <table:table-cell office:value-type="float" office:value="73040" calcext:value-type="float">
            <text:p>73040</text:p>
          </table:table-cell>
          <table:table-cell office:value-type="float" office:value="15222" calcext:value-type="float">
            <text:p>15222</text:p>
          </table:table-cell>
          <table:table-cell office:value-type="string" calcext:value-type="string">
            <text:p>Very productive bilateral meeting with Prime Minister Benjamin @Netanyahu of Israel - in Davos, Switzerland! #WEF18 https://t.co/2sZM9YI7tJ</text:p>
          </table:table-cell>
          <table:table-cell office:value-type="string" calcext:value-type="string">
            <text:p>Very productive bilateral meeting with Prime Minister Benjamin Netanyahu of Israel <text:s/>in Davos Switzerland WEF18 </text:p>
          </table:table-cell>
          <table:table-cell office:value-type="string" calcext:value-type="string">
            <text:p>Sentiment(polarity=0.2, subjectivity=0.3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Thu Jan 25 17:25:53 +0000 2018</text:p>
          </table:table-cell>
          <table:table-cell office:value-type="float" office:value="76597" calcext:value-type="float">
            <text:p>76597</text:p>
          </table:table-cell>
          <table:table-cell office:value-type="float" office:value="16128" calcext:value-type="float">
            <text:p>16128</text:p>
          </table:table-cell>
          <table:table-cell office:value-type="string" calcext:value-type="string">
            <text:p>Great bilateral meeting with Prime Minister Theresa May of the United Kingdom, affirming the special relationship a… https://t.co/6bIzOEo8DK</text:p>
          </table:table-cell>
          <table:table-cell office:value-type="string" calcext:value-type="string">
            <text:p>Great bilateral meeting with Prime Minister Theresa May of the United Kingdom affirming the special relationship a </text:p>
          </table:table-cell>
          <table:table-cell office:value-type="string" calcext:value-type="string">
            <text:p>Sentiment(polarity=0.5785714285714286, subjectivity=0.6607142857142857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Thu Jan 25 00:27:00 +0000 2018</text:p>
          </table:table-cell>
          <table:table-cell office:value-type="float" office:value="153238" calcext:value-type="float">
            <text:p>153238</text:p>
          </table:table-cell>
          <table:table-cell office:value-type="float" office:value="28568" calcext:value-type="float">
            <text:p>28568</text:p>
          </table:table-cell>
          <table:table-cell office:value-type="string" calcext:value-type="string">
            <text:p>Will soon be heading to Davos, Switzerland, to tell the world how great America is and is doing. Our economy is now… https://t.co/OwSYSiCiKe</text:p>
          </table:table-cell>
          <table:table-cell office:value-type="string" calcext:value-type="string">
            <text:p>Will soon be heading to Davos Switzerland to tell the world how great America is and is doing Our economy is now </text:p>
          </table:table-cell>
          <table:table-cell office:value-type="string" calcext:value-type="string">
            <text:p>Sentiment(polarity=0.8, subjectivity=0.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Wed Jan 24 22:51:20 +0000 2018</text:p>
          </table:table-cell>
          <table:table-cell office:value-type="float" office:value="79490" calcext:value-type="float">
            <text:p>79490</text:p>
          </table:table-cell>
          <table:table-cell office:value-type="float" office:value="16906" calcext:value-type="float">
            <text:p>16906</text:p>
          </table:table-cell>
          <table:table-cell office:value-type="string" calcext:value-type="string">
            <text:p>It was my great honor to welcome Mayor’s from across America to the WH. My Administration will always support local… https://t.co/N7Z9Dw3uIi</text:p>
          </table:table-cell>
          <table:table-cell office:value-type="string" calcext:value-type="string">
            <text:p>It was my great honor to welcome Mayors from across America to the WH My Administration will always support local </text:p>
          </table:table-cell>
          <table:table-cell office:value-type="string" calcext:value-type="string">
            <text:p>Sentiment(polarity=0.5333333333333333, subjectivity=0.5499999999999999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Wed Jan 24 20:26:16 +0000 2018</text:p>
          </table:table-cell>
          <table:table-cell office:value-type="float" office:value="99013" calcext:value-type="float">
            <text:p>99013</text:p>
          </table:table-cell>
          <table:table-cell office:value-type="float" office:value="19380" calcext:value-type="float">
            <text:p>19380</text:p>
          </table:table-cell>
          <table:table-cell office:value-type="string" calcext:value-type="string">
            <text:p>Earlier today, I spoke with @GovMattBevin of Kentucky regarding yesterday’s shooting at Marshall County High School… https://t.co/20Bf0p7oFT</text:p>
          </table:table-cell>
          <table:table-cell office:value-type="string" calcext:value-type="string">
            <text:p>Earlier today I spoke with GovMattBevin of Kentucky regarding yesterdays shooting at Marshall County High School </text:p>
          </table:table-cell>
          <table:table-cell office:value-type="string" calcext:value-type="string">
            <text:p>Sentiment(polarity=0.08, subjectivity=0.52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Wed Jan 24 11:58:58 +0000 2018</text:p>
          </table:table-cell>
          <table:table-cell office:value-type="float" office:value="147720" calcext:value-type="float">
            <text:p>147720</text:p>
          </table:table-cell>
          <table:table-cell office:value-type="float" office:value="33437" calcext:value-type="float">
            <text:p>33437</text:p>
          </table:table-cell>
          <table:table-cell office:value-type="string" calcext:value-type="string">
            <text:p>Tremendous investment by companies from all over the world being made in America. There has never been anything lik… https://t.co/sUp4LsbXhz</text:p>
          </table:table-cell>
          <table:table-cell office:value-type="string" calcext:value-type="string">
            <text:p>Tremendous investment by companies from all over the world being made in America There has never been anything lik </text:p>
          </table:table-cell>
          <table:table-cell office:value-type="string" calcext:value-type="string">
            <text:p>Sentiment(polarity=0.3333333333333333, subjectivity=1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Wed Jan 24 04:07:27 +0000 2018</text:p>
          </table:table-cell>
          <table:table-cell office:value-type="float" office:value="155401" calcext:value-type="float">
            <text:p>155401</text:p>
          </table:table-cell>
          <table:table-cell office:value-type="float" office:value="36933" calcext:value-type="float">
            <text:p>36933</text:p>
          </table:table-cell>
          <table:table-cell office:value-type="string" calcext:value-type="string">
            <text:p>Cryin’ Chuck Schumer fully understands, especially after his humiliating defeat, that if there is no Wall, there is… https://t.co/oaabUSfT9w</text:p>
          </table:table-cell>
          <table:table-cell office:value-type="string" calcext:value-type="string">
            <text:p>Cryin Chuck Schumer fully understands especially after his humiliating defeat that if there is no Wall there is </text:p>
          </table:table-cell>
          <table:table-cell office:value-type="string" calcext:value-type="string">
            <text:p>Sentiment(polarity=0.0, subjectivity=1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Wed Jan 24 03:54:22 +0000 2018</text:p>
          </table:table-cell>
          <table:table-cell office:value-type="float" office:value="128134" calcext:value-type="float">
            <text:p>128134</text:p>
          </table:table-cell>
          <table:table-cell office:value-type="float" office:value="32327" calcext:value-type="float">
            <text:p>32327</text:p>
          </table:table-cell>
          <table:table-cell office:value-type="string" calcext:value-type="string">
            <text:p>Where are the 50,000 important text messages between FBI lovers Lisa Page and Peter Strzok? <text:s/>Blaming Samsung!</text:p>
          </table:table-cell>
          <table:table-cell office:value-type="string" calcext:value-type="string">
            <text:p>Where are the 50000 important text messages between FBI lovers Lisa Page and Peter Strzok <text:s/>Blaming Samsung</text:p>
          </table:table-cell>
          <table:table-cell office:value-type="string" calcext:value-type="string">
            <text:p>Sentiment(polarity=0.4, subjectivity=1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Tue Jan 23 14:16:02 +0000 2018</text:p>
          </table:table-cell>
          <table:table-cell office:value-type="float" office:value="97970" calcext:value-type="float">
            <text:p>97970</text:p>
          </table:table-cell>
          <table:table-cell office:value-type="float" office:value="21720" calcext:value-type="float">
            <text:p>21720</text:p>
          </table:table-cell>
          <table:table-cell office:value-type="string" calcext:value-type="string">
            <text:p>Thank you to General John Kelly, who is doing a fantastic job, and all of the Staff and others in the White House,… https://t.co/q4hhzEEjor</text:p>
          </table:table-cell>
          <table:table-cell office:value-type="string" calcext:value-type="string">
            <text:p>Thank you to General John Kelly who is doing a fantastic job and all of the Staff and others in the White House </text:p>
          </table:table-cell>
          <table:table-cell office:value-type="string" calcext:value-type="string">
            <text:p>Sentiment(polarity=0.15000000000000002, subjectivity=0.4666666666666666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Tue Jan 23 13:34:37 +0000 2018</text:p>
          </table:table-cell>
          <table:table-cell office:value-type="float" office:value="113010" calcext:value-type="float">
            <text:p>113010</text:p>
          </table:table-cell>
          <table:table-cell office:value-type="float" office:value="24247" calcext:value-type="float">
            <text:p>24247</text:p>
          </table:table-cell>
          <table:table-cell office:value-type="string" calcext:value-type="string">
            <text:p>Nobody knows for sure that the Republicans &amp;amp; Democrats will be able to reach a deal on DACA by February 8, but ever… https://t.co/2qBHLtCo1u</text:p>
          </table:table-cell>
          <table:table-cell office:value-type="string" calcext:value-type="string">
            <text:p>Nobody knows for sure that the Republicans amp Democrats will be able to reach a deal on DACA by February 8 but ever </text:p>
          </table:table-cell>
          <table:table-cell office:value-type="string" calcext:value-type="string">
            <text:p>Sentiment(polarity=0.5, subjectivity=0.7569444444444444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Tue Jan 23 11:55:42 +0000 2018</text:p>
          </table:table-cell>
          <table:table-cell office:value-type="float" office:value="135134" calcext:value-type="float">
            <text:p>135134</text:p>
          </table:table-cell>
          <table:table-cell office:value-type="float" office:value="36997" calcext:value-type="float">
            <text:p>36997</text:p>
          </table:table-cell>
          <table:table-cell office:value-type="string" calcext:value-type="string">
            <text:p>In one of the biggest stories in a long time, the FBI now says it is missing five months worth of lovers Strzok-Pag… https://t.co/Zwg2yDeEwz</text:p>
          </table:table-cell>
          <table:table-cell office:value-type="string" calcext:value-type="string">
            <text:p>In one of the biggest stories in a long time the FBI now says it is missing five months worth of lovers StrzokPag </text:p>
          </table:table-cell>
          <table:table-cell office:value-type="string" calcext:value-type="string">
            <text:p>Sentiment(polarity=0.016666666666666663, subjectivity=0.1833333333333333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Tue Jan 23 11:31:40 +0000 2018</text:p>
          </table:table-cell>
          <table:table-cell office:value-type="float" office:value="129674" calcext:value-type="float">
            <text:p>129674</text:p>
          </table:table-cell>
          <table:table-cell office:value-type="float" office:value="27486" calcext:value-type="float">
            <text:p>27486</text:p>
          </table:table-cell>
          <table:table-cell office:value-type="string" calcext:value-type="string">
            <text:p>Even Crazy Jim Acosta of Fake News CNN agrees: “Trump World and WH sources dancing in end zone: Trump wins again...… https://t.co/X4ncbncUqi</text:p>
          </table:table-cell>
          <table:table-cell office:value-type="string" calcext:value-type="string">
            <text:p>Even Crazy Jim Acosta of Fake News CNN agrees Trump World and WH sources dancing in end zone Trump wins again </text:p>
          </table:table-cell>
          <table:table-cell office:value-type="string" calcext:value-type="string">
            <text:p>Sentiment(polarity=-0.26666666666666666, subjectivity=0.7000000000000001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Tue Jan 23 04:30:33 +0000 2018</text:p>
          </table:table-cell>
          <table:table-cell office:value-type="float" office:value="133899" calcext:value-type="float">
            <text:p>133899</text:p>
          </table:table-cell>
          <table:table-cell office:value-type="float" office:value="28242" calcext:value-type="float">
            <text:p>28242</text:p>
          </table:table-cell>
          <table:table-cell office:value-type="string" calcext:value-type="string">
            <text:p>Big win for Republicans as Democrats cave on Shutdown. Now I want a big win for everyone, including Republicans, De… https://t.co/jzJKY5vaAz</text:p>
          </table:table-cell>
          <table:table-cell office:value-type="string" calcext:value-type="string">
            <text:p>Big win for Republicans as Democrats cave on Shutdown Now I want a big win for everyone including Republicans De </text:p>
          </table:table-cell>
          <table:table-cell office:value-type="string" calcext:value-type="string">
            <text:p>Sentiment(polarity=0.4, subjectivity=0.2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Mon Jan 22 15:13:18 +0000 2018</text:p>
          </table:table-cell>
          <table:table-cell office:value-type="float" office:value="93360" calcext:value-type="float">
            <text:p>93360</text:p>
          </table:table-cell>
          <table:table-cell office:value-type="float" office:value="21800" calcext:value-type="float">
            <text:p>21800</text:p>
          </table:table-cell>
          <table:table-cell office:value-type="string" calcext:value-type="string">
            <text:p>End the Democrats Obstruction! https://t.co/tzBXilvW1b</text:p>
          </table:table-cell>
          <table:table-cell office:value-type="string" calcext:value-type="string">
            <text:p>End the Democrats Obstruction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Mon Jan 22 13:15:55 +0000 2018</text:p>
          </table:table-cell>
          <table:table-cell office:value-type="float" office:value="109957" calcext:value-type="float">
            <text:p>109957</text:p>
          </table:table-cell>
          <table:table-cell office:value-type="float" office:value="22365" calcext:value-type="float">
            <text:p>22365</text:p>
          </table:table-cell>
          <table:table-cell office:value-type="string" calcext:value-type="string">
            <text:p>Democrats have shut down our government in the interests of their far left base. They don’t want to do it but are powerless!</text:p>
          </table:table-cell>
          <table:table-cell office:value-type="string" calcext:value-type="string">
            <text:p>Democrats have shut down our government in the interests of their far left base They dont want to do it but are powerless</text:p>
          </table:table-cell>
          <table:table-cell office:value-type="string" calcext:value-type="string">
            <text:p>Sentiment(polarity=-0.27111111111111114, subjectivity=0.6377777777777778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Mon Jan 22 13:07:09 +0000 2018</text:p>
          </table:table-cell>
          <table:table-cell office:value-type="float" office:value="132427" calcext:value-type="float">
            <text:p>132427</text:p>
          </table:table-cell>
          <table:table-cell office:value-type="float" office:value="33491" calcext:value-type="float">
            <text:p>33491</text:p>
          </table:table-cell>
          <table:table-cell office:value-type="string" calcext:value-type="string">
            <text:p>The Democrats are turning down services and security for citizens in favor of services and security for non-citizens. Not good!</text:p>
          </table:table-cell>
          <table:table-cell office:value-type="string" calcext:value-type="string">
            <text:p>The Democrats are turning down services and security for citizens in favor of services and security for noncitizens Not good</text:p>
          </table:table-cell>
          <table:table-cell office:value-type="string" calcext:value-type="string">
            <text:p>Sentiment(polarity=-0.25277777777777777, subjectivity=0.44444444444444453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Mon Jan 22 01:21:42 +0000 2018</text:p>
          </table:table-cell>
          <table:table-cell office:value-type="float" office:value="127074" calcext:value-type="float">
            <text:p>127074</text:p>
          </table:table-cell>
          <table:table-cell office:value-type="float" office:value="23750" calcext:value-type="float">
            <text:p>23750</text:p>
          </table:table-cell>
          <table:table-cell office:value-type="string" calcext:value-type="string">
            <text:p>Thank you to Brad Blakeman on @FoxNews for grading year one of my presidency with an “A”-and likewise to Doug Schoe… https://t.co/RnE8Gh9xnh</text:p>
          </table:table-cell>
          <table:table-cell office:value-type="string" calcext:value-type="string">
            <text:p>Thank you to Brad Blakeman on FoxNews for grading year one of my presidency with an Aand likewise to Doug Schoe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Sun Jan 21 12:35:28 +0000 2018</text:p>
          </table:table-cell>
          <table:table-cell office:value-type="float" office:value="179032" calcext:value-type="float">
            <text:p>179032</text:p>
          </table:table-cell>
          <table:table-cell office:value-type="float" office:value="47828" calcext:value-type="float">
            <text:p>47828</text:p>
          </table:table-cell>
          <table:table-cell office:value-type="string" calcext:value-type="string">
            <text:p>Great to see how hard Republicans are fighting for our Military and Safety at the Border. The Dems just want illega… https://t.co/px3zwtzYOV</text:p>
          </table:table-cell>
          <table:table-cell office:value-type="string" calcext:value-type="string">
            <text:p>Great to see how hard Republicans are fighting for our Military and Safety at the Border The Dems just want illega </text:p>
          </table:table-cell>
          <table:table-cell office:value-type="string" calcext:value-type="string">
            <text:p>Sentiment(polarity=0.1361111111111111, subjectivity=0.4638888888888888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Sun Jan 21 12:20:19 +0000 2018</text:p>
          </table:table-cell>
          <table:table-cell office:value-type="float" office:value="0" calcext:value-type="float">
            <text:p>0</text:p>
          </table:table-cell>
          <table:table-cell office:value-type="float" office:value="44913" calcext:value-type="float">
            <text:p>44913</text:p>
          </table:table-cell>
          <table:table-cell office:value-type="string" calcext:value-type="string">
            <text:p>RT @realDonaldTrump: Democrats are holding our Military hostage over their desire to have unchecked illegal immigration. Can’t let that hap…</text:p>
          </table:table-cell>
          <table:table-cell office:value-type="string" calcext:value-type="string">
            <text:p>RT realDonaldTrump Democrats are holding our Military hostage over their desire to have unchecked illegal immigration Cant let that hap</text:p>
          </table:table-cell>
          <table:table-cell office:value-type="string" calcext:value-type="string">
            <text:p>Sentiment(polarity=-0.3, subjectivity=0.3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Sun Jan 21 02:34:52 +0000 2018</text:p>
          </table:table-cell>
          <table:table-cell office:value-type="float" office:value="0" calcext:value-type="float">
            <text:p>0</text:p>
          </table:table-cell>
          <table:table-cell office:value-type="float" office:value="14420" calcext:value-type="float">
            <text:p>14420</text:p>
          </table:table-cell>
          <table:table-cell office:value-type="string" calcext:value-type="string">
            <text:p>RT @FoxNews: .@EricTrump: "My father was elected for one reason, and that's because he actually believes in putting America first, which is…</text:p>
          </table:table-cell>
          <table:table-cell office:value-type="string" calcext:value-type="string">
            <text:p>RT FoxNews EricTrump My father was elected for one reason and thats because he actually believes in putting America first which is</text:p>
          </table:table-cell>
          <table:table-cell office:value-type="string" calcext:value-type="string">
            <text:p>Sentiment(polarity=0.125, subjectivity=0.21666666666666667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Sun Jan 21 02:33:09 +0000 2018</text:p>
          </table:table-cell>
          <table:table-cell office:value-type="float" office:value="0" calcext:value-type="float">
            <text:p>0</text:p>
          </table:table-cell>
          <table:table-cell office:value-type="float" office:value="14559" calcext:value-type="float">
            <text:p>14559</text:p>
          </table:table-cell>
          <table:table-cell office:value-type="string" calcext:value-type="string">
            <text:p>RT @FoxNews: .@KellyannePolls: "Since @POTUS took office, 863,000 new jobs were filled by women. Over half a million American women have en…</text:p>
          </table:table-cell>
          <table:table-cell office:value-type="string" calcext:value-type="string">
            <text:p>RT FoxNews KellyannePolls Since POTUS took office 863000 new jobs were filled by women Over half a million American women have en</text:p>
          </table:table-cell>
          <table:table-cell office:value-type="string" calcext:value-type="string">
            <text:p>Sentiment(polarity=0.09242424242424244, subjectivity=0.3803030303030303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Sun Jan 21 02:31:28 +0000 2018</text:p>
          </table:table-cell>
          <table:table-cell office:value-type="float" office:value="0" calcext:value-type="float">
            <text:p>0</text:p>
          </table:table-cell>
          <table:table-cell office:value-type="float" office:value="13165" calcext:value-type="float">
            <text:p>13165</text:p>
          </table:table-cell>
          <table:table-cell office:value-type="string" calcext:value-type="string">
            <text:p>RT @FoxNews: .@davidwebbshow: "Let's look at the calendar. It's January 20th. DACA expires on March 5th. That means this was a construct of…</text:p>
          </table:table-cell>
          <table:table-cell office:value-type="string" calcext:value-type="string">
            <text:p>RT FoxNews davidwebbshow Lets look at the calendar Its January 20th DACA expires on March 5th That means this was a construct of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Sun Jan 21 02:31:07 +0000 2018</text:p>
          </table:table-cell>
          <table:table-cell office:value-type="float" office:value="0" calcext:value-type="float">
            <text:p>0</text:p>
          </table:table-cell>
          <table:table-cell office:value-type="float" office:value="7393" calcext:value-type="float">
            <text:p>7393</text:p>
          </table:table-cell>
          <table:table-cell office:value-type="string" calcext:value-type="string">
            <text:p>RT @FoxNews: .@EricTrump: "People have seen a year that's incredible, that's been filled with nothing but the best for our country, America…</text:p>
          </table:table-cell>
          <table:table-cell office:value-type="string" calcext:value-type="string">
            <text:p>RT FoxNews EricTrump People have seen a year thats incredible thats been filled with nothing but the best for our country America</text:p>
          </table:table-cell>
          <table:table-cell office:value-type="string" calcext:value-type="string">
            <text:p>Sentiment(polarity=0.7666666666666666, subjectivity=0.7000000000000001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Sun Jan 21 02:18:51 +0000 2018</text:p>
          </table:table-cell>
          <table:table-cell office:value-type="float" office:value="46709" calcext:value-type="float">
            <text:p>46709</text:p>
          </table:table-cell>
          <table:table-cell office:value-type="float" office:value="6391" calcext:value-type="float">
            <text:p>6391</text:p>
          </table:table-cell>
          <table:table-cell office:value-type="string" calcext:value-type="string">
            <text:p>Eric Trump on @JudgeJeanine on @FoxNews now!</text:p>
          </table:table-cell>
          <table:table-cell office:value-type="string" calcext:value-type="string">
            <text:p>Eric Trump on JudgeJeanine on FoxNews now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Sun Jan 21 00:47:40 +0000 2018</text:p>
          </table:table-cell>
          <table:table-cell office:value-type="float" office:value="154840" calcext:value-type="float">
            <text:p>154840</text:p>
          </table:table-cell>
          <table:table-cell office:value-type="float" office:value="31914" calcext:value-type="float">
            <text:p>31914</text:p>
          </table:table-cell>
          <table:table-cell office:value-type="string" calcext:value-type="string">
            <text:p>The Trump Administration has terminated more UNNECESSARY Regulation, in just twelve months, than any other Administ… https://t.co/SFS1cXtdx5</text:p>
          </table:table-cell>
          <table:table-cell office:value-type="string" calcext:value-type="string">
            <text:p>The Trump Administration has terminated more UNNECESSARY Regulation in just twelve months than any other Administ </text:p>
          </table:table-cell>
          <table:table-cell office:value-type="string" calcext:value-type="string">
            <text:p>Sentiment(polarity=-0.00833333333333334, subjectivity=0.5916666666666667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Sun Jan 21 00:40:18 +0000 2018</text:p>
          </table:table-cell>
          <table:table-cell office:value-type="float" office:value="0" calcext:value-type="float">
            <text:p>0</text:p>
          </table:table-cell>
          <table:table-cell office:value-type="float" office:value="42601" calcext:value-type="float">
            <text:p>42601</text:p>
          </table:table-cell>
          <table:table-cell office:value-type="string" calcext:value-type="string">
            <text:p>RT @realDonaldTrump: Democrats are far more concerned with Illegal Immigrants than they are with our great Military or Safety at our danger…</text:p>
          </table:table-cell>
          <table:table-cell office:value-type="string" calcext:value-type="string">
            <text:p>RT realDonaldTrump Democrats are far more concerned with Illegal Immigrants than they are with our great Military or Safety at our danger</text:p>
          </table:table-cell>
          <table:table-cell office:value-type="string" calcext:value-type="string">
            <text:p>Sentiment(polarity=0.16, subjectivity=0.5700000000000001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Sat Jan 20 22:31:27 +0000 2018</text:p>
          </table:table-cell>
          <table:table-cell office:value-type="float" office:value="130861" calcext:value-type="float">
            <text:p>130861</text:p>
          </table:table-cell>
          <table:table-cell office:value-type="float" office:value="29052" calcext:value-type="float">
            <text:p>29052</text:p>
          </table:table-cell>
          <table:table-cell office:value-type="string" calcext:value-type="string">
            <text:p>Unprecedented success for our Country, in so many ways, since the Election. Record Stock Market, Strong on Military… https://t.co/S9Vev9LI6r</text:p>
          </table:table-cell>
          <table:table-cell office:value-type="string" calcext:value-type="string">
            <text:p>Unprecedented success for our Country in so many ways since the Election Record Stock Market Strong on Military </text:p>
          </table:table-cell>
          <table:table-cell office:value-type="string" calcext:value-type="string">
            <text:p>Sentiment(polarity=0.3466666666666666, subjectivity=0.44666666666666666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Sat Jan 20 18:51:24 +0000 2018</text:p>
          </table:table-cell>
          <table:table-cell office:value-type="float" office:value="209581" calcext:value-type="float">
            <text:p>209581</text:p>
          </table:table-cell>
          <table:table-cell office:value-type="float" office:value="53701" calcext:value-type="float">
            <text:p>53701</text:p>
          </table:table-cell>
          <table:table-cell office:value-type="string" calcext:value-type="string">
            <text:p>Beautiful weather all over our great country, a perfect day for all Women to March. Get out there now to celebrate… https://t.co/0mof82VUry</text:p>
          </table:table-cell>
          <table:table-cell office:value-type="string" calcext:value-type="string">
            <text:p>Beautiful weather all over our great country a perfect day for all Women to March Get out there now to celebrate </text:p>
          </table:table-cell>
          <table:table-cell office:value-type="string" calcext:value-type="string">
            <text:p>Sentiment(polarity=0.8833333333333333, subjectivity=0.9166666666666666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Sat Jan 20 14:27:54 +0000 2018</text:p>
          </table:table-cell>
          <table:table-cell office:value-type="float" office:value="168881" calcext:value-type="float">
            <text:p>168881</text:p>
          </table:table-cell>
          <table:table-cell office:value-type="float" office:value="44913" calcext:value-type="float">
            <text:p>44913</text:p>
          </table:table-cell>
          <table:table-cell office:value-type="string" calcext:value-type="string">
            <text:p>Democrats are holding our Military hostage over their desire to have unchecked illegal immigration. Can’t let that happen!</text:p>
          </table:table-cell>
          <table:table-cell office:value-type="string" calcext:value-type="string">
            <text:p>Democrats are holding our Military hostage over their desire to have unchecked illegal immigration Cant let that happen</text:p>
          </table:table-cell>
          <table:table-cell office:value-type="string" calcext:value-type="string">
            <text:p>Sentiment(polarity=-0.3, subjectivity=0.3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Sat Jan 20 11:47:42 +0000 2018</text:p>
          </table:table-cell>
          <table:table-cell office:value-type="float" office:value="123664" calcext:value-type="float">
            <text:p>123664</text:p>
          </table:table-cell>
          <table:table-cell office:value-type="float" office:value="31859" calcext:value-type="float">
            <text:p>31859</text:p>
          </table:table-cell>
          <table:table-cell office:value-type="string" calcext:value-type="string">
            <text:p>#AMERICA FIRST!</text:p>
          </table:table-cell>
          <table:table-cell office:value-type="string" calcext:value-type="string">
            <text:p>AMERICA FIRST</text:p>
          </table:table-cell>
          <table:table-cell office:value-type="string" calcext:value-type="string">
            <text:p>Sentiment(polarity=0.25, subjectivity=0.3333333333333333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Sat Jan 20 11:44:01 +0000 2018</text:p>
          </table:table-cell>
          <table:table-cell office:value-type="float" office:value="155022" calcext:value-type="float">
            <text:p>155022</text:p>
          </table:table-cell>
          <table:table-cell office:value-type="float" office:value="40263" calcext:value-type="float">
            <text:p>40263</text:p>
          </table:table-cell>
          <table:table-cell office:value-type="string" calcext:value-type="string">
            <text:p>For those asking, the Republicans only have 51 votes in the Senate, and they need 60. That is why we need to win mo… https://t.co/VAQ4O1yYv5</text:p>
          </table:table-cell>
          <table:table-cell office:value-type="string" calcext:value-type="string">
            <text:p>For those asking the Republicans only have 51 votes in the Senate and they need 60 That is why we need to win mo </text:p>
          </table:table-cell>
          <table:table-cell office:value-type="string" calcext:value-type="string">
            <text:p>Sentiment(polarity=0.4, subjectivity=0.7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Sat Jan 20 11:33:35 +0000 2018</text:p>
          </table:table-cell>
          <table:table-cell office:value-type="float" office:value="124121" calcext:value-type="float">
            <text:p>124121</text:p>
          </table:table-cell>
          <table:table-cell office:value-type="float" office:value="30683" calcext:value-type="float">
            <text:p>30683</text:p>
          </table:table-cell>
          <table:table-cell office:value-type="string" calcext:value-type="string">
            <text:p>This is the One Year Anniversary of my Presidency and the Democrats wanted to give me a nice present. #DemocratShutdown</text:p>
          </table:table-cell>
          <table:table-cell office:value-type="string" calcext:value-type="string">
            <text:p>This is the One Year Anniversary of my Presidency and the Democrats wanted to give me a nice present DemocratShutdown</text:p>
          </table:table-cell>
          <table:table-cell office:value-type="string" calcext:value-type="string">
            <text:p>Sentiment(polarity=0.3, subjectivity=0.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office:value-type="string" calcext:value-type="string">
            <text:p>Sat Jan 20 11:17:10 +0000 2018</text:p>
          </table:table-cell>
          <table:table-cell office:value-type="float" office:value="145196" calcext:value-type="float">
            <text:p>145196</text:p>
          </table:table-cell>
          <table:table-cell office:value-type="float" office:value="42601" calcext:value-type="float">
            <text:p>42601</text:p>
          </table:table-cell>
          <table:table-cell office:value-type="string" calcext:value-type="string">
            <text:p>Democrats are far more concerned with Illegal Immigrants than they are with our great Military or Safety at our dan… https://t.co/eHAkBL3AjB</text:p>
          </table:table-cell>
          <table:table-cell office:value-type="string" calcext:value-type="string">
            <text:p>Democrats are far more concerned with Illegal Immigrants than they are with our great Military or Safety at our dan </text:p>
          </table:table-cell>
          <table:table-cell office:value-type="string" calcext:value-type="string">
            <text:p>Sentiment(polarity=0.16, subjectivity=0.5700000000000001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office:value-type="string" calcext:value-type="string">
            <text:p>Sat Jan 20 02:28:56 +0000 2018</text:p>
          </table:table-cell>
          <table:table-cell office:value-type="float" office:value="117593" calcext:value-type="float">
            <text:p>117593</text:p>
          </table:table-cell>
          <table:table-cell office:value-type="float" office:value="31445" calcext:value-type="float">
            <text:p>31445</text:p>
          </table:table-cell>
          <table:table-cell office:value-type="string" calcext:value-type="string">
            <text:p>Not looking good for our great Military or Safety &amp;amp; Security on the very dangerous Southern Border. Dems want a Shu… https://t.co/Zs62ydrvwQ</text:p>
          </table:table-cell>
          <table:table-cell office:value-type="string" calcext:value-type="string">
            <text:p>Not looking good for our great Military or Safety amp Security on the very dangerous Southern Border Dems want a Shu </text:p>
          </table:table-cell>
          <table:table-cell office:value-type="string" calcext:value-type="string">
            <text:p>Sentiment(polarity=0.12399999999999997, subjectivity=0.4900000000000000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office:value-type="string" calcext:value-type="string">
            <text:p>Fri Jan 19 22:17:53 +0000 2018</text:p>
          </table:table-cell>
          <table:table-cell office:value-type="float" office:value="65015" calcext:value-type="float">
            <text:p>65015</text:p>
          </table:table-cell>
          <table:table-cell office:value-type="float" office:value="13137" calcext:value-type="float">
            <text:p>13137</text:p>
          </table:table-cell>
          <table:table-cell office:value-type="string" calcext:value-type="string">
            <text:p>Excellent preliminary meeting in Oval with @SenSchumer - working on solutions for Security and our great Military t… https://t.co/EC7lpgkNxk</text:p>
          </table:table-cell>
          <table:table-cell office:value-type="string" calcext:value-type="string">
            <text:p>Excellent preliminary meeting in Oval with SenSchumer <text:s/>working on solutions for Security and our great Military t </text:p>
          </table:table-cell>
          <table:table-cell office:value-type="string" calcext:value-type="string">
            <text:p>Sentiment(polarity=0.5666666666666667, subjectivity=0.6166666666666667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Fri Jan 19 20:53:17 +0000 2018</text:p>
          </table:table-cell>
          <table:table-cell office:value-type="float" office:value="129117" calcext:value-type="float">
            <text:p>129117</text:p>
          </table:table-cell>
          <table:table-cell office:value-type="float" office:value="28071" calcext:value-type="float">
            <text:p>28071</text:p>
          </table:table-cell>
          <table:table-cell office:value-type="string" calcext:value-type="string">
            <text:p>Just signed 702 Bill to reauthorize foreign intelligence collection. This is NOT the same FISA law that was so wron… https://t.co/20fZau7RFT</text:p>
          </table:table-cell>
          <table:table-cell office:value-type="string" calcext:value-type="string">
            <text:p>Just signed 702 Bill to reauthorize foreign intelligence collection This is NOT the same FISA law that was so wron </text:p>
          </table:table-cell>
          <table:table-cell office:value-type="string" calcext:value-type="string">
            <text:p>Sentiment(polarity=-0.0625, subjectivity=0.12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16" calcext:value-type="float">
            <text:p>116</text:p>
          </table:table-cell>
          <table:table-cell office:value-type="string" calcext:value-type="string">
            <text:p>Fri Jan 19 18:39:50 +0000 2018</text:p>
          </table:table-cell>
          <table:table-cell office:value-type="float" office:value="96847" calcext:value-type="float">
            <text:p>96847</text:p>
          </table:table-cell>
          <table:table-cell office:value-type="float" office:value="25078" calcext:value-type="float">
            <text:p>25078</text:p>
          </table:table-cell>
          <table:table-cell office:value-type="string" calcext:value-type="string">
            <text:p>Today, I was honored and proud to address the 45th Annual @March_for_Life! You are living witnesses of this year’s… https://t.co/eZL7D5NtYg</text:p>
          </table:table-cell>
          <table:table-cell office:value-type="string" calcext:value-type="string">
            <text:p>Today I was honored and proud to address the 45th Annual March_for_Life You are living witnesses of this years </text:p>
          </table:table-cell>
          <table:table-cell office:value-type="string" calcext:value-type="string">
            <text:p>Sentiment(polarity=0.8, subjectivity=1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Fri Jan 19 16:28:29 +0000 2018</text:p>
          </table:table-cell>
          <table:table-cell office:value-type="float" office:value="49728" calcext:value-type="float">
            <text:p>49728</text:p>
          </table:table-cell>
          <table:table-cell office:value-type="float" office:value="15647" calcext:value-type="float">
            <text:p>15647</text:p>
          </table:table-cell>
          <table:table-cell office:value-type="string" calcext:value-type="string">
            <text:p>“Shutting down the government is a very serious thing. People die, accidents happen. I don’t know how I would vote… https://t.co/UdjOG3Ynvl</text:p>
          </table:table-cell>
          <table:table-cell office:value-type="string" calcext:value-type="string">
            <text:p>Shutting down the government is a very serious thing People die accidents happen I dont know how I would vote </text:p>
          </table:table-cell>
          <table:table-cell office:value-type="string" calcext:value-type="string">
            <text:p>Sentiment(polarity=-0.29444444444444445, subjectivity=0.5777777777777778)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Fri Jan 19 16:14:05 +0000 2018</text:p>
          </table:table-cell>
          <table:table-cell office:value-type="float" office:value="44122" calcext:value-type="float">
            <text:p>44122</text:p>
          </table:table-cell>
          <table:table-cell office:value-type="float" office:value="8574" calcext:value-type="float">
            <text:p>8574</text:p>
          </table:table-cell>
          <table:table-cell office:value-type="string" calcext:value-type="string">
            <text:p>.@WhiteHouse Briefing with Director Marc Short and Director Mick Mulvaney...</text:p>
            <text:p>https://t.co/0O0VsYXmHB</text:p>
          </table:table-cell>
          <table:table-cell office:value-type="string" calcext:value-type="string">
            <text:p>WhiteHouse Briefing with Director Marc Short and Director Mick Mulvaney</text:p>
          </table:table-cell>
          <table:table-cell office:value-type="string" calcext:value-type="string">
            <text:p>Sentiment(polarity=0.0, subjectivity=0.3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Fri Jan 19 12:04:47 +0000 2018</text:p>
          </table:table-cell>
          <table:table-cell office:value-type="float" office:value="110926" calcext:value-type="float">
            <text:p>110926</text:p>
          </table:table-cell>
          <table:table-cell office:value-type="float" office:value="26099" calcext:value-type="float">
            <text:p>26099</text:p>
          </table:table-cell>
          <table:table-cell office:value-type="string" calcext:value-type="string">
            <text:p>Government Funding Bill past last night in the House of Representatives. Now Democrats are needed if it is to pass… https://t.co/xK33TIW16o</text:p>
          </table:table-cell>
          <table:table-cell office:value-type="string" calcext:value-type="string">
            <text:p>Government Funding Bill past last night in the House of Representatives Now Democrats are needed if it is to pass </text:p>
          </table:table-cell>
          <table:table-cell office:value-type="string" calcext:value-type="string">
            <text:p>Sentiment(polarity=-0.125, subjectivity=0.15833333333333333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Thu Jan 18 23:39:53 +0000 2018</text:p>
          </table:table-cell>
          <table:table-cell office:value-type="float" office:value="102013" calcext:value-type="float">
            <text:p>102013</text:p>
          </table:table-cell>
          <table:table-cell office:value-type="float" office:value="20419" calcext:value-type="float">
            <text:p>20419</text:p>
          </table:table-cell>
          <table:table-cell office:value-type="string" calcext:value-type="string">
            <text:p>House of Representatives needs to pass Government Funding Bill tonight. So important for our country - our Military needs it!</text:p>
          </table:table-cell>
          <table:table-cell office:value-type="string" calcext:value-type="string">
            <text:p>House of Representatives needs to pass Government Funding Bill tonight So important for our country <text:s/>our Military needs it</text:p>
          </table:table-cell>
          <table:table-cell office:value-type="string" calcext:value-type="string">
            <text:p>Sentiment(polarity=0.15000000000000002, subjectivity=0.5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Thu Jan 18 21:04:36 +0000 2018</text:p>
          </table:table-cell>
          <table:table-cell office:value-type="float" office:value="103561" calcext:value-type="float">
            <text:p>103561</text:p>
          </table:table-cell>
          <table:table-cell office:value-type="float" office:value="26242" calcext:value-type="float">
            <text:p>26242</text:p>
          </table:table-cell>
          <table:table-cell office:value-type="string" calcext:value-type="string">
            <text:p>AMERICA will once again be a NATION that thinks big, dreams bigger, and always reaches for the stars. YOU are the o… https://t.co/VYcBBrQ3pG</text:p>
          </table:table-cell>
          <table:table-cell office:value-type="string" calcext:value-type="string">
            <text:p>AMERICA will once again be a NATION that thinks big dreams bigger and always reaches for the stars YOU are the o </text:p>
          </table:table-cell>
          <table:table-cell office:value-type="string" calcext:value-type="string">
            <text:p>Sentiment(polarity=0.0, subjectivity=0.3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Thu Jan 18 20:45:33 +0000 2018</text:p>
          </table:table-cell>
          <table:table-cell office:value-type="float" office:value="76021" calcext:value-type="float">
            <text:p>76021</text:p>
          </table:table-cell>
          <table:table-cell office:value-type="float" office:value="15317" calcext:value-type="float">
            <text:p>15317</text:p>
          </table:table-cell>
          <table:table-cell office:value-type="string" calcext:value-type="string">
            <text:p>Departing Pittsburgh now, where it was my great honor to stand with our incredible workers, and to show the world t… https://t.co/hig8AOxDFs</text:p>
          </table:table-cell>
          <table:table-cell office:value-type="string" calcext:value-type="string">
            <text:p>Departing Pittsburgh now where it was my great honor to stand with our incredible workers and to show the world t </text:p>
          </table:table-cell>
          <table:table-cell office:value-type="string" calcext:value-type="string">
            <text:p>Sentiment(polarity=0.8500000000000001, subjectivity=0.82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3" calcext:value-type="float">
            <text:p>123</text:p>
          </table:table-cell>
          <table:table-cell office:value-type="string" calcext:value-type="string">
            <text:p>Thu Jan 18 13:49:11 +0000 2018</text:p>
          </table:table-cell>
          <table:table-cell office:value-type="float" office:value="90908" calcext:value-type="float">
            <text:p>90908</text:p>
          </table:table-cell>
          <table:table-cell office:value-type="float" office:value="21956" calcext:value-type="float">
            <text:p>21956</text:p>
          </table:table-cell>
          <table:table-cell office:value-type="string" calcext:value-type="string">
            <text:p>A government shutdown will be devastating to our military...something the Dems care very little about!</text:p>
          </table:table-cell>
          <table:table-cell office:value-type="string" calcext:value-type="string">
            <text:p>A government shutdown will be devastating to our militarysomething the Dems care very little about</text:p>
          </table:table-cell>
          <table:table-cell office:value-type="string" calcext:value-type="string">
            <text:p>Sentiment(polarity=-0.621875, subjectivity=0.82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Thu Jan 18 13:37:24 +0000 2018</text:p>
          </table:table-cell>
          <table:table-cell office:value-type="float" office:value="62727" calcext:value-type="float">
            <text:p>62727</text:p>
          </table:table-cell>
          <table:table-cell office:value-type="float" office:value="12113" calcext:value-type="float">
            <text:p>12113</text:p>
          </table:table-cell>
          <table:table-cell office:value-type="string" calcext:value-type="string">
            <text:p>CHIP should be part of a long term solution, not a 30 Day, or short term, extension!</text:p>
          </table:table-cell>
          <table:table-cell office:value-type="string" calcext:value-type="string">
            <text:p>CHIP should be part of a long term solution not a 30 Day or short term extension</text:p>
          </table:table-cell>
          <table:table-cell office:value-type="string" calcext:value-type="string">
            <text:p>Sentiment(polarity=-0.025, subjectivity=0.3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Thu Jan 18 13:16:26 +0000 2018</text:p>
          </table:table-cell>
          <table:table-cell office:value-type="float" office:value="123997" calcext:value-type="float">
            <text:p>123997</text:p>
          </table:table-cell>
          <table:table-cell office:value-type="float" office:value="29288" calcext:value-type="float">
            <text:p>29288</text:p>
          </table:table-cell>
          <table:table-cell office:value-type="string" calcext:value-type="string">
            <text:p>We need the Wall for the safety and security of our country. We need the Wall to help stop the massive inflow of dr… https://t.co/wlyEE41v2w</text:p>
          </table:table-cell>
          <table:table-cell office:value-type="string" calcext:value-type="string">
            <text:p>We need the Wall for the safety and security of our country We need the Wall to help stop the massive inflow of dr </text:p>
          </table:table-cell>
          <table:table-cell office:value-type="string" calcext:value-type="string">
            <text:p>Sentiment(polarity=0.0, subjectivity=1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Thu Jan 18 12:53:17 +0000 2018</text:p>
          </table:table-cell>
          <table:table-cell office:value-type="float" office:value="85588" calcext:value-type="float">
            <text:p>85588</text:p>
          </table:table-cell>
          <table:table-cell office:value-type="float" office:value="17288" calcext:value-type="float">
            <text:p>17288</text:p>
          </table:table-cell>
          <table:table-cell office:value-type="string" calcext:value-type="string">
            <text:p>Will be going to Pennsylvania today in order to give my total support to RICK SACCONE, running for Congress in a Sp… https://t.co/zPK4tKI6Vp</text:p>
          </table:table-cell>
          <table:table-cell office:value-type="string" calcext:value-type="string">
            <text:p>Will be going to Pennsylvania today in order to give my total support to RICK SACCONE running for Congress in a Sp </text:p>
          </table:table-cell>
          <table:table-cell office:value-type="string" calcext:value-type="string">
            <text:p>Sentiment(polarity=0.0, subjectivity=0.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Thu Jan 18 11:25:03 +0000 2018</text:p>
          </table:table-cell>
          <table:table-cell office:value-type="float" office:value="112349" calcext:value-type="float">
            <text:p>112349</text:p>
          </table:table-cell>
          <table:table-cell office:value-type="float" office:value="28273" calcext:value-type="float">
            <text:p>28273</text:p>
          </table:table-cell>
          <table:table-cell office:value-type="string" calcext:value-type="string">
            <text:p>....The Wall will be paid for, directly or indirectly, or through longer term reimbursement, by Mexico, which has a… https://t.co/J09b17pLIi</text:p>
          </table:table-cell>
          <table:table-cell office:value-type="string" calcext:value-type="string">
            <text:p>The Wall will be paid for directly or indirectly or through longer term reimbursement by Mexico which has a </text:p>
          </table:table-cell>
          <table:table-cell office:value-type="string" calcext:value-type="string">
            <text:p>Sentiment(polarity=0.1, subjectivity=0.4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Thu Jan 18 11:15:25 +0000 2018</text:p>
          </table:table-cell>
          <table:table-cell office:value-type="float" office:value="94608" calcext:value-type="float">
            <text:p>94608</text:p>
          </table:table-cell>
          <table:table-cell office:value-type="float" office:value="21708" calcext:value-type="float">
            <text:p>21708</text:p>
          </table:table-cell>
          <table:table-cell office:value-type="string" calcext:value-type="string">
            <text:p>The Wall is the Wall, it has never changed or evolved from the first day I conceived of it. Parts will be, of neces… https://t.co/3UJscR3WGL</text:p>
          </table:table-cell>
          <table:table-cell office:value-type="string" calcext:value-type="string">
            <text:p>The Wall is the Wall it has never changed or evolved from the first day I conceived of it Parts will be of neces </text:p>
          </table:table-cell>
          <table:table-cell office:value-type="string" calcext:value-type="string">
            <text:p>Sentiment(polarity=0.25, subjectivity=0.3333333333333333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Thu Jan 18 01:11:26 +0000 2018</text:p>
          </table:table-cell>
          <table:table-cell office:value-type="float" office:value="179217" calcext:value-type="float">
            <text:p>179217</text:p>
          </table:table-cell>
          <table:table-cell office:value-type="float" office:value="40123" calcext:value-type="float">
            <text:p>40123</text:p>
          </table:table-cell>
          <table:table-cell office:value-type="string" calcext:value-type="string">
            <text:p>ISIS is in retreat, our economy is booming, investments and jobs are pouring back into the country, and so much mor… https://t.co/pXV43doqxa</text:p>
          </table:table-cell>
          <table:table-cell office:value-type="string" calcext:value-type="string">
            <text:p>ISIS is in retreat our economy is booming investments and jobs are pouring back into the country and so much mor </text:p>
          </table:table-cell>
          <table:table-cell office:value-type="string" calcext:value-type="string">
            <text:p>Sentiment(polarity=0.1, subjectivity=0.1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0" calcext:value-type="float">
            <text:p>130</text:p>
          </table:table-cell>
          <table:table-cell office:value-type="string" calcext:value-type="string">
            <text:p>Thu Jan 18 01:05:46 +0000 2018</text:p>
          </table:table-cell>
          <table:table-cell office:value-type="float" office:value="112404" calcext:value-type="float">
            <text:p>112404</text:p>
          </table:table-cell>
          <table:table-cell office:value-type="float" office:value="22533" calcext:value-type="float">
            <text:p>22533</text:p>
          </table:table-cell>
          <table:table-cell office:value-type="string" calcext:value-type="string">
            <text:p>Despite some very corrupt and dishonest media coverage, there are many great reporters I respect and lots of GOOD N… https://t.co/XtmYEpRDAu</text:p>
          </table:table-cell>
          <table:table-cell office:value-type="string" calcext:value-type="string">
            <text:p>Despite some very corrupt and dishonest media coverage there are many great reporters I respect and lots of GOOD N </text:p>
          </table:table-cell>
          <table:table-cell office:value-type="string" calcext:value-type="string">
            <text:p>Sentiment(polarity=0.21000000000000002, subjectivity=0.67)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31" calcext:value-type="float">
            <text:p>131</text:p>
          </table:table-cell>
          <table:table-cell office:value-type="string" calcext:value-type="string">
            <text:p>Thu Jan 18 01:00:05 +0000 2018</text:p>
          </table:table-cell>
          <table:table-cell office:value-type="float" office:value="112699" calcext:value-type="float">
            <text:p>112699</text:p>
          </table:table-cell>
          <table:table-cell office:value-type="float" office:value="41612" calcext:value-type="float">
            <text:p>41612</text:p>
          </table:table-cell>
          <table:table-cell office:value-type="string" calcext:value-type="string">
            <text:p>And the FAKE NEWS winners are...</text:p>
            <text:p>https://t.co/59G6x2f7fD</text:p>
          </table:table-cell>
          <table:table-cell office:value-type="string" calcext:value-type="string">
            <text:p>And the FAKE NEWS winners are</text:p>
          </table:table-cell>
          <table:table-cell office:value-type="string" calcext:value-type="string">
            <text:p>Sentiment(polarity=-0.5, subjectivity=1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Wed Jan 17 23:36:44 +0000 2018</text:p>
          </table:table-cell>
          <table:table-cell office:value-type="float" office:value="68222" calcext:value-type="float">
            <text:p>68222</text:p>
          </table:table-cell>
          <table:table-cell office:value-type="float" office:value="15700" calcext:value-type="float">
            <text:p>15700</text:p>
          </table:table-cell>
          <table:table-cell office:value-type="string" calcext:value-type="string">
            <text:p>Main Street is BACK! Strongest Holiday Sales bump since the Great Recession -- beating forecasts by BILLIONS OF DOL… https://t.co/NzP72Zarmr</text:p>
          </table:table-cell>
          <table:table-cell office:value-type="string" calcext:value-type="string">
            <text:p>Main Street is BACK Strongest Holiday Sales bump since the Great Recession <text:s/>beating forecasts by BILLIONS OF DOL </text:p>
          </table:table-cell>
          <table:table-cell office:value-type="string" calcext:value-type="string">
            <text:p>Sentiment(polarity=0.32222222222222224, subjectivity=0.3611111111111111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Wed Jan 17 23:32:58 +0000 2018</text:p>
          </table:table-cell>
          <table:table-cell office:value-type="float" office:value="99281" calcext:value-type="float">
            <text:p>99281</text:p>
          </table:table-cell>
          <table:table-cell office:value-type="float" office:value="24773" calcext:value-type="float">
            <text:p>24773</text:p>
          </table:table-cell>
          <table:table-cell office:value-type="string" calcext:value-type="string">
            <text:p>During the campaign, I promised to MAKE AMERICA GREAT AGAIN by bringing businesses and jobs back to our country. I… https://t.co/OQ1fA6odh7</text:p>
          </table:table-cell>
          <table:table-cell office:value-type="string" calcext:value-type="string">
            <text:p>During the campaign I promised to MAKE AMERICA GREAT AGAIN by bringing businesses and jobs back to our country I </text:p>
          </table:table-cell>
          <table:table-cell office:value-type="string" calcext:value-type="string">
            <text:p>Sentiment(polarity=0.4, subjectivity=0.3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Wed Jan 17 23:28:30 +0000 2018</text:p>
          </table:table-cell>
          <table:table-cell office:value-type="float" office:value="92457" calcext:value-type="float">
            <text:p>92457</text:p>
          </table:table-cell>
          <table:table-cell office:value-type="float" office:value="24526" calcext:value-type="float">
            <text:p>24526</text:p>
          </table:table-cell>
          <table:table-cell office:value-type="string" calcext:value-type="string">
            <text:p>I promised that my policies would allow companies like Apple to bring massive amounts of money back to the United S… https://t.co/aWutB2fro3</text:p>
          </table:table-cell>
          <table:table-cell office:value-type="string" calcext:value-type="string">
            <text:p>I promised that my policies would allow companies like Apple to bring massive amounts of money back to the United S </text:p>
          </table:table-cell>
          <table:table-cell office:value-type="string" calcext:value-type="string">
            <text:p>Sentiment(polarity=0.0, subjectivity=0.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5" calcext:value-type="float">
            <text:p>135</text:p>
          </table:table-cell>
          <table:table-cell office:value-type="string" calcext:value-type="string">
            <text:p>Wed Jan 17 23:19:02 +0000 2018</text:p>
          </table:table-cell>
          <table:table-cell office:value-type="float" office:value="75207" calcext:value-type="float">
            <text:p>75207</text:p>
          </table:table-cell>
          <table:table-cell office:value-type="float" office:value="15590" calcext:value-type="float">
            <text:p>15590</text:p>
          </table:table-cell>
          <table:table-cell office:value-type="string" calcext:value-type="string">
            <text:p>Today, we witnessed an incredible moment in history – the presentation of Congress’ highest civilian honor to our f… https://t.co/svBhsLy1By</text:p>
          </table:table-cell>
          <table:table-cell office:value-type="string" calcext:value-type="string">
            <text:p>Today we witnessed an incredible moment in history <text:s/>the presentation of Congress highest civilian honor to our f </text:p>
          </table:table-cell>
          <table:table-cell office:value-type="string" calcext:value-type="string">
            <text:p>Sentiment(polarity=0.9, subjectivity=0.9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Wed Jan 17 13:04:46 +0000 2018</text:p>
          </table:table-cell>
          <table:table-cell office:value-type="float" office:value="54563" calcext:value-type="float">
            <text:p>54563</text:p>
          </table:table-cell>
          <table:table-cell office:value-type="float" office:value="6768" calcext:value-type="float">
            <text:p>6768</text:p>
          </table:table-cell>
          <table:table-cell office:value-type="string" calcext:value-type="string">
            <text:p>Eric Trump on @foxandfriends <text:s/>now!</text:p>
          </table:table-cell>
          <table:table-cell office:value-type="string" calcext:value-type="string">
            <text:p>Eric Trump on foxandfriends <text:s/>now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Tue Jan 16 23:20:10 +0000 2018</text:p>
          </table:table-cell>
          <table:table-cell office:value-type="float" office:value="81873" calcext:value-type="float">
            <text:p>81873</text:p>
          </table:table-cell>
          <table:table-cell office:value-type="float" office:value="19179" calcext:value-type="float">
            <text:p>19179</text:p>
          </table:table-cell>
          <table:table-cell office:value-type="string" calcext:value-type="string">
            <text:p>....we need to keep America safe, including moving away from a random chain migration and lottery system, to one th… https://t.co/wMQB8vJ3Cs</text:p>
          </table:table-cell>
          <table:table-cell office:value-type="string" calcext:value-type="string">
            <text:p>we need to keep America safe including moving away from a random chain migration and lottery system to one th </text:p>
          </table:table-cell>
          <table:table-cell office:value-type="string" calcext:value-type="string">
            <text:p>Sentiment(polarity=0.0, subjectivity=0.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8" calcext:value-type="float">
            <text:p>138</text:p>
          </table:table-cell>
          <table:table-cell office:value-type="string" calcext:value-type="string">
            <text:p>Tue Jan 16 23:19:39 +0000 2018</text:p>
          </table:table-cell>
          <table:table-cell office:value-type="float" office:value="100242" calcext:value-type="float">
            <text:p>100242</text:p>
          </table:table-cell>
          <table:table-cell office:value-type="float" office:value="25967" calcext:value-type="float">
            <text:p>25967</text:p>
          </table:table-cell>
          <table:table-cell office:value-type="string" calcext:value-type="string">
            <text:p>New report from DOJ &amp;amp; DHS shows that nearly 3 in 4 individuals convicted of terrorism-related charges are foreign-b… https://t.co/9F2yHphpOi</text:p>
          </table:table-cell>
          <table:table-cell office:value-type="string" calcext:value-type="string">
            <text:p>New report from DOJ amp DHS shows that nearly 3 in 4 individuals convicted of terrorismrelated charges are foreignb </text:p>
          </table:table-cell>
          <table:table-cell office:value-type="string" calcext:value-type="string">
            <text:p>Sentiment(polarity=0.11818181818181818, subjectivity=0.4272727272727272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39" calcext:value-type="float">
            <text:p>139</text:p>
          </table:table-cell>
          <table:table-cell office:value-type="string" calcext:value-type="string">
            <text:p>Tue Jan 16 20:17:39 +0000 2018</text:p>
          </table:table-cell>
          <table:table-cell office:value-type="float" office:value="56119" calcext:value-type="float">
            <text:p>56119</text:p>
          </table:table-cell>
          <table:table-cell office:value-type="float" office:value="10005" calcext:value-type="float">
            <text:p>10005</text:p>
          </table:table-cell>
          <table:table-cell office:value-type="string" calcext:value-type="string">
            <text:p>Today, it was my honor to welcome President Nursultan Nazarbayev of Kazakhstan to the @WhiteHouse! https://t.co/TerYFZViax</text:p>
          </table:table-cell>
          <table:table-cell office:value-type="string" calcext:value-type="string">
            <text:p>Today it was my honor to welcome President Nursultan Nazarbayev of Kazakhstan to the WhiteHouse </text:p>
          </table:table-cell>
          <table:table-cell office:value-type="string" calcext:value-type="string">
            <text:p>Sentiment(polarity=0.8, subjectivity=0.9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Tue Jan 16 19:43:32 +0000 2018</text:p>
          </table:table-cell>
          <table:table-cell office:value-type="float" office:value="73998" calcext:value-type="float">
            <text:p>73998</text:p>
          </table:table-cell>
          <table:table-cell office:value-type="float" office:value="19658" calcext:value-type="float">
            <text:p>19658</text:p>
          </table:table-cell>
          <table:table-cell office:value-type="string" calcext:value-type="string">
            <text:p>“President Donald J. Trump Proclaims January 16, 2018, as Religious Freedom Day” https://t.co/bD3R2dJfyp</text:p>
          </table:table-cell>
          <table:table-cell office:value-type="string" calcext:value-type="string">
            <text:p>President Donald J Trump Proclaims January 16 2018 as Religious Freedom Day </text:p>
          </table:table-cell>
          <table:table-cell office:value-type="string" calcext:value-type="string">
            <text:p>Sentiment(polarity=0.0, subjectivity=0.2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Tue Jan 16 14:30:00 +0000 2018</text:p>
          </table:table-cell>
          <table:table-cell office:value-type="float" office:value="113618" calcext:value-type="float">
            <text:p>113618</text:p>
          </table:table-cell>
          <table:table-cell office:value-type="float" office:value="28269" calcext:value-type="float">
            <text:p>28269</text:p>
          </table:table-cell>
          <table:table-cell office:value-type="string" calcext:value-type="string">
            <text:p>Unemployment for Black Americans is the lowest ever recorded. Trump approval ratings with Black Americans has doubl… https://t.co/T5tmchLiz8</text:p>
          </table:table-cell>
          <table:table-cell office:value-type="string" calcext:value-type="string">
            <text:p>Unemployment for Black Americans is the lowest ever recorded Trump approval ratings with Black Americans has doubl </text:p>
          </table:table-cell>
          <table:table-cell office:value-type="string" calcext:value-type="string">
            <text:p>Sentiment(polarity=-0.16666666666666666, subjectivity=0.4333333333333333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42" calcext:value-type="float">
            <text:p>142</text:p>
          </table:table-cell>
          <table:table-cell office:value-type="string" calcext:value-type="string">
            <text:p>Tue Jan 16 14:24:40 +0000 2018</text:p>
          </table:table-cell>
          <table:table-cell office:value-type="float" office:value="73509" calcext:value-type="float">
            <text:p>73509</text:p>
          </table:table-cell>
          <table:table-cell office:value-type="float" office:value="16353" calcext:value-type="float">
            <text:p>16353</text:p>
          </table:table-cell>
          <table:table-cell office:value-type="string" calcext:value-type="string">
            <text:p>“90% of Trump 2017 news coverage was negative” -and much of it contrived!@foxandfriends</text:p>
          </table:table-cell>
          <table:table-cell office:value-type="string" calcext:value-type="string">
            <text:p>90 of Trump 2017 news coverage was negative and much of it contrivedfoxandfriends</text:p>
          </table:table-cell>
          <table:table-cell office:value-type="string" calcext:value-type="string">
            <text:p>Sentiment(polarity=-0.04999999999999999, subjectivity=0.30000000000000004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Tue Jan 16 14:19:46 +0000 2018</text:p>
          </table:table-cell>
          <table:table-cell office:value-type="float" office:value="111860" calcext:value-type="float">
            <text:p>111860</text:p>
          </table:table-cell>
          <table:table-cell office:value-type="float" office:value="26534" calcext:value-type="float">
            <text:p>26534</text:p>
          </table:table-cell>
          <table:table-cell office:value-type="string" calcext:value-type="string">
            <text:p>Do you notice the Fake News Mainstream Media never likes covering the great and record setting economic news, but r… https://t.co/8kZJQ8SQZe</text:p>
          </table:table-cell>
          <table:table-cell office:value-type="string" calcext:value-type="string">
            <text:p>Do you notice the Fake News Mainstream Media never likes covering the great and record setting economic news but r </text:p>
          </table:table-cell>
          <table:table-cell office:value-type="string" calcext:value-type="string">
            <text:p>Sentiment(polarity=0.16666666666666666, subjectivity=0.6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Tue Jan 16 14:07:38 +0000 2018</text:p>
          </table:table-cell>
          <table:table-cell office:value-type="float" office:value="100526" calcext:value-type="float">
            <text:p>100526</text:p>
          </table:table-cell>
          <table:table-cell office:value-type="float" office:value="23986" calcext:value-type="float">
            <text:p>23986</text:p>
          </table:table-cell>
          <table:table-cell office:value-type="string" calcext:value-type="string">
            <text:p>The Democrats want to shut down the Government over Amnesty for all and Border Security. The biggest loser will be… https://t.co/Kv8aUAd3gD</text:p>
          </table:table-cell>
          <table:table-cell office:value-type="string" calcext:value-type="string">
            <text:p>The Democrats want to shut down the Government over Amnesty for all and Border Security The biggest loser will be </text:p>
          </table:table-cell>
          <table:table-cell office:value-type="string" calcext:value-type="string">
            <text:p>Sentiment(polarity=-0.15555555555555559, subjectivity=0.2888888888888889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45" calcext:value-type="float">
            <text:p>145</text:p>
          </table:table-cell>
          <table:table-cell office:value-type="string" calcext:value-type="string">
            <text:p>Tue Jan 16 13:54:02 +0000 2018</text:p>
          </table:table-cell>
          <table:table-cell office:value-type="float" office:value="117682" calcext:value-type="float">
            <text:p>117682</text:p>
          </table:table-cell>
          <table:table-cell office:value-type="float" office:value="25110" calcext:value-type="float">
            <text:p>25110</text:p>
          </table:table-cell>
          <table:table-cell office:value-type="string" calcext:value-type="string">
            <text:p>We must have Security at our VERY DANGEROUS SOUTHERN BORDER, and we must have a great WALL to help protect us, and… https://t.co/QH1uNnvCOq</text:p>
          </table:table-cell>
          <table:table-cell office:value-type="string" calcext:value-type="string">
            <text:p>We must have Security at our VERY DANGEROUS SOUTHERN BORDER and we must have a great WALL to help protect us and </text:p>
          </table:table-cell>
          <table:table-cell office:value-type="string" calcext:value-type="string">
            <text:p>Sentiment(polarity=0.006666666666666672, subjectivity=0.5833333333333334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46" calcext:value-type="float">
            <text:p>146</text:p>
          </table:table-cell>
          <table:table-cell office:value-type="string" calcext:value-type="string">
            <text:p>Tue Jan 16 00:55:35 +0000 2018</text:p>
          </table:table-cell>
          <table:table-cell office:value-type="float" office:value="0" calcext:value-type="float">
            <text:p>0</text:p>
          </table:table-cell>
          <table:table-cell office:value-type="float" office:value="30388" calcext:value-type="float">
            <text:p>30388</text:p>
          </table:table-cell>
          <table:table-cell office:value-type="string" calcext:value-type="string">
            <text:p>RT @realDonaldTrump: Senator Dicky Durbin totally misrepresented what was said at the DACA meeting. Deals can’t get made when there is no t…</text:p>
          </table:table-cell>
          <table:table-cell office:value-type="string" calcext:value-type="string">
            <text:p>RT realDonaldTrump Senator Dicky Durbin totally misrepresented what was said at the DACA meeting Deals cant get made when there is no t</text:p>
          </table:table-cell>
          <table:table-cell office:value-type="string" calcext:value-type="string">
            <text:p>Sentiment(polarity=0.0, subjectivity=0.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Tue Jan 16 00:53:38 +0000 2018</text:p>
          </table:table-cell>
          <table:table-cell office:value-type="float" office:value="0" calcext:value-type="float">
            <text:p>0</text:p>
          </table:table-cell>
          <table:table-cell office:value-type="float" office:value="27832" calcext:value-type="float">
            <text:p>27832</text:p>
          </table:table-cell>
          <table:table-cell office:value-type="string" calcext:value-type="string">
            <text:p>RT @realDonaldTrump: DACA is probably dead because the Democrats don’t really want it, they just want to talk and take desperately needed m…</text:p>
          </table:table-cell>
          <table:table-cell office:value-type="string" calcext:value-type="string">
            <text:p>RT realDonaldTrump DACA is probably dead because the Democrats dont really want it they just want to talk and take desperately needed m</text:p>
          </table:table-cell>
          <table:table-cell office:value-type="string" calcext:value-type="string">
            <text:p>Sentiment(polarity=-0.19999999999999998, subjectivity=0.5333333333333333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48" calcext:value-type="float">
            <text:p>148</text:p>
          </table:table-cell>
          <table:table-cell office:value-type="string" calcext:value-type="string">
            <text:p>Tue Jan 16 00:53:19 +0000 2018</text:p>
          </table:table-cell>
          <table:table-cell office:value-type="float" office:value="0" calcext:value-type="float">
            <text:p>0</text:p>
          </table:table-cell>
          <table:table-cell office:value-type="float" office:value="39759" calcext:value-type="float">
            <text:p>39759</text:p>
          </table:table-cell>
          <table:table-cell office:value-type="string" calcext:value-type="string">
            <text:p>RT @realDonaldTrump: I, as President, want people coming into our Country who are going to help us become strong and great again, people co…</text:p>
          </table:table-cell>
          <table:table-cell office:value-type="string" calcext:value-type="string">
            <text:p>RT realDonaldTrump I as President want people coming into our Country who are going to help us become strong and great again people co</text:p>
          </table:table-cell>
          <table:table-cell office:value-type="string" calcext:value-type="string">
            <text:p>Sentiment(polarity=0.6166666666666667, subjectivity=0.7416666666666667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Tue Jan 16 00:52:48 +0000 2018</text:p>
          </table:table-cell>
          <table:table-cell office:value-type="float" office:value="0" calcext:value-type="float">
            <text:p>0</text:p>
          </table:table-cell>
          <table:table-cell office:value-type="float" office:value="19223" calcext:value-type="float">
            <text:p>19223</text:p>
          </table:table-cell>
          <table:table-cell office:value-type="string" calcext:value-type="string">
            <text:p>RT @realDonaldTrump: ...big unnecessary regulation cuts made it all possible” (among many other things). “President Trump reversed the poli…</text:p>
          </table:table-cell>
          <table:table-cell office:value-type="string" calcext:value-type="string">
            <text:p>RT realDonaldTrump big unnecessary regulation cuts made it all possible among many other things President Trump reversed the poli</text:p>
          </table:table-cell>
          <table:table-cell office:value-type="string" calcext:value-type="string">
            <text:p>Sentiment(polarity=-0.0050000000000000044, subjectivity=0.5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Tue Jan 16 00:52:43 +0000 2018</text:p>
          </table:table-cell>
          <table:table-cell office:value-type="float" office:value="0" calcext:value-type="float">
            <text:p>0</text:p>
          </table:table-cell>
          <table:table-cell office:value-type="float" office:value="25211" calcext:value-type="float">
            <text:p>25211</text:p>
          </table:table-cell>
          <table:table-cell office:value-type="string" calcext:value-type="string">
            <text:p>RT @realDonaldTrump: “President Trump is not getting the credit he deserves for the economy. Tax Cut bonuses to more than 2,000,000 workers…</text:p>
          </table:table-cell>
          <table:table-cell office:value-type="string" calcext:value-type="string">
            <text:p>RT realDonaldTrump President Trump is not getting the credit he deserves for the economy Tax Cut bonuses to more than 2000000 workers</text:p>
          </table:table-cell>
          <table:table-cell office:value-type="string" calcext:value-type="string">
            <text:p>Sentiment(polarity=0.5, subjectivity=0.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1" calcext:value-type="float">
            <text:p>151</text:p>
          </table:table-cell>
          <table:table-cell office:value-type="string" calcext:value-type="string">
            <text:p>Tue Jan 16 00:50:19 +0000 2018</text:p>
          </table:table-cell>
          <table:table-cell office:value-type="float" office:value="0" calcext:value-type="float">
            <text:p>0</text:p>
          </table:table-cell>
          <table:table-cell office:value-type="float" office:value="13882" calcext:value-type="float">
            <text:p>13882</text:p>
          </table:table-cell>
          <table:table-cell office:value-type="string" calcext:value-type="string">
            <text:p>RT @EricTrump: I will be always be incredibly proud of my work for @StJude, raising $16.3+ million dollars over the last 10 years at a 9.2%…</text:p>
          </table:table-cell>
          <table:table-cell office:value-type="string" calcext:value-type="string">
            <text:p>RT EricTrump I will be always be incredibly proud of my work for StJude raising 163 million dollars over the last 10 years at a 92</text:p>
          </table:table-cell>
          <table:table-cell office:value-type="string" calcext:value-type="string">
            <text:p>Sentiment(polarity=0.4, subjectivity=0.5333333333333333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2" calcext:value-type="float">
            <text:p>152</text:p>
          </table:table-cell>
          <table:table-cell office:value-type="string" calcext:value-type="string">
            <text:p>Tue Jan 16 00:48:04 +0000 2018</text:p>
          </table:table-cell>
          <table:table-cell office:value-type="float" office:value="0" calcext:value-type="float">
            <text:p>0</text:p>
          </table:table-cell>
          <table:table-cell office:value-type="float" office:value="8928" calcext:value-type="float">
            <text:p>8928</text:p>
          </table:table-cell>
          <table:table-cell office:value-type="string" calcext:value-type="string">
            <text:p>RT @EricTrump: #MakeAmericaGreatAgain 🇺🇸🇺🇸🇺🇸 https://t.co/b81NtQGhHa</text:p>
          </table:table-cell>
          <table:table-cell office:value-type="string" calcext:value-type="string">
            <text:p>RT EricTrump MakeAmericaGreatAgain <text:s/>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3" calcext:value-type="float">
            <text:p>153</text:p>
          </table:table-cell>
          <table:table-cell office:value-type="string" calcext:value-type="string">
            <text:p>Tue Jan 16 00:47:59 +0000 2018</text:p>
          </table:table-cell>
          <table:table-cell office:value-type="float" office:value="0" calcext:value-type="float">
            <text:p>0</text:p>
          </table:table-cell>
          <table:table-cell office:value-type="float" office:value="2683" calcext:value-type="float">
            <text:p>2683</text:p>
          </table:table-cell>
          <table:table-cell office:value-type="string" calcext:value-type="string">
            <text:p>RT @Heritage: We had a special visitor yesterday. @IvankaTrump, thank you for meeting with @KayColesJames, spending time with our team, and…</text:p>
          </table:table-cell>
          <table:table-cell office:value-type="string" calcext:value-type="string">
            <text:p>RT Heritage We had a special visitor yesterday IvankaTrump thank you for meeting with KayColesJames spending time with our team and</text:p>
          </table:table-cell>
          <table:table-cell office:value-type="string" calcext:value-type="string">
            <text:p>Sentiment(polarity=0.35714285714285715, subjectivity=0.5714285714285714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4" calcext:value-type="float">
            <text:p>154</text:p>
          </table:table-cell>
          <table:table-cell office:value-type="string" calcext:value-type="string">
            <text:p>Mon Jan 15 20:28:15 +0000 2018</text:p>
          </table:table-cell>
          <table:table-cell office:value-type="float" office:value="117962" calcext:value-type="float">
            <text:p>117962</text:p>
          </table:table-cell>
          <table:table-cell office:value-type="float" office:value="30388" calcext:value-type="float">
            <text:p>30388</text:p>
          </table:table-cell>
          <table:table-cell office:value-type="string" calcext:value-type="string">
            <text:p>Senator Dicky Durbin totally misrepresented what was said at the DACA meeting. Deals can’t get made when there is n… https://t.co/YaPbD8cjHe</text:p>
          </table:table-cell>
          <table:table-cell office:value-type="string" calcext:value-type="string">
            <text:p>Senator Dicky Durbin totally misrepresented what was said at the DACA meeting Deals cant get made when there is n </text:p>
          </table:table-cell>
          <table:table-cell office:value-type="string" calcext:value-type="string">
            <text:p>Sentiment(polarity=0.0, subjectivity=0.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Mon Jan 15 16:01:11 +0000 2018</text:p>
          </table:table-cell>
          <table:table-cell office:value-type="float" office:value="0" calcext:value-type="float">
            <text:p>0</text:p>
          </table:table-cell>
          <table:table-cell office:value-type="float" office:value="21530" calcext:value-type="float">
            <text:p>21530</text:p>
          </table:table-cell>
          <table:table-cell office:value-type="string" calcext:value-type="string">
            <text:p>RT @WhiteHouse: "Dr. King's dream is our dream. It is the American Dream. It's the promise stitched into the fabric of our Nation, etched i…</text:p>
          </table:table-cell>
          <table:table-cell office:value-type="string" calcext:value-type="string">
            <text:p>RT WhiteHouse Dr Kings dream is our dream It is the American Dream Its the promise stitched into the fabric of our Nation etched i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Mon Jan 15 13:02:22 +0000 2018</text:p>
          </table:table-cell>
          <table:table-cell office:value-type="float" office:value="113399" calcext:value-type="float">
            <text:p>113399</text:p>
          </table:table-cell>
          <table:table-cell office:value-type="float" office:value="23710" calcext:value-type="float">
            <text:p>23710</text:p>
          </table:table-cell>
          <table:table-cell office:value-type="string" calcext:value-type="string">
            <text:p>...to stop drugs, they want to take money away from our military which we cannot do.” My standard is very simple, A… https://t.co/Q3BJnCHTLv</text:p>
          </table:table-cell>
          <table:table-cell office:value-type="string" calcext:value-type="string">
            <text:p>to stop drugs they want to take money away from our military which we cannot do My standard is very simple A </text:p>
          </table:table-cell>
          <table:table-cell office:value-type="string" calcext:value-type="string">
            <text:p>Sentiment(polarity=-0.03333333333333333, subjectivity=0.1880952380952381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7" calcext:value-type="float">
            <text:p>157</text:p>
          </table:table-cell>
          <table:table-cell office:value-type="string" calcext:value-type="string">
            <text:p>Mon Jan 15 12:57:43 +0000 2018</text:p>
          </table:table-cell>
          <table:table-cell office:value-type="float" office:value="94678" calcext:value-type="float">
            <text:p>94678</text:p>
          </table:table-cell>
          <table:table-cell office:value-type="float" office:value="22258" calcext:value-type="float">
            <text:p>22258</text:p>
          </table:table-cell>
          <table:table-cell office:value-type="string" calcext:value-type="string">
            <text:p>Statement by me last night in Florida: “Honestly, I don’t think the Democrats want to make a deal. They talk about… https://t.co/L3CS8EO9D9</text:p>
          </table:table-cell>
          <table:table-cell office:value-type="string" calcext:value-type="string">
            <text:p>Statement by me last night in Florida Honestly I dont think the Democrats want to make a deal They talk about </text:p>
          </table:table-cell>
          <table:table-cell office:value-type="string" calcext:value-type="string">
            <text:p>Sentiment(polarity=0.3, subjectivity=0.48333333333333334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Sun Jan 14 13:59:35 +0000 2018</text:p>
          </table:table-cell>
          <table:table-cell office:value-type="float" office:value="88650" calcext:value-type="float">
            <text:p>88650</text:p>
          </table:table-cell>
          <table:table-cell office:value-type="float" office:value="19223" calcext:value-type="float">
            <text:p>19223</text:p>
          </table:table-cell>
          <table:table-cell office:value-type="string" calcext:value-type="string">
            <text:p>...big unnecessary regulation cuts made it all possible” (among many other things). “President Trump reversed the p… https://t.co/wnLrQrTsWp</text:p>
          </table:table-cell>
          <table:table-cell office:value-type="string" calcext:value-type="string">
            <text:p>big unnecessary regulation cuts made it all possible among many other things President Trump reversed the p </text:p>
          </table:table-cell>
          <table:table-cell office:value-type="string" calcext:value-type="string">
            <text:p>Sentiment(polarity=-0.0050000000000000044, subjectivity=0.5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Sun Jan 14 13:50:14 +0000 2018</text:p>
          </table:table-cell>
          <table:table-cell office:value-type="float" office:value="112214" calcext:value-type="float">
            <text:p>112214</text:p>
          </table:table-cell>
          <table:table-cell office:value-type="float" office:value="25211" calcext:value-type="float">
            <text:p>25211</text:p>
          </table:table-cell>
          <table:table-cell office:value-type="string" calcext:value-type="string">
            <text:p>“President Trump is not getting the credit he deserves for the economy. Tax Cut bonuses to more than 2,000,000 work… https://t.co/0US33d7EuY</text:p>
          </table:table-cell>
          <table:table-cell office:value-type="string" calcext:value-type="string">
            <text:p>President Trump is not getting the credit he deserves for the economy Tax Cut bonuses to more than 2000000 work </text:p>
          </table:table-cell>
          <table:table-cell office:value-type="string" calcext:value-type="string">
            <text:p>Sentiment(polarity=0.5, subjectivity=0.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0" calcext:value-type="float">
            <text:p>160</text:p>
          </table:table-cell>
          <table:table-cell office:value-type="string" calcext:value-type="string">
            <text:p>Sun Jan 14 13:19:06 +0000 2018</text:p>
          </table:table-cell>
          <table:table-cell office:value-type="float" office:value="161715" calcext:value-type="float">
            <text:p>161715</text:p>
          </table:table-cell>
          <table:table-cell office:value-type="float" office:value="39759" calcext:value-type="float">
            <text:p>39759</text:p>
          </table:table-cell>
          <table:table-cell office:value-type="string" calcext:value-type="string">
            <text:p>I, as President, want people coming into our Country who are going to help us become strong and great again, people… https://t.co/IkpH8hauTL</text:p>
          </table:table-cell>
          <table:table-cell office:value-type="string" calcext:value-type="string">
            <text:p>I as President want people coming into our Country who are going to help us become strong and great again people </text:p>
          </table:table-cell>
          <table:table-cell office:value-type="string" calcext:value-type="string">
            <text:p>Sentiment(polarity=0.6166666666666667, subjectivity=0.7416666666666667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1" calcext:value-type="float">
            <text:p>161</text:p>
          </table:table-cell>
          <table:table-cell office:value-type="string" calcext:value-type="string">
            <text:p>Sun Jan 14 13:09:09 +0000 2018</text:p>
          </table:table-cell>
          <table:table-cell office:value-type="float" office:value="122288" calcext:value-type="float">
            <text:p>122288</text:p>
          </table:table-cell>
          <table:table-cell office:value-type="float" office:value="27832" calcext:value-type="float">
            <text:p>27832</text:p>
          </table:table-cell>
          <table:table-cell office:value-type="string" calcext:value-type="string">
            <text:p>DACA is probably dead because the Democrats don’t really want it, they just want to talk and take desperately neede… https://t.co/gZRLa3KopW</text:p>
          </table:table-cell>
          <table:table-cell office:value-type="string" calcext:value-type="string">
            <text:p>DACA is probably dead because the Democrats dont really want it they just want to talk and take desperately neede </text:p>
          </table:table-cell>
          <table:table-cell office:value-type="string" calcext:value-type="string">
            <text:p>Sentiment(polarity=-0.19999999999999998, subjectivity=0.5333333333333333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2" calcext:value-type="float">
            <text:p>162</text:p>
          </table:table-cell>
          <table:table-cell office:value-type="string" calcext:value-type="string">
            <text:p>Sun Jan 14 13:04:18 +0000 2018</text:p>
          </table:table-cell>
          <table:table-cell office:value-type="float" office:value="0" calcext:value-type="float">
            <text:p>0</text:p>
          </table:table-cell>
          <table:table-cell office:value-type="float" office:value="34573" calcext:value-type="float">
            <text:p>34573</text:p>
          </table:table-cell>
          <table:table-cell office:value-type="string" calcext:value-type="string">
            <text:p>RT @realDonaldTrump: So much Fake News is being reported. They don’t even try to get it right, or correct it when they are wrong. They prom…</text:p>
          </table:table-cell>
          <table:table-cell office:value-type="string" calcext:value-type="string">
            <text:p>RT realDonaldTrump So much Fake News is being reported They dont even try to get it right or correct it when they are wrong They prom</text:p>
          </table:table-cell>
          <table:table-cell office:value-type="string" calcext:value-type="string">
            <text:p>Sentiment(polarity=-0.2380952380952381, subjectivity=0.8119047619047618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3" calcext:value-type="float">
            <text:p>163</text:p>
          </table:table-cell>
          <table:table-cell office:value-type="string" calcext:value-type="string">
            <text:p>Sun Jan 14 13:01:44 +0000 2018</text:p>
          </table:table-cell>
          <table:table-cell office:value-type="float" office:value="83551" calcext:value-type="float">
            <text:p>83551</text:p>
          </table:table-cell>
          <table:table-cell office:value-type="float" office:value="16592" calcext:value-type="float">
            <text:p>16592</text:p>
          </table:table-cell>
          <table:table-cell office:value-type="string" calcext:value-type="string">
            <text:p>...and they knew exactly what I said and meant. They just wanted a story. FAKE NEWS!</text:p>
          </table:table-cell>
          <table:table-cell office:value-type="string" calcext:value-type="string">
            <text:p>and they knew exactly what I said and meant They just wanted a story FAKE NEWS</text:p>
          </table:table-cell>
          <table:table-cell office:value-type="string" calcext:value-type="string">
            <text:p>Sentiment(polarity=-0.125, subjectivity=0.62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4" calcext:value-type="float">
            <text:p>164</text:p>
          </table:table-cell>
          <table:table-cell office:value-type="string" calcext:value-type="string">
            <text:p>Sun Jan 14 12:58:43 +0000 2018</text:p>
          </table:table-cell>
          <table:table-cell office:value-type="float" office:value="96208" calcext:value-type="float">
            <text:p>96208</text:p>
          </table:table-cell>
          <table:table-cell office:value-type="float" office:value="22575" calcext:value-type="float">
            <text:p>22575</text:p>
          </table:table-cell>
          <table:table-cell office:value-type="string" calcext:value-type="string">
            <text:p>The Wall Street Journal stated falsely that I said to them “I have a good relationship with Kim Jong Un” (of N. Kor… https://t.co/ZvyN9rhbFn</text:p>
          </table:table-cell>
          <table:table-cell office:value-type="string" calcext:value-type="string">
            <text:p>The Wall Street Journal stated falsely that I said to them I have a good relationship with Kim Jong Un of N Kor </text:p>
          </table:table-cell>
          <table:table-cell office:value-type="string" calcext:value-type="string">
            <text:p>Sentiment(polarity=0.14999999999999994, subjectivity=0.6000000000000001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5" calcext:value-type="float">
            <text:p>165</text:p>
          </table:table-cell>
          <table:table-cell office:value-type="string" calcext:value-type="string">
            <text:p>Sun Jan 14 03:50:18 +0000 2018</text:p>
          </table:table-cell>
          <table:table-cell office:value-type="float" office:value="0" calcext:value-type="float">
            <text:p>0</text:p>
          </table:table-cell>
          <table:table-cell office:value-type="float" office:value="15800" calcext:value-type="float">
            <text:p>15800</text:p>
          </table:table-cell>
          <table:table-cell office:value-type="string" calcext:value-type="string">
            <text:p>RT @paulsperry_: https://t.co/aU1rdyKA1W</text:p>
          </table:table-cell>
          <table:table-cell office:value-type="string" calcext:value-type="string">
            <text:p>RT paulsperry_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Sun Jan 14 03:49:56 +0000 2018</text:p>
          </table:table-cell>
          <table:table-cell office:value-type="float" office:value="0" calcext:value-type="float">
            <text:p>0</text:p>
          </table:table-cell>
          <table:table-cell office:value-type="float" office:value="10384" calcext:value-type="float">
            <text:p>10384</text:p>
          </table:table-cell>
          <table:table-cell office:value-type="string" calcext:value-type="string">
            <text:p>RT @paulsperry_: Fusion GPS, firm behind disputed Russia dossier, retracts its claim of FBI mole in Trump camp</text:p>
            <text:p>https://t.co/s6CFPXSVqb</text:p>
          </table:table-cell>
          <table:table-cell office:value-type="string" calcext:value-type="string">
            <text:p>RT paulsperry_ Fusion GPS firm behind disputed Russia dossier retracts its claim of FBI mole in Trump camp</text:p>
          </table:table-cell>
          <table:table-cell office:value-type="string" calcext:value-type="string">
            <text:p>Sentiment(polarity=-0.30000000000000004, subjectivity=0.55)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67" calcext:value-type="float">
            <text:p>167</text:p>
          </table:table-cell>
          <table:table-cell office:value-type="string" calcext:value-type="string">
            <text:p>Sun Jan 14 03:45:45 +0000 2018</text:p>
          </table:table-cell>
          <table:table-cell office:value-type="float" office:value="0" calcext:value-type="float">
            <text:p>0</text:p>
          </table:table-cell>
          <table:table-cell office:value-type="float" office:value="23382" calcext:value-type="float">
            <text:p>23382</text:p>
          </table:table-cell>
          <table:table-cell office:value-type="string" calcext:value-type="string">
            <text:p>RT @JackPosobiec: Dick Durbin called Trump racist for wanting to end chain migration. </text:p>
            <text:p/>
            <text:p>Here's a video of Dick Durbin calling for an end to…</text:p>
          </table:table-cell>
          <table:table-cell office:value-type="string" calcext:value-type="string">
            <text:p>RT JackPosobiec Dick Durbin called Trump racist for wanting to end chain migration Heres a video of Dick Durbin calling for an end to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un Jan 14 03:42:07 +0000 2018</text:p>
          </table:table-cell>
          <table:table-cell office:value-type="float" office:value="0" calcext:value-type="float">
            <text:p>0</text:p>
          </table:table-cell>
          <table:table-cell office:value-type="float" office:value="18264" calcext:value-type="float">
            <text:p>18264</text:p>
          </table:table-cell>
          <table:table-cell office:value-type="string" calcext:value-type="string">
            <text:p>RT @LouDobbs: The stock market has gained an incredible 7.8 Trillion dollars in market value since @POTUS was elected! Looks like 4% econom…</text:p>
          </table:table-cell>
          <table:table-cell office:value-type="string" calcext:value-type="string">
            <text:p>RT LouDobbs The stock market has gained an incredible 78 Trillion dollars in market value since POTUS was elected Looks like 4 econom</text:p>
          </table:table-cell>
          <table:table-cell office:value-type="string" calcext:value-type="string">
            <text:p>Sentiment(polarity=0.9, subjectivity=0.9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69" calcext:value-type="float">
            <text:p>169</text:p>
          </table:table-cell>
          <table:table-cell office:value-type="string" calcext:value-type="string">
            <text:p>Sat Jan 13 22:08:34 +0000 2018</text:p>
          </table:table-cell>
          <table:table-cell office:value-type="float" office:value="147836" calcext:value-type="float">
            <text:p>147836</text:p>
          </table:table-cell>
          <table:table-cell office:value-type="float" office:value="34573" calcext:value-type="float">
            <text:p>34573</text:p>
          </table:table-cell>
          <table:table-cell office:value-type="string" calcext:value-type="string">
            <text:p>So much Fake News is being reported. They don’t even try to get it right, or correct it when they are wrong. They p… https://t.co/O5Mqd6avqH</text:p>
          </table:table-cell>
          <table:table-cell office:value-type="string" calcext:value-type="string">
            <text:p>So much Fake News is being reported They dont even try to get it right or correct it when they are wrong They p </text:p>
          </table:table-cell>
          <table:table-cell office:value-type="string" calcext:value-type="string">
            <text:p>Sentiment(polarity=-0.2380952380952381, subjectivity=0.8119047619047618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0" calcext:value-type="float">
            <text:p>170</text:p>
          </table:table-cell>
          <table:table-cell office:value-type="string" calcext:value-type="string">
            <text:p>Sat Jan 13 14:20:01 +0000 2018</text:p>
          </table:table-cell>
          <table:table-cell office:value-type="float" office:value="124407" calcext:value-type="float">
            <text:p>124407</text:p>
          </table:table-cell>
          <table:table-cell office:value-type="float" office:value="27178" calcext:value-type="float">
            <text:p>27178</text:p>
          </table:table-cell>
          <table:table-cell office:value-type="string" calcext:value-type="string">
            <text:p>I don’t believe the Democrats really want to see a deal on DACA. They are all talk and no action. This is the time… https://t.co/K5o4njHvXx</text:p>
          </table:table-cell>
          <table:table-cell office:value-type="string" calcext:value-type="string">
            <text:p>I dont believe the Democrats really want to see a deal on DACA They are all talk and no action This is the time </text:p>
          </table:table-cell>
          <table:table-cell office:value-type="string" calcext:value-type="string">
            <text:p>Sentiment(polarity=0.07500000000000001, subjectivity=0.15000000000000002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1" calcext:value-type="float">
            <text:p>171</text:p>
          </table:table-cell>
          <table:table-cell office:value-type="string" calcext:value-type="string">
            <text:p>Sat Jan 13 13:14:20 +0000 2018</text:p>
          </table:table-cell>
          <table:table-cell office:value-type="float" office:value="152404" calcext:value-type="float">
            <text:p>152404</text:p>
          </table:table-cell>
          <table:table-cell office:value-type="float" office:value="37362" calcext:value-type="float">
            <text:p>37362</text:p>
          </table:table-cell>
          <table:table-cell office:value-type="string" calcext:value-type="string">
            <text:p>AMERICA FIRST!</text:p>
          </table:table-cell>
          <table:table-cell office:value-type="string" calcext:value-type="string">
            <text:p>AMERICA FIRST</text:p>
          </table:table-cell>
          <table:table-cell office:value-type="string" calcext:value-type="string">
            <text:p>Sentiment(polarity=0.25, subjectivity=0.3333333333333333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office:value-type="string" calcext:value-type="string">
            <text:p>Sat Jan 13 13:14:03 +0000 2018</text:p>
          </table:table-cell>
          <table:table-cell office:value-type="float" office:value="104165" calcext:value-type="float">
            <text:p>104165</text:p>
          </table:table-cell>
          <table:table-cell office:value-type="float" office:value="21788" calcext:value-type="float">
            <text:p>21788</text:p>
          </table:table-cell>
          <table:table-cell office:value-type="string" calcext:value-type="string">
            <text:p>The Democrats are all talk and no action. They are doing nothing to fix DACA. Great opportunity missed. Too bad!</text:p>
          </table:table-cell>
          <table:table-cell office:value-type="string" calcext:value-type="string">
            <text:p>The Democrats are all talk and no action They are doing nothing to fix DACA Great opportunity missed Too bad</text:p>
          </table:table-cell>
          <table:table-cell office:value-type="string" calcext:value-type="string">
            <text:p>Sentiment(polarity=0.01666666666666672, subjectivity=0.505555555555555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Sat Jan 13 13:13:12 +0000 2018</text:p>
          </table:table-cell>
          <table:table-cell office:value-type="float" office:value="117597" calcext:value-type="float">
            <text:p>117597</text:p>
          </table:table-cell>
          <table:table-cell office:value-type="float" office:value="24452" calcext:value-type="float">
            <text:p>24452</text:p>
          </table:table-cell>
          <table:table-cell office:value-type="string" calcext:value-type="string">
            <text:p>Yesterday was a big day for the stock market. Jobs are coming back to America. Chrysler is coming back to the USA,… https://t.co/0BKC8RejRA</text:p>
          </table:table-cell>
          <table:table-cell office:value-type="string" calcext:value-type="string">
            <text:p>Yesterday was a big day for the stock market Jobs are coming back to America Chrysler is coming back to the USA </text:p>
          </table:table-cell>
          <table:table-cell office:value-type="string" calcext:value-type="string">
            <text:p>Sentiment(polarity=0.0, subjectivity=0.03333333333333333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4" calcext:value-type="float">
            <text:p>174</text:p>
          </table:table-cell>
          <table:table-cell office:value-type="string" calcext:value-type="string">
            <text:p>Fri Jan 12 17:56:18 +0000 2018</text:p>
          </table:table-cell>
          <table:table-cell office:value-type="float" office:value="108997" calcext:value-type="float">
            <text:p>108997</text:p>
          </table:table-cell>
          <table:table-cell office:value-type="float" office:value="26363" calcext:value-type="float">
            <text:p>26363</text:p>
          </table:table-cell>
          <table:table-cell office:value-type="string" calcext:value-type="string">
            <text:p>Today, it was my great honor to proclaim January 15, 2018, as Martin Luther King Jr., Federal Holiday. I encourage… https://t.co/HMoyGfAZLJ</text:p>
          </table:table-cell>
          <table:table-cell office:value-type="string" calcext:value-type="string">
            <text:p>Today it was my great honor to proclaim January 15 2018 as Martin Luther King Jr Federal Holiday I encourage </text:p>
          </table:table-cell>
          <table:table-cell office:value-type="string" calcext:value-type="string">
            <text:p>Sentiment(polarity=0.8, subjectivity=0.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5" calcext:value-type="float">
            <text:p>175</text:p>
          </table:table-cell>
          <table:table-cell office:value-type="string" calcext:value-type="string">
            <text:p>Fri Jan 12 13:48:49 +0000 2018</text:p>
          </table:table-cell>
          <table:table-cell office:value-type="float" office:value="138284" calcext:value-type="float">
            <text:p>138284</text:p>
          </table:table-cell>
          <table:table-cell office:value-type="float" office:value="36260" calcext:value-type="float">
            <text:p>36260</text:p>
          </table:table-cell>
          <table:table-cell office:value-type="string" calcext:value-type="string">
            <text:p>Never said anything derogatory about Haitians other than Haiti is, obviously, a very poor and troubled country. Nev… https://t.co/HivKR2wF8g</text:p>
          </table:table-cell>
          <table:table-cell office:value-type="string" calcext:value-type="string">
            <text:p>Never said anything derogatory about Haitians other than Haiti is obviously a very poor and troubled country Nev </text:p>
          </table:table-cell>
          <table:table-cell office:value-type="string" calcext:value-type="string">
            <text:p>Sentiment(polarity=-0.38166666666666665, subjectivity=0.7183333333333334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6" calcext:value-type="float">
            <text:p>176</text:p>
          </table:table-cell>
          <table:table-cell office:value-type="string" calcext:value-type="string">
            <text:p>Fri Jan 12 12:50:00 +0000 2018</text:p>
          </table:table-cell>
          <table:table-cell office:value-type="float" office:value="124601" calcext:value-type="float">
            <text:p>124601</text:p>
          </table:table-cell>
          <table:table-cell office:value-type="float" office:value="31879" calcext:value-type="float">
            <text:p>31879</text:p>
          </table:table-cell>
          <table:table-cell office:value-type="string" calcext:value-type="string">
            <text:p>Sadly, Democrats want to stop paying our troops and government workers in order to give a sweetheart deal, not a fa… https://t.co/jivCaE5vpb</text:p>
          </table:table-cell>
          <table:table-cell office:value-type="string" calcext:value-type="string">
            <text:p>Sadly Democrats want to stop paying our troops and government workers in order to give a sweetheart deal not a fa </text:p>
          </table:table-cell>
          <table:table-cell office:value-type="string" calcext:value-type="string">
            <text:p>Sentiment(polarity=-0.5, subjectivity=1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7" calcext:value-type="float">
            <text:p>177</text:p>
          </table:table-cell>
          <table:table-cell office:value-type="string" calcext:value-type="string">
            <text:p>Fri Jan 12 12:28:58 +0000 2018</text:p>
          </table:table-cell>
          <table:table-cell office:value-type="float" office:value="103358" calcext:value-type="float">
            <text:p>103358</text:p>
          </table:table-cell>
          <table:table-cell office:value-type="float" office:value="24565" calcext:value-type="float">
            <text:p>24565</text:p>
          </table:table-cell>
          <table:table-cell office:value-type="string" calcext:value-type="string">
            <text:p>The language used by me at the DACA meeting was tough, but this was not the language used. What was really tough wa… https://t.co/8PvNzf41G4</text:p>
          </table:table-cell>
          <table:table-cell office:value-type="string" calcext:value-type="string">
            <text:p>The language used by me at the DACA meeting was tough but this was not the language used What was really tough wa </text:p>
          </table:table-cell>
          <table:table-cell office:value-type="string" calcext:value-type="string">
            <text:p>Sentiment(polarity=-0.3888888888888889, subjectivity=0.8333333333333334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8" calcext:value-type="float">
            <text:p>178</text:p>
          </table:table-cell>
          <table:table-cell office:value-type="string" calcext:value-type="string">
            <text:p>Fri Jan 12 12:20:32 +0000 2018</text:p>
          </table:table-cell>
          <table:table-cell office:value-type="float" office:value="91946" calcext:value-type="float">
            <text:p>91946</text:p>
          </table:table-cell>
          <table:table-cell office:value-type="float" office:value="22881" calcext:value-type="float">
            <text:p>22881</text:p>
          </table:table-cell>
          <table:table-cell office:value-type="string" calcext:value-type="string">
            <text:p>....Because of the Democrats not being interested in life and safety, DACA has now taken a big step backwards. The… https://t.co/YzEuBuYGrs</text:p>
          </table:table-cell>
          <table:table-cell office:value-type="string" calcext:value-type="string">
            <text:p>Because of the Democrats not being interested in life and safety DACA has now taken a big step backwards The </text:p>
          </table:table-cell>
          <table:table-cell office:value-type="string" calcext:value-type="string">
            <text:p>Sentiment(polarity=0.125, subjectivity=0.3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79" calcext:value-type="float">
            <text:p>179</text:p>
          </table:table-cell>
          <table:table-cell office:value-type="string" calcext:value-type="string">
            <text:p>Fri Jan 12 12:09:58 +0000 2018</text:p>
          </table:table-cell>
          <table:table-cell office:value-type="float" office:value="109927" calcext:value-type="float">
            <text:p>109927</text:p>
          </table:table-cell>
          <table:table-cell office:value-type="float" office:value="24279" calcext:value-type="float">
            <text:p>24279</text:p>
          </table:table-cell>
          <table:table-cell office:value-type="string" calcext:value-type="string">
            <text:p>....countries which are doing badly. I want a merit based system of immigration and people who will help take our c… https://t.co/QfbeeEN6qP</text:p>
          </table:table-cell>
          <table:table-cell office:value-type="string" calcext:value-type="string">
            <text:p>countries which are doing badly I want a merit based system of immigration and people who will help take our c </text:p>
          </table:table-cell>
          <table:table-cell office:value-type="string" calcext:value-type="string">
            <text:p>Sentiment(polarity=-0.6999999999999998, subjectivity=0.6666666666666666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Fri Jan 12 11:59:02 +0000 2018</text:p>
          </table:table-cell>
          <table:table-cell office:value-type="float" office:value="83761" calcext:value-type="float">
            <text:p>83761</text:p>
          </table:table-cell>
          <table:table-cell office:value-type="float" office:value="21574" calcext:value-type="float">
            <text:p>21574</text:p>
          </table:table-cell>
          <table:table-cell office:value-type="string" calcext:value-type="string">
            <text:p>The so-called bipartisan DACA deal presented yesterday to myself and a group of Republican Senators and Congressmen… https://t.co/5s50JXBumv</text:p>
          </table:table-cell>
          <table:table-cell office:value-type="string" calcext:value-type="string">
            <text:p>The socalled bipartisan DACA deal presented yesterday to myself and a group of Republican Senators and Congressmen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81" calcext:value-type="float">
            <text:p>181</text:p>
          </table:table-cell>
          <table:table-cell office:value-type="string" calcext:value-type="string">
            <text:p>Fri Jan 12 04:57:57 +0000 2018</text:p>
          </table:table-cell>
          <table:table-cell office:value-type="float" office:value="124613" calcext:value-type="float">
            <text:p>124613</text:p>
          </table:table-cell>
          <table:table-cell office:value-type="float" office:value="29671" calcext:value-type="float">
            <text:p>29671</text:p>
          </table:table-cell>
          <table:table-cell office:value-type="string" calcext:value-type="string">
            <text:p>Reason I canceled my trip to London is that I am not a big fan of the Obama Administration having sold perhaps the… https://t.co/9crSrOBXme</text:p>
          </table:table-cell>
          <table:table-cell office:value-type="string" calcext:value-type="string">
            <text:p>Reason I canceled my trip to London is that I am not a big fan of the Obama Administration having sold perhaps the </text:p>
          </table:table-cell>
          <table:table-cell office:value-type="string" calcext:value-type="string">
            <text:p>Sentiment(polarity=0.0, subjectivity=0.1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82" calcext:value-type="float">
            <text:p>182</text:p>
          </table:table-cell>
          <table:table-cell office:value-type="string" calcext:value-type="string">
            <text:p>Fri Jan 12 04:42:25 +0000 2018</text:p>
          </table:table-cell>
          <table:table-cell office:value-type="float" office:value="122462" calcext:value-type="float">
            <text:p>122462</text:p>
          </table:table-cell>
          <table:table-cell office:value-type="float" office:value="29444" calcext:value-type="float">
            <text:p>29444</text:p>
          </table:table-cell>
          <table:table-cell office:value-type="string" calcext:value-type="string">
            <text:p>The Democrats seem intent on having people and drugs pour into our country from the Southern Border, risking thousa… https://t.co/D0kxlMJhLq</text:p>
          </table:table-cell>
          <table:table-cell office:value-type="string" calcext:value-type="string">
            <text:p>The Democrats seem intent on having people and drugs pour into our country from the Southern Border risking thousa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Fri Jan 12 03:01:20 +0000 2018</text:p>
          </table:table-cell>
          <table:table-cell office:value-type="float" office:value="98976" calcext:value-type="float">
            <text:p>98976</text:p>
          </table:table-cell>
          <table:table-cell office:value-type="float" office:value="22889" calcext:value-type="float">
            <text:p>22889</text:p>
          </table:table-cell>
          <table:table-cell office:value-type="string" calcext:value-type="string">
            <text:p>Democrat Dianne Feinstein should never have released secret committee testimony to the public without authorization… https://t.co/02erkjcPHU</text:p>
          </table:table-cell>
          <table:table-cell office:value-type="string" calcext:value-type="string">
            <text:p>Democrat Dianne Feinstein should never have released secret committee testimony to the public without authorization </text:p>
          </table:table-cell>
          <table:table-cell office:value-type="string" calcext:value-type="string">
            <text:p>Sentiment(polarity=-0.2, subjectivity=0.3833333333333333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Fri Jan 12 02:53:05 +0000 2018</text:p>
          </table:table-cell>
          <table:table-cell office:value-type="float" office:value="115383" calcext:value-type="float">
            <text:p>115383</text:p>
          </table:table-cell>
          <table:table-cell office:value-type="float" office:value="25929" calcext:value-type="float">
            <text:p>25929</text:p>
          </table:table-cell>
          <table:table-cell office:value-type="string" calcext:value-type="string">
            <text:p>Chrysler is moving a massive plant from Mexico to Michigan, reversing a years long opposite trend. Thank you Chrysl… https://t.co/yxTLic66pf</text:p>
          </table:table-cell>
          <table:table-cell office:value-type="string" calcext:value-type="string">
            <text:p>Chrysler is moving a massive plant from Mexico to Michigan reversing a years long opposite trend Thank you Chrysl </text:p>
          </table:table-cell>
          <table:table-cell office:value-type="string" calcext:value-type="string">
            <text:p>Sentiment(polarity=-0.016666666666666666, subjectivity=0.4666666666666666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85" calcext:value-type="float">
            <text:p>185</text:p>
          </table:table-cell>
          <table:table-cell office:value-type="string" calcext:value-type="string">
            <text:p>Fri Jan 12 02:49:56 +0000 2018</text:p>
          </table:table-cell>
          <table:table-cell office:value-type="float" office:value="73402" calcext:value-type="float">
            <text:p>73402</text:p>
          </table:table-cell>
          <table:table-cell office:value-type="float" office:value="19146" calcext:value-type="float">
            <text:p>19146</text:p>
          </table:table-cell>
          <table:table-cell office:value-type="string" calcext:value-type="string">
            <text:p>More great news as a result of historical Tax Cuts and Reform: Fiat Chrysler announces plan to invest more than $1… https://t.co/K7893jxDWC</text:p>
          </table:table-cell>
          <table:table-cell office:value-type="string" calcext:value-type="string">
            <text:p>More great news as a result of historical Tax Cuts and Reform Fiat Chrysler announces plan to invest more than 1 </text:p>
          </table:table-cell>
          <table:table-cell office:value-type="string" calcext:value-type="string">
            <text:p>Sentiment(polarity=0.45, subjectivity=0.43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86" calcext:value-type="float">
            <text:p>186</text:p>
          </table:table-cell>
          <table:table-cell office:value-type="string" calcext:value-type="string">
            <text:p>Fri Jan 12 02:47:17 +0000 2018</text:p>
          </table:table-cell>
          <table:table-cell office:value-type="float" office:value="68284" calcext:value-type="float">
            <text:p>68284</text:p>
          </table:table-cell>
          <table:table-cell office:value-type="float" office:value="13256" calcext:value-type="float">
            <text:p>13256</text:p>
          </table:table-cell>
          <table:table-cell office:value-type="string" calcext:value-type="string">
            <text:p>Small Business Poll has highest approval numbers in the polls history. All business is just at the beginning of something really special!</text:p>
          </table:table-cell>
          <table:table-cell office:value-type="string" calcext:value-type="string">
            <text:p>Small Business Poll has highest approval numbers in the polls history All business is just at the beginning of something really special</text:p>
          </table:table-cell>
          <table:table-cell office:value-type="string" calcext:value-type="string">
            <text:p>Sentiment(polarity=0.053571428571428575, subjectivity=0.4857142857142857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87" calcext:value-type="float">
            <text:p>187</text:p>
          </table:table-cell>
          <table:table-cell office:value-type="string" calcext:value-type="string">
            <text:p>Fri Jan 12 02:43:56 +0000 2018</text:p>
          </table:table-cell>
          <table:table-cell office:value-type="float" office:value="76096" calcext:value-type="float">
            <text:p>76096</text:p>
          </table:table-cell>
          <table:table-cell office:value-type="float" office:value="15526" calcext:value-type="float">
            <text:p>15526</text:p>
          </table:table-cell>
          <table:table-cell office:value-type="string" calcext:value-type="string">
            <text:p>Thank you Adam Levine, The Federalist, in interview on @foxandfriends <text:s/>“Donald Trump is the greatest President our Country has ever seen.”</text:p>
          </table:table-cell>
          <table:table-cell office:value-type="string" calcext:value-type="string">
            <text:p>Thank you Adam Levine The Federalist in interview on foxandfriends <text:s/>Donald Trump is the greatest President our Country has ever seen</text:p>
          </table:table-cell>
          <table:table-cell office:value-type="string" calcext:value-type="string">
            <text:p>Sentiment(polarity=1.0, subjectivity=1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Thu Jan 11 23:27:03 +0000 2018</text:p>
          </table:table-cell>
          <table:table-cell office:value-type="float" office:value="59285" calcext:value-type="float">
            <text:p>59285</text:p>
          </table:table-cell>
          <table:table-cell office:value-type="float" office:value="13728" calcext:value-type="float">
            <text:p>13728</text:p>
          </table:table-cell>
          <table:table-cell office:value-type="string" calcext:value-type="string">
            <text:p>Yesterday, I signed the #INTERDICTAct (H.R. 2142) with bipartisan members of Congress to help end the flow of drugs… https://t.co/7gjyeEu1HY</text:p>
          </table:table-cell>
          <table:table-cell office:value-type="string" calcext:value-type="string">
            <text:p>Yesterday I signed the INTERDICTAct HR 2142 with bipartisan members of Congress to help end the flow of drugs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Thu Jan 11 15:37:54 +0000 2018</text:p>
          </table:table-cell>
          <table:table-cell office:value-type="float" office:value="62536" calcext:value-type="float">
            <text:p>62536</text:p>
          </table:table-cell>
          <table:table-cell office:value-type="float" office:value="15105" calcext:value-type="float">
            <text:p>15105</text:p>
          </table:table-cell>
          <table:table-cell office:value-type="string" calcext:value-type="string">
            <text:p>Great news, as a result of our TAX CUTS &amp;amp; JOBS ACT! https://t.co/SLvhLxP3Jl</text:p>
          </table:table-cell>
          <table:table-cell office:value-type="string" calcext:value-type="string">
            <text:p>Great news as a result of our TAX CUTS amp JOBS ACT </text:p>
          </table:table-cell>
          <table:table-cell office:value-type="string" calcext:value-type="string">
            <text:p>Sentiment(polarity=0.8, subjectivity=0.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Thu Jan 11 14:14:51 +0000 2018</text:p>
          </table:table-cell>
          <table:table-cell office:value-type="float" office:value="60584" calcext:value-type="float">
            <text:p>60584</text:p>
          </table:table-cell>
          <table:table-cell office:value-type="float" office:value="12363" calcext:value-type="float">
            <text:p>12363</text:p>
          </table:table-cell>
          <table:table-cell office:value-type="string" calcext:value-type="string">
            <text:p>With that being said, I have personally directed the fix to the unmasking process since taking office and today’s v… https://t.co/yvJkaKTGEr</text:p>
          </table:table-cell>
          <table:table-cell office:value-type="string" calcext:value-type="string">
            <text:p>With that being said I have personally directed the fix to the unmasking process since taking office and todays v </text:p>
          </table:table-cell>
          <table:table-cell office:value-type="string" calcext:value-type="string">
            <text:p>Sentiment(polarity=0.0, subjectivity=0.3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Thu Jan 11 13:11:46 +0000 2018</text:p>
          </table:table-cell>
          <table:table-cell office:value-type="float" office:value="84425" calcext:value-type="float">
            <text:p>84425</text:p>
          </table:table-cell>
          <table:table-cell office:value-type="float" office:value="16142" calcext:value-type="float">
            <text:p>16142</text:p>
          </table:table-cell>
          <table:table-cell office:value-type="string" calcext:value-type="string">
            <text:p>“45 year low in illegal immigration this year.” @foxandfriends</text:p>
          </table:table-cell>
          <table:table-cell office:value-type="string" calcext:value-type="string">
            <text:p>45 year low in illegal immigration this year foxandfriends</text:p>
          </table:table-cell>
          <table:table-cell office:value-type="string" calcext:value-type="string">
            <text:p>Sentiment(polarity=-0.25, subjectivity=0.4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Thu Jan 11 12:33:21 +0000 2018</text:p>
          </table:table-cell>
          <table:table-cell office:value-type="float" office:value="72341" calcext:value-type="float">
            <text:p>72341</text:p>
          </table:table-cell>
          <table:table-cell office:value-type="float" office:value="17154" calcext:value-type="float">
            <text:p>17154</text:p>
          </table:table-cell>
          <table:table-cell office:value-type="string" calcext:value-type="string">
            <text:p>“House votes on controversial FISA ACT today.” This is the act that may have been used, with the help of the discre… https://t.co/PMLpbrd3pp</text:p>
          </table:table-cell>
          <table:table-cell office:value-type="string" calcext:value-type="string">
            <text:p>House votes on controversial FISA ACT today This is the act that may have been used with the help of the discre </text:p>
          </table:table-cell>
          <table:table-cell office:value-type="string" calcext:value-type="string">
            <text:p>Sentiment(polarity=0.55, subjectivity=0.9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Thu Jan 11 11:43:59 +0000 2018</text:p>
          </table:table-cell>
          <table:table-cell office:value-type="float" office:value="96690" calcext:value-type="float">
            <text:p>96690</text:p>
          </table:table-cell>
          <table:table-cell office:value-type="float" office:value="21232" calcext:value-type="float">
            <text:p>21232</text:p>
          </table:table-cell>
          <table:table-cell office:value-type="string" calcext:value-type="string">
            <text:p>In new Quinnipiac Poll, 66% of people feel the economy is “Excellent or Good.” That is the highest number ever recorded by this poll.</text:p>
          </table:table-cell>
          <table:table-cell office:value-type="string" calcext:value-type="string">
            <text:p>In new Quinnipiac Poll 66 of people feel the economy is Excellent or Good That is the highest number ever recorded by this poll</text:p>
          </table:table-cell>
          <table:table-cell office:value-type="string" calcext:value-type="string">
            <text:p>Sentiment(polarity=0.6121212121212121, subjectivity=0.6848484848484849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94" calcext:value-type="float">
            <text:p>194</text:p>
          </table:table-cell>
          <table:table-cell office:value-type="string" calcext:value-type="string">
            <text:p>Thu Jan 11 11:33:06 +0000 2018</text:p>
          </table:table-cell>
          <table:table-cell office:value-type="float" office:value="82733" calcext:value-type="float">
            <text:p>82733</text:p>
          </table:table-cell>
          <table:table-cell office:value-type="float" office:value="23226" calcext:value-type="float">
            <text:p>23226</text:p>
          </table:table-cell>
          <table:table-cell office:value-type="string" calcext:value-type="string">
            <text:p>Disproven and paid for by Democrats “Dossier used to spy on Trump Campaign. Did FBI use Intel tool to influence the… https://t.co/5nl0H317BJ</text:p>
          </table:table-cell>
          <table:table-cell office:value-type="string" calcext:value-type="string">
            <text:p>Disproven and paid for by Democrats Dossier used to spy on Trump Campaign Did FBI use Intel tool to influence the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95" calcext:value-type="float">
            <text:p>195</text:p>
          </table:table-cell>
          <table:table-cell office:value-type="string" calcext:value-type="string">
            <text:p>Thu Jan 11 04:29:02 +0000 2018</text:p>
          </table:table-cell>
          <table:table-cell office:value-type="float" office:value="176179" calcext:value-type="float">
            <text:p>176179</text:p>
          </table:table-cell>
          <table:table-cell office:value-type="float" office:value="36467" calcext:value-type="float">
            <text:p>36467</text:p>
          </table:table-cell>
          <table:table-cell office:value-type="string" calcext:value-type="string">
            <text:p>Good news: Toyota and Mazda announce giant new Huntsville, Alabama, plant which will produce over 300,000 cars and… https://t.co/p9dtyrd5Be</text:p>
          </table:table-cell>
          <table:table-cell office:value-type="string" calcext:value-type="string">
            <text:p>Good news Toyota and Mazda announce giant new Huntsville Alabama plant which will produce over 300000 cars and </text:p>
          </table:table-cell>
          <table:table-cell office:value-type="string" calcext:value-type="string">
            <text:p>Sentiment(polarity=0.27878787878787875, subjectivity=0.6848484848484849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96" calcext:value-type="float">
            <text:p>196</text:p>
          </table:table-cell>
          <table:table-cell office:value-type="string" calcext:value-type="string">
            <text:p>Wed Jan 10 23:37:41 +0000 2018</text:p>
          </table:table-cell>
          <table:table-cell office:value-type="float" office:value="89782" calcext:value-type="float">
            <text:p>89782</text:p>
          </table:table-cell>
          <table:table-cell office:value-type="float" office:value="22907" calcext:value-type="float">
            <text:p>22907</text:p>
          </table:table-cell>
          <table:table-cell office:value-type="string" calcext:value-type="string">
            <text:p>Cutting taxes and simplifying regulations makes America the place to invest! Great news as Toyota and Mazda announc… https://t.co/aEV6VyZOMH</text:p>
          </table:table-cell>
          <table:table-cell office:value-type="string" calcext:value-type="string">
            <text:p>Cutting taxes and simplifying regulations makes America the place to invest Great news as Toyota and Mazda announc </text:p>
          </table:table-cell>
          <table:table-cell office:value-type="string" calcext:value-type="string">
            <text:p>Sentiment(polarity=0.10000000000000003, subjectivity=0.82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97" calcext:value-type="float">
            <text:p>197</text:p>
          </table:table-cell>
          <table:table-cell office:value-type="string" calcext:value-type="string">
            <text:p>Wed Jan 10 23:07:48 +0000 2018</text:p>
          </table:table-cell>
          <table:table-cell office:value-type="float" office:value="69086" calcext:value-type="float">
            <text:p>69086</text:p>
          </table:table-cell>
          <table:table-cell office:value-type="float" office:value="15700" calcext:value-type="float">
            <text:p>15700</text:p>
          </table:table-cell>
          <table:table-cell office:value-type="string" calcext:value-type="string">
            <text:p>The United States needs the security of the Wall on the Southern Border, which must be part of any DACA approval. T… https://t.co/1BWcwPlyu2</text:p>
          </table:table-cell>
          <table:table-cell office:value-type="string" calcext:value-type="string">
            <text:p>The United States needs the security of the Wall on the Southern Border which must be part of any DACA approval T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98" calcext:value-type="float">
            <text:p>198</text:p>
          </table:table-cell>
          <table:table-cell office:value-type="string" calcext:value-type="string">
            <text:p>Wed Jan 10 21:31:30 +0000 2018</text:p>
          </table:table-cell>
          <table:table-cell office:value-type="float" office:value="50682" calcext:value-type="float">
            <text:p>50682</text:p>
          </table:table-cell>
          <table:table-cell office:value-type="float" office:value="9554" calcext:value-type="float">
            <text:p>9554</text:p>
          </table:table-cell>
          <table:table-cell office:value-type="string" calcext:value-type="string">
            <text:p>Today, it was my great honor to welcome Prime Minister Erna Solberg of Norway to the @WhiteHouse - a great friend a… https://t.co/mWiclVf7KA</text:p>
          </table:table-cell>
          <table:table-cell office:value-type="string" calcext:value-type="string">
            <text:p>Today it was my great honor to welcome Prime Minister Erna Solberg of Norway to the WhiteHouse <text:s/>a great friend a </text:p>
          </table:table-cell>
          <table:table-cell office:value-type="string" calcext:value-type="string">
            <text:p>Sentiment(polarity=0.8000000000000002, subjectivity=0.7999999999999999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99" calcext:value-type="float">
            <text:p>199</text:p>
          </table:table-cell>
          <table:table-cell office:value-type="string" calcext:value-type="string">
            <text:p>Wed Jan 10 20:08:37 +0000 2018</text:p>
          </table:table-cell>
          <table:table-cell office:value-type="float" office:value="56228" calcext:value-type="float">
            <text:p>56228</text:p>
          </table:table-cell>
          <table:table-cell office:value-type="float" office:value="11896" calcext:value-type="float">
            <text:p>11896</text:p>
          </table:table-cell>
          <table:table-cell office:value-type="string" calcext:value-type="string">
            <text:p>I want to thank my @Cabinet for working tirelessly on behalf of our country. 2017 was a year of monumental achievem… https://t.co/XgDJxgWCnx</text:p>
          </table:table-cell>
          <table:table-cell office:value-type="string" calcext:value-type="string">
            <text:p>I want to thank my Cabinet for working tirelessly on behalf of our country 2017 was a year of monumental achievem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Wed Jan 10 15:14:15 +0000 2018</text:p>
          </table:table-cell>
          <table:table-cell office:value-type="float" office:value="119245" calcext:value-type="float">
            <text:p>119245</text:p>
          </table:table-cell>
          <table:table-cell office:value-type="float" office:value="28661" calcext:value-type="float">
            <text:p>28661</text:p>
          </table:table-cell>
          <table:table-cell office:value-type="string" calcext:value-type="string">
            <text:p>The single greatest Witch Hunt in American history continues. There was no collusion, everybody including the Dems… https://t.co/j7rc1QKCLw</text:p>
          </table:table-cell>
          <table:table-cell office:value-type="string" calcext:value-type="string">
            <text:p>The single greatest Witch Hunt in American history continues There was no collusion everybody including the Dems </text:p>
          </table:table-cell>
          <table:table-cell office:value-type="string" calcext:value-type="string">
            <text:p>Sentiment(polarity=0.30952380952380953, subjectivity=0.4047619047619047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01" calcext:value-type="float">
            <text:p>201</text:p>
          </table:table-cell>
          <table:table-cell office:value-type="string" calcext:value-type="string">
            <text:p>Wed Jan 10 15:00:29 +0000 2018</text:p>
          </table:table-cell>
          <table:table-cell office:value-type="float" office:value="92132" calcext:value-type="float">
            <text:p>92132</text:p>
          </table:table-cell>
          <table:table-cell office:value-type="float" office:value="22600" calcext:value-type="float">
            <text:p>22600</text:p>
          </table:table-cell>
          <table:table-cell office:value-type="string" calcext:value-type="string">
            <text:p>The fact that Sneaky Dianne Feinstein, who has on numerous occasions stated that collusion between Trump/Russia has… https://t.co/o5FAEfhS7N</text:p>
          </table:table-cell>
          <table:table-cell office:value-type="string" calcext:value-type="string">
            <text:p>The fact that Sneaky Dianne Feinstein who has on numerous occasions stated that collusion between TrumpRussia has </text:p>
          </table:table-cell>
          <table:table-cell office:value-type="string" calcext:value-type="string">
            <text:p>Sentiment(polarity=0.0, subjectivity=0.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02" calcext:value-type="float">
            <text:p>202</text:p>
          </table:table-cell>
          <table:table-cell office:value-type="string" calcext:value-type="string">
            <text:p>Wed Jan 10 14:11:13 +0000 2018</text:p>
          </table:table-cell>
          <table:table-cell office:value-type="float" office:value="107996" calcext:value-type="float">
            <text:p>107996</text:p>
          </table:table-cell>
          <table:table-cell office:value-type="float" office:value="26537" calcext:value-type="float">
            <text:p>26537</text:p>
          </table:table-cell>
          <table:table-cell office:value-type="string" calcext:value-type="string">
            <text:p>It just shows everyone how broken and unfair our Court System is when the opposing side in a case (such as DACA) al… https://t.co/sXFgY5c11s</text:p>
          </table:table-cell>
          <table:table-cell office:value-type="string" calcext:value-type="string">
            <text:p>It just shows everyone how broken and unfair our Court System is when the opposing side in a case such as DACA al </text:p>
          </table:table-cell>
          <table:table-cell office:value-type="string" calcext:value-type="string">
            <text:p>Sentiment(polarity=-0.3, subjectivity=0.6333333333333333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Wed Jan 10 04:23:58 +0000 2018</text:p>
          </table:table-cell>
          <table:table-cell office:value-type="float" office:value="60249" calcext:value-type="float">
            <text:p>60249</text:p>
          </table:table-cell>
          <table:table-cell office:value-type="float" office:value="13786" calcext:value-type="float">
            <text:p>13786</text:p>
          </table:table-cell>
          <table:table-cell office:value-type="string" calcext:value-type="string">
            <text:p>.@ICEgov HSI agents and ERO officers, on behalf of an entire Nation, THANK YOU for what you are doing 24/7/365 to k… https://t.co/yN90uqG6z8</text:p>
          </table:table-cell>
          <table:table-cell office:value-type="string" calcext:value-type="string">
            <text:p>ICEgov HSI agents and ERO officers on behalf of an entire Nation THANK YOU for what you are doing 247365 to k </text:p>
          </table:table-cell>
          <table:table-cell office:value-type="string" calcext:value-type="string">
            <text:p>Sentiment(polarity=0.0, subjectivity=0.62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04" calcext:value-type="float">
            <text:p>204</text:p>
          </table:table-cell>
          <table:table-cell office:value-type="string" calcext:value-type="string">
            <text:p>Wed Jan 10 03:48:26 +0000 2018</text:p>
          </table:table-cell>
          <table:table-cell office:value-type="float" office:value="52092" calcext:value-type="float">
            <text:p>52092</text:p>
          </table:table-cell>
          <table:table-cell office:value-type="float" office:value="11815" calcext:value-type="float">
            <text:p>11815</text:p>
          </table:table-cell>
          <table:table-cell office:value-type="string" calcext:value-type="string">
            <text:p>Thank you @GOPLeader Kevin McCarthy! Couldn’t agree w/you more. TOGETHER, we are #MAGA🇺🇸 https://t.co/QaxtqpyXTR</text:p>
          </table:table-cell>
          <table:table-cell office:value-type="string" calcext:value-type="string">
            <text:p>Thank you GOPLeader Kevin McCarthy Couldnt agree wyou more TOGETHER we are MAGA </text:p>
          </table:table-cell>
          <table:table-cell office:value-type="string" calcext:value-type="string">
            <text:p>Sentiment(polarity=0.5, subjectivity=0.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Wed Jan 10 00:16:57 +0000 2018</text:p>
          </table:table-cell>
          <table:table-cell office:value-type="float" office:value="123187" calcext:value-type="float">
            <text:p>123187</text:p>
          </table:table-cell>
          <table:table-cell office:value-type="float" office:value="24392" calcext:value-type="float">
            <text:p>24392</text:p>
          </table:table-cell>
          <table:table-cell office:value-type="string" calcext:value-type="string">
            <text:p>As I made very clear today, our country needs the security of the Wall on the Southern Border, which must be part of any DACA approval.</text:p>
          </table:table-cell>
          <table:table-cell office:value-type="string" calcext:value-type="string">
            <text:p>As I made very clear today our country needs the security of the Wall on the Southern Border which must be part of any DACA approval</text:p>
          </table:table-cell>
          <table:table-cell office:value-type="string" calcext:value-type="string">
            <text:p>Sentiment(polarity=0.06500000000000002, subjectivity=0.2491666666666666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06" calcext:value-type="float">
            <text:p>206</text:p>
          </table:table-cell>
          <table:table-cell office:value-type="string" calcext:value-type="string">
            <text:p>Tue Jan 09 23:59:38 +0000 2018</text:p>
          </table:table-cell>
          <table:table-cell office:value-type="float" office:value="0" calcext:value-type="float">
            <text:p>0</text:p>
          </table:table-cell>
          <table:table-cell office:value-type="float" office:value="11616" calcext:value-type="float">
            <text:p>11616</text:p>
          </table:table-cell>
          <table:table-cell office:value-type="string" calcext:value-type="string">
            <text:p>RT @Scavino45: “Utilities cutting rates, cite benefits of Trump tax reform” https://t.co/u19JMs4Bsr</text:p>
          </table:table-cell>
          <table:table-cell office:value-type="string" calcext:value-type="string">
            <text:p>RT Scavino45 Utilities cutting rates cite benefits of Trump tax reform </text:p>
          </table:table-cell>
          <table:table-cell office:value-type="string" calcext:value-type="string">
            <text:p>Sentiment(polarity=-0.6, subjectivity=0.9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07" calcext:value-type="float">
            <text:p>207</text:p>
          </table:table-cell>
          <table:table-cell office:value-type="string" calcext:value-type="string">
            <text:p>Tue Jan 09 23:07:09 +0000 2018</text:p>
          </table:table-cell>
          <table:table-cell office:value-type="float" office:value="82134" calcext:value-type="float">
            <text:p>82134</text:p>
          </table:table-cell>
          <table:table-cell office:value-type="float" office:value="19385" calcext:value-type="float">
            <text:p>19385</text:p>
          </table:table-cell>
          <table:table-cell office:value-type="string" calcext:value-type="string">
            <text:p>Today, it was my great honor to sign a new Executive Order to ensure Veterans have the resources they need as they… https://t.co/LuZk37y8SI</text:p>
          </table:table-cell>
          <table:table-cell office:value-type="string" calcext:value-type="string">
            <text:p>Today it was my great honor to sign a new Executive Order to ensure Veterans have the resources they need as they </text:p>
          </table:table-cell>
          <table:table-cell office:value-type="string" calcext:value-type="string">
            <text:p>Sentiment(polarity=0.4681818181818182, subjectivity=0.6022727272727273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Tue Jan 09 22:51:50 +0000 2018</text:p>
          </table:table-cell>
          <table:table-cell office:value-type="float" office:value="58139" calcext:value-type="float">
            <text:p>58139</text:p>
          </table:table-cell>
          <table:table-cell office:value-type="float" office:value="11745" calcext:value-type="float">
            <text:p>11745</text:p>
          </table:table-cell>
          <table:table-cell office:value-type="string" calcext:value-type="string">
            <text:p>Thanks to all of the Republican and Democratic lawmakers for today’s very productive meeting on immigration reform.… https://t.co/xs0FXqhkVF</text:p>
          </table:table-cell>
          <table:table-cell office:value-type="string" calcext:value-type="string">
            <text:p>Thanks to all of the Republican and Democratic lawmakers for todays very productive meeting on immigration reform </text:p>
          </table:table-cell>
          <table:table-cell office:value-type="string" calcext:value-type="string">
            <text:p>Sentiment(polarity=0.2, subjectivity=0.2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09" calcext:value-type="float">
            <text:p>209</text:p>
          </table:table-cell>
          <table:table-cell office:value-type="string" calcext:value-type="string">
            <text:p>Tue Jan 09 20:17:17 +0000 2018</text:p>
          </table:table-cell>
          <table:table-cell office:value-type="float" office:value="73656" calcext:value-type="float">
            <text:p>73656</text:p>
          </table:table-cell>
          <table:table-cell office:value-type="float" office:value="17268" calcext:value-type="float">
            <text:p>17268</text:p>
          </table:table-cell>
          <table:table-cell office:value-type="string" calcext:value-type="string">
            <text:p>It was my great honor to sign H.R. 267, the “Martin Luther King, Jr. National Historical Park Act,” which redesigna… https://t.co/n68lkuvsWe</text:p>
          </table:table-cell>
          <table:table-cell office:value-type="string" calcext:value-type="string">
            <text:p>It was my great honor to sign HR 267 the Martin Luther King Jr National Historical Park Act which redesigna </text:p>
          </table:table-cell>
          <table:table-cell office:value-type="string" calcext:value-type="string">
            <text:p>Sentiment(polarity=0.4, subjectivity=0.3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10" calcext:value-type="float">
            <text:p>210</text:p>
          </table:table-cell>
          <table:table-cell office:value-type="string" calcext:value-type="string">
            <text:p>Tue Jan 09 17:11:23 +0000 2018</text:p>
          </table:table-cell>
          <table:table-cell office:value-type="float" office:value="112746" calcext:value-type="float">
            <text:p>112746</text:p>
          </table:table-cell>
          <table:table-cell office:value-type="float" office:value="26832" calcext:value-type="float">
            <text:p>26832</text:p>
          </table:table-cell>
          <table:table-cell office:value-type="string" calcext:value-type="string">
            <text:p>On behalf of the American people, THANK YOU to our incredible law enforcement officers. As President of the United… https://t.co/280ORusJ3N</text:p>
          </table:table-cell>
          <table:table-cell office:value-type="string" calcext:value-type="string">
            <text:p>On behalf of the American people THANK YOU to our incredible law enforcement officers As President of the United </text:p>
          </table:table-cell>
          <table:table-cell office:value-type="string" calcext:value-type="string">
            <text:p>Sentiment(polarity=0.45, subjectivity=0.4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11" calcext:value-type="float">
            <text:p>211</text:p>
          </table:table-cell>
          <table:table-cell office:value-type="string" calcext:value-type="string">
            <text:p>Mon Jan 08 23:19:47 +0000 2018</text:p>
          </table:table-cell>
          <table:table-cell office:value-type="float" office:value="105083" calcext:value-type="float">
            <text:p>105083</text:p>
          </table:table-cell>
          <table:table-cell office:value-type="float" office:value="22077" calcext:value-type="float">
            <text:p>22077</text:p>
          </table:table-cell>
          <table:table-cell office:value-type="string" calcext:value-type="string">
            <text:p>We are fighting for our farmers, for our country, and for our GREAT AMERICAN FLAG. We want our flag respected - and… https://t.co/f8u0wFpaHI</text:p>
          </table:table-cell>
          <table:table-cell office:value-type="string" calcext:value-type="string">
            <text:p>We are fighting for our farmers for our country and for our GREAT AMERICAN FLAG We want our flag respected <text:s/>and </text:p>
          </table:table-cell>
          <table:table-cell office:value-type="string" calcext:value-type="string">
            <text:p>Sentiment(polarity=0.4, subjectivity=0.3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12" calcext:value-type="float">
            <text:p>212</text:p>
          </table:table-cell>
          <table:table-cell office:value-type="string" calcext:value-type="string">
            <text:p>Mon Jan 08 22:59:37 +0000 2018</text:p>
          </table:table-cell>
          <table:table-cell office:value-type="float" office:value="81128" calcext:value-type="float">
            <text:p>81128</text:p>
          </table:table-cell>
          <table:table-cell office:value-type="float" office:value="17790" calcext:value-type="float">
            <text:p>17790</text:p>
          </table:table-cell>
          <table:table-cell office:value-type="string" calcext:value-type="string">
            <text:p>In every decision we make, we are honoring America’s PROUD FARMING LEGACY. Years of crushing taxes, crippling regs,… https://t.co/biAoH3zNuZ</text:p>
          </table:table-cell>
          <table:table-cell office:value-type="string" calcext:value-type="string">
            <text:p>In every decision we make we are honoring Americas PROUD FARMING LEGACY Years of crushing taxes crippling regs </text:p>
          </table:table-cell>
          <table:table-cell office:value-type="string" calcext:value-type="string">
            <text:p>Sentiment(polarity=0.6000000000000001, subjectivity=0.9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13" calcext:value-type="float">
            <text:p>213</text:p>
          </table:table-cell>
          <table:table-cell office:value-type="string" calcext:value-type="string">
            <text:p>Mon Jan 08 22:58:13 +0000 2018</text:p>
          </table:table-cell>
          <table:table-cell office:value-type="float" office:value="57879" calcext:value-type="float">
            <text:p>57879</text:p>
          </table:table-cell>
          <table:table-cell office:value-type="float" office:value="11581" calcext:value-type="float">
            <text:p>11581</text:p>
          </table:table-cell>
          <table:table-cell office:value-type="string" calcext:value-type="string">
            <text:p>We have been working every day to DELIVER for America’s Farmers just as they work every day to deliver FOR US.… https://t.co/KgNbFtg7XB</text:p>
          </table:table-cell>
          <table:table-cell office:value-type="string" calcext:value-type="string">
            <text:p>We have been working every day to DELIVER for Americas Farmers just as they work every day to deliver FOR US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14" calcext:value-type="float">
            <text:p>214</text:p>
          </table:table-cell>
          <table:table-cell office:value-type="string" calcext:value-type="string">
            <text:p>Mon Jan 08 19:06:40 +0000 2018</text:p>
          </table:table-cell>
          <table:table-cell office:value-type="float" office:value="54412" calcext:value-type="float">
            <text:p>54412</text:p>
          </table:table-cell>
          <table:table-cell office:value-type="float" office:value="10258" calcext:value-type="float">
            <text:p>10258</text:p>
          </table:table-cell>
          <table:table-cell office:value-type="string" calcext:value-type="string">
            <text:p>Can’t wait to be back in the amazing state of Tennessee to address the 99th American @FarmBureau Federation’s Annua… https://t.co/UxBD2DBv2G</text:p>
          </table:table-cell>
          <table:table-cell office:value-type="string" calcext:value-type="string">
            <text:p>Cant wait to be back in the amazing state of Tennessee to address the 99th American FarmBureau Federations Annua </text:p>
          </table:table-cell>
          <table:table-cell office:value-type="string" calcext:value-type="string">
            <text:p>Sentiment(polarity=0.20000000000000004, subjectivity=0.3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string" calcext:value-type="string">
            <text:p>Mon Jan 08 14:20:25 +0000 2018</text:p>
          </table:table-cell>
          <table:table-cell office:value-type="float" office:value="132358" calcext:value-type="float">
            <text:p>132358</text:p>
          </table:table-cell>
          <table:table-cell office:value-type="float" office:value="34713" calcext:value-type="float">
            <text:p>34713</text:p>
          </table:table-cell>
          <table:table-cell office:value-type="string" calcext:value-type="string">
            <text:p>African American unemployment is the lowest ever recorded in our country. The Hispanic unemployment rate dropped a… https://t.co/1SJ1vHcqfI</text:p>
          </table:table-cell>
          <table:table-cell office:value-type="string" calcext:value-type="string">
            <text:p>African American unemployment is the lowest ever recorded in our country The Hispanic unemployment rate dropped a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16" calcext:value-type="float">
            <text:p>216</text:p>
          </table:table-cell>
          <table:table-cell office:value-type="string" calcext:value-type="string">
            <text:p>Mon Jan 08 03:24:23 +0000 2018</text:p>
          </table:table-cell>
          <table:table-cell office:value-type="float" office:value="83364" calcext:value-type="float">
            <text:p>83364</text:p>
          </table:table-cell>
          <table:table-cell office:value-type="float" office:value="18941" calcext:value-type="float">
            <text:p>18941</text:p>
          </table:table-cell>
          <table:table-cell office:value-type="string" calcext:value-type="string">
            <text:p>...Clinton in the WH, doubling down on Barack Obama’s failed policies, washes away any doubts that America made the… https://t.co/e3TjsBYrtb</text:p>
          </table:table-cell>
          <table:table-cell office:value-type="string" calcext:value-type="string">
            <text:p>Clinton in the WH doubling down on Barack Obamas failed policies washes away any doubts that America made the </text:p>
          </table:table-cell>
          <table:table-cell office:value-type="string" calcext:value-type="string">
            <text:p>Sentiment(polarity=-0.3277777777777778, subjectivity=0.2944444444444444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17" calcext:value-type="float">
            <text:p>217</text:p>
          </table:table-cell>
          <table:table-cell office:value-type="string" calcext:value-type="string">
            <text:p>Mon Jan 08 03:23:39 +0000 2018</text:p>
          </table:table-cell>
          <table:table-cell office:value-type="float" office:value="82730" calcext:value-type="float">
            <text:p>82730</text:p>
          </table:table-cell>
          <table:table-cell office:value-type="float" office:value="16912" calcext:value-type="float">
            <text:p>16912</text:p>
          </table:table-cell>
          <table:table-cell office:value-type="string" calcext:value-type="string">
            <text:p>“His is turning out to be an enormously consequential presidency. So much so that, despite my own frustration over… https://t.co/u5Zn5BjFu1</text:p>
          </table:table-cell>
          <table:table-cell office:value-type="string" calcext:value-type="string">
            <text:p>His is turning out to be an enormously consequential presidency So much so that despite my own frustration over </text:p>
          </table:table-cell>
          <table:table-cell office:value-type="string" calcext:value-type="string">
            <text:p>Sentiment(polarity=0.26666666666666666, subjectivity=0.7000000000000001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18" calcext:value-type="float">
            <text:p>218</text:p>
          </table:table-cell>
          <table:table-cell office:value-type="string" calcext:value-type="string">
            <text:p>Sun Jan 07 20:42:13 +0000 2018</text:p>
          </table:table-cell>
          <table:table-cell office:value-type="float" office:value="100400" calcext:value-type="float">
            <text:p>100400</text:p>
          </table:table-cell>
          <table:table-cell office:value-type="float" office:value="20366" calcext:value-type="float">
            <text:p>20366</text:p>
          </table:table-cell>
          <table:table-cell office:value-type="string" calcext:value-type="string">
            <text:p>The Stock Market has been creating tremendous benefits for our country in the form of not only Record Setting Stock… https://t.co/ztq2hDJ7rr</text:p>
          </table:table-cell>
          <table:table-cell office:value-type="string" calcext:value-type="string">
            <text:p>The Stock Market has been creating tremendous benefits for our country in the form of not only Record Setting Stock </text:p>
          </table:table-cell>
          <table:table-cell office:value-type="string" calcext:value-type="string">
            <text:p>Sentiment(polarity=0.16666666666666666, subjectivity=1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19" calcext:value-type="float">
            <text:p>219</text:p>
          </table:table-cell>
          <table:table-cell office:value-type="string" calcext:value-type="string">
            <text:p>Sun Jan 07 20:35:39 +0000 2018</text:p>
          </table:table-cell>
          <table:table-cell office:value-type="float" office:value="151488" calcext:value-type="float">
            <text:p>151488</text:p>
          </table:table-cell>
          <table:table-cell office:value-type="float" office:value="37868" calcext:value-type="float">
            <text:p>37868</text:p>
          </table:table-cell>
          <table:table-cell office:value-type="string" calcext:value-type="string">
            <text:p>The Fake News Awards, those going to the most corrupt &amp;amp; biased of the Mainstream Media, will be presented to the lo… https://t.co/MFPjW1foo3</text:p>
          </table:table-cell>
          <table:table-cell office:value-type="string" calcext:value-type="string">
            <text:p>The Fake News Awards those going to the most corrupt amp biased of the Mainstream Media will be presented to the lo </text:p>
          </table:table-cell>
          <table:table-cell office:value-type="string" calcext:value-type="string">
            <text:p>Sentiment(polarity=-0.16666666666666666, subjectivity=0.8333333333333334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string" calcext:value-type="string">
            <text:p>Sun Jan 07 15:15:50 +0000 2018</text:p>
          </table:table-cell>
          <table:table-cell office:value-type="float" office:value="123670" calcext:value-type="float">
            <text:p>123670</text:p>
          </table:table-cell>
          <table:table-cell office:value-type="float" office:value="29689" calcext:value-type="float">
            <text:p>29689</text:p>
          </table:table-cell>
          <table:table-cell office:value-type="string" calcext:value-type="string">
            <text:p>Jake Tapper of Fake News CNN just got destroyed in his interview with Stephen Miller of the Trump Administration. W… https://t.co/eIIiydV1hR</text:p>
          </table:table-cell>
          <table:table-cell office:value-type="string" calcext:value-type="string">
            <text:p>Jake Tapper of Fake News CNN just got destroyed in his interview with Stephen Miller of the Trump Administration W </text:p>
          </table:table-cell>
          <table:table-cell office:value-type="string" calcext:value-type="string">
            <text:p>Sentiment(polarity=-0.5, subjectivity=1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21" calcext:value-type="float">
            <text:p>221</text:p>
          </table:table-cell>
          <table:table-cell office:value-type="string" calcext:value-type="string">
            <text:p>Sun Jan 07 14:40:06 +0000 2018</text:p>
          </table:table-cell>
          <table:table-cell office:value-type="float" office:value="153616" calcext:value-type="float">
            <text:p>153616</text:p>
          </table:table-cell>
          <table:table-cell office:value-type="float" office:value="31504" calcext:value-type="float">
            <text:p>31504</text:p>
          </table:table-cell>
          <table:table-cell office:value-type="string" calcext:value-type="string">
            <text:p>I’ve had to put up with the Fake News from the first day I announced that I would be running for President. Now I h… https://t.co/Y5wqMu8WzA</text:p>
          </table:table-cell>
          <table:table-cell office:value-type="string" calcext:value-type="string">
            <text:p>Ive had to put up with the Fake News from the first day I announced that I would be running for President Now I h </text:p>
          </table:table-cell>
          <table:table-cell office:value-type="string" calcext:value-type="string">
            <text:p>Sentiment(polarity=-0.125, subjectivity=0.6666666666666666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Sun Jan 07 14:33:10 +0000 2018</text:p>
          </table:table-cell>
          <table:table-cell office:value-type="float" office:value="81671" calcext:value-type="float">
            <text:p>81671</text:p>
          </table:table-cell>
          <table:table-cell office:value-type="float" office:value="15590" calcext:value-type="float">
            <text:p>15590</text:p>
          </table:table-cell>
          <table:table-cell office:value-type="string" calcext:value-type="string">
            <text:p>Leaving Camp David for the White House. Great meetings with the Cabinet and Military on many very important subject… https://t.co/HHQLScpuHt</text:p>
          </table:table-cell>
          <table:table-cell office:value-type="string" calcext:value-type="string">
            <text:p>Leaving Camp David for the White House Great meetings with the Cabinet and Military on many very important subject </text:p>
          </table:table-cell>
          <table:table-cell office:value-type="string" calcext:value-type="string">
            <text:p>Sentiment(polarity=0.2588888888888889, subjectivity=0.44722222222222224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23" calcext:value-type="float">
            <text:p>223</text:p>
          </table:table-cell>
          <table:table-cell office:value-type="string" calcext:value-type="string">
            <text:p>Sat Jan 06 12:30:51 +0000 2018</text:p>
          </table:table-cell>
          <table:table-cell office:value-type="float" office:value="142650" calcext:value-type="float">
            <text:p>142650</text:p>
          </table:table-cell>
          <table:table-cell office:value-type="float" office:value="34335" calcext:value-type="float">
            <text:p>34335</text:p>
          </table:table-cell>
          <table:table-cell office:value-type="string" calcext:value-type="string">
            <text:p>....to President of the United States (on my first try). I think that would qualify as not smart, but genius....and… https://t.co/X3UO2xDvEv</text:p>
          </table:table-cell>
          <table:table-cell office:value-type="string" calcext:value-type="string">
            <text:p>to President of the United States on my first try I think that would qualify as not smart but geniusand </text:p>
          </table:table-cell>
          <table:table-cell office:value-type="string" calcext:value-type="string">
            <text:p>Sentiment(polarity=0.07142857142857142, subjectivity=0.48809523809523814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24" calcext:value-type="float">
            <text:p>224</text:p>
          </table:table-cell>
          <table:table-cell office:value-type="string" calcext:value-type="string">
            <text:p>Sat Jan 06 12:27:42 +0000 2018</text:p>
          </table:table-cell>
          <table:table-cell office:value-type="float" office:value="135127" calcext:value-type="float">
            <text:p>135127</text:p>
          </table:table-cell>
          <table:table-cell office:value-type="float" office:value="36465" calcext:value-type="float">
            <text:p>36465</text:p>
          </table:table-cell>
          <table:table-cell office:value-type="string" calcext:value-type="string">
            <text:p>....Actually, throughout my life, my two greatest assets have been mental stability and being, like, really smart.… https://t.co/G3374En0XQ</text:p>
          </table:table-cell>
          <table:table-cell office:value-type="string" calcext:value-type="string">
            <text:p>Actually throughout my life my two greatest assets have been mental stability and being like really smart </text:p>
          </table:table-cell>
          <table:table-cell office:value-type="string" calcext:value-type="string">
            <text:p>Sentiment(polarity=0.2785714285714286, subjectivity=0.48571428571428577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25" calcext:value-type="float">
            <text:p>225</text:p>
          </table:table-cell>
          <table:table-cell office:value-type="string" calcext:value-type="string">
            <text:p>Sat Jan 06 12:19:10 +0000 2018</text:p>
          </table:table-cell>
          <table:table-cell office:value-type="float" office:value="148828" calcext:value-type="float">
            <text:p>148828</text:p>
          </table:table-cell>
          <table:table-cell office:value-type="float" office:value="35146" calcext:value-type="float">
            <text:p>35146</text:p>
          </table:table-cell>
          <table:table-cell office:value-type="string" calcext:value-type="string">
            <text:p>Now that Russian collusion, after one year of intense study, has proven to be a total hoax on the American public,… https://t.co/3RTHPrrh6n</text:p>
          </table:table-cell>
          <table:table-cell office:value-type="string" calcext:value-type="string">
            <text:p>Now that Russian collusion after one year of intense study has proven to be a total hoax on the American public </text:p>
          </table:table-cell>
          <table:table-cell office:value-type="string" calcext:value-type="string">
            <text:p>Sentiment(polarity=0.04, subjectivity=0.36333333333333334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26" calcext:value-type="float">
            <text:p>226</text:p>
          </table:table-cell>
          <table:table-cell office:value-type="string" calcext:value-type="string">
            <text:p>Sat Jan 06 11:57:35 +0000 2018</text:p>
          </table:table-cell>
          <table:table-cell office:value-type="float" office:value="119492" calcext:value-type="float">
            <text:p>119492</text:p>
          </table:table-cell>
          <table:table-cell office:value-type="float" office:value="23449" calcext:value-type="float">
            <text:p>23449</text:p>
          </table:table-cell>
          <table:table-cell office:value-type="string" calcext:value-type="string">
            <text:p>Brian Ross, the reporter who made a fraudulent live newscast about me that drove the Stock Market down 350 points (… https://t.co/Cbz6nDw2l8</text:p>
          </table:table-cell>
          <table:table-cell office:value-type="string" calcext:value-type="string">
            <text:p>Brian Ross the reporter who made a fraudulent live newscast about me that drove the Stock Market down 350 points <text:s/></text:p>
          </table:table-cell>
          <table:table-cell office:value-type="string" calcext:value-type="string">
            <text:p>Sentiment(polarity=-0.009595959595959616, subjectivity=0.394444444444444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27" calcext:value-type="float">
            <text:p>227</text:p>
          </table:table-cell>
          <table:table-cell office:value-type="string" calcext:value-type="string">
            <text:p>Sat Jan 06 11:49:02 +0000 2018</text:p>
          </table:table-cell>
          <table:table-cell office:value-type="float" office:value="144834" calcext:value-type="float">
            <text:p>144834</text:p>
          </table:table-cell>
          <table:table-cell office:value-type="float" office:value="32701" calcext:value-type="float">
            <text:p>32701</text:p>
          </table:table-cell>
          <table:table-cell office:value-type="string" calcext:value-type="string">
            <text:p>The African American unemployment rate fell to 6.8%, the lowest rate in 45 years. I am so happy about this News! An… https://t.co/CEEM2l6YHv</text:p>
          </table:table-cell>
          <table:table-cell office:value-type="string" calcext:value-type="string">
            <text:p>The African American unemployment rate fell to 68 the lowest rate in 45 years I am so happy about this News An </text:p>
          </table:table-cell>
          <table:table-cell office:value-type="string" calcext:value-type="string">
            <text:p>Sentiment(polarity=0.26666666666666666, subjectivity=0.3333333333333333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28" calcext:value-type="float">
            <text:p>228</text:p>
          </table:table-cell>
          <table:table-cell office:value-type="string" calcext:value-type="string">
            <text:p>Sat Jan 06 04:32:08 +0000 2018</text:p>
          </table:table-cell>
          <table:table-cell office:value-type="float" office:value="89017" calcext:value-type="float">
            <text:p>89017</text:p>
          </table:table-cell>
          <table:table-cell office:value-type="float" office:value="23972" calcext:value-type="float">
            <text:p>23972</text:p>
          </table:table-cell>
          <table:table-cell office:value-type="string" calcext:value-type="string">
            <text:p>Michael Wolff is a total loser who made up stories in order to sell this really boring and untruthful book. He used… https://t.co/sk2TeLbqjo</text:p>
          </table:table-cell>
          <table:table-cell office:value-type="string" calcext:value-type="string">
            <text:p>Michael Wolff is a total loser who made up stories in order to sell this really boring and untruthful book He used </text:p>
          </table:table-cell>
          <table:table-cell office:value-type="string" calcext:value-type="string">
            <text:p>Sentiment(polarity=-0.5, subjectivity=0.8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29" calcext:value-type="float">
            <text:p>229</text:p>
          </table:table-cell>
          <table:table-cell office:value-type="string" calcext:value-type="string">
            <text:p>Sat Jan 06 04:19:10 +0000 2018</text:p>
          </table:table-cell>
          <table:table-cell office:value-type="float" office:value="121409" calcext:value-type="float">
            <text:p>121409</text:p>
          </table:table-cell>
          <table:table-cell office:value-type="float" office:value="30255" calcext:value-type="float">
            <text:p>30255</text:p>
          </table:table-cell>
          <table:table-cell office:value-type="string" calcext:value-type="string">
            <text:p>Good idea Rand! https://t.co/55sqUDiC0s</text:p>
          </table:table-cell>
          <table:table-cell office:value-type="string" calcext:value-type="string">
            <text:p>Good idea Rand </text:p>
          </table:table-cell>
          <table:table-cell office:value-type="string" calcext:value-type="string">
            <text:p>Sentiment(polarity=0.7, subjectivity=0.6000000000000001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30" calcext:value-type="float">
            <text:p>230</text:p>
          </table:table-cell>
          <table:table-cell office:value-type="string" calcext:value-type="string">
            <text:p>Fri Jan 05 15:34:28 +0000 2018</text:p>
          </table:table-cell>
          <table:table-cell office:value-type="float" office:value="79940" calcext:value-type="float">
            <text:p>79940</text:p>
          </table:table-cell>
          <table:table-cell office:value-type="float" office:value="15952" calcext:value-type="float">
            <text:p>15952</text:p>
          </table:table-cell>
          <table:table-cell office:value-type="string" calcext:value-type="string">
            <text:p>The Mercer Family recently dumped the leaker known as Sloppy Steve Bannon. Smart!</text:p>
          </table:table-cell>
          <table:table-cell office:value-type="string" calcext:value-type="string">
            <text:p>The Mercer Family recently dumped the leaker known as Sloppy Steve Bannon Smart</text:p>
          </table:table-cell>
          <table:table-cell office:value-type="string" calcext:value-type="string">
            <text:p>Sentiment(polarity=-0.06746031746031747, subjectivity=0.5476190476190476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31" calcext:value-type="float">
            <text:p>231</text:p>
          </table:table-cell>
          <table:table-cell office:value-type="string" calcext:value-type="string">
            <text:p>Fri Jan 05 14:32:44 +0000 2018</text:p>
          </table:table-cell>
          <table:table-cell office:value-type="float" office:value="147182" calcext:value-type="float">
            <text:p>147182</text:p>
          </table:table-cell>
          <table:table-cell office:value-type="float" office:value="32974" calcext:value-type="float">
            <text:p>32974</text:p>
          </table:table-cell>
          <table:table-cell office:value-type="string" calcext:value-type="string">
            <text:p>Well, now that collusion with Russia is proving to be a total hoax and the only collusion is with Hillary Clinton a… https://t.co/9hkgQun4vG</text:p>
          </table:table-cell>
          <table:table-cell office:value-type="string" calcext:value-type="string">
            <text:p>Well now that collusion with Russia is proving to be a total hoax and the only collusion is with Hillary Clinton a </text:p>
          </table:table-cell>
          <table:table-cell office:value-type="string" calcext:value-type="string">
            <text:p>Sentiment(polarity=0.0, subjectivity=0.8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32" calcext:value-type="float">
            <text:p>232</text:p>
          </table:table-cell>
          <table:table-cell office:value-type="string" calcext:value-type="string">
            <text:p>Fri Jan 05 11:35:30 +0000 2018</text:p>
          </table:table-cell>
          <table:table-cell office:value-type="float" office:value="123506" calcext:value-type="float">
            <text:p>123506</text:p>
          </table:table-cell>
          <table:table-cell office:value-type="float" office:value="27158" calcext:value-type="float">
            <text:p>27158</text:p>
          </table:table-cell>
          <table:table-cell office:value-type="string" calcext:value-type="string">
            <text:p>Dow goes from 18,589 on November 9, 2016, to 25,075 today, for a new all-time Record. Jumped 1000 points in last 5… https://t.co/16TbOsy4Ri</text:p>
          </table:table-cell>
          <table:table-cell office:value-type="string" calcext:value-type="string">
            <text:p>Dow goes from 18589 on November 9 2016 to 25075 today for a new alltime Record Jumped 1000 points in last 5 </text:p>
          </table:table-cell>
          <table:table-cell office:value-type="string" calcext:value-type="string">
            <text:p>Sentiment(polarity=0.06818181818181818, subjectivity=0.2606060606060606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33" calcext:value-type="float">
            <text:p>233</text:p>
          </table:table-cell>
          <table:table-cell office:value-type="string" calcext:value-type="string">
            <text:p>Fri Jan 05 04:04:20 +0000 2018</text:p>
          </table:table-cell>
          <table:table-cell office:value-type="float" office:value="129364" calcext:value-type="float">
            <text:p>129364</text:p>
          </table:table-cell>
          <table:table-cell office:value-type="float" office:value="28113" calcext:value-type="float">
            <text:p>28113</text:p>
          </table:table-cell>
          <table:table-cell office:value-type="string" calcext:value-type="string">
            <text:p>The Fake News Media barely mentions the fact that the Stock Market just hit another New Record and that business in… https://t.co/skkiYt1Qj2</text:p>
          </table:table-cell>
          <table:table-cell office:value-type="string" calcext:value-type="string">
            <text:p>The Fake News Media barely mentions the fact that the Stock Market just hit another New Record and that business in </text:p>
          </table:table-cell>
          <table:table-cell office:value-type="string" calcext:value-type="string">
            <text:p>Sentiment(polarity=-0.10454545454545455, subjectivity=0.5181818181818182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34" calcext:value-type="float">
            <text:p>234</text:p>
          </table:table-cell>
          <table:table-cell office:value-type="string" calcext:value-type="string">
            <text:p>Fri Jan 05 03:52:53 +0000 2018</text:p>
          </table:table-cell>
          <table:table-cell office:value-type="float" office:value="101409" calcext:value-type="float">
            <text:p>101409</text:p>
          </table:table-cell>
          <table:table-cell office:value-type="float" office:value="23818" calcext:value-type="float">
            <text:p>23818</text:p>
          </table:table-cell>
          <table:table-cell office:value-type="string" calcext:value-type="string">
            <text:p>I authorized Zero access to White House (actually turned him down many times) for author of phony book! I never spo… https://t.co/G8tBCceHUy</text:p>
          </table:table-cell>
          <table:table-cell office:value-type="string" calcext:value-type="string">
            <text:p>I authorized Zero access to White House actually turned him down many times for author of phony book I never spo </text:p>
          </table:table-cell>
          <table:table-cell office:value-type="string" calcext:value-type="string">
            <text:p>Sentiment(polarity=0.08611111111111111, subjectivity=0.22222222222222224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35" calcext:value-type="float">
            <text:p>235</text:p>
          </table:table-cell>
          <table:table-cell office:value-type="string" calcext:value-type="string">
            <text:p>Fri Jan 05 00:11:26 +0000 2018</text:p>
          </table:table-cell>
          <table:table-cell office:value-type="float" office:value="93635" calcext:value-type="float">
            <text:p>93635</text:p>
          </table:table-cell>
          <table:table-cell office:value-type="float" office:value="22316" calcext:value-type="float">
            <text:p>22316</text:p>
          </table:table-cell>
          <table:table-cell office:value-type="string" calcext:value-type="string">
            <text:p>MAKING AMERICA GREAT AGAIN! https://t.co/iONbr1DkVk</text:p>
          </table:table-cell>
          <table:table-cell office:value-type="string" calcext:value-type="string">
            <text:p>MAKING AMERICA GREAT AGAIN </text:p>
          </table:table-cell>
          <table:table-cell office:value-type="string" calcext:value-type="string">
            <text:p>Sentiment(polarity=0.8, subjectivity=0.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36" calcext:value-type="float">
            <text:p>236</text:p>
          </table:table-cell>
          <table:table-cell office:value-type="string" calcext:value-type="string">
            <text:p>Thu Jan 04 23:53:05 +0000 2018</text:p>
          </table:table-cell>
          <table:table-cell office:value-type="float" office:value="137746" calcext:value-type="float">
            <text:p>137746</text:p>
          </table:table-cell>
          <table:table-cell office:value-type="float" office:value="30322" calcext:value-type="float">
            <text:p>30322</text:p>
          </table:table-cell>
          <table:table-cell office:value-type="string" calcext:value-type="string">
            <text:p>Thank you to the great Republican Senators who showed up to our mtg on immigration reform. We must BUILD THE WALL,… https://t.co/zKHX30vUMI</text:p>
          </table:table-cell>
          <table:table-cell office:value-type="string" calcext:value-type="string">
            <text:p>Thank you to the great Republican Senators who showed up to our mtg on immigration reform We must BUILD THE WALL </text:p>
          </table:table-cell>
          <table:table-cell office:value-type="string" calcext:value-type="string">
            <text:p>Sentiment(polarity=0.8, subjectivity=0.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37" calcext:value-type="float">
            <text:p>237</text:p>
          </table:table-cell>
          <table:table-cell office:value-type="string" calcext:value-type="string">
            <text:p>Thu Jan 04 15:48:04 +0000 2018</text:p>
          </table:table-cell>
          <table:table-cell office:value-type="float" office:value="118294" calcext:value-type="float">
            <text:p>118294</text:p>
          </table:table-cell>
          <table:table-cell office:value-type="float" office:value="23403" calcext:value-type="float">
            <text:p>23403</text:p>
          </table:table-cell>
          <table:table-cell office:value-type="string" calcext:value-type="string">
            <text:p>Dow just crashes through 25,000. Congrats! Big cuts in unnecessary regulations continuing.</text:p>
          </table:table-cell>
          <table:table-cell office:value-type="string" calcext:value-type="string">
            <text:p>Dow just crashes through 25000 Congrats Big cuts in unnecessary regulations continuing</text:p>
          </table:table-cell>
          <table:table-cell office:value-type="string" calcext:value-type="string">
            <text:p>Sentiment(polarity=-0.2, subjectivity=0.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38" calcext:value-type="float">
            <text:p>238</text:p>
          </table:table-cell>
          <table:table-cell office:value-type="string" calcext:value-type="string">
            <text:p>Thu Jan 04 11:37:46 +0000 2018</text:p>
          </table:table-cell>
          <table:table-cell office:value-type="float" office:value="117798" calcext:value-type="float">
            <text:p>117798</text:p>
          </table:table-cell>
          <table:table-cell office:value-type="float" office:value="32900" calcext:value-type="float">
            <text:p>32900</text:p>
          </table:table-cell>
          <table:table-cell office:value-type="string" calcext:value-type="string">
            <text:p>So beautiful....Show this picture to the NFL players who still kneel! https://t.co/tJLM1tvbvb</text:p>
          </table:table-cell>
          <table:table-cell office:value-type="string" calcext:value-type="string">
            <text:p>So beautifulShow this picture to the NFL players who still kneel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39" calcext:value-type="float">
            <text:p>239</text:p>
          </table:table-cell>
          <table:table-cell office:value-type="string" calcext:value-type="string">
            <text:p>Thu Jan 04 11:32:22 +0000 2018</text:p>
          </table:table-cell>
          <table:table-cell office:value-type="float" office:value="94552" calcext:value-type="float">
            <text:p>94552</text:p>
          </table:table-cell>
          <table:table-cell office:value-type="float" office:value="19864" calcext:value-type="float">
            <text:p>19864</text:p>
          </table:table-cell>
          <table:table-cell office:value-type="string" calcext:value-type="string">
            <text:p>With all of the failed “experts” weighing in, does anybody really believe that talks and dialogue would be going on… https://t.co/EfxwZcRmLZ</text:p>
          </table:table-cell>
          <table:table-cell office:value-type="string" calcext:value-type="string">
            <text:p>With all of the failed experts weighing in does anybody really believe that talks and dialogue would be going on </text:p>
          </table:table-cell>
          <table:table-cell office:value-type="string" calcext:value-type="string">
            <text:p>Sentiment(polarity=-0.15, subjectivity=0.2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string" calcext:value-type="string">
            <text:p>Thu Jan 04 11:11:45 +0000 2018</text:p>
          </table:table-cell>
          <table:table-cell office:value-type="float" office:value="155632" calcext:value-type="float">
            <text:p>155632</text:p>
          </table:table-cell>
          <table:table-cell office:value-type="float" office:value="40454" calcext:value-type="float">
            <text:p>40454</text:p>
          </table:table-cell>
          <table:table-cell office:value-type="string" calcext:value-type="string">
            <text:p>As Americans, you need identification, sometimes in a very strong and accurate form, for almost everything you do..… https://t.co/rjfQAe1jUJ</text:p>
          </table:table-cell>
          <table:table-cell office:value-type="string" calcext:value-type="string">
            <text:p>As Americans you need identification sometimes in a very strong and accurate form for almost everything you do </text:p>
          </table:table-cell>
          <table:table-cell office:value-type="string" calcext:value-type="string">
            <text:p>Sentiment(polarity=0.4816666666666667, subjectivity=0.7933333333333333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41" calcext:value-type="float">
            <text:p>241</text:p>
          </table:table-cell>
          <table:table-cell office:value-type="string" calcext:value-type="string">
            <text:p>Thu Jan 04 11:02:14 +0000 2018</text:p>
          </table:table-cell>
          <table:table-cell office:value-type="float" office:value="111382" calcext:value-type="float">
            <text:p>111382</text:p>
          </table:table-cell>
          <table:table-cell office:value-type="float" office:value="30978" calcext:value-type="float">
            <text:p>30978</text:p>
          </table:table-cell>
          <table:table-cell office:value-type="string" calcext:value-type="string">
            <text:p>Many mostly Democrat States refused to hand over data from the 2016 Election to the Commission On Voter Fraud. They… https://t.co/1IuVCra2M1</text:p>
          </table:table-cell>
          <table:table-cell office:value-type="string" calcext:value-type="string">
            <text:p>Many mostly Democrat States refused to hand over data from the 2016 Election to the Commission On Voter Fraud They </text:p>
          </table:table-cell>
          <table:table-cell office:value-type="string" calcext:value-type="string">
            <text:p>Sentiment(polarity=0.5, subjectivity=0.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42" calcext:value-type="float">
            <text:p>242</text:p>
          </table:table-cell>
          <table:table-cell office:value-type="string" calcext:value-type="string">
            <text:p>Thu Jan 04 02:13:16 +0000 2018</text:p>
          </table:table-cell>
          <table:table-cell office:value-type="float" office:value="161015" calcext:value-type="float">
            <text:p>161015</text:p>
          </table:table-cell>
          <table:table-cell office:value-type="float" office:value="38047" calcext:value-type="float">
            <text:p>38047</text:p>
          </table:table-cell>
          <table:table-cell office:value-type="string" calcext:value-type="string">
            <text:p>MAKE AMERICA GREAT AGAIN!</text:p>
          </table:table-cell>
          <table:table-cell office:value-type="string" calcext:value-type="string">
            <text:p>MAKE AMERICA GREAT AGAIN</text:p>
          </table:table-cell>
          <table:table-cell office:value-type="string" calcext:value-type="string">
            <text:p>Sentiment(polarity=0.8, subjectivity=0.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43" calcext:value-type="float">
            <text:p>243</text:p>
          </table:table-cell>
          <table:table-cell office:value-type="string" calcext:value-type="string">
            <text:p>Thu Jan 04 02:11:31 +0000 2018</text:p>
          </table:table-cell>
          <table:table-cell office:value-type="float" office:value="106594" calcext:value-type="float">
            <text:p>106594</text:p>
          </table:table-cell>
          <table:table-cell office:value-type="float" office:value="19889" calcext:value-type="float">
            <text:p>19889</text:p>
          </table:table-cell>
          <table:table-cell office:value-type="string" calcext:value-type="string">
            <text:p>Stock Market had another good day but, now that the Tax Cut Bill has passed, we have tremendous upward potential. D… https://t.co/nTAj1FDp2U</text:p>
          </table:table-cell>
          <table:table-cell office:value-type="string" calcext:value-type="string">
            <text:p>Stock Market had another good day but now that the Tax Cut Bill has passed we have tremendous upward potential D </text:p>
          </table:table-cell>
          <table:table-cell office:value-type="string" calcext:value-type="string">
            <text:p>Sentiment(polarity=0.3444444444444444, subjectivity=0.8666666666666667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44" calcext:value-type="float">
            <text:p>244</text:p>
          </table:table-cell>
          <table:table-cell office:value-type="string" calcext:value-type="string">
            <text:p>Thu Jan 04 02:07:37 +0000 2018</text:p>
          </table:table-cell>
          <table:table-cell office:value-type="float" office:value="68433" calcext:value-type="float">
            <text:p>68433</text:p>
          </table:table-cell>
          <table:table-cell office:value-type="float" office:value="16747" calcext:value-type="float">
            <text:p>16747</text:p>
          </table:table-cell>
          <table:table-cell office:value-type="string" calcext:value-type="string">
            <text:p>“Some 40 U.S. companies have responded to President Trump’s tax cut and reform victory in Congress last year by han… https://t.co/98ZTvwf2Pe</text:p>
          </table:table-cell>
          <table:table-cell office:value-type="string" calcext:value-type="string">
            <text:p>Some 40 US companies have responded to President Trumps tax cut and reform victory in Congress last year by han </text:p>
          </table:table-cell>
          <table:table-cell office:value-type="string" calcext:value-type="string">
            <text:p>Sentiment(polarity=0.0, subjectivity=0.06666666666666667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45" calcext:value-type="float">
            <text:p>245</text:p>
          </table:table-cell>
          <table:table-cell office:value-type="string" calcext:value-type="string">
            <text:p>Thu Jan 04 01:06:06 +0000 2018</text:p>
          </table:table-cell>
          <table:table-cell office:value-type="float" office:value="59945" calcext:value-type="float">
            <text:p>59945</text:p>
          </table:table-cell>
          <table:table-cell office:value-type="float" office:value="12665" calcext:value-type="float">
            <text:p>12665</text:p>
          </table:table-cell>
          <table:table-cell office:value-type="string" calcext:value-type="string">
            <text:p>Melania and I are deeply saddened by the death of Thomas S. Monson, a beloved President of the Church of Jesus Chri… https://t.co/Pge01Ug6cX</text:p>
          </table:table-cell>
          <table:table-cell office:value-type="string" calcext:value-type="string">
            <text:p>Melania and I are deeply saddened by the death of Thomas S Monson a beloved President of the Church of Jesus Chri </text:p>
          </table:table-cell>
          <table:table-cell office:value-type="string" calcext:value-type="string">
            <text:p>Sentiment(polarity=0.35, subjectivity=0.7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46" calcext:value-type="float">
            <text:p>246</text:p>
          </table:table-cell>
          <table:table-cell office:value-type="string" calcext:value-type="string">
            <text:p>Wed Jan 03 13:37:13 +0000 2018</text:p>
          </table:table-cell>
          <table:table-cell office:value-type="float" office:value="148183" calcext:value-type="float">
            <text:p>148183</text:p>
          </table:table-cell>
          <table:table-cell office:value-type="float" office:value="30346" calcext:value-type="float">
            <text:p>30346</text:p>
          </table:table-cell>
          <table:table-cell office:value-type="string" calcext:value-type="string">
            <text:p>Such respect for the people of Iran as they try to take back their corrupt government. You will see great support f… https://t.co/MhHkcH2s2A</text:p>
          </table:table-cell>
          <table:table-cell office:value-type="string" calcext:value-type="string">
            <text:p>Such respect for the people of Iran as they try to take back their corrupt government You will see great support f </text:p>
          </table:table-cell>
          <table:table-cell office:value-type="string" calcext:value-type="string">
            <text:p>Sentiment(polarity=0.07500000000000001, subjectivity=0.562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47" calcext:value-type="float">
            <text:p>247</text:p>
          </table:table-cell>
          <table:table-cell office:value-type="string" calcext:value-type="string">
            <text:p>Wed Jan 03 04:03:01 +0000 2018</text:p>
          </table:table-cell>
          <table:table-cell office:value-type="float" office:value="98374" calcext:value-type="float">
            <text:p>98374</text:p>
          </table:table-cell>
          <table:table-cell office:value-type="float" office:value="21115" calcext:value-type="float">
            <text:p>21115</text:p>
          </table:table-cell>
          <table:table-cell office:value-type="string" calcext:value-type="string">
            <text:p>“President Trump has something now he didn’t have a year ago, that is a set of accomplishments that nobody can deny… https://t.co/Cy24ZYUpBg</text:p>
          </table:table-cell>
          <table:table-cell office:value-type="string" calcext:value-type="string">
            <text:p>President Trump has something now he didnt have a year ago that is a set of accomplishments that nobody can deny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48" calcext:value-type="float">
            <text:p>248</text:p>
          </table:table-cell>
          <table:table-cell office:value-type="string" calcext:value-type="string">
            <text:p>Wed Jan 03 01:05:10 +0000 2018</text:p>
          </table:table-cell>
          <table:table-cell office:value-type="float" office:value="197081" calcext:value-type="float">
            <text:p>197081</text:p>
          </table:table-cell>
          <table:table-cell office:value-type="float" office:value="51174" calcext:value-type="float">
            <text:p>51174</text:p>
          </table:table-cell>
          <table:table-cell office:value-type="string" calcext:value-type="string">
            <text:p>I will be announcing THE MOST DISHONEST &amp;amp; CORRUPT MEDIA AWARDS OF THE YEAR on Monday at 5:00 o’clock. Subjects will… https://t.co/Kzvk4ErSno</text:p>
          </table:table-cell>
          <table:table-cell office:value-type="string" calcext:value-type="string">
            <text:p>I will be announcing THE MOST DISHONEST amp CORRUPT MEDIA AWARDS OF THE YEAR on Monday at 500 oclock Subjects will </text:p>
          </table:table-cell>
          <table:table-cell office:value-type="string" calcext:value-type="string">
            <text:p>Sentiment(polarity=-0.09999999999999999, subjectivity=0.6666666666666666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49" calcext:value-type="float">
            <text:p>249</text:p>
          </table:table-cell>
          <table:table-cell office:value-type="string" calcext:value-type="string">
            <text:p>Wed Jan 03 00:49:19 +0000 2018</text:p>
          </table:table-cell>
          <table:table-cell office:value-type="float" office:value="499887" calcext:value-type="float">
            <text:p>499887</text:p>
          </table:table-cell>
          <table:table-cell office:value-type="float" office:value="192197" calcext:value-type="float">
            <text:p>192197</text:p>
          </table:table-cell>
          <table:table-cell office:value-type="string" calcext:value-type="string">
            <text:p>North Korean Leader Kim Jong Un just stated that the “Nuclear Button is on his desk at all times.” Will someone fro… https://t.co/EvTgZxiji0</text:p>
          </table:table-cell>
          <table:table-cell office:value-type="string" calcext:value-type="string">
            <text:p>North Korean Leader Kim Jong Un just stated that the Nuclear Button is on his desk at all times Will someone fro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office:value-type="string" calcext:value-type="string">
            <text:p>Tue Jan 02 22:37:57 +0000 2018</text:p>
          </table:table-cell>
          <table:table-cell office:value-type="float" office:value="94181" calcext:value-type="float">
            <text:p>94181</text:p>
          </table:table-cell>
          <table:table-cell office:value-type="float" office:value="20040" calcext:value-type="float">
            <text:p>20040</text:p>
          </table:table-cell>
          <table:table-cell office:value-type="string" calcext:value-type="string">
            <text:p>...peace treaty with Israel. We have taken Jerusalem, the toughest part of the negotiation, off the table, but Isra… https://t.co/on5fwpqknG</text:p>
          </table:table-cell>
          <table:table-cell office:value-type="string" calcext:value-type="string">
            <text:p>peace treaty with Israel We have taken Jerusalem the toughest part of the negotiation off the table but Isra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51" calcext:value-type="float">
            <text:p>251</text:p>
          </table:table-cell>
          <table:table-cell office:value-type="string" calcext:value-type="string">
            <text:p>Tue Jan 02 22:37:56 +0000 2018</text:p>
          </table:table-cell>
          <table:table-cell office:value-type="float" office:value="118713" calcext:value-type="float">
            <text:p>118713</text:p>
          </table:table-cell>
          <table:table-cell office:value-type="float" office:value="29393" calcext:value-type="float">
            <text:p>29393</text:p>
          </table:table-cell>
          <table:table-cell office:value-type="string" calcext:value-type="string">
            <text:p>It's not only Pakistan that we pay billions of dollars to for nothing, but also many other countries, and others. A… https://t.co/noRSzexXDg</text:p>
          </table:table-cell>
          <table:table-cell office:value-type="string" calcext:value-type="string">
            <text:p>Its not only Pakistan that we pay billions of dollars to for nothing but also many other countries and others A </text:p>
          </table:table-cell>
          <table:table-cell office:value-type="string" calcext:value-type="string">
            <text:p>Sentiment(polarity=0.125, subjectivity=0.62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52" calcext:value-type="float">
            <text:p>252</text:p>
          </table:table-cell>
          <table:table-cell office:value-type="string" calcext:value-type="string">
            <text:p>Tue Jan 02 22:23:41 +0000 2018</text:p>
          </table:table-cell>
          <table:table-cell office:value-type="float" office:value="63382" calcext:value-type="float">
            <text:p>63382</text:p>
          </table:table-cell>
          <table:table-cell office:value-type="float" office:value="12413" calcext:value-type="float">
            <text:p>12413</text:p>
          </table:table-cell>
          <table:table-cell office:value-type="string" calcext:value-type="string">
            <text:p>Congratulations to Senator Orrin Hatch on an absolutely incredible career. He has been a tremendous supporter, and… https://t.co/lhwHKYWFIl</text:p>
          </table:table-cell>
          <table:table-cell office:value-type="string" calcext:value-type="string">
            <text:p>Congratulations to Senator Orrin Hatch on an absolutely incredible career He has been a tremendous supporter and </text:p>
          </table:table-cell>
          <table:table-cell office:value-type="string" calcext:value-type="string">
            <text:p>Sentiment(polarity=0.6166666666666667, subjectivity=0.9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53" calcext:value-type="float">
            <text:p>253</text:p>
          </table:table-cell>
          <table:table-cell office:value-type="string" calcext:value-type="string">
            <text:p>Tue Jan 02 18:11:11 +0000 2018</text:p>
          </table:table-cell>
          <table:table-cell office:value-type="float" office:value="70661" calcext:value-type="float">
            <text:p>70661</text:p>
          </table:table-cell>
          <table:table-cell office:value-type="float" office:value="16334" calcext:value-type="float">
            <text:p>16334</text:p>
          </table:table-cell>
          <table:table-cell office:value-type="string" calcext:value-type="string">
            <text:p>We will not rest until all of America’s GREAT VETERANS can receive the care they so richly deserve. Tremendous prog… https://t.co/mk6RKy3ccj</text:p>
          </table:table-cell>
          <table:table-cell office:value-type="string" calcext:value-type="string">
            <text:p>We will not rest until all of Americas GREAT VETERANS can receive the care they so richly deserve Tremendous prog </text:p>
          </table:table-cell>
          <table:table-cell office:value-type="string" calcext:value-type="string">
            <text:p>Sentiment(polarity=0.5027777777777778, subjectivity=0.8333333333333334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54" calcext:value-type="float">
            <text:p>254</text:p>
          </table:table-cell>
          <table:table-cell office:value-type="string" calcext:value-type="string">
            <text:p>Tue Jan 02 15:16:38 +0000 2018</text:p>
          </table:table-cell>
          <table:table-cell office:value-type="float" office:value="87852" calcext:value-type="float">
            <text:p>87852</text:p>
          </table:table-cell>
          <table:table-cell office:value-type="float" office:value="18616" calcext:value-type="float">
            <text:p>18616</text:p>
          </table:table-cell>
          <table:table-cell office:value-type="string" calcext:value-type="string">
            <text:p>Democrats are doing nothing for DACA - just interested in politics. <text:s/>DACA activists and Hispanics will go hard agai… https://t.co/gOK09nR4M3</text:p>
          </table:table-cell>
          <table:table-cell office:value-type="string" calcext:value-type="string">
            <text:p>Democrats are doing nothing for DACA <text:s/>just interested in politics <text:s/>DACA activists and Hispanics will go hard agai </text:p>
          </table:table-cell>
          <table:table-cell office:value-type="string" calcext:value-type="string">
            <text:p>Sentiment(polarity=-0.020833333333333343, subjectivity=0.5208333333333333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ue Jan 02 14:53:47 +0000 2018</text:p>
          </table:table-cell>
          <table:table-cell office:value-type="float" office:value="77843" calcext:value-type="float">
            <text:p>77843</text:p>
          </table:table-cell>
          <table:table-cell office:value-type="float" office:value="16602" calcext:value-type="float">
            <text:p>16602</text:p>
          </table:table-cell>
          <table:table-cell office:value-type="string" calcext:value-type="string">
            <text:p>....impartial journalists of a much higher standard, lose all of your phony and non-existent “sources,” and treat t… https://t.co/4IQrWqQMXh</text:p>
          </table:table-cell>
          <table:table-cell office:value-type="string" calcext:value-type="string">
            <text:p>impartial journalists of a much higher standard lose all of your phony and nonexistent sources and treat t </text:p>
          </table:table-cell>
          <table:table-cell office:value-type="string" calcext:value-type="string">
            <text:p>Sentiment(polarity=0.125, subjectivity=0.2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Tue Jan 02 14:39:49 +0000 2018</text:p>
          </table:table-cell>
          <table:table-cell office:value-type="float" office:value="79605" calcext:value-type="float">
            <text:p>79605</text:p>
          </table:table-cell>
          <table:table-cell office:value-type="float" office:value="18057" calcext:value-type="float">
            <text:p>18057</text:p>
          </table:table-cell>
          <table:table-cell office:value-type="string" calcext:value-type="string">
            <text:p>The Failing New York Times has a new publisher, A.G. Sulzberger. Congratulations! Here is a last chance for the Tim… https://t.co/iTRZfE0joC</text:p>
          </table:table-cell>
          <table:table-cell office:value-type="string" calcext:value-type="string">
            <text:p>The Failing New York Times has a new publisher AG Sulzberger Congratulations Here is a last chance for the Tim </text:p>
          </table:table-cell>
          <table:table-cell office:value-type="string" calcext:value-type="string">
            <text:p>Sentiment(polarity=0.0909090909090909, subjectivity=0.32525252525252524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57" calcext:value-type="float">
            <text:p>257</text:p>
          </table:table-cell>
          <table:table-cell office:value-type="string" calcext:value-type="string">
            <text:p>Tue Jan 02 14:13:13 +0000 2018</text:p>
          </table:table-cell>
          <table:table-cell office:value-type="float" office:value="88959" calcext:value-type="float">
            <text:p>88959</text:p>
          </table:table-cell>
          <table:table-cell office:value-type="float" office:value="16284" calcext:value-type="float">
            <text:p>16284</text:p>
          </table:table-cell>
          <table:table-cell office:value-type="string" calcext:value-type="string">
            <text:p>Since taking office I have been very strict on Commercial Aviation. Good news - it was just reported that there wer… https://t.co/jfJxEvzBd3</text:p>
          </table:table-cell>
          <table:table-cell office:value-type="string" calcext:value-type="string">
            <text:p>Since taking office I have been very strict on Commercial Aviation Good news <text:s/>it was just reported that there wer </text:p>
          </table:table-cell>
          <table:table-cell office:value-type="string" calcext:value-type="string">
            <text:p>Sentiment(polarity=0.3, subjectivity=0.30000000000000004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58" calcext:value-type="float">
            <text:p>258</text:p>
          </table:table-cell>
          <table:table-cell office:value-type="string" calcext:value-type="string">
            <text:p>Tue Jan 02 14:08:56 +0000 2018</text:p>
          </table:table-cell>
          <table:table-cell office:value-type="float" office:value="78086" calcext:value-type="float">
            <text:p>78086</text:p>
          </table:table-cell>
          <table:table-cell office:value-type="float" office:value="17422" calcext:value-type="float">
            <text:p>17422</text:p>
          </table:table-cell>
          <table:table-cell office:value-type="string" calcext:value-type="string">
            <text:p>Sanctions and “other” pressures are beginning to have a big impact on North Korea. Soldiers are dangerously fleeing… https://t.co/lFl6Gb81V7</text:p>
          </table:table-cell>
          <table:table-cell office:value-type="string" calcext:value-type="string">
            <text:p>Sanctions and other pressures are beginning to have a big impact on North Korea Soldiers are dangerously fleeing </text:p>
          </table:table-cell>
          <table:table-cell office:value-type="string" calcext:value-type="string">
            <text:p>Sentiment(polarity=-0.24166666666666667, subjectivity=0.4583333333333333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59" calcext:value-type="float">
            <text:p>259</text:p>
          </table:table-cell>
          <table:table-cell office:value-type="string" calcext:value-type="string">
            <text:p>Tue Jan 02 13:49:23 +0000 2018</text:p>
          </table:table-cell>
          <table:table-cell office:value-type="float" office:value="87161" calcext:value-type="float">
            <text:p>87161</text:p>
          </table:table-cell>
          <table:table-cell office:value-type="float" office:value="15661" calcext:value-type="float">
            <text:p>15661</text:p>
          </table:table-cell>
          <table:table-cell office:value-type="string" calcext:value-type="string">
            <text:p>Companies are giving big bonuses to their workers because of the Tax Cut Bill. Really great!</text:p>
          </table:table-cell>
          <table:table-cell office:value-type="string" calcext:value-type="string">
            <text:p>Companies are giving big bonuses to their workers because of the Tax Cut Bill Really great</text:p>
          </table:table-cell>
          <table:table-cell office:value-type="string" calcext:value-type="string">
            <text:p>Sentiment(polarity=0.4, subjectivity=0.42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60" calcext:value-type="float">
            <text:p>260</text:p>
          </table:table-cell>
          <table:table-cell office:value-type="string" calcext:value-type="string">
            <text:p>Tue Jan 02 13:44:33 +0000 2018</text:p>
          </table:table-cell>
          <table:table-cell office:value-type="float" office:value="69751" calcext:value-type="float">
            <text:p>69751</text:p>
          </table:table-cell>
          <table:table-cell office:value-type="float" office:value="14515" calcext:value-type="float">
            <text:p>14515</text:p>
          </table:table-cell>
          <table:table-cell office:value-type="string" calcext:value-type="string">
            <text:p>Thank you to Brandon Judd of the National Border Patrol Council for your kind words on how well we are doing at the… https://t.co/tmH3s3Q91a</text:p>
          </table:table-cell>
          <table:table-cell office:value-type="string" calcext:value-type="string">
            <text:p>Thank you to Brandon Judd of the National Border Patrol Council for your kind words on how well we are doing at the </text:p>
          </table:table-cell>
          <table:table-cell office:value-type="string" calcext:value-type="string">
            <text:p>Sentiment(polarity=0.6, subjectivity=0.9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61" calcext:value-type="float">
            <text:p>261</text:p>
          </table:table-cell>
          <table:table-cell office:value-type="string" calcext:value-type="string">
            <text:p>Tue Jan 02 12:48:00 +0000 2018</text:p>
          </table:table-cell>
          <table:table-cell office:value-type="float" office:value="131177" calcext:value-type="float">
            <text:p>131177</text:p>
          </table:table-cell>
          <table:table-cell office:value-type="float" office:value="37628" calcext:value-type="float">
            <text:p>37628</text:p>
          </table:table-cell>
          <table:table-cell office:value-type="string" calcext:value-type="string">
            <text:p>Crooked Hillary Clinton’s top aid, Huma Abedin, has been accused of disregarding basic security protocols. She put… https://t.co/TAM3Zf9ovm</text:p>
          </table:table-cell>
          <table:table-cell office:value-type="string" calcext:value-type="string">
            <text:p>Crooked Hillary Clintons top aid Huma Abedin has been accused of disregarding basic security protocols She put </text:p>
          </table:table-cell>
          <table:table-cell office:value-type="string" calcext:value-type="string">
            <text:p>Sentiment(polarity=0.16666666666666666, subjectivity=0.24166666666666667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Tue Jan 02 12:09:17 +0000 2018</text:p>
          </table:table-cell>
          <table:table-cell office:value-type="float" office:value="106123" calcext:value-type="float">
            <text:p>106123</text:p>
          </table:table-cell>
          <table:table-cell office:value-type="float" office:value="28278" calcext:value-type="float">
            <text:p>28278</text:p>
          </table:table-cell>
          <table:table-cell office:value-type="string" calcext:value-type="string">
            <text:p>The people of Iran are finally acting against the brutal and corrupt Iranian regime. All of the money that Presiden… https://t.co/AjDsIsx0Gk</text:p>
          </table:table-cell>
          <table:table-cell office:value-type="string" calcext:value-type="string">
            <text:p>The people of Iran are finally acting against the brutal and corrupt Iranian regime All of the money that Presiden </text:p>
          </table:table-cell>
          <table:table-cell office:value-type="string" calcext:value-type="string">
            <text:p>Sentiment(polarity=-0.4583333333333333, subjectivity=0.6666666666666666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63" calcext:value-type="float">
            <text:p>263</text:p>
          </table:table-cell>
          <table:table-cell office:value-type="string" calcext:value-type="string">
            <text:p>Mon Jan 01 13:37:52 +0000 2018</text:p>
          </table:table-cell>
          <table:table-cell office:value-type="float" office:value="114955" calcext:value-type="float">
            <text:p>114955</text:p>
          </table:table-cell>
          <table:table-cell office:value-type="float" office:value="16919" calcext:value-type="float">
            <text:p>16919</text:p>
          </table:table-cell>
          <table:table-cell office:value-type="string" calcext:value-type="string">
            <text:p>Will be leaving Florida for Washington (D.C.) today at 4:00 P.M. Much work to be done, but it will be a great New Year!</text:p>
          </table:table-cell>
          <table:table-cell office:value-type="string" calcext:value-type="string">
            <text:p>Will be leaving Florida for Washington DC today at 400 PM Much work to be done but it will be a great New Year</text:p>
          </table:table-cell>
          <table:table-cell office:value-type="string" calcext:value-type="string">
            <text:p>Sentiment(polarity=0.37878787878787873, subjectivity=0.4681818181818182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64" calcext:value-type="float">
            <text:p>264</text:p>
          </table:table-cell>
          <table:table-cell office:value-type="string" calcext:value-type="string">
            <text:p>Mon Jan 01 12:44:40 +0000 2018</text:p>
          </table:table-cell>
          <table:table-cell office:value-type="float" office:value="111670" calcext:value-type="float">
            <text:p>111670</text:p>
          </table:table-cell>
          <table:table-cell office:value-type="float" office:value="29098" calcext:value-type="float">
            <text:p>29098</text:p>
          </table:table-cell>
          <table:table-cell office:value-type="string" calcext:value-type="string">
            <text:p>Iran is failing at every level despite the terrible deal made with them by the Obama Administration. The great Iran… https://t.co/DaPjy8hPH5</text:p>
          </table:table-cell>
          <table:table-cell office:value-type="string" calcext:value-type="string">
            <text:p>Iran is failing at every level despite the terrible deal made with them by the Obama Administration The great Iran </text:p>
          </table:table-cell>
          <table:table-cell office:value-type="string" calcext:value-type="string">
            <text:p>Sentiment(polarity=-0.09999999999999998, subjectivity=0.8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65" calcext:value-type="float">
            <text:p>265</text:p>
          </table:table-cell>
          <table:table-cell office:value-type="string" calcext:value-type="string">
            <text:p>Mon Jan 01 12:12:00 +0000 2018</text:p>
          </table:table-cell>
          <table:table-cell office:value-type="float" office:value="305083" calcext:value-type="float">
            <text:p>305083</text:p>
          </table:table-cell>
          <table:table-cell office:value-type="float" office:value="101175" calcext:value-type="float">
            <text:p>101175</text:p>
          </table:table-cell>
          <table:table-cell office:value-type="string" calcext:value-type="string">
            <text:p>The United States has foolishly given Pakistan more than 33 billion dollars in aid over the last 15 years, and they… https://t.co/TuiaWGtnbR</text:p>
          </table:table-cell>
          <table:table-cell office:value-type="string" calcext:value-type="string">
            <text:p>The United States has foolishly given Pakistan more than 33 billion dollars in aid over the last 15 years and they </text:p>
          </table:table-cell>
          <table:table-cell office:value-type="string" calcext:value-type="string">
            <text:p>Sentiment(polarity=0.25, subjectivity=0.2833333333333333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66" calcext:value-type="float">
            <text:p>266</text:p>
          </table:table-cell>
          <table:table-cell office:value-type="string" calcext:value-type="string">
            <text:p>Sun Dec 31 23:43:04 +0000 2017</text:p>
          </table:table-cell>
          <table:table-cell office:value-type="float" office:value="196455" calcext:value-type="float">
            <text:p>196455</text:p>
          </table:table-cell>
          <table:table-cell office:value-type="float" office:value="41857" calcext:value-type="float">
            <text:p>41857</text:p>
          </table:table-cell>
          <table:table-cell office:value-type="string" calcext:value-type="string">
            <text:p>HAPPY NEW YEAR! We are MAKING AMERICA GREAT AGAIN, and much faster than anyone thought possible!</text:p>
          </table:table-cell>
          <table:table-cell office:value-type="string" calcext:value-type="string">
            <text:p>HAPPY NEW YEAR We are MAKING AMERICA GREAT AGAIN and much faster than anyone thought possible</text:p>
          </table:table-cell>
          <table:table-cell office:value-type="string" calcext:value-type="string">
            <text:p>Sentiment(polarity=0.38727272727272727, subjectivity=0.6809090909090909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67" calcext:value-type="float">
            <text:p>267</text:p>
          </table:table-cell>
          <table:table-cell office:value-type="string" calcext:value-type="string">
            <text:p>Sun Dec 31 22:18:20 +0000 2017</text:p>
          </table:table-cell>
          <table:table-cell office:value-type="float" office:value="200362" calcext:value-type="float">
            <text:p>200362</text:p>
          </table:table-cell>
          <table:table-cell office:value-type="float" office:value="46140" calcext:value-type="float">
            <text:p>46140</text:p>
          </table:table-cell>
          <table:table-cell office:value-type="string" calcext:value-type="string">
            <text:p>As our Country rapidly grows stronger and smarter, I want to wish all of my friends, supporters, enemies, haters, a… https://t.co/irAgm3wwEU</text:p>
          </table:table-cell>
          <table:table-cell office:value-type="string" calcext:value-type="string">
            <text:p>As our Country rapidly grows stronger and smarter I want to wish all of my friends supporters enemies haters a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68" calcext:value-type="float">
            <text:p>268</text:p>
          </table:table-cell>
          <table:table-cell office:value-type="string" calcext:value-type="string">
            <text:p>Sun Dec 31 22:00:21 +0000 2017</text:p>
          </table:table-cell>
          <table:table-cell office:value-type="float" office:value="111546" calcext:value-type="float">
            <text:p>111546</text:p>
          </table:table-cell>
          <table:table-cell office:value-type="float" office:value="33182" calcext:value-type="float">
            <text:p>33182</text:p>
          </table:table-cell>
          <table:table-cell office:value-type="string" calcext:value-type="string">
            <text:p>Iran, the Number One State of Sponsored Terror with numerous violations of Human Rights occurring on an hourly basi… https://t.co/EHq72J2QaP</text:p>
          </table:table-cell>
          <table:table-cell office:value-type="string" calcext:value-type="string">
            <text:p>Iran the Number One State of Sponsored Terror with numerous violations of Human Rights occurring on an hourly basi </text:p>
          </table:table-cell>
          <table:table-cell office:value-type="string" calcext:value-type="string">
            <text:p>Sentiment(polarity=0.0, subjectivity=0.3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69" calcext:value-type="float">
            <text:p>269</text:p>
          </table:table-cell>
          <table:table-cell office:value-type="string" calcext:value-type="string">
            <text:p>Sun Dec 31 19:06:52 +0000 2017</text:p>
          </table:table-cell>
          <table:table-cell office:value-type="float" office:value="137037" calcext:value-type="float">
            <text:p>137037</text:p>
          </table:table-cell>
          <table:table-cell office:value-type="float" office:value="33080" calcext:value-type="float">
            <text:p>33080</text:p>
          </table:table-cell>
          <table:table-cell office:value-type="string" calcext:value-type="string">
            <text:p>What a year it’s been, and we're just getting started. Together, we are MAKING AMERICA GREAT AGAIN! Happy New Year!! https://t.co/qsMNyN1UJG</text:p>
          </table:table-cell>
          <table:table-cell office:value-type="string" calcext:value-type="string">
            <text:p>What a year its been and were just getting started Together we are MAKING AMERICA GREAT AGAIN Happy New Year </text:p>
          </table:table-cell>
          <table:table-cell office:value-type="string" calcext:value-type="string">
            <text:p>Sentiment(polarity=0.5787878787878787, subjectivity=0.7348484848484849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70" calcext:value-type="float">
            <text:p>270</text:p>
          </table:table-cell>
          <table:table-cell office:value-type="string" calcext:value-type="string">
            <text:p>Sun Dec 31 18:36:28 +0000 2017</text:p>
          </table:table-cell>
          <table:table-cell office:value-type="float" office:value="89161" calcext:value-type="float">
            <text:p>89161</text:p>
          </table:table-cell>
          <table:table-cell office:value-type="float" office:value="18787" calcext:value-type="float">
            <text:p>18787</text:p>
          </table:table-cell>
          <table:table-cell office:value-type="string" calcext:value-type="string">
            <text:p>My deepest condolences to the victims of the terrible shooting in Douglas County @DCSheriff, and their families. We… https://t.co/nhI3wsUInj</text:p>
          </table:table-cell>
          <table:table-cell office:value-type="string" calcext:value-type="string">
            <text:p>My deepest condolences to the victims of the terrible shooting in Douglas County DCSheriff and their families We </text:p>
          </table:table-cell>
          <table:table-cell office:value-type="string" calcext:value-type="string">
            <text:p>Sentiment(polarity=-1.0, subjectivity=1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71" calcext:value-type="float">
            <text:p>271</text:p>
          </table:table-cell>
          <table:table-cell office:value-type="string" calcext:value-type="string">
            <text:p>Sun Dec 31 13:36:32 +0000 2017</text:p>
          </table:table-cell>
          <table:table-cell office:value-type="float" office:value="121089" calcext:value-type="float">
            <text:p>121089</text:p>
          </table:table-cell>
          <table:table-cell office:value-type="float" office:value="28952" calcext:value-type="float">
            <text:p>28952</text:p>
          </table:table-cell>
          <table:table-cell office:value-type="string" calcext:value-type="string">
            <text:p>Why would smart voters want to put Democrats in Congress in 2018 Election when their policies will totally kill the… https://t.co/u7zgBWSLMY</text:p>
          </table:table-cell>
          <table:table-cell office:value-type="string" calcext:value-type="string">
            <text:p>Why would smart voters want to put Democrats in Congress in 2018 Election when their policies will totally kill the </text:p>
          </table:table-cell>
          <table:table-cell office:value-type="string" calcext:value-type="string">
            <text:p>Sentiment(polarity=0.10714285714285714, subjectivity=0.6964285714285714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72" calcext:value-type="float">
            <text:p>272</text:p>
          </table:table-cell>
          <table:table-cell office:value-type="string" calcext:value-type="string">
            <text:p>Sun Dec 31 13:26:29 +0000 2017</text:p>
          </table:table-cell>
          <table:table-cell office:value-type="float" office:value="72120" calcext:value-type="float">
            <text:p>72120</text:p>
          </table:table-cell>
          <table:table-cell office:value-type="float" office:value="15789" calcext:value-type="float">
            <text:p>15789</text:p>
          </table:table-cell>
          <table:table-cell office:value-type="string" calcext:value-type="string">
            <text:p>If the Dems (Crooked Hillary) got elected, your stocks would be down 50% from values on Election Day. Now they have… https://t.co/eJOxPGScHK</text:p>
          </table:table-cell>
          <table:table-cell office:value-type="string" calcext:value-type="string">
            <text:p>If the Dems Crooked Hillary got elected your stocks would be down 50 from values on Election Day Now they have </text:p>
          </table:table-cell>
          <table:table-cell office:value-type="string" calcext:value-type="string">
            <text:p>Sentiment(polarity=-0.07777777777777779, subjectivity=0.19444444444444448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73" calcext:value-type="float">
            <text:p>273</text:p>
          </table:table-cell>
          <table:table-cell office:value-type="string" calcext:value-type="string">
            <text:p>Sun Dec 31 13:03:29 +0000 2017</text:p>
          </table:table-cell>
          <table:table-cell office:value-type="float" office:value="119730" calcext:value-type="float">
            <text:p>119730</text:p>
          </table:table-cell>
          <table:table-cell office:value-type="float" office:value="32081" calcext:value-type="float">
            <text:p>32081</text:p>
          </table:table-cell>
          <table:table-cell office:value-type="string" calcext:value-type="string">
            <text:p>Big protests in Iran. The people are finally getting wise as to how their money and wealth is being stolen and squa… https://t.co/3AhXkVG6Lh</text:p>
          </table:table-cell>
          <table:table-cell office:value-type="string" calcext:value-type="string">
            <text:p>Big protests in Iran The people are finally getting wise as to how their money and wealth is being stolen and squa </text:p>
          </table:table-cell>
          <table:table-cell office:value-type="string" calcext:value-type="string">
            <text:p>Sentiment(polarity=0.2333333333333333, subjectivity=0.6666666666666666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74" calcext:value-type="float">
            <text:p>274</text:p>
          </table:table-cell>
          <table:table-cell office:value-type="string" calcext:value-type="string">
            <text:p>Sun Dec 31 04:46:21 +0000 2017</text:p>
          </table:table-cell>
          <table:table-cell office:value-type="float" office:value="65518" calcext:value-type="float">
            <text:p>65518</text:p>
          </table:table-cell>
          <table:table-cell office:value-type="float" office:value="13977" calcext:value-type="float">
            <text:p>13977</text:p>
          </table:table-cell>
          <table:table-cell office:value-type="string" calcext:value-type="string">
            <text:p>“Trump Rally: Stocks put 2017 in the record books” https://t.co/0foQGaFjMh</text:p>
          </table:table-cell>
          <table:table-cell office:value-type="string" calcext:value-type="string">
            <text:p>Trump Rally Stocks put 2017 in the record books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75" calcext:value-type="float">
            <text:p>275</text:p>
          </table:table-cell>
          <table:table-cell office:value-type="string" calcext:value-type="string">
            <text:p>Sat Dec 30 22:42:09 +0000 2017</text:p>
          </table:table-cell>
          <table:table-cell office:value-type="float" office:value="126321" calcext:value-type="float">
            <text:p>126321</text:p>
          </table:table-cell>
          <table:table-cell office:value-type="float" office:value="25656" calcext:value-type="float">
            <text:p>25656</text:p>
          </table:table-cell>
          <table:table-cell office:value-type="string" calcext:value-type="string">
            <text:p>Jobs are kicking in and companies are coming back to the U.S. Unnecessary regulations and high taxes are being dram… https://t.co/ts9xxdjQzU</text:p>
          </table:table-cell>
          <table:table-cell office:value-type="string" calcext:value-type="string">
            <text:p>Jobs are kicking in and companies are coming back to the US Unnecessary regulations and high taxes are being dram </text:p>
          </table:table-cell>
          <table:table-cell office:value-type="string" calcext:value-type="string">
            <text:p>Sentiment(polarity=-0.08, subjectivity=0.48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76" calcext:value-type="float">
            <text:p>276</text:p>
          </table:table-cell>
          <table:table-cell office:value-type="string" calcext:value-type="string">
            <text:p>Sat Dec 30 22:36:41 +0000 2017</text:p>
          </table:table-cell>
          <table:table-cell office:value-type="float" office:value="212647" calcext:value-type="float">
            <text:p>212647</text:p>
          </table:table-cell>
          <table:table-cell office:value-type="float" office:value="54303" calcext:value-type="float">
            <text:p>54303</text:p>
          </table:table-cell>
          <table:table-cell office:value-type="string" calcext:value-type="string">
            <text:p>I use Social Media not because I like to, but because it is the only way to fight a VERY dishonest and unfair “pres… https://t.co/1YTuk89nmu</text:p>
          </table:table-cell>
          <table:table-cell office:value-type="string" calcext:value-type="string">
            <text:p>I use Social Media not because I like to but because it is the only way to fight a VERY dishonest and unfair pres </text:p>
          </table:table-cell>
          <table:table-cell office:value-type="string" calcext:value-type="string">
            <text:p>Sentiment(polarity=-0.21416666666666667, subjectivity=0.6791666666666667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77" calcext:value-type="float">
            <text:p>277</text:p>
          </table:table-cell>
          <table:table-cell office:value-type="string" calcext:value-type="string">
            <text:p>Sat Dec 30 21:12:45 +0000 2017</text:p>
          </table:table-cell>
          <table:table-cell office:value-type="float" office:value="79113" calcext:value-type="float">
            <text:p>79113</text:p>
          </table:table-cell>
          <table:table-cell office:value-type="float" office:value="17392" calcext:value-type="float">
            <text:p>17392</text:p>
          </table:table-cell>
          <table:table-cell office:value-type="string" calcext:value-type="string">
            <text:p>On Taxes: “This is the biggest corporate rate cut ever, going back to the corporate income tax rate of roughly 80 y… https://t.co/xTHIVribyK</text:p>
          </table:table-cell>
          <table:table-cell office:value-type="string" calcext:value-type="string">
            <text:p>On Taxes This is the biggest corporate rate cut ever going back to the corporate income tax rate of roughly 80 y </text:p>
          </table:table-cell>
          <table:table-cell office:value-type="string" calcext:value-type="string">
            <text:p>Sentiment(polarity=-0.025, subjectivity=0.1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78" calcext:value-type="float">
            <text:p>278</text:p>
          </table:table-cell>
          <table:table-cell office:value-type="string" calcext:value-type="string">
            <text:p>Sat Dec 30 19:02:53 +0000 2017</text:p>
          </table:table-cell>
          <table:table-cell office:value-type="float" office:value="86226" calcext:value-type="float">
            <text:p>86226</text:p>
          </table:table-cell>
          <table:table-cell office:value-type="float" office:value="24663" calcext:value-type="float">
            <text:p>24663</text:p>
          </table:table-cell>
          <table:table-cell office:value-type="string" calcext:value-type="string">
            <text:p>Oppressive regimes cannot endure forever, and the day will come when the Iranian people will face a choice. The wor… https://t.co/efPOuFh5fT</text:p>
          </table:table-cell>
          <table:table-cell office:value-type="string" calcext:value-type="string">
            <text:p>Oppressive regimes cannot endure forever and the day will come when the Iranian people will face a choice The wor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79" calcext:value-type="float">
            <text:p>279</text:p>
          </table:table-cell>
          <table:table-cell office:value-type="string" calcext:value-type="string">
            <text:p>Sat Dec 30 19:00:54 +0000 2017</text:p>
          </table:table-cell>
          <table:table-cell office:value-type="float" office:value="84040" calcext:value-type="float">
            <text:p>84040</text:p>
          </table:table-cell>
          <table:table-cell office:value-type="float" office:value="24293" calcext:value-type="float">
            <text:p>24293</text:p>
          </table:table-cell>
          <table:table-cell office:value-type="string" calcext:value-type="string">
            <text:p>The entire world understands that the good people of Iran want change, and, other than the vast military power of t… https://t.co/oJmf2sgH6y</text:p>
          </table:table-cell>
          <table:table-cell office:value-type="string" calcext:value-type="string">
            <text:p>The entire world understands that the good people of Iran want change and other than the vast military power of t </text:p>
          </table:table-cell>
          <table:table-cell office:value-type="string" calcext:value-type="string">
            <text:p>Sentiment(polarity=0.095, subjectivity=0.54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80" calcext:value-type="float">
            <text:p>280</text:p>
          </table:table-cell>
          <table:table-cell office:value-type="string" calcext:value-type="string">
            <text:p>Sat Dec 30 03:42:58 +0000 2017</text:p>
          </table:table-cell>
          <table:table-cell office:value-type="float" office:value="143348" calcext:value-type="float">
            <text:p>143348</text:p>
          </table:table-cell>
          <table:table-cell office:value-type="float" office:value="59678" calcext:value-type="float">
            <text:p>59678</text:p>
          </table:table-cell>
          <table:table-cell office:value-type="string" calcext:value-type="string">
            <text:p>Many reports of peaceful protests by Iranian citizens fed up with regime’s corruption &amp;amp; its squandering of the nati… https://t.co/bL9JMWQ6bZ</text:p>
          </table:table-cell>
          <table:table-cell office:value-type="string" calcext:value-type="string">
            <text:p>Many reports of peaceful protests by Iranian citizens fed up with regimes corruption amp its squandering of the nati </text:p>
          </table:table-cell>
          <table:table-cell office:value-type="string" calcext:value-type="string">
            <text:p>Sentiment(polarity=0.375, subjectivity=0.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81" calcext:value-type="float">
            <text:p>281</text:p>
          </table:table-cell>
          <table:table-cell office:value-type="string" calcext:value-type="string">
            <text:p>Fri Dec 29 13:16:11 +0000 2017</text:p>
          </table:table-cell>
          <table:table-cell office:value-type="float" office:value="147047" calcext:value-type="float">
            <text:p>147047</text:p>
          </table:table-cell>
          <table:table-cell office:value-type="float" office:value="35924" calcext:value-type="float">
            <text:p>35924</text:p>
          </table:table-cell>
          <table:table-cell office:value-type="string" calcext:value-type="string">
            <text:p>The Democrats have been told, and fully understand, that there can be no DACA without the desperately needed WALL a… https://t.co/sjkgrE1kQe</text:p>
          </table:table-cell>
          <table:table-cell office:value-type="string" calcext:value-type="string">
            <text:p>The Democrats have been told and fully understand that there can be no DACA without the desperately needed WALL a </text:p>
          </table:table-cell>
          <table:table-cell office:value-type="string" calcext:value-type="string">
            <text:p>Sentiment(polarity=-0.6, subjectivity=1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string" calcext:value-type="string">
            <text:p>Fri Dec 29 13:04:09 +0000 2017</text:p>
          </table:table-cell>
          <table:table-cell office:value-type="float" office:value="122442" calcext:value-type="float">
            <text:p>122442</text:p>
          </table:table-cell>
          <table:table-cell office:value-type="float" office:value="28043" calcext:value-type="float">
            <text:p>28043</text:p>
          </table:table-cell>
          <table:table-cell office:value-type="string" calcext:value-type="string">
            <text:p>Why is the United States Post Office, which is losing many billions of dollars a year, while charging Amazon and ot… https://t.co/fHKlK5bmUe</text:p>
          </table:table-cell>
          <table:table-cell office:value-type="string" calcext:value-type="string">
            <text:p>Why is the United States Post Office which is losing many billions of dollars a year while charging Amazon and ot </text:p>
          </table:table-cell>
          <table:table-cell office:value-type="string" calcext:value-type="string">
            <text:p>Sentiment(polarity=0.5, subjectivity=0.5)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283" calcext:value-type="float">
            <text:p>283</text:p>
          </table:table-cell>
          <table:table-cell office:value-type="string" calcext:value-type="string">
            <text:p>Fri Dec 29 12:50:17 +0000 2017</text:p>
          </table:table-cell>
          <table:table-cell office:value-type="float" office:value="0" calcext:value-type="float">
            <text:p>0</text:p>
          </table:table-cell>
          <table:table-cell office:value-type="float" office:value="15936" calcext:value-type="float">
            <text:p>15936</text:p>
          </table:table-cell>
          <table:table-cell office:value-type="string" calcext:value-type="string">
            <text:p>RT @charliekirk11: Incredible video: @CBS does a special on the GOP tax plan </text:p>
            <text:p/>
            <text:p>The result?</text:p>
            <text:p/>
            <text:p>Every middle class family they sat down with SA…</text:p>
          </table:table-cell>
          <table:table-cell office:value-type="string" calcext:value-type="string">
            <text:p>RT charliekirk11 Incredible video CBS does a special on the GOP tax plan The resultEvery middle class family they sat down with SA</text:p>
          </table:table-cell>
          <table:table-cell office:value-type="string" calcext:value-type="string">
            <text:p>Sentiment(polarity=0.27539682539682536, subjectivity=0.4400793650793651)</text:p>
          </table:table-cell>
          <table:table-cell table:number-columns-repeated="2"/>
        </table:table-row>
        <table:table-row table:style-name="ro5">
          <table:table-cell table:number-columns-repeated="2" office:value-type="float" office:value="284" calcext:value-type="float">
            <text:p>284</text:p>
          </table:table-cell>
          <table:table-cell office:value-type="string" calcext:value-type="string">
            <text:p>Fri Dec 29 12:50:00 +0000 2017</text:p>
          </table:table-cell>
          <table:table-cell office:value-type="float" office:value="0" calcext:value-type="float">
            <text:p>0</text:p>
          </table:table-cell>
          <table:table-cell office:value-type="float" office:value="19132" calcext:value-type="float">
            <text:p>19132</text:p>
          </table:table-cell>
          <table:table-cell office:value-type="string" calcext:value-type="string">
            <text:p>RT @charliekirk11: ISIS getting slaughtered: </text:p>
            <text:p/>
            <text:p>Square miles liberated from ISIS</text:p>
            <text:p>Trump: 26,000 --  Obama: 13,200</text:p>
            <text:p/>
            <text:p>Total Square miles held by…</text:p>
          </table:table-cell>
          <table:table-cell office:value-type="string" calcext:value-type="string">
            <text:p>RT charliekirk11 ISIS getting slaughtered Square miles liberated from ISISTrump 26000 <text:s text:c="2"/>Obama 13200Total Square miles held by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85" calcext:value-type="float">
            <text:p>285</text:p>
          </table:table-cell>
          <table:table-cell office:value-type="string" calcext:value-type="string">
            <text:p>Fri Dec 29 12:48:57 +0000 2017</text:p>
          </table:table-cell>
          <table:table-cell office:value-type="float" office:value="0" calcext:value-type="float">
            <text:p>0</text:p>
          </table:table-cell>
          <table:table-cell office:value-type="float" office:value="11402" calcext:value-type="float">
            <text:p>11402</text:p>
          </table:table-cell>
          <table:table-cell office:value-type="string" calcext:value-type="string">
            <text:p>RT @FoxBusiness: .@charliekirk11: "What this president has done is truly historic, and if a Democrat president achieved 1/10th of what @POT…</text:p>
          </table:table-cell>
          <table:table-cell office:value-type="string" calcext:value-type="string">
            <text:p>RT FoxBusiness charliekirk11 What this president has done is truly historic and if a Democrat president achieved 110th of what POT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286" calcext:value-type="float">
            <text:p>286</text:p>
          </table:table-cell>
          <table:table-cell office:value-type="string" calcext:value-type="string">
            <text:p>Fri Dec 29 12:48:15 +0000 2017</text:p>
          </table:table-cell>
          <table:table-cell office:value-type="float" office:value="0" calcext:value-type="float">
            <text:p>0</text:p>
          </table:table-cell>
          <table:table-cell office:value-type="float" office:value="16656" calcext:value-type="float">
            <text:p>16656</text:p>
          </table:table-cell>
          <table:table-cell office:value-type="string" calcext:value-type="string">
            <text:p>RT @charliekirk11: 3 big wins in 2017 you won't hear:</text:p>
            <text:p/>
            <text:p>Trump confirmed the most circuit court judges ever in a President's 1st year (all co…</text:p>
          </table:table-cell>
          <table:table-cell office:value-type="string" calcext:value-type="string">
            <text:p>RT charliekirk11 3 big wins in 2017 you wont hearTrump confirmed the most circuit court judges ever in a Presidents 1st year all co</text:p>
          </table:table-cell>
          <table:table-cell office:value-type="string" calcext:value-type="string">
            <text:p>Sentiment(polarity=0.3, subjectivity=0.4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87" calcext:value-type="float">
            <text:p>287</text:p>
          </table:table-cell>
          <table:table-cell office:value-type="string" calcext:value-type="string">
            <text:p>Fri Dec 29 12:46:23 +0000 2017</text:p>
          </table:table-cell>
          <table:table-cell office:value-type="float" office:value="101123" calcext:value-type="float">
            <text:p>101123</text:p>
          </table:table-cell>
          <table:table-cell office:value-type="float" office:value="23455" calcext:value-type="float">
            <text:p>23455</text:p>
          </table:table-cell>
          <table:table-cell office:value-type="string" calcext:value-type="string">
            <text:p>While the Fake News loves to talk about my so-called low approval rating, @foxandfriends just showed that my rating… https://t.co/u3cMWTck6M</text:p>
          </table:table-cell>
          <table:table-cell office:value-type="string" calcext:value-type="string">
            <text:p>While the Fake News loves to talk about my socalled low approval rating foxandfriends just showed that my rating </text:p>
          </table:table-cell>
          <table:table-cell office:value-type="string" calcext:value-type="string">
            <text:p>Sentiment(polarity=-0.25, subjectivity=0.6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88" calcext:value-type="float">
            <text:p>288</text:p>
          </table:table-cell>
          <table:table-cell office:value-type="string" calcext:value-type="string">
            <text:p>Fri Dec 29 00:01:47 +0000 2017</text:p>
          </table:table-cell>
          <table:table-cell office:value-type="float" office:value="206975" calcext:value-type="float">
            <text:p>206975</text:p>
          </table:table-cell>
          <table:table-cell office:value-type="float" office:value="65317" calcext:value-type="float">
            <text:p>65317</text:p>
          </table:table-cell>
          <table:table-cell office:value-type="string" calcext:value-type="string">
            <text:p>In the East, it could be the COLDEST New Year’s Eve on record. Perhaps we could use a little bit of that good old G… https://t.co/tCjF8xdXep</text:p>
          </table:table-cell>
          <table:table-cell office:value-type="string" calcext:value-type="string">
            <text:p>In the East it could be the COLDEST New Years Eve on record Perhaps we could use a little bit of that good old G </text:p>
          </table:table-cell>
          <table:table-cell office:value-type="string" calcext:value-type="string">
            <text:p>Sentiment(polarity=0.18721590909090907, subjectivity=0.43863636363636366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89" calcext:value-type="float">
            <text:p>289</text:p>
          </table:table-cell>
          <table:table-cell office:value-type="string" calcext:value-type="string">
            <text:p>Thu Dec 28 23:14:21 +0000 2017</text:p>
          </table:table-cell>
          <table:table-cell office:value-type="float" office:value="69344" calcext:value-type="float">
            <text:p>69344</text:p>
          </table:table-cell>
          <table:table-cell office:value-type="float" office:value="15733" calcext:value-type="float">
            <text:p>15733</text:p>
          </table:table-cell>
          <table:table-cell office:value-type="string" calcext:value-type="string">
            <text:p>Together, we are MAKING AMERICA GREAT AGAIN! https://t.co/OeyTdFyl1Q https://t.co/wdLQkfdy4m</text:p>
          </table:table-cell>
          <table:table-cell office:value-type="string" calcext:value-type="string">
            <text:p>Together we are MAKING AMERICA GREAT AGAIN <text:s/></text:p>
          </table:table-cell>
          <table:table-cell office:value-type="string" calcext:value-type="string">
            <text:p>Sentiment(polarity=0.8, subjectivity=0.75)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290" calcext:value-type="float">
            <text:p>290</text:p>
          </table:table-cell>
          <table:table-cell office:value-type="string" calcext:value-type="string">
            <text:p>Thu Dec 28 22:17:55 +0000 2017</text:p>
          </table:table-cell>
          <table:table-cell office:value-type="float" office:value="0" calcext:value-type="float">
            <text:p>0</text:p>
          </table:table-cell>
          <table:table-cell office:value-type="float" office:value="21301" calcext:value-type="float">
            <text:p>21301</text:p>
          </table:table-cell>
          <table:table-cell office:value-type="string" calcext:value-type="string">
            <text:p>RT @realDonaldTrump: “Arrests of MS-13 Members, Associates Up 83% Under Trump” </text:p>
            <text:p>https://t.co/70iPHy2Yqn</text:p>
          </table:table-cell>
          <table:table-cell office:value-type="string" calcext:value-type="string">
            <text:p>RT realDonaldTrump Arrests of MS13 Members Associates Up 83 Under Trump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91" calcext:value-type="float">
            <text:p>291</text:p>
          </table:table-cell>
          <table:table-cell office:value-type="string" calcext:value-type="string">
            <text:p>Thu Dec 28 22:17:36 +0000 2017</text:p>
          </table:table-cell>
          <table:table-cell office:value-type="float" office:value="0" calcext:value-type="float">
            <text:p>0</text:p>
          </table:table-cell>
          <table:table-cell office:value-type="float" office:value="2357" calcext:value-type="float">
            <text:p>2357</text:p>
          </table:table-cell>
          <table:table-cell office:value-type="string" calcext:value-type="string">
            <text:p>RT @DanScavino: Congratulations to the 2017 @PinstripeBowl (Yankee Stadium) Champions, Iowa @HawkeyeFootball! https://t.co/NlaWU6bKmH</text:p>
          </table:table-cell>
          <table:table-cell office:value-type="string" calcext:value-type="string">
            <text:p>RT DanScavino Congratulations to the 2017 PinstripeBowl Yankee Stadium Champions Iowa HawkeyeFootball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292" calcext:value-type="float">
            <text:p>292</text:p>
          </table:table-cell>
          <table:table-cell office:value-type="string" calcext:value-type="string">
            <text:p>Thu Dec 28 22:17:06 +0000 2017</text:p>
          </table:table-cell>
          <table:table-cell office:value-type="float" office:value="0" calcext:value-type="float">
            <text:p>0</text:p>
          </table:table-cell>
          <table:table-cell office:value-type="float" office:value="6802" calcext:value-type="float">
            <text:p>6802</text:p>
          </table:table-cell>
          <table:table-cell office:value-type="string" calcext:value-type="string">
            <text:p>RT @EricTrump: #ThrowbackThursdays </text:p>
            <text:p>@realDonaldTrump 🇺🇸🇺🇸🇺🇸 https://t.co/Z44IObGZ7V</text:p>
          </table:table-cell>
          <table:table-cell office:value-type="string" calcext:value-type="string">
            <text:p>RT EricTrump ThrowbackThursdays realDonaldTrump <text:s/>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93" calcext:value-type="float">
            <text:p>293</text:p>
          </table:table-cell>
          <table:table-cell office:value-type="string" calcext:value-type="string">
            <text:p>Thu Dec 28 22:16:29 +0000 2017</text:p>
          </table:table-cell>
          <table:table-cell office:value-type="float" office:value="0" calcext:value-type="float">
            <text:p>0</text:p>
          </table:table-cell>
          <table:table-cell office:value-type="float" office:value="12120" calcext:value-type="float">
            <text:p>12120</text:p>
          </table:table-cell>
          <table:table-cell office:value-type="string" calcext:value-type="string">
            <text:p>RT @IvankaTrump: “The Trump economy is booming.” One thing @realDonaldTrump “has done that has received little attention despite arguably d…</text:p>
          </table:table-cell>
          <table:table-cell office:value-type="string" calcext:value-type="string">
            <text:p>RT IvankaTrump The Trump economy is booming One thing realDonaldTrump has done that has received little attention despite arguably d</text:p>
          </table:table-cell>
          <table:table-cell office:value-type="string" calcext:value-type="string">
            <text:p>Sentiment(polarity=-0.1875, subjectivity=0.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94" calcext:value-type="float">
            <text:p>294</text:p>
          </table:table-cell>
          <table:table-cell office:value-type="string" calcext:value-type="string">
            <text:p>Thu Dec 28 19:20:47 +0000 2017</text:p>
          </table:table-cell>
          <table:table-cell office:value-type="float" office:value="76030" calcext:value-type="float">
            <text:p>76030</text:p>
          </table:table-cell>
          <table:table-cell office:value-type="float" office:value="27128" calcext:value-type="float">
            <text:p>27128</text:p>
          </table:table-cell>
          <table:table-cell office:value-type="string" calcext:value-type="string">
            <text:p>I've been saying it for a long, long time. #NoKo https://t.co/LQl7tGhMdO</text:p>
          </table:table-cell>
          <table:table-cell office:value-type="string" calcext:value-type="string">
            <text:p>Ive been saying it for a long long time NoKo </text:p>
          </table:table-cell>
          <table:table-cell office:value-type="string" calcext:value-type="string">
            <text:p>Sentiment(polarity=-0.05, subjectivity=0.4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95" calcext:value-type="float">
            <text:p>295</text:p>
          </table:table-cell>
          <table:table-cell office:value-type="string" calcext:value-type="string">
            <text:p>Thu Dec 28 16:24:08 +0000 2017</text:p>
          </table:table-cell>
          <table:table-cell office:value-type="float" office:value="127010" calcext:value-type="float">
            <text:p>127010</text:p>
          </table:table-cell>
          <table:table-cell office:value-type="float" office:value="31963" calcext:value-type="float">
            <text:p>31963</text:p>
          </table:table-cell>
          <table:table-cell office:value-type="string" calcext:value-type="string">
            <text:p>Caught RED HANDED - very disappointed that China is allowing oil to go into North Korea. There will never be a frie… https://t.co/aIa4CFXNoA</text:p>
          </table:table-cell>
          <table:table-cell office:value-type="string" calcext:value-type="string">
            <text:p>Caught RED HANDED <text:s/>very disappointed that China is allowing oil to go into North Korea There will never be a frie </text:p>
          </table:table-cell>
          <table:table-cell office:value-type="string" calcext:value-type="string">
            <text:p>Sentiment(polarity=-0.48750000000000004, subjectivity=0.48750000000000004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96" calcext:value-type="float">
            <text:p>296</text:p>
          </table:table-cell>
          <table:table-cell office:value-type="string" calcext:value-type="string">
            <text:p>Thu Dec 28 16:18:20 +0000 2017</text:p>
          </table:table-cell>
          <table:table-cell office:value-type="float" office:value="110420" calcext:value-type="float">
            <text:p>110420</text:p>
          </table:table-cell>
          <table:table-cell office:value-type="float" office:value="21617" calcext:value-type="float">
            <text:p>21617</text:p>
          </table:table-cell>
          <table:table-cell office:value-type="string" calcext:value-type="string">
            <text:p>Retail sales are at record numbers. We’ve got the economy going better than anyone ever dreamt - and you haven’t seen anything yet!</text:p>
          </table:table-cell>
          <table:table-cell office:value-type="string" calcext:value-type="string">
            <text:p>Retail sales are at record numbers Weve got the economy going better than anyone ever dreamt <text:s/>and you havent seen anything yet</text:p>
          </table:table-cell>
          <table:table-cell office:value-type="string" calcext:value-type="string">
            <text:p>Sentiment(polarity=0.5, subjectivity=0.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97" calcext:value-type="float">
            <text:p>297</text:p>
          </table:table-cell>
          <table:table-cell office:value-type="string" calcext:value-type="string">
            <text:p>Thu Dec 28 15:24:53 +0000 2017</text:p>
          </table:table-cell>
          <table:table-cell office:value-type="float" office:value="67104" calcext:value-type="float">
            <text:p>67104</text:p>
          </table:table-cell>
          <table:table-cell office:value-type="float" office:value="14501" calcext:value-type="float">
            <text:p>14501</text:p>
          </table:table-cell>
          <table:table-cell office:value-type="string" calcext:value-type="string">
            <text:p>Vanity Fair, which looks like it is on its last legs, is bending over backwards in apologizing for the minor hit th… https://t.co/Sx6AmzfKRp</text:p>
          </table:table-cell>
          <table:table-cell office:value-type="string" calcext:value-type="string">
            <text:p>Vanity Fair which looks like it is on its last legs is bending over backwards in apologizing for the minor hit th </text:p>
          </table:table-cell>
          <table:table-cell office:value-type="string" calcext:value-type="string">
            <text:p>Sentiment(polarity=0.21666666666666665, subjectivity=0.3888888888888889)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298" calcext:value-type="float">
            <text:p>298</text:p>
          </table:table-cell>
          <table:table-cell office:value-type="string" calcext:value-type="string">
            <text:p>Thu Dec 28 02:46:30 +0000 2017</text:p>
          </table:table-cell>
          <table:table-cell office:value-type="float" office:value="86503" calcext:value-type="float">
            <text:p>86503</text:p>
          </table:table-cell>
          <table:table-cell office:value-type="float" office:value="21301" calcext:value-type="float">
            <text:p>21301</text:p>
          </table:table-cell>
          <table:table-cell office:value-type="string" calcext:value-type="string">
            <text:p>“Arrests of MS-13 Members, Associates Up 83% Under Trump” </text:p>
            <text:p>https://t.co/70iPHy2Yqn</text:p>
          </table:table-cell>
          <table:table-cell office:value-type="string" calcext:value-type="string">
            <text:p>Arrests of MS13 Members Associates Up 83 Under Trump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99" calcext:value-type="float">
            <text:p>299</text:p>
          </table:table-cell>
          <table:table-cell office:value-type="string" calcext:value-type="string">
            <text:p>Thu Dec 28 02:09:22 +0000 2017</text:p>
          </table:table-cell>
          <table:table-cell office:value-type="float" office:value="69948" calcext:value-type="float">
            <text:p>69948</text:p>
          </table:table-cell>
          <table:table-cell office:value-type="float" office:value="19842" calcext:value-type="float">
            <text:p>19842</text:p>
          </table:table-cell>
          <table:table-cell office:value-type="string" calcext:value-type="string">
            <text:p>“On 1/20 - the day Trump was inaugurated - an estimated 35,000 ISIS fighters held approx 17,500 square miles of ter… https://t.co/xnR1mXhmr3</text:p>
          </table:table-cell>
          <table:table-cell office:value-type="string" calcext:value-type="string">
            <text:p>On 120 <text:s/>the day Trump was inaugurated <text:s/>an estimated 35000 ISIS fighters held approx 17500 square miles of ter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Wed Dec 27 23:11:13 +0000 2017</text:p>
          </table:table-cell>
          <table:table-cell office:value-type="float" office:value="109730" calcext:value-type="float">
            <text:p>109730</text:p>
          </table:table-cell>
          <table:table-cell office:value-type="float" office:value="18440" calcext:value-type="float">
            <text:p>18440</text:p>
          </table:table-cell>
          <table:table-cell office:value-type="string" calcext:value-type="string">
            <text:p>Just left West Palm Beach Fire &amp;amp; Rescue #2. Met with great men and women as representatives of those who do so much… https://t.co/UK0Q7BUKbj</text:p>
          </table:table-cell>
          <table:table-cell office:value-type="string" calcext:value-type="string">
            <text:p>Just left West Palm Beach Fire amp Rescue 2 Met with great men and women as representatives of those who do so much </text:p>
          </table:table-cell>
          <table:table-cell office:value-type="string" calcext:value-type="string">
            <text:p>Sentiment(polarity=0.3333333333333333, subjectivity=0.3166666666666666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01" calcext:value-type="float">
            <text:p>301</text:p>
          </table:table-cell>
          <table:table-cell office:value-type="string" calcext:value-type="string">
            <text:p>Tue Dec 26 22:17:14 +0000 2017</text:p>
          </table:table-cell>
          <table:table-cell office:value-type="float" office:value="131737" calcext:value-type="float">
            <text:p>131737</text:p>
          </table:table-cell>
          <table:table-cell office:value-type="float" office:value="25312" calcext:value-type="float">
            <text:p>25312</text:p>
          </table:table-cell>
          <table:table-cell office:value-type="string" calcext:value-type="string">
            <text:p>All signs are that business is looking really good for next year, only to be helped further by our Tax Cut Bill. Wi… https://t.co/f37VETYLej</text:p>
          </table:table-cell>
          <table:table-cell office:value-type="string" calcext:value-type="string">
            <text:p>All signs are that business is looking really good for next year only to be helped further by our Tax Cut Bill Wi </text:p>
          </table:table-cell>
          <table:table-cell office:value-type="string" calcext:value-type="string">
            <text:p>Sentiment(polarity=0.175, subjectivity=0.52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02" calcext:value-type="float">
            <text:p>302</text:p>
          </table:table-cell>
          <table:table-cell office:value-type="string" calcext:value-type="string">
            <text:p>Tue Dec 26 13:24:27 +0000 2017</text:p>
          </table:table-cell>
          <table:table-cell office:value-type="float" office:value="119927" calcext:value-type="float">
            <text:p>119927</text:p>
          </table:table-cell>
          <table:table-cell office:value-type="float" office:value="35337" calcext:value-type="float">
            <text:p>35337</text:p>
          </table:table-cell>
          <table:table-cell office:value-type="string" calcext:value-type="string">
            <text:p>WOW, @foxandfrlends <text:s/>“Dossier is bogus. Clinton Campaign, DNC funded Dossier. FBI CANNOT (after all of this time) V… https://t.co/3Lv4EhnuwV</text:p>
          </table:table-cell>
          <table:table-cell office:value-type="string" calcext:value-type="string">
            <text:p>WOW foxandfrlends <text:s/>Dossier is bogus Clinton Campaign DNC funded Dossier FBI CANNOT after all of this time V </text:p>
          </table:table-cell>
          <table:table-cell office:value-type="string" calcext:value-type="string">
            <text:p>Sentiment(polarity=0.1, subjectivity=1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03" calcext:value-type="float">
            <text:p>303</text:p>
          </table:table-cell>
          <table:table-cell office:value-type="string" calcext:value-type="string">
            <text:p>Tue Dec 26 11:58:42 +0000 2017</text:p>
          </table:table-cell>
          <table:table-cell office:value-type="float" office:value="110836" calcext:value-type="float">
            <text:p>110836</text:p>
          </table:table-cell>
          <table:table-cell office:value-type="float" office:value="20580" calcext:value-type="float">
            <text:p>20580</text:p>
          </table:table-cell>
          <table:table-cell office:value-type="string" calcext:value-type="string">
            <text:p>Based on the fact that the very unfair and unpopular Individual Mandate has been terminated as part of our Tax Cut… https://t.co/sZ3YczC3mR</text:p>
          </table:table-cell>
          <table:table-cell office:value-type="string" calcext:value-type="string">
            <text:p>Based on the fact that the very unfair and unpopular Individual Mandate has been terminated as part of our Tax Cut </text:p>
          </table:table-cell>
          <table:table-cell office:value-type="string" calcext:value-type="string">
            <text:p>Sentiment(polarity=-0.325, subjectivity=0.7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04" calcext:value-type="float">
            <text:p>304</text:p>
          </table:table-cell>
          <table:table-cell office:value-type="string" calcext:value-type="string">
            <text:p>Mon Dec 25 23:33:55 +0000 2017</text:p>
          </table:table-cell>
          <table:table-cell office:value-type="float" office:value="199848" calcext:value-type="float">
            <text:p>199848</text:p>
          </table:table-cell>
          <table:table-cell office:value-type="float" office:value="34434" calcext:value-type="float">
            <text:p>34434</text:p>
          </table:table-cell>
          <table:table-cell office:value-type="string" calcext:value-type="string">
            <text:p>I hope everyone is having a great Christmas, then tomorrow it’s back to work in order to Make America Great Again (… https://t.co/JJ2tiWwe9V</text:p>
          </table:table-cell>
          <table:table-cell office:value-type="string" calcext:value-type="string">
            <text:p>I hope everyone is having a great Christmas then tomorrow its back to work in order to Make America Great Again <text:s/></text:p>
          </table:table-cell>
          <table:table-cell office:value-type="string" calcext:value-type="string">
            <text:p>Sentiment(polarity=0.5333333333333333, subjectivity=0.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05" calcext:value-type="float">
            <text:p>305</text:p>
          </table:table-cell>
          <table:table-cell office:value-type="string" calcext:value-type="string">
            <text:p>Mon Dec 25 23:28:51 +0000 2017</text:p>
          </table:table-cell>
          <table:table-cell office:value-type="float" office:value="0" calcext:value-type="float">
            <text:p>0</text:p>
          </table:table-cell>
          <table:table-cell office:value-type="float" office:value="23539" calcext:value-type="float">
            <text:p>23539</text:p>
          </table:table-cell>
          <table:table-cell office:value-type="string" calcext:value-type="string">
            <text:p>RT @EricTrump: We should all take a moment to say a prayer for those who paid the ultimate price <text:s/>— Their bravery and sacrifice allows us t…</text:p>
          </table:table-cell>
          <table:table-cell office:value-type="string" calcext:value-type="string">
            <text:p>RT EricTrump We should all take a moment to say a prayer for those who paid the ultimate price <text:s text:c="2"/>Their bravery and sacrifice allows us t</text:p>
          </table:table-cell>
          <table:table-cell office:value-type="string" calcext:value-type="string">
            <text:p>Sentiment(polarity=0.0, subjectivity=1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06" calcext:value-type="float">
            <text:p>306</text:p>
          </table:table-cell>
          <table:table-cell office:value-type="string" calcext:value-type="string">
            <text:p>Mon Dec 25 13:36:51 +0000 2017</text:p>
          </table:table-cell>
          <table:table-cell office:value-type="float" office:value="206873" calcext:value-type="float">
            <text:p>206873</text:p>
          </table:table-cell>
          <table:table-cell office:value-type="float" office:value="49834" calcext:value-type="float">
            <text:p>49834</text:p>
          </table:table-cell>
          <table:table-cell office:value-type="string" calcext:value-type="string">
            <text:p>MERRY CHRISTMAS!!! https://t.co/mYtV5GNdLl</text:p>
          </table:table-cell>
          <table:table-cell office:value-type="string" calcext:value-type="string">
            <text:p>MERRY CHRISTMAS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07" calcext:value-type="float">
            <text:p>307</text:p>
          </table:table-cell>
          <table:table-cell office:value-type="string" calcext:value-type="string">
            <text:p>Mon Dec 25 03:51:52 +0000 2017</text:p>
          </table:table-cell>
          <table:table-cell office:value-type="float" office:value="151079" calcext:value-type="float">
            <text:p>151079</text:p>
          </table:table-cell>
          <table:table-cell office:value-type="float" office:value="33559" calcext:value-type="float">
            <text:p>33559</text:p>
          </table:table-cell>
          <table:table-cell office:value-type="string" calcext:value-type="string">
            <text:p>MERRY CHRISTMAS!! https://t.co/xa2qxcisVV</text:p>
          </table:table-cell>
          <table:table-cell office:value-type="string" calcext:value-type="string">
            <text:p>MERRY CHRISTMAS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08" calcext:value-type="float">
            <text:p>308</text:p>
          </table:table-cell>
          <table:table-cell office:value-type="string" calcext:value-type="string">
            <text:p>Mon Dec 25 02:56:19 +0000 2017</text:p>
          </table:table-cell>
          <table:table-cell office:value-type="float" office:value="231506" calcext:value-type="float">
            <text:p>231506</text:p>
          </table:table-cell>
          <table:table-cell office:value-type="float" office:value="54003" calcext:value-type="float">
            <text:p>54003</text:p>
          </table:table-cell>
          <table:table-cell office:value-type="string" calcext:value-type="string">
            <text:p>People are proud to be saying Merry Christmas again. I am proud to have led the charge against the assault of our c… https://t.co/TDmO0lcYHA</text:p>
          </table:table-cell>
          <table:table-cell office:value-type="string" calcext:value-type="string">
            <text:p>People are proud to be saying Merry Christmas again I am proud to have led the charge against the assault of our c </text:p>
          </table:table-cell>
          <table:table-cell office:value-type="string" calcext:value-type="string">
            <text:p>Sentiment(polarity=0.8, subjectivity=1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09" calcext:value-type="float">
            <text:p>309</text:p>
          </table:table-cell>
          <table:table-cell office:value-type="string" calcext:value-type="string">
            <text:p>Sun Dec 24 20:35:26 +0000 2017</text:p>
          </table:table-cell>
          <table:table-cell office:value-type="float" office:value="111724" calcext:value-type="float">
            <text:p>111724</text:p>
          </table:table-cell>
          <table:table-cell office:value-type="float" office:value="23052" calcext:value-type="float">
            <text:p>23052</text:p>
          </table:table-cell>
          <table:table-cell office:value-type="string" calcext:value-type="string">
            <text:p>The Tax Cut/Reform Bill, including Massive Alaska Drilling and the Repeal of the highly unpopular Individual Mandat… https://t.co/KgKnGzK6md</text:p>
          </table:table-cell>
          <table:table-cell office:value-type="string" calcext:value-type="string">
            <text:p>The Tax CutReform Bill including Massive Alaska Drilling and the Repeal of the highly unpopular Individual Mandat </text:p>
          </table:table-cell>
          <table:table-cell office:value-type="string" calcext:value-type="string">
            <text:p>Sentiment(polarity=0.05333333333333334, subjectivity=0.6466666666666666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10" calcext:value-type="float">
            <text:p>310</text:p>
          </table:table-cell>
          <table:table-cell office:value-type="string" calcext:value-type="string">
            <text:p>Sun Dec 24 13:48:11 +0000 2017</text:p>
          </table:table-cell>
          <table:table-cell office:value-type="float" office:value="140285" calcext:value-type="float">
            <text:p>140285</text:p>
          </table:table-cell>
          <table:table-cell office:value-type="float" office:value="32988" calcext:value-type="float">
            <text:p>32988</text:p>
          </table:table-cell>
          <table:table-cell office:value-type="string" calcext:value-type="string">
            <text:p>The Fake News refuses to talk about how Big and how Strong our BASE is. They show Fake Polls just like they report… https://t.co/hNmVwpHtM1</text:p>
          </table:table-cell>
          <table:table-cell office:value-type="string" calcext:value-type="string">
            <text:p>The Fake News refuses to talk about how Big and how Strong our BASE is They show Fake Polls just like they report </text:p>
          </table:table-cell>
          <table:table-cell office:value-type="string" calcext:value-type="string">
            <text:p>Sentiment(polarity=-0.2733333333333333, subjectivity=0.7666666666666667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11" calcext:value-type="float">
            <text:p>311</text:p>
          </table:table-cell>
          <table:table-cell office:value-type="string" calcext:value-type="string">
            <text:p>Sun Dec 24 12:31:48 +0000 2017</text:p>
          </table:table-cell>
          <table:table-cell office:value-type="float" office:value="0" calcext:value-type="float">
            <text:p>0</text:p>
          </table:table-cell>
          <table:table-cell office:value-type="float" office:value="11796" calcext:value-type="float">
            <text:p>11796</text:p>
          </table:table-cell>
          <table:table-cell office:value-type="string" calcext:value-type="string">
            <text:p>RT @shawgerald4: @realDonaldTrump Thank you President TRUMP!! https://t.co/LKdkT0FL99</text:p>
          </table:table-cell>
          <table:table-cell office:value-type="string" calcext:value-type="string">
            <text:p>RT shawgerald4 realDonaldTrump Thank you President TRUMP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12" calcext:value-type="float">
            <text:p>312</text:p>
          </table:table-cell>
          <table:table-cell office:value-type="string" calcext:value-type="string">
            <text:p>Sun Dec 24 12:25:22 +0000 2017</text:p>
          </table:table-cell>
          <table:table-cell office:value-type="float" office:value="100293" calcext:value-type="float">
            <text:p>100293</text:p>
          </table:table-cell>
          <table:table-cell office:value-type="float" office:value="30013" calcext:value-type="float">
            <text:p>30013</text:p>
          </table:table-cell>
          <table:table-cell office:value-type="string" calcext:value-type="string">
            <text:p>.@FoxNews-FBI’s Andrew McCabe, “in addition to his wife getting all of this money from M (Clinton Puppet), he was u… https://t.co/fRprD7LwtJ</text:p>
          </table:table-cell>
          <table:table-cell office:value-type="string" calcext:value-type="string">
            <text:p>FoxNewsFBIs Andrew McCabe in addition to his wife getting all of this money from M Clinton Puppet he was u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13" calcext:value-type="float">
            <text:p>313</text:p>
          </table:table-cell>
          <table:table-cell office:value-type="string" calcext:value-type="string">
            <text:p>Sat Dec 23 22:57:50 +0000 2017</text:p>
          </table:table-cell>
          <table:table-cell office:value-type="float" office:value="85601" calcext:value-type="float">
            <text:p>85601</text:p>
          </table:table-cell>
          <table:table-cell office:value-type="float" office:value="16740" calcext:value-type="float">
            <text:p>16740</text:p>
          </table:table-cell>
          <table:table-cell office:value-type="string" calcext:value-type="string">
            <text:p>Remember, the Republicans are 5-0 in Congressional races this year. In Senate, I said Roy M would lose in Alabama a… https://t.co/5IMirkPYFR</text:p>
          </table:table-cell>
          <table:table-cell office:value-type="string" calcext:value-type="string">
            <text:p>Remember the Republicans are 50 in Congressional races this year In Senate I said Roy M would lose in Alabama a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14" calcext:value-type="float">
            <text:p>314</text:p>
          </table:table-cell>
          <table:table-cell office:value-type="string" calcext:value-type="string">
            <text:p>Sat Dec 23 22:44:45 +0000 2017</text:p>
          </table:table-cell>
          <table:table-cell office:value-type="float" office:value="101448" calcext:value-type="float">
            <text:p>101448</text:p>
          </table:table-cell>
          <table:table-cell office:value-type="float" office:value="22571" calcext:value-type="float">
            <text:p>22571</text:p>
          </table:table-cell>
          <table:table-cell office:value-type="string" calcext:value-type="string">
            <text:p>The Stock Market is setting record after record and unemployment is at a 17 year low. So many things accomplished b… https://t.co/bctmAtxwb2</text:p>
          </table:table-cell>
          <table:table-cell office:value-type="string" calcext:value-type="string">
            <text:p>The Stock Market is setting record after record and unemployment is at a 17 year low So many things accomplished b </text:p>
          </table:table-cell>
          <table:table-cell office:value-type="string" calcext:value-type="string">
            <text:p>Sentiment(polarity=0.2333333333333333, subjectivity=0.4333333333333333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15" calcext:value-type="float">
            <text:p>315</text:p>
          </table:table-cell>
          <table:table-cell office:value-type="string" calcext:value-type="string">
            <text:p>Sat Dec 23 20:32:42 +0000 2017</text:p>
          </table:table-cell>
          <table:table-cell office:value-type="float" office:value="67257" calcext:value-type="float">
            <text:p>67257</text:p>
          </table:table-cell>
          <table:table-cell office:value-type="float" office:value="16749" calcext:value-type="float">
            <text:p>16749</text:p>
          </table:table-cell>
          <table:table-cell office:value-type="string" calcext:value-type="string">
            <text:p>Wow, “FBI lawyer James Baker reassigned,” according to @FoxNews.</text:p>
          </table:table-cell>
          <table:table-cell office:value-type="string" calcext:value-type="string">
            <text:p>Wow FBI lawyer James Baker reassigned according to FoxNews</text:p>
          </table:table-cell>
          <table:table-cell office:value-type="string" calcext:value-type="string">
            <text:p>Sentiment(polarity=0.1, subjectivity=1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16" calcext:value-type="float">
            <text:p>316</text:p>
          </table:table-cell>
          <table:table-cell office:value-type="string" calcext:value-type="string">
            <text:p>Sat Dec 23 20:30:06 +0000 2017</text:p>
          </table:table-cell>
          <table:table-cell office:value-type="float" office:value="74135" calcext:value-type="float">
            <text:p>74135</text:p>
          </table:table-cell>
          <table:table-cell office:value-type="float" office:value="21584" calcext:value-type="float">
            <text:p>21584</text:p>
          </table:table-cell>
          <table:table-cell office:value-type="string" calcext:value-type="string">
            <text:p>FBI Deputy Director Andrew McCabe is racing the clock to retire with full benefits. 90 days to go?!!!</text:p>
          </table:table-cell>
          <table:table-cell office:value-type="string" calcext:value-type="string">
            <text:p>FBI Deputy Director Andrew McCabe is racing the clock to retire with full benefits 90 days to go</text:p>
          </table:table-cell>
          <table:table-cell office:value-type="string" calcext:value-type="string">
            <text:p>Sentiment(polarity=0.35, subjectivity=0.5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17" calcext:value-type="float">
            <text:p>317</text:p>
          </table:table-cell>
          <table:table-cell office:value-type="string" calcext:value-type="string">
            <text:p>Sat Dec 23 20:27:05 +0000 2017</text:p>
          </table:table-cell>
          <table:table-cell office:value-type="float" office:value="122761" calcext:value-type="float">
            <text:p>122761</text:p>
          </table:table-cell>
          <table:table-cell office:value-type="float" office:value="36992" calcext:value-type="float">
            <text:p>36992</text:p>
          </table:table-cell>
          <table:table-cell office:value-type="string" calcext:value-type="string">
            <text:p>How can FBI Deputy Director Andrew McCabe, the man in charge, along with leakin’ James Comey, of the Phony Hillary… https://t.co/9vYPo8QMbI</text:p>
          </table:table-cell>
          <table:table-cell office:value-type="string" calcext:value-type="string">
            <text:p>How can FBI Deputy Director Andrew McCabe the man in charge along with leakin James Comey of the Phony Hillary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18" calcext:value-type="float">
            <text:p>318</text:p>
          </table:table-cell>
          <table:table-cell office:value-type="string" calcext:value-type="string">
            <text:p>Sat Dec 23 20:03:39 +0000 2017</text:p>
          </table:table-cell>
          <table:table-cell office:value-type="float" office:value="0" calcext:value-type="float">
            <text:p>0</text:p>
          </table:table-cell>
          <table:table-cell office:value-type="float" office:value="21144" calcext:value-type="float">
            <text:p>21144</text:p>
          </table:table-cell>
          <table:table-cell office:value-type="string" calcext:value-type="string">
            <text:p>RT @EricTrump: #JournalismIsDead <text:s/>https://t.co/xZaJD5ADb7</text:p>
          </table:table-cell>
          <table:table-cell office:value-type="string" calcext:value-type="string">
            <text:p>RT EricTrump JournalismIsDead <text:s/>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19" calcext:value-type="float">
            <text:p>319</text:p>
          </table:table-cell>
          <table:table-cell office:value-type="string" calcext:value-type="string">
            <text:p>Fri Dec 22 22:11:56 +0000 2017</text:p>
          </table:table-cell>
          <table:table-cell office:value-type="float" office:value="121555" calcext:value-type="float">
            <text:p>121555</text:p>
          </table:table-cell>
          <table:table-cell office:value-type="float" office:value="25512" calcext:value-type="float">
            <text:p>25512</text:p>
          </table:table-cell>
          <table:table-cell office:value-type="string" calcext:value-type="string">
            <text:p>Remember, the most hated part of ObamaCare is the Individual Mandate, which is being terminated under our just signed Tax Cut Bill.</text:p>
          </table:table-cell>
          <table:table-cell office:value-type="string" calcext:value-type="string">
            <text:p>Remember the most hated part of ObamaCare is the Individual Mandate which is being terminated under our just signed Tax Cut Bill</text:p>
          </table:table-cell>
          <table:table-cell office:value-type="string" calcext:value-type="string">
            <text:p>Sentiment(polarity=-0.13333333333333333, subjectivity=0.5333333333333333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20" calcext:value-type="float">
            <text:p>320</text:p>
          </table:table-cell>
          <table:table-cell office:value-type="string" calcext:value-type="string">
            <text:p>Fri Dec 22 20:47:43 +0000 2017</text:p>
          </table:table-cell>
          <table:table-cell office:value-type="float" office:value="69283" calcext:value-type="float">
            <text:p>69283</text:p>
          </table:table-cell>
          <table:table-cell office:value-type="float" office:value="15914" calcext:value-type="float">
            <text:p>15914</text:p>
          </table:table-cell>
          <table:table-cell office:value-type="string" calcext:value-type="string">
            <text:p>Today, it was my great honor to sign the largest TAX CUTS and reform in the history of our country. Full remarks:… https://t.co/1plwmP1SX9</text:p>
          </table:table-cell>
          <table:table-cell office:value-type="string" calcext:value-type="string">
            <text:p>Today it was my great honor to sign the largest TAX CUTS and reform in the history of our country Full remarks </text:p>
          </table:table-cell>
          <table:table-cell office:value-type="string" calcext:value-type="string">
            <text:p>Sentiment(polarity=0.575, subjectivity=0.6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21" calcext:value-type="float">
            <text:p>321</text:p>
          </table:table-cell>
          <table:table-cell office:value-type="string" calcext:value-type="string">
            <text:p>Fri Dec 22 20:47:15 +0000 2017</text:p>
          </table:table-cell>
          <table:table-cell office:value-type="float" office:value="91161" calcext:value-type="float">
            <text:p>91161</text:p>
          </table:table-cell>
          <table:table-cell office:value-type="float" office:value="19049" calcext:value-type="float">
            <text:p>19049</text:p>
          </table:table-cell>
          <table:table-cell office:value-type="string" calcext:value-type="string">
            <text:p>The United Nations Security Council just voted 15-0 in favor of additional Sanctions on North Korea. The World wants Peace, not Death!</text:p>
          </table:table-cell>
          <table:table-cell office:value-type="string" calcext:value-type="string">
            <text:p>The United Nations Security Council just voted 150 in favor of additional Sanctions on North Korea The World wants Peace not Death</text:p>
          </table:table-cell>
          <table:table-cell office:value-type="string" calcext:value-type="string">
            <text:p>Sentiment(polarity=0.2, subjectivity=0.1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22" calcext:value-type="float">
            <text:p>322</text:p>
          </table:table-cell>
          <table:table-cell office:value-type="string" calcext:value-type="string">
            <text:p>Fri Dec 22 18:40:29 +0000 2017</text:p>
          </table:table-cell>
          <table:table-cell office:value-type="float" office:value="73345" calcext:value-type="float">
            <text:p>73345</text:p>
          </table:table-cell>
          <table:table-cell office:value-type="float" office:value="16413" calcext:value-type="float">
            <text:p>16413</text:p>
          </table:table-cell>
          <table:table-cell office:value-type="string" calcext:value-type="string">
            <text:p>Congressman Ron DeSantis is a brilliant young leader, Yale and then Harvard Law, who would make a GREAT Governor of… https://t.co/T3T1ayf1Vh</text:p>
          </table:table-cell>
          <table:table-cell office:value-type="string" calcext:value-type="string">
            <text:p>Congressman Ron DeSantis is a brilliant young leader Yale and then Harvard Law who would make a GREAT Governor of </text:p>
          </table:table-cell>
          <table:table-cell office:value-type="string" calcext:value-type="string">
            <text:p>Sentiment(polarity=0.6, subjectivity=0.7166666666666667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23" calcext:value-type="float">
            <text:p>323</text:p>
          </table:table-cell>
          <table:table-cell office:value-type="string" calcext:value-type="string">
            <text:p>Fri Dec 22 16:46:49 +0000 2017</text:p>
          </table:table-cell>
          <table:table-cell office:value-type="float" office:value="104325" calcext:value-type="float">
            <text:p>104325</text:p>
          </table:table-cell>
          <table:table-cell office:value-type="float" office:value="21590" calcext:value-type="float">
            <text:p>21590</text:p>
          </table:table-cell>
          <table:table-cell office:value-type="string" calcext:value-type="string">
            <text:p>95% of Americans will pay less or, at worst, the same amount of taxes (mostly far less). The Dems only want to raise your taxes!</text:p>
          </table:table-cell>
          <table:table-cell office:value-type="string" calcext:value-type="string">
            <text:p>95 of Americans will pay less or at worst the same amount of taxes mostly far less The Dems only want to raise your taxes</text:p>
          </table:table-cell>
          <table:table-cell office:value-type="string" calcext:value-type="string">
            <text:p>Sentiment(polarity=-0.20555555555555557, subjectivity=0.543055555555555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24" calcext:value-type="float">
            <text:p>324</text:p>
          </table:table-cell>
          <table:table-cell office:value-type="string" calcext:value-type="string">
            <text:p>Fri Dec 22 15:07:55 +0000 2017</text:p>
          </table:table-cell>
          <table:table-cell office:value-type="float" office:value="103261" calcext:value-type="float">
            <text:p>103261</text:p>
          </table:table-cell>
          <table:table-cell office:value-type="float" office:value="19275" calcext:value-type="float">
            <text:p>19275</text:p>
          </table:table-cell>
          <table:table-cell office:value-type="string" calcext:value-type="string">
            <text:p>Will be signing the biggest ever Tax Cut and Reform Bill in 30 minutes in Oval Office. Will also be signing a much… https://t.co/fgGbqDb0wg</text:p>
          </table:table-cell>
          <table:table-cell office:value-type="string" calcext:value-type="string">
            <text:p>Will be signing the biggest ever Tax Cut and Reform Bill in 30 minutes in Oval Office Will also be signing a much </text:p>
          </table:table-cell>
          <table:table-cell office:value-type="string" calcext:value-type="string">
            <text:p>Sentiment(polarity=0.2, subjectivity=0.2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25" calcext:value-type="float">
            <text:p>325</text:p>
          </table:table-cell>
          <table:table-cell office:value-type="string" calcext:value-type="string">
            <text:p>Fri Dec 22 15:04:39 +0000 2017</text:p>
          </table:table-cell>
          <table:table-cell office:value-type="float" office:value="92191" calcext:value-type="float">
            <text:p>92191</text:p>
          </table:table-cell>
          <table:table-cell office:value-type="float" office:value="19900" calcext:value-type="float">
            <text:p>19900</text:p>
          </table:table-cell>
          <table:table-cell office:value-type="string" calcext:value-type="string">
            <text:p>With all my Administration has done on Legislative Approvals (broke Harry Truman’s Record), Regulation Cutting, Jud… https://t.co/CukTyBYh5K</text:p>
          </table:table-cell>
          <table:table-cell office:value-type="string" calcext:value-type="string">
            <text:p>With all my Administration has done on Legislative Approvals broke Harry Trumans Record Regulation Cutting Jud </text:p>
          </table:table-cell>
          <table:table-cell office:value-type="string" calcext:value-type="string">
            <text:p>Sentiment(polarity=-0.6, subjectivity=0.9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26" calcext:value-type="float">
            <text:p>326</text:p>
          </table:table-cell>
          <table:table-cell office:value-type="string" calcext:value-type="string">
            <text:p>Fri Dec 22 14:17:04 +0000 2017</text:p>
          </table:table-cell>
          <table:table-cell office:value-type="float" office:value="86443" calcext:value-type="float">
            <text:p>86443</text:p>
          </table:table-cell>
          <table:table-cell office:value-type="float" office:value="18854" calcext:value-type="float">
            <text:p>18854</text:p>
          </table:table-cell>
          <table:table-cell office:value-type="string" calcext:value-type="string">
            <text:p>“The President has accomplished some absolutely historic things during this past year.” Thank you Charlie Kirk of T… https://t.co/M7G4m0QqmO</text:p>
          </table:table-cell>
          <table:table-cell office:value-type="string" calcext:value-type="string">
            <text:p>The President has accomplished some absolutely historic things during this past year Thank you Charlie Kirk of T </text:p>
          </table:table-cell>
          <table:table-cell office:value-type="string" calcext:value-type="string">
            <text:p>Sentiment(polarity=-0.016666666666666663, subjectivity=0.2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27" calcext:value-type="float">
            <text:p>327</text:p>
          </table:table-cell>
          <table:table-cell office:value-type="string" calcext:value-type="string">
            <text:p>Fri Dec 22 13:05:06 +0000 2017</text:p>
          </table:table-cell>
          <table:table-cell office:value-type="float" office:value="122365" calcext:value-type="float">
            <text:p>122365</text:p>
          </table:table-cell>
          <table:table-cell office:value-type="float" office:value="27777" calcext:value-type="float">
            <text:p>27777</text:p>
          </table:table-cell>
          <table:table-cell office:value-type="string" calcext:value-type="string">
            <text:p>At some point, and for the good of the country, I predict we will start working with the Democrats in a Bipartisan… https://t.co/YVl8tAcSOk</text:p>
          </table:table-cell>
          <table:table-cell office:value-type="string" calcext:value-type="string">
            <text:p>At some point and for the good of the country I predict we will start working with the Democrats in a Bipartisan </text:p>
          </table:table-cell>
          <table:table-cell office:value-type="string" calcext:value-type="string">
            <text:p>Sentiment(polarity=0.7, subjectivity=0.6000000000000001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28" calcext:value-type="float">
            <text:p>328</text:p>
          </table:table-cell>
          <table:table-cell office:value-type="string" calcext:value-type="string">
            <text:p>Fri Dec 22 12:50:42 +0000 2017</text:p>
          </table:table-cell>
          <table:table-cell office:value-type="float" office:value="48032" calcext:value-type="float">
            <text:p>48032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So true! https://t.co/1c8hu6O5t9</text:p>
          </table:table-cell>
          <table:table-cell office:value-type="string" calcext:value-type="string">
            <text:p>So true </text:p>
          </table:table-cell>
          <table:table-cell office:value-type="string" calcext:value-type="string">
            <text:p>Sentiment(polarity=0.35, subjectivity=0.6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29" calcext:value-type="float">
            <text:p>329</text:p>
          </table:table-cell>
          <table:table-cell office:value-type="string" calcext:value-type="string">
            <text:p>Fri Dec 22 12:47:51 +0000 2017</text:p>
          </table:table-cell>
          <table:table-cell office:value-type="float" office:value="95321" calcext:value-type="float">
            <text:p>95321</text:p>
          </table:table-cell>
          <table:table-cell office:value-type="float" office:value="22126" calcext:value-type="float">
            <text:p>22126</text:p>
          </table:table-cell>
          <table:table-cell office:value-type="string" calcext:value-type="string">
            <text:p>Our big and very popular Tax Cut and Reform Bill has taken on an unexpected new source of “love” - that is big comp… https://t.co/jnCQYxYQBh</text:p>
          </table:table-cell>
          <table:table-cell office:value-type="string" calcext:value-type="string">
            <text:p>Our big and very popular Tax Cut and Reform Bill has taken on an unexpected new source of love <text:s/>that is big comp </text:p>
          </table:table-cell>
          <table:table-cell office:value-type="string" calcext:value-type="string">
            <text:p>Sentiment(polarity=0.25272727272727274, subjectivity=0.542424242424242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30" calcext:value-type="float">
            <text:p>330</text:p>
          </table:table-cell>
          <table:table-cell office:value-type="string" calcext:value-type="string">
            <text:p>Thu Dec 21 18:16:28 +0000 2017</text:p>
          </table:table-cell>
          <table:table-cell office:value-type="float" office:value="68818" calcext:value-type="float">
            <text:p>68818</text:p>
          </table:table-cell>
          <table:table-cell office:value-type="float" office:value="14094" calcext:value-type="float">
            <text:p>14094</text:p>
          </table:table-cell>
          <table:table-cell office:value-type="string" calcext:value-type="string">
            <text:p>THANK YOU to everyone who joined me at the @WhiteHouse yesterday. Together, we are MAKING AMERICA GREAT AGAIN!… https://t.co/aykO3m2rVg</text:p>
          </table:table-cell>
          <table:table-cell office:value-type="string" calcext:value-type="string">
            <text:p>THANK YOU to everyone who joined me at the WhiteHouse yesterday Together we are MAKING AMERICA GREAT AGAIN </text:p>
          </table:table-cell>
          <table:table-cell office:value-type="string" calcext:value-type="string">
            <text:p>Sentiment(polarity=0.8, subjectivity=0.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31" calcext:value-type="float">
            <text:p>331</text:p>
          </table:table-cell>
          <table:table-cell office:value-type="string" calcext:value-type="string">
            <text:p>Thu Dec 21 14:52:22 +0000 2017</text:p>
          </table:table-cell>
          <table:table-cell office:value-type="float" office:value="88953" calcext:value-type="float">
            <text:p>88953</text:p>
          </table:table-cell>
          <table:table-cell office:value-type="float" office:value="20734" calcext:value-type="float">
            <text:p>20734</text:p>
          </table:table-cell>
          <table:table-cell office:value-type="string" calcext:value-type="string">
            <text:p>House Democrats want a SHUTDOWN for the holidays in order to distract from the very popular, just passed, Tax Cuts.… https://t.co/NRQRR8w3pp</text:p>
          </table:table-cell>
          <table:table-cell office:value-type="string" calcext:value-type="string">
            <text:p>House Democrats want a SHUTDOWN for the holidays in order to distract from the very popular just passed Tax Cuts </text:p>
          </table:table-cell>
          <table:table-cell office:value-type="string" calcext:value-type="string">
            <text:p>Sentiment(polarity=0.78, subjectivity=1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32" calcext:value-type="float">
            <text:p>332</text:p>
          </table:table-cell>
          <table:table-cell office:value-type="string" calcext:value-type="string">
            <text:p>Thu Dec 21 13:56:28 +0000 2017</text:p>
          </table:table-cell>
          <table:table-cell office:value-type="float" office:value="86308" calcext:value-type="float">
            <text:p>86308</text:p>
          </table:table-cell>
          <table:table-cell office:value-type="float" office:value="18202" calcext:value-type="float">
            <text:p>18202</text:p>
          </table:table-cell>
          <table:table-cell office:value-type="string" calcext:value-type="string">
            <text:p>Home Sales hit BEST numbers in 10 years! MAKE AMERICA GREAT AGAIN</text:p>
          </table:table-cell>
          <table:table-cell office:value-type="string" calcext:value-type="string">
            <text:p>Home Sales hit BEST numbers in 10 years MAKE AMERICA GREAT AGAIN</text:p>
          </table:table-cell>
          <table:table-cell office:value-type="string" calcext:value-type="string">
            <text:p>Sentiment(polarity=0.9, subjectivity=0.52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33" calcext:value-type="float">
            <text:p>333</text:p>
          </table:table-cell>
          <table:table-cell office:value-type="string" calcext:value-type="string">
            <text:p>Thu Dec 21 12:45:17 +0000 2017</text:p>
          </table:table-cell>
          <table:table-cell office:value-type="float" office:value="92274" calcext:value-type="float">
            <text:p>92274</text:p>
          </table:table-cell>
          <table:table-cell office:value-type="float" office:value="19149" calcext:value-type="float">
            <text:p>19149</text:p>
          </table:table-cell>
          <table:table-cell office:value-type="string" calcext:value-type="string">
            <text:p>Was @foxandfriends just named the most influential show in news? You deserve it - three great people! The many Fake… https://t.co/43JVSDZSt6</text:p>
          </table:table-cell>
          <table:table-cell office:value-type="string" calcext:value-type="string">
            <text:p>Was foxandfriends just named the most influential show in news You deserve it <text:s/>three great people The many Fake </text:p>
          </table:table-cell>
          <table:table-cell office:value-type="string" calcext:value-type="string">
            <text:p>Sentiment(polarity=0.325, subjectivity=0.68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34" calcext:value-type="float">
            <text:p>334</text:p>
          </table:table-cell>
          <table:table-cell office:value-type="string" calcext:value-type="string">
            <text:p>Thu Dec 21 12:24:22 +0000 2017</text:p>
          </table:table-cell>
          <table:table-cell office:value-type="float" office:value="111608" calcext:value-type="float">
            <text:p>111608</text:p>
          </table:table-cell>
          <table:table-cell office:value-type="float" office:value="25527" calcext:value-type="float">
            <text:p>25527</text:p>
          </table:table-cell>
          <table:table-cell office:value-type="string" calcext:value-type="string">
            <text:p>The Massive Tax Cuts, which the Fake News Media is desperate to write badly about so as to please their Democrat bo… https://t.co/9RZmBbjPQo</text:p>
          </table:table-cell>
          <table:table-cell office:value-type="string" calcext:value-type="string">
            <text:p>The Massive Tax Cuts which the Fake News Media is desperate to write badly about so as to please their Democrat bo </text:p>
          </table:table-cell>
          <table:table-cell office:value-type="string" calcext:value-type="string">
            <text:p>Sentiment(polarity=-0.44999999999999996, subjectivity=0.9166666666666666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35" calcext:value-type="float">
            <text:p>335</text:p>
          </table:table-cell>
          <table:table-cell office:value-type="string" calcext:value-type="string">
            <text:p>Wed Dec 20 21:44:50 +0000 2017</text:p>
          </table:table-cell>
          <table:table-cell office:value-type="float" office:value="101355" calcext:value-type="float">
            <text:p>101355</text:p>
          </table:table-cell>
          <table:table-cell office:value-type="float" office:value="24114" calcext:value-type="float">
            <text:p>24114</text:p>
          </table:table-cell>
          <table:table-cell office:value-type="string" calcext:value-type="string">
            <text:p>WE ARE MAKING AMERICA GREAT AGAIN! https://t.co/HY353gXV0R</text:p>
          </table:table-cell>
          <table:table-cell office:value-type="string" calcext:value-type="string">
            <text:p>WE ARE MAKING AMERICA GREAT AGAIN </text:p>
          </table:table-cell>
          <table:table-cell office:value-type="string" calcext:value-type="string">
            <text:p>Sentiment(polarity=0.8, subjectivity=0.75)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336" calcext:value-type="float">
            <text:p>336</text:p>
          </table:table-cell>
          <table:table-cell office:value-type="string" calcext:value-type="string">
            <text:p>Wed Dec 20 18:09:44 +0000 2017</text:p>
          </table:table-cell>
          <table:table-cell office:value-type="float" office:value="83185" calcext:value-type="float">
            <text:p>83185</text:p>
          </table:table-cell>
          <table:table-cell office:value-type="float" office:value="20715" calcext:value-type="float">
            <text:p>20715</text:p>
          </table:table-cell>
          <table:table-cell office:value-type="string" calcext:value-type="string">
            <text:p>We are delivering HISTORIC TAX RELIEF for the American people!</text:p>
            <text:p>#TaxCutsandJobsAct https://t.co/lLgATrCh5o</text:p>
          </table:table-cell>
          <table:table-cell office:value-type="string" calcext:value-type="string">
            <text:p>We are delivering HISTORIC TAX RELIEF for the American peopleTaxCutsandJobsAct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37" calcext:value-type="float">
            <text:p>337</text:p>
          </table:table-cell>
          <table:table-cell office:value-type="string" calcext:value-type="string">
            <text:p>Wed Dec 20 17:30:26 +0000 2017</text:p>
          </table:table-cell>
          <table:table-cell office:value-type="float" office:value="68549" calcext:value-type="float">
            <text:p>68549</text:p>
          </table:table-cell>
          <table:table-cell office:value-type="float" office:value="15456" calcext:value-type="float">
            <text:p>15456</text:p>
          </table:table-cell>
          <table:table-cell office:value-type="string" calcext:value-type="string">
            <text:p>Together, we are MAKING AMERICA GREAT AGAIN! https://t.co/47k9i4p3J2</text:p>
          </table:table-cell>
          <table:table-cell office:value-type="string" calcext:value-type="string">
            <text:p>Together we are MAKING AMERICA GREAT AGAIN </text:p>
          </table:table-cell>
          <table:table-cell office:value-type="string" calcext:value-type="string">
            <text:p>Sentiment(polarity=0.8, subjectivity=0.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38" calcext:value-type="float">
            <text:p>338</text:p>
          </table:table-cell>
          <table:table-cell office:value-type="string" calcext:value-type="string">
            <text:p>Wed Dec 20 16:39:04 +0000 2017</text:p>
          </table:table-cell>
          <table:table-cell office:value-type="float" office:value="88546" calcext:value-type="float">
            <text:p>88546</text:p>
          </table:table-cell>
          <table:table-cell office:value-type="float" office:value="17936" calcext:value-type="float">
            <text:p>17936</text:p>
          </table:table-cell>
          <table:table-cell office:value-type="string" calcext:value-type="string">
            <text:p>I would like to congratulate @SenateMajLdr on having done a fantastic job both strategically &amp;amp; politically on the p… https://t.co/XkEvQ5GTGi</text:p>
          </table:table-cell>
          <table:table-cell office:value-type="string" calcext:value-type="string">
            <text:p>I would like to congratulate SenateMajLdr on having done a fantastic job both strategically amp politically on the p </text:p>
          </table:table-cell>
          <table:table-cell office:value-type="string" calcext:value-type="string">
            <text:p>Sentiment(polarity=0.2, subjectivity=0.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39" calcext:value-type="float">
            <text:p>339</text:p>
          </table:table-cell>
          <table:table-cell office:value-type="string" calcext:value-type="string">
            <text:p>Wed Dec 20 14:32:51 +0000 2017</text:p>
          </table:table-cell>
          <table:table-cell office:value-type="float" office:value="79140" calcext:value-type="float">
            <text:p>79140</text:p>
          </table:table-cell>
          <table:table-cell office:value-type="float" office:value="18060" calcext:value-type="float">
            <text:p>18060</text:p>
          </table:table-cell>
          <table:table-cell office:value-type="string" calcext:value-type="string">
            <text:p>The Tax Cuts are so large and so meaningful, and yet the Fake News is working overtime to follow the lead of their… https://t.co/TKdgQwixwF</text:p>
          </table:table-cell>
          <table:table-cell office:value-type="string" calcext:value-type="string">
            <text:p>The Tax Cuts are so large and so meaningful and yet the Fake News is working overtime to follow the lead of their </text:p>
          </table:table-cell>
          <table:table-cell office:value-type="string" calcext:value-type="string">
            <text:p>Sentiment(polarity=0.07142857142857144, subjectivity=0.6428571428571429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40" calcext:value-type="float">
            <text:p>340</text:p>
          </table:table-cell>
          <table:table-cell office:value-type="string" calcext:value-type="string">
            <text:p>Wed Dec 20 06:09:06 +0000 2017</text:p>
          </table:table-cell>
          <table:table-cell office:value-type="float" office:value="140233" calcext:value-type="float">
            <text:p>140233</text:p>
          </table:table-cell>
          <table:table-cell office:value-type="float" office:value="31545" calcext:value-type="float">
            <text:p>31545</text:p>
          </table:table-cell>
          <table:table-cell office:value-type="string" calcext:value-type="string">
            <text:p>The United States Senate just passed the biggest in history Tax Cut and Reform Bill. Terrible Individual Mandate (O… https://t.co/uK5NUk2Ymo</text:p>
          </table:table-cell>
          <table:table-cell office:value-type="string" calcext:value-type="string">
            <text:p>The United States Senate just passed the biggest in history Tax Cut and Reform Bill Terrible Individual Mandate O </text:p>
          </table:table-cell>
          <table:table-cell office:value-type="string" calcext:value-type="string">
            <text:p>Sentiment(polarity=-0.5, subjectivity=0.7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41" calcext:value-type="float">
            <text:p>341</text:p>
          </table:table-cell>
          <table:table-cell office:value-type="string" calcext:value-type="string">
            <text:p>Tue Dec 19 20:18:12 +0000 2017</text:p>
          </table:table-cell>
          <table:table-cell office:value-type="float" office:value="127858" calcext:value-type="float">
            <text:p>127858</text:p>
          </table:table-cell>
          <table:table-cell office:value-type="float" office:value="24656" calcext:value-type="float">
            <text:p>24656</text:p>
          </table:table-cell>
          <table:table-cell office:value-type="string" calcext:value-type="string">
            <text:p>Congratulations to Paul Ryan, Kevin McCarthy, Kevin Brady, Steve Scalise, Cathy McMorris Rodgers and all great Hous… https://t.co/DjSHn7C6bL</text:p>
          </table:table-cell>
          <table:table-cell office:value-type="string" calcext:value-type="string">
            <text:p>Congratulations to Paul Ryan Kevin McCarthy Kevin Brady Steve Scalise Cathy McMorris Rodgers and all great Hous </text:p>
          </table:table-cell>
          <table:table-cell office:value-type="string" calcext:value-type="string">
            <text:p>Sentiment(polarity=0.8, subjectivity=0.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42" calcext:value-type="float">
            <text:p>342</text:p>
          </table:table-cell>
          <table:table-cell office:value-type="string" calcext:value-type="string">
            <text:p>Tue Dec 19 15:07:01 +0000 2017</text:p>
          </table:table-cell>
          <table:table-cell office:value-type="float" office:value="97013" calcext:value-type="float">
            <text:p>97013</text:p>
          </table:table-cell>
          <table:table-cell office:value-type="float" office:value="25105" calcext:value-type="float">
            <text:p>25105</text:p>
          </table:table-cell>
          <table:table-cell office:value-type="string" calcext:value-type="string">
            <text:p>A <text:s/>story in the @washingtonpost that I was close to “rescinding” the nomination of Justice Gorsuch prior to confirm… https://t.co/wu6B3WTgX0</text:p>
          </table:table-cell>
          <table:table-cell office:value-type="string" calcext:value-type="string">
            <text:p>A <text:s/>story in the washingtonpost that I was close to rescinding the nomination of Justice Gorsuch prior to confirm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43" calcext:value-type="float">
            <text:p>343</text:p>
          </table:table-cell>
          <table:table-cell office:value-type="string" calcext:value-type="string">
            <text:p>Tue Dec 19 11:23:40 +0000 2017</text:p>
          </table:table-cell>
          <table:table-cell office:value-type="float" office:value="69800" calcext:value-type="float">
            <text:p>69800</text:p>
          </table:table-cell>
          <table:table-cell office:value-type="float" office:value="14388" calcext:value-type="float">
            <text:p>14388</text:p>
          </table:table-cell>
          <table:table-cell office:value-type="string" calcext:value-type="string">
            <text:p>Stocks and the economy have a long way to go after the Tax Cut Bill is totally understood and appreciated in scope… https://t.co/2BJwFD1CTu</text:p>
          </table:table-cell>
          <table:table-cell office:value-type="string" calcext:value-type="string">
            <text:p>Stocks and the economy have a long way to go after the Tax Cut Bill is totally understood and appreciated in scope </text:p>
          </table:table-cell>
          <table:table-cell office:value-type="string" calcext:value-type="string">
            <text:p>Sentiment(polarity=0.05000000000000001, subjectivity=0.4166666666666667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44" calcext:value-type="float">
            <text:p>344</text:p>
          </table:table-cell>
          <table:table-cell office:value-type="string" calcext:value-type="string">
            <text:p>Tue Dec 19 11:04:11 +0000 2017</text:p>
          </table:table-cell>
          <table:table-cell office:value-type="float" office:value="113788" calcext:value-type="float">
            <text:p>113788</text:p>
          </table:table-cell>
          <table:table-cell office:value-type="float" office:value="24312" calcext:value-type="float">
            <text:p>24312</text:p>
          </table:table-cell>
          <table:table-cell office:value-type="string" calcext:value-type="string">
            <text:p>DOW RISES 5000 POINTS ON THE YEAR FOR THE FIRST TIME EVER - MAKE AMERICA GREAT AGAIN!</text:p>
          </table:table-cell>
          <table:table-cell office:value-type="string" calcext:value-type="string">
            <text:p>DOW RISES 5000 POINTS ON THE YEAR FOR THE FIRST TIME EVER <text:s/>MAKE AMERICA GREAT AGAIN</text:p>
          </table:table-cell>
          <table:table-cell office:value-type="string" calcext:value-type="string">
            <text:p>Sentiment(polarity=0.525, subjectivity=0.5416666666666666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45" calcext:value-type="float">
            <text:p>345</text:p>
          </table:table-cell>
          <table:table-cell office:value-type="string" calcext:value-type="string">
            <text:p>Tue Dec 19 00:54:32 +0000 2017</text:p>
          </table:table-cell>
          <table:table-cell office:value-type="float" office:value="66861" calcext:value-type="float">
            <text:p>66861</text:p>
          </table:table-cell>
          <table:table-cell office:value-type="float" office:value="16676" calcext:value-type="float">
            <text:p>16676</text:p>
          </table:table-cell>
          <table:table-cell office:value-type="string" calcext:value-type="string">
            <text:p>Together, our task is to strengthen our families, to build up our communities, to serve our citizens, and to celebr… https://t.co/QsOYvl1MXs</text:p>
          </table:table-cell>
          <table:table-cell office:value-type="string" calcext:value-type="string">
            <text:p>Together our task is to strengthen our families to build up our communities to serve our citizens and to celebr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46" calcext:value-type="float">
            <text:p>346</text:p>
          </table:table-cell>
          <table:table-cell office:value-type="string" calcext:value-type="string">
            <text:p>Mon Dec 18 23:49:30 +0000 2017</text:p>
          </table:table-cell>
          <table:table-cell office:value-type="float" office:value="61282" calcext:value-type="float">
            <text:p>61282</text:p>
          </table:table-cell>
          <table:table-cell office:value-type="float" office:value="15742" calcext:value-type="float">
            <text:p>15742</text:p>
          </table:table-cell>
          <table:table-cell office:value-type="string" calcext:value-type="string">
            <text:p>With the strategy that I announced today, we are declaring that AMERICA is in the game and AMERICA is DETERMINED to… https://t.co/PCdvaFyy2D</text:p>
          </table:table-cell>
          <table:table-cell office:value-type="string" calcext:value-type="string">
            <text:p>With the strategy that I announced today we are declaring that AMERICA is in the game and AMERICA is DETERMINED to </text:p>
          </table:table-cell>
          <table:table-cell office:value-type="string" calcext:value-type="string">
            <text:p>Sentiment(polarity=-0.4, subjectivity=0.4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47" calcext:value-type="float">
            <text:p>347</text:p>
          </table:table-cell>
          <table:table-cell office:value-type="string" calcext:value-type="string">
            <text:p>Mon Dec 18 22:25:20 +0000 2017</text:p>
          </table:table-cell>
          <table:table-cell office:value-type="float" office:value="97934" calcext:value-type="float">
            <text:p>97934</text:p>
          </table:table-cell>
          <table:table-cell office:value-type="float" office:value="21614" calcext:value-type="float">
            <text:p>21614</text:p>
          </table:table-cell>
          <table:table-cell office:value-type="string" calcext:value-type="string">
            <text:p>70 Record Closes for the Dow so far this year! We have NEVER had 70 Dow Records in a one year period. Wow!</text:p>
          </table:table-cell>
          <table:table-cell office:value-type="string" calcext:value-type="string">
            <text:p>70 Record Closes for the Dow so far this year We have NEVER had 70 Dow Records in a one year period Wow</text:p>
          </table:table-cell>
          <table:table-cell office:value-type="string" calcext:value-type="string">
            <text:p>Sentiment(polarity=0.1, subjectivity=1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48" calcext:value-type="float">
            <text:p>348</text:p>
          </table:table-cell>
          <table:table-cell office:value-type="string" calcext:value-type="string">
            <text:p>Mon Dec 18 22:20:20 +0000 2017</text:p>
          </table:table-cell>
          <table:table-cell office:value-type="float" office:value="40242" calcext:value-type="float">
            <text:p>40242</text:p>
          </table:table-cell>
          <table:table-cell office:value-type="float" office:value="8711" calcext:value-type="float">
            <text:p>8711</text:p>
          </table:table-cell>
          <table:table-cell office:value-type="string" calcext:value-type="string">
            <text:p>Thank you Maria B! https://t.co/v1UR63CqLK</text:p>
          </table:table-cell>
          <table:table-cell office:value-type="string" calcext:value-type="string">
            <text:p>Thank you Maria B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49" calcext:value-type="float">
            <text:p>349</text:p>
          </table:table-cell>
          <table:table-cell office:value-type="string" calcext:value-type="string">
            <text:p>Mon Dec 18 22:18:13 +0000 2017</text:p>
          </table:table-cell>
          <table:table-cell office:value-type="float" office:value="44153" calcext:value-type="float">
            <text:p>44153</text:p>
          </table:table-cell>
          <table:table-cell office:value-type="float" office:value="8817" calcext:value-type="float">
            <text:p>8817</text:p>
          </table:table-cell>
          <table:table-cell office:value-type="string" calcext:value-type="string">
            <text:p>So true Ivanka! https://t.co/BNGUJG69Ki</text:p>
          </table:table-cell>
          <table:table-cell office:value-type="string" calcext:value-type="string">
            <text:p>So true Ivanka </text:p>
          </table:table-cell>
          <table:table-cell office:value-type="string" calcext:value-type="string">
            <text:p>Sentiment(polarity=0.35, subjectivity=0.6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50" calcext:value-type="float">
            <text:p>350</text:p>
          </table:table-cell>
          <table:table-cell office:value-type="string" calcext:value-type="string">
            <text:p>Mon Dec 18 20:40:08 +0000 2017</text:p>
          </table:table-cell>
          <table:table-cell office:value-type="float" office:value="48671" calcext:value-type="float">
            <text:p>48671</text:p>
          </table:table-cell>
          <table:table-cell office:value-type="float" office:value="10095" calcext:value-type="float">
            <text:p>10095</text:p>
          </table:table-cell>
          <table:table-cell office:value-type="string" calcext:value-type="string">
            <text:p>As the world watches, we are days away from passing HISTORIC TAX CUTS for American families and businesses. It will… https://t.co/95522wIKVN</text:p>
          </table:table-cell>
          <table:table-cell office:value-type="string" calcext:value-type="string">
            <text:p>As the world watches we are days away from passing HISTORIC TAX CUTS for American families and businesses It will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51" calcext:value-type="float">
            <text:p>351</text:p>
          </table:table-cell>
          <table:table-cell office:value-type="string" calcext:value-type="string">
            <text:p>Mon Dec 18 20:28:19 +0000 2017</text:p>
          </table:table-cell>
          <table:table-cell office:value-type="float" office:value="48749" calcext:value-type="float">
            <text:p>48749</text:p>
          </table:table-cell>
          <table:table-cell office:value-type="float" office:value="10349" calcext:value-type="float">
            <text:p>10349</text:p>
          </table:table-cell>
          <table:table-cell office:value-type="string" calcext:value-type="string">
            <text:p>When the American People speak, ALL OF US should listen. Just over one year ago, you spoke loud and clear. On Novem… https://t.co/p8hGEg9j3v</text:p>
          </table:table-cell>
          <table:table-cell office:value-type="string" calcext:value-type="string">
            <text:p>When the American People speak ALL OF US should listen Just over one year ago you spoke loud and clear On Novem </text:p>
          </table:table-cell>
          <table:table-cell office:value-type="string" calcext:value-type="string">
            <text:p>Sentiment(polarity=0.06666666666666667, subjectivity=0.39444444444444443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52" calcext:value-type="float">
            <text:p>352</text:p>
          </table:table-cell>
          <table:table-cell office:value-type="string" calcext:value-type="string">
            <text:p>Mon Dec 18 20:19:18 +0000 2017</text:p>
          </table:table-cell>
          <table:table-cell office:value-type="float" office:value="64293" calcext:value-type="float">
            <text:p>64293</text:p>
          </table:table-cell>
          <table:table-cell office:value-type="float" office:value="13062" calcext:value-type="float">
            <text:p>13062</text:p>
          </table:table-cell>
          <table:table-cell office:value-type="string" calcext:value-type="string">
            <text:p>Over the past 11 months, I have travelled tens of thousands of miles, to visit 13 countries. I have met with more t… https://t.co/ZUveaJ7Hv2</text:p>
          </table:table-cell>
          <table:table-cell office:value-type="string" calcext:value-type="string">
            <text:p>Over the past 11 months I have travelled tens of thousands of miles to visit 13 countries I have met with more t </text:p>
          </table:table-cell>
          <table:table-cell office:value-type="string" calcext:value-type="string">
            <text:p>Sentiment(polarity=0.125, subjectivity=0.3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53" calcext:value-type="float">
            <text:p>353</text:p>
          </table:table-cell>
          <table:table-cell office:value-type="string" calcext:value-type="string">
            <text:p>Mon Dec 18 19:35:38 +0000 2017</text:p>
          </table:table-cell>
          <table:table-cell office:value-type="float" office:value="43016" calcext:value-type="float">
            <text:p>43016</text:p>
          </table:table-cell>
          <table:table-cell office:value-type="float" office:value="8796" calcext:value-type="float">
            <text:p>8796</text:p>
          </table:table-cell>
          <table:table-cell office:value-type="string" calcext:value-type="string">
            <text:p>Our deepest sympathies and most heartfelt prayers are with the victims of the train derailment in Washington State.… https://t.co/kPYFsuSKL7</text:p>
          </table:table-cell>
          <table:table-cell office:value-type="string" calcext:value-type="string">
            <text:p>Our deepest sympathies and most heartfelt prayers are with the victims of the train derailment in Washington State </text:p>
          </table:table-cell>
          <table:table-cell office:value-type="string" calcext:value-type="string">
            <text:p>Sentiment(polarity=0.25, subjectivity=0.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54" calcext:value-type="float">
            <text:p>354</text:p>
          </table:table-cell>
          <table:table-cell office:value-type="string" calcext:value-type="string">
            <text:p>Mon Dec 18 18:51:26 +0000 2017</text:p>
          </table:table-cell>
          <table:table-cell office:value-type="float" office:value="83961" calcext:value-type="float">
            <text:p>83961</text:p>
          </table:table-cell>
          <table:table-cell office:value-type="float" office:value="15279" calcext:value-type="float">
            <text:p>15279</text:p>
          </table:table-cell>
          <table:table-cell office:value-type="string" calcext:value-type="string">
            <text:p>My thoughts and prayers are with everyone involved in the train accident in DuPont, Washington. Thank you to all of… https://t.co/kw24I2Jm9t</text:p>
          </table:table-cell>
          <table:table-cell office:value-type="string" calcext:value-type="string">
            <text:p>My thoughts and prayers are with everyone involved in the train accident in DuPont Washington Thank you to all of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55" calcext:value-type="float">
            <text:p>355</text:p>
          </table:table-cell>
          <table:table-cell office:value-type="string" calcext:value-type="string">
            <text:p>Mon Dec 18 18:41:05 +0000 2017</text:p>
          </table:table-cell>
          <table:table-cell office:value-type="float" office:value="106516" calcext:value-type="float">
            <text:p>106516</text:p>
          </table:table-cell>
          <table:table-cell office:value-type="float" office:value="23159" calcext:value-type="float">
            <text:p>23159</text:p>
          </table:table-cell>
          <table:table-cell office:value-type="string" calcext:value-type="string">
            <text:p>The train accident that just occurred in DuPont, WA shows more than ever why our soon to be submitted infrastructur… https://t.co/K1e1absbxG</text:p>
          </table:table-cell>
          <table:table-cell office:value-type="string" calcext:value-type="string">
            <text:p>The train accident that just occurred in DuPont WA shows more than ever why our soon to be submitted infrastructur </text:p>
          </table:table-cell>
          <table:table-cell office:value-type="string" calcext:value-type="string">
            <text:p>Sentiment(polarity=0.5, subjectivity=0.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56" calcext:value-type="float">
            <text:p>356</text:p>
          </table:table-cell>
          <table:table-cell office:value-type="string" calcext:value-type="string">
            <text:p>Mon Dec 18 11:42:18 +0000 2017</text:p>
          </table:table-cell>
          <table:table-cell office:value-type="float" office:value="44236" calcext:value-type="float">
            <text:p>44236</text:p>
          </table:table-cell>
          <table:table-cell office:value-type="float" office:value="6298" calcext:value-type="float">
            <text:p>6298</text:p>
          </table:table-cell>
          <table:table-cell office:value-type="string" calcext:value-type="string">
            <text:p>Ivanka Trump will be interviewed on @foxandfriends.</text:p>
          </table:table-cell>
          <table:table-cell office:value-type="string" calcext:value-type="string">
            <text:p>Ivanka Trump will be interviewed on foxandfriends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57" calcext:value-type="float">
            <text:p>357</text:p>
          </table:table-cell>
          <table:table-cell office:value-type="string" calcext:value-type="string">
            <text:p>Mon Dec 18 11:23:49 +0000 2017</text:p>
          </table:table-cell>
          <table:table-cell office:value-type="float" office:value="87876" calcext:value-type="float">
            <text:p>87876</text:p>
          </table:table-cell>
          <table:table-cell office:value-type="float" office:value="18985" calcext:value-type="float">
            <text:p>18985</text:p>
          </table:table-cell>
          <table:table-cell office:value-type="string" calcext:value-type="string">
            <text:p>Remember, Republicans are 5-0 in Congressional Races this year. The media refuses to mention this. I said Gillespie… https://t.co/AmcJkgOSRk</text:p>
          </table:table-cell>
          <table:table-cell office:value-type="string" calcext:value-type="string">
            <text:p>Remember Republicans are 50 in Congressional Races this year The media refuses to mention this I said Gillespie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58" calcext:value-type="float">
            <text:p>358</text:p>
          </table:table-cell>
          <table:table-cell office:value-type="string" calcext:value-type="string">
            <text:p>Mon Dec 18 00:26:07 +0000 2017</text:p>
          </table:table-cell>
          <table:table-cell office:value-type="float" office:value="60878" calcext:value-type="float">
            <text:p>60878</text:p>
          </table:table-cell>
          <table:table-cell office:value-type="float" office:value="13127" calcext:value-type="float">
            <text:p>13127</text:p>
          </table:table-cell>
          <table:table-cell office:value-type="string" calcext:value-type="string">
            <text:p>More than a century after conquering flight, the #WrightBrothers continue to motivate &amp;amp; inspire Americans, who neve… https://t.co/QPzu1tZjLZ</text:p>
          </table:table-cell>
          <table:table-cell office:value-type="string" calcext:value-type="string">
            <text:p>More than a century after conquering flight the WrightBrothers continue to motivate amp inspire Americans who neve </text:p>
          </table:table-cell>
          <table:table-cell office:value-type="string" calcext:value-type="string">
            <text:p>Sentiment(polarity=0.5, subjectivity=0.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59" calcext:value-type="float">
            <text:p>359</text:p>
          </table:table-cell>
          <table:table-cell office:value-type="string" calcext:value-type="string">
            <text:p>Sun Dec 17 21:13:34 +0000 2017</text:p>
          </table:table-cell>
          <table:table-cell office:value-type="float" office:value="63730" calcext:value-type="float">
            <text:p>63730</text:p>
          </table:table-cell>
          <table:table-cell office:value-type="float" office:value="10996" calcext:value-type="float">
            <text:p>10996</text:p>
          </table:table-cell>
          <table:table-cell office:value-type="string" calcext:value-type="string">
            <text:p>Wonderful weekend at Camp David. A very special place. A lot of very important work done. Heading back to the… https://t.co/jN86UYnzYa</text:p>
          </table:table-cell>
          <table:table-cell office:value-type="string" calcext:value-type="string">
            <text:p>Wonderful weekend at Camp David A very special place A lot of very important work done Heading back to the </text:p>
          </table:table-cell>
          <table:table-cell office:value-type="string" calcext:value-type="string">
            <text:p>Sentiment(polarity=0.4960714285714286, subjectivity=0.6857142857142857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60" calcext:value-type="float">
            <text:p>360</text:p>
          </table:table-cell>
          <table:table-cell office:value-type="string" calcext:value-type="string">
            <text:p>Sun Dec 17 17:01:58 +0000 2017</text:p>
          </table:table-cell>
          <table:table-cell office:value-type="float" office:value="85237" calcext:value-type="float">
            <text:p>85237</text:p>
          </table:table-cell>
          <table:table-cell office:value-type="float" office:value="18305" calcext:value-type="float">
            <text:p>18305</text:p>
          </table:table-cell>
          <table:table-cell office:value-type="string" calcext:value-type="string">
            <text:p>As a candidate, I promised we would pass a massive TAX CUT for the everyday working American families who are the b… https://t.co/sTAoTR50EF</text:p>
          </table:table-cell>
          <table:table-cell office:value-type="string" calcext:value-type="string">
            <text:p>As a candidate I promised we would pass a massive TAX CUT for the everyday working American families who are the b </text:p>
          </table:table-cell>
          <table:table-cell office:value-type="string" calcext:value-type="string">
            <text:p>Sentiment(polarity=-0.06666666666666667, subjectivity=0.5333333333333333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61" calcext:value-type="float">
            <text:p>361</text:p>
          </table:table-cell>
          <table:table-cell office:value-type="string" calcext:value-type="string">
            <text:p>Sat Dec 16 20:31:43 +0000 2017</text:p>
          </table:table-cell>
          <table:table-cell office:value-type="float" office:value="52422" calcext:value-type="float">
            <text:p>52422</text:p>
          </table:table-cell>
          <table:table-cell office:value-type="float" office:value="13064" calcext:value-type="float">
            <text:p>13064</text:p>
          </table:table-cell>
          <table:table-cell office:value-type="string" calcext:value-type="string">
            <text:p>WEEKLY ADDRESS🇺🇸 https://t.co/1sH20Hb33x</text:p>
          </table:table-cell>
          <table:table-cell office:value-type="string" calcext:value-type="string">
            <text:p>WEEKLY ADDRESS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62" calcext:value-type="float">
            <text:p>362</text:p>
          </table:table-cell>
          <table:table-cell office:value-type="string" calcext:value-type="string">
            <text:p>Sat Dec 16 20:05:05 +0000 2017</text:p>
          </table:table-cell>
          <table:table-cell office:value-type="float" office:value="69980" calcext:value-type="float">
            <text:p>69980</text:p>
          </table:table-cell>
          <table:table-cell office:value-type="float" office:value="15243" calcext:value-type="float">
            <text:p>15243</text:p>
          </table:table-cell>
          <table:table-cell office:value-type="string" calcext:value-type="string">
            <text:p>TAX CUTS will increase investment in the American economy and in U.S. workers, leading to higher growth, higher wag… https://t.co/BL5ONhuHIb</text:p>
          </table:table-cell>
          <table:table-cell office:value-type="string" calcext:value-type="string">
            <text:p>TAX CUTS will increase investment in the American economy and in US workers leading to higher growth higher wag </text:p>
          </table:table-cell>
          <table:table-cell office:value-type="string" calcext:value-type="string">
            <text:p>Sentiment(polarity=0.16666666666666666, subjectivity=0.3333333333333333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63" calcext:value-type="float">
            <text:p>363</text:p>
          </table:table-cell>
          <table:table-cell office:value-type="string" calcext:value-type="string">
            <text:p>Sat Dec 16 14:52:03 +0000 2017</text:p>
          </table:table-cell>
          <table:table-cell office:value-type="float" office:value="109953" calcext:value-type="float">
            <text:p>109953</text:p>
          </table:table-cell>
          <table:table-cell office:value-type="float" office:value="22271" calcext:value-type="float">
            <text:p>22271</text:p>
          </table:table-cell>
          <table:table-cell office:value-type="string" calcext:value-type="string">
            <text:p>Congratulations to two great and hardworking guys, Corey Lewandowski and David Bossie, on the success of their just… https://t.co/UdHao5fSzB</text:p>
          </table:table-cell>
          <table:table-cell office:value-type="string" calcext:value-type="string">
            <text:p>Congratulations to two great and hardworking guys Corey Lewandowski and David Bossie on the success of their just </text:p>
          </table:table-cell>
          <table:table-cell office:value-type="string" calcext:value-type="string">
            <text:p>Sentiment(polarity=0.55, subjectivity=0.3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64" calcext:value-type="float">
            <text:p>364</text:p>
          </table:table-cell>
          <table:table-cell office:value-type="string" calcext:value-type="string">
            <text:p>Sat Dec 16 03:12:37 +0000 2017</text:p>
          </table:table-cell>
          <table:table-cell office:value-type="float" office:value="65191" calcext:value-type="float">
            <text:p>65191</text:p>
          </table:table-cell>
          <table:table-cell office:value-type="float" office:value="13837" calcext:value-type="float">
            <text:p>13837</text:p>
          </table:table-cell>
          <table:table-cell office:value-type="string" calcext:value-type="string">
            <text:p>Great job Kevin, we are all proud of you! https://t.co/K6hEEaOxKt</text:p>
          </table:table-cell>
          <table:table-cell office:value-type="string" calcext:value-type="string">
            <text:p>Great job Kevin we are all proud of you </text:p>
          </table:table-cell>
          <table:table-cell office:value-type="string" calcext:value-type="string">
            <text:p>Sentiment(polarity=0.8, subjectivity=0.8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65" calcext:value-type="float">
            <text:p>365</text:p>
          </table:table-cell>
          <table:table-cell office:value-type="string" calcext:value-type="string">
            <text:p>Sat Dec 16 03:09:24 +0000 2017</text:p>
          </table:table-cell>
          <table:table-cell office:value-type="float" office:value="0" calcext:value-type="float">
            <text:p>0</text:p>
          </table:table-cell>
          <table:table-cell office:value-type="float" office:value="6745" calcext:value-type="float">
            <text:p>6745</text:p>
          </table:table-cell>
          <table:table-cell office:value-type="string" calcext:value-type="string">
            <text:p>RT @RepKristiNoem: A lot of tough decisions got us to this point, but we’re closer than we’ve been in 30+ years to a fairer tax code that k…</text:p>
          </table:table-cell>
          <table:table-cell office:value-type="string" calcext:value-type="string">
            <text:p>RT RepKristiNoem A lot of tough decisions got us to this point but were closer than weve been in 30 years to a fairer tax code that k</text:p>
          </table:table-cell>
          <table:table-cell office:value-type="string" calcext:value-type="string">
            <text:p>Sentiment(polarity=-0.3888888888888889, subjectivity=0.8333333333333334)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366" calcext:value-type="float">
            <text:p>366</text:p>
          </table:table-cell>
          <table:table-cell office:value-type="string" calcext:value-type="string">
            <text:p>Sat Dec 16 03:09:06 +0000 2017</text:p>
          </table:table-cell>
          <table:table-cell office:value-type="float" office:value="0" calcext:value-type="float">
            <text:p>0</text:p>
          </table:table-cell>
          <table:table-cell office:value-type="float" office:value="10166" calcext:value-type="float">
            <text:p>10166</text:p>
          </table:table-cell>
          <table:table-cell office:value-type="string" calcext:value-type="string">
            <text:p>RT @SpeakerRyan: For individuals and families, the final Tax Cuts &amp;amp; Jobs Act:</text:p>
            <text:p>✔lowers individual taxes</text:p>
            <text:p>✔nearly doubles the standard deducti…</text:p>
          </table:table-cell>
          <table:table-cell office:value-type="string" calcext:value-type="string">
            <text:p>RT SpeakerRyan For individuals and families the final Tax Cuts amp Jobs Actlowers individual taxesnearly doubles the standard deducti</text:p>
          </table:table-cell>
          <table:table-cell office:value-type="string" calcext:value-type="string">
            <text:p>Sentiment(polarity=0.0, subjectivity=0.4666666666666666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67" calcext:value-type="float">
            <text:p>367</text:p>
          </table:table-cell>
          <table:table-cell office:value-type="string" calcext:value-type="string">
            <text:p>Sat Dec 16 03:08:44 +0000 2017</text:p>
          </table:table-cell>
          <table:table-cell office:value-type="float" office:value="0" calcext:value-type="float">
            <text:p>0</text:p>
          </table:table-cell>
          <table:table-cell office:value-type="float" office:value="15993" calcext:value-type="float">
            <text:p>15993</text:p>
          </table:table-cell>
          <table:table-cell office:value-type="string" calcext:value-type="string">
            <text:p>RT @PressSec: .@POTUS historic tax cuts + doubling of the child tax credit will do infinitely more to empower working moms than liberals' p…</text:p>
          </table:table-cell>
          <table:table-cell office:value-type="string" calcext:value-type="string">
            <text:p>RT PressSec POTUS historic tax cuts <text:s/>doubling of the child tax credit will do infinitely more to empower working moms than liberals p</text:p>
          </table:table-cell>
          <table:table-cell office:value-type="string" calcext:value-type="string">
            <text:p>Sentiment(polarity=0.25, subjectivity=0.2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68" calcext:value-type="float">
            <text:p>368</text:p>
          </table:table-cell>
          <table:table-cell office:value-type="string" calcext:value-type="string">
            <text:p>Sat Dec 16 00:00:11 +0000 2017</text:p>
          </table:table-cell>
          <table:table-cell office:value-type="float" office:value="57369" calcext:value-type="float">
            <text:p>57369</text:p>
          </table:table-cell>
          <table:table-cell office:value-type="float" office:value="12932" calcext:value-type="float">
            <text:p>12932</text:p>
          </table:table-cell>
          <table:table-cell office:value-type="string" calcext:value-type="string">
            <text:p>DOW, S&amp;amp;P 500 and NASDAQ close at record highs! #MAGA https://t.co/hvqwnqSGuG</text:p>
          </table:table-cell>
          <table:table-cell office:value-type="string" calcext:value-type="string">
            <text:p>DOW SampP 500 and NASDAQ close at record highs MAGA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69" calcext:value-type="float">
            <text:p>369</text:p>
          </table:table-cell>
          <table:table-cell office:value-type="string" calcext:value-type="string">
            <text:p>Fri Dec 15 21:58:12 +0000 2017</text:p>
          </table:table-cell>
          <table:table-cell office:value-type="float" office:value="77921" calcext:value-type="float">
            <text:p>77921</text:p>
          </table:table-cell>
          <table:table-cell office:value-type="float" office:value="18281" calcext:value-type="float">
            <text:p>18281</text:p>
          </table:table-cell>
          <table:table-cell office:value-type="string" calcext:value-type="string">
            <text:p>Today, it was my tremendous honor to visit Marine Helicopter Squadron One (HMX-1) at the Marine Corps Air Facility… https://t.co/EUYbJAie51</text:p>
          </table:table-cell>
          <table:table-cell office:value-type="string" calcext:value-type="string">
            <text:p>Today it was my tremendous honor to visit Marine Helicopter Squadron One HMX1 at the Marine Corps Air Facility </text:p>
          </table:table-cell>
          <table:table-cell office:value-type="string" calcext:value-type="string">
            <text:p>Sentiment(polarity=0.3333333333333333, subjectivity=1.0)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370" calcext:value-type="float">
            <text:p>370</text:p>
          </table:table-cell>
          <table:table-cell office:value-type="string" calcext:value-type="string">
            <text:p>Fri Dec 15 19:48:58 +0000 2017</text:p>
          </table:table-cell>
          <table:table-cell office:value-type="float" office:value="72437" calcext:value-type="float">
            <text:p>72437</text:p>
          </table:table-cell>
          <table:table-cell office:value-type="float" office:value="16943" calcext:value-type="float">
            <text:p>16943</text:p>
          </table:table-cell>
          <table:table-cell office:value-type="string" calcext:value-type="string">
            <text:p>You are always there for us – THE MEN AND WOMEN IN BLUE.</text:p>
            <text:p/>
            <text:p>Thank you to our police, thank you to our sheriffs, and t… https://t.co/XGgLASUpMm</text:p>
          </table:table-cell>
          <table:table-cell office:value-type="string" calcext:value-type="string">
            <text:p>You are always there for us <text:s/>THE MEN AND WOMEN IN BLUEThank you to our police thank you to our sheriffs and t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71" calcext:value-type="float">
            <text:p>371</text:p>
          </table:table-cell>
          <table:table-cell office:value-type="string" calcext:value-type="string">
            <text:p>Fri Dec 15 17:35:59 +0000 2017</text:p>
          </table:table-cell>
          <table:table-cell office:value-type="float" office:value="52833" calcext:value-type="float">
            <text:p>52833</text:p>
          </table:table-cell>
          <table:table-cell office:value-type="float" office:value="9938" calcext:value-type="float">
            <text:p>9938</text:p>
          </table:table-cell>
          <table:table-cell office:value-type="string" calcext:value-type="string">
            <text:p>To each member of the graduating class from the National Academy at Quantico, CONGRATULATIONS! https://t.co/bGT8S33ZLU</text:p>
          </table:table-cell>
          <table:table-cell office:value-type="string" calcext:value-type="string">
            <text:p>To each member of the graduating class from the National Academy at Quantico CONGRATULATIONS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72" calcext:value-type="float">
            <text:p>372</text:p>
          </table:table-cell>
          <table:table-cell office:value-type="string" calcext:value-type="string">
            <text:p>Fri Dec 15 13:55:01 +0000 2017</text:p>
          </table:table-cell>
          <table:table-cell office:value-type="float" office:value="69071" calcext:value-type="float">
            <text:p>69071</text:p>
          </table:table-cell>
          <table:table-cell office:value-type="float" office:value="13991" calcext:value-type="float">
            <text:p>13991</text:p>
          </table:table-cell>
          <table:table-cell office:value-type="string" calcext:value-type="string">
            <text:p>It was my honor. THANK YOU! https://t.co/1LvqbRQ1bi</text:p>
          </table:table-cell>
          <table:table-cell office:value-type="string" calcext:value-type="string">
            <text:p>It was my honor THANK YOU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73" calcext:value-type="float">
            <text:p>373</text:p>
          </table:table-cell>
          <table:table-cell office:value-type="string" calcext:value-type="string">
            <text:p>Thu Dec 14 23:26:54 +0000 2017</text:p>
          </table:table-cell>
          <table:table-cell office:value-type="float" office:value="0" calcext:value-type="float">
            <text:p>0</text:p>
          </table:table-cell>
          <table:table-cell office:value-type="float" office:value="10869" calcext:value-type="float">
            <text:p>10869</text:p>
          </table:table-cell>
          <table:table-cell office:value-type="string" calcext:value-type="string">
            <text:p>RT @GOPChairwoman: .@realDonaldTrump is the Paycheck President. Learn how the tax bill will put more money in your pocket &amp;amp; how to contact…</text:p>
          </table:table-cell>
          <table:table-cell office:value-type="string" calcext:value-type="string">
            <text:p>RT GOPChairwoman realDonaldTrump is the Paycheck President Learn how the tax bill will put more money in your pocket amp how to contact</text:p>
          </table:table-cell>
          <table:table-cell office:value-type="string" calcext:value-type="string">
            <text:p>Sentiment(polarity=0.5, subjectivity=0.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74" calcext:value-type="float">
            <text:p>374</text:p>
          </table:table-cell>
          <table:table-cell office:value-type="string" calcext:value-type="string">
            <text:p>Thu Dec 14 21:20:51 +0000 2017</text:p>
          </table:table-cell>
          <table:table-cell office:value-type="float" office:value="38752" calcext:value-type="float">
            <text:p>38752</text:p>
          </table:table-cell>
          <table:table-cell office:value-type="float" office:value="8923" calcext:value-type="float">
            <text:p>8923</text:p>
          </table:table-cell>
          <table:table-cell office:value-type="string" calcext:value-type="string">
            <text:p>“Manufacturing Optimism Rose to Another All-Time High in the Latest @ShopFloorNAM Outlook Survey” https://t.co/LuV4BMp0Xc</text:p>
          </table:table-cell>
          <table:table-cell office:value-type="string" calcext:value-type="string">
            <text:p>Manufacturing Optimism Rose to Another AllTime High in the Latest ShopFloorNAM Outlook Survey </text:p>
          </table:table-cell>
          <table:table-cell office:value-type="string" calcext:value-type="string">
            <text:p>Sentiment(polarity=0.42, subjectivity=0.796666666666666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75" calcext:value-type="float">
            <text:p>375</text:p>
          </table:table-cell>
          <table:table-cell office:value-type="string" calcext:value-type="string">
            <text:p>Thu Dec 14 20:35:13 +0000 2017</text:p>
          </table:table-cell>
          <table:table-cell office:value-type="float" office:value="88430" calcext:value-type="float">
            <text:p>88430</text:p>
          </table:table-cell>
          <table:table-cell office:value-type="float" office:value="25813" calcext:value-type="float">
            <text:p>25813</text:p>
          </table:table-cell>
          <table:table-cell office:value-type="string" calcext:value-type="string">
            <text:p>In 1960, there were approximately 20,000 pages in the Code of Federal Regulations. Today there are over 185,000 pag… https://t.co/rZFkxL4QJM</text:p>
          </table:table-cell>
          <table:table-cell office:value-type="string" calcext:value-type="string">
            <text:p>In 1960 there were approximately 20000 pages in the Code of Federal Regulations Today there are over 185000 pag </text:p>
          </table:table-cell>
          <table:table-cell office:value-type="string" calcext:value-type="string">
            <text:p>Sentiment(polarity=-0.4, subjectivity=0.6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76" calcext:value-type="float">
            <text:p>376</text:p>
          </table:table-cell>
          <table:table-cell office:value-type="string" calcext:value-type="string">
            <text:p>Thu Dec 14 20:27:00 +0000 2017</text:p>
          </table:table-cell>
          <table:table-cell office:value-type="float" office:value="69515" calcext:value-type="float">
            <text:p>69515</text:p>
          </table:table-cell>
          <table:table-cell office:value-type="float" office:value="16775" calcext:value-type="float">
            <text:p>16775</text:p>
          </table:table-cell>
          <table:table-cell office:value-type="string" calcext:value-type="string">
            <text:p>When Americans are free to thrive, innovate, &amp;amp; prosper, there is no challenge too great, no task too large, &amp;amp; no go… https://t.co/FaGl53u1Db</text:p>
          </table:table-cell>
          <table:table-cell office:value-type="string" calcext:value-type="string">
            <text:p>When Americans are free to thrive innovate amp prosper there is no challenge too great no task too large amp no go </text:p>
          </table:table-cell>
          <table:table-cell office:value-type="string" calcext:value-type="string">
            <text:p>Sentiment(polarity=0.4714285714285715, subjectivity=0.659523809523809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77" calcext:value-type="float">
            <text:p>377</text:p>
          </table:table-cell>
          <table:table-cell office:value-type="string" calcext:value-type="string">
            <text:p>Thu Dec 14 20:13:04 +0000 2017</text:p>
          </table:table-cell>
          <table:table-cell office:value-type="float" office:value="57333" calcext:value-type="float">
            <text:p>57333</text:p>
          </table:table-cell>
          <table:table-cell office:value-type="float" office:value="12732" calcext:value-type="float">
            <text:p>12732</text:p>
          </table:table-cell>
          <table:table-cell office:value-type="string" calcext:value-type="string">
            <text:p>Today, we gathered in the Roosevelt Room for one single reason: to CUT THE RED TAPE! For many decades, an ever-grow… https://t.co/Cj9e2IzI81</text:p>
          </table:table-cell>
          <table:table-cell office:value-type="string" calcext:value-type="string">
            <text:p>Today we gathered in the Roosevelt Room for one single reason to CUT THE RED TAPE For many decades an evergrow </text:p>
          </table:table-cell>
          <table:table-cell office:value-type="string" calcext:value-type="string">
            <text:p>Sentiment(polarity=0.14285714285714288, subjectivity=0.2380952380952381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78" calcext:value-type="float">
            <text:p>378</text:p>
          </table:table-cell>
          <table:table-cell office:value-type="string" calcext:value-type="string">
            <text:p>Thu Dec 14 17:05:13 +0000 2017</text:p>
          </table:table-cell>
          <table:table-cell office:value-type="float" office:value="76775" calcext:value-type="float">
            <text:p>76775</text:p>
          </table:table-cell>
          <table:table-cell office:value-type="float" office:value="18220" calcext:value-type="float">
            <text:p>18220</text:p>
          </table:table-cell>
          <table:table-cell office:value-type="string" calcext:value-type="string">
            <text:p>As a candidate, I promised we would pass a massive tax cut for the everyday, working Americans. If you make your vo… https://t.co/NMVG40PWj8</text:p>
          </table:table-cell>
          <table:table-cell office:value-type="string" calcext:value-type="string">
            <text:p>As a candidate I promised we would pass a massive tax cut for the everyday working Americans If you make your vo </text:p>
          </table:table-cell>
          <table:table-cell office:value-type="string" calcext:value-type="string">
            <text:p>Sentiment(polarity=-0.1, subjectivity=0.8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79" calcext:value-type="float">
            <text:p>379</text:p>
          </table:table-cell>
          <table:table-cell office:value-type="string" calcext:value-type="string">
            <text:p>Thu Dec 14 12:59:56 +0000 2017</text:p>
          </table:table-cell>
          <table:table-cell office:value-type="float" office:value="92352" calcext:value-type="float">
            <text:p>92352</text:p>
          </table:table-cell>
          <table:table-cell office:value-type="float" office:value="17100" calcext:value-type="float">
            <text:p>17100</text:p>
          </table:table-cell>
          <table:table-cell office:value-type="string" calcext:value-type="string">
            <text:p>Republican Tax Cuts are looking very good. All are working hard. In the meantime, the Stock Market hit another record high!</text:p>
          </table:table-cell>
          <table:table-cell office:value-type="string" calcext:value-type="string">
            <text:p>Republican Tax Cuts are looking very good All are working hard In the meantime the Stock Market hit another record high</text:p>
          </table:table-cell>
          <table:table-cell office:value-type="string" calcext:value-type="string">
            <text:p>Sentiment(polarity=0.2594444444444444, subjectivity=0.6205555555555556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80" calcext:value-type="float">
            <text:p>380</text:p>
          </table:table-cell>
          <table:table-cell office:value-type="string" calcext:value-type="string">
            <text:p>Wed Dec 13 23:58:18 +0000 2017</text:p>
          </table:table-cell>
          <table:table-cell office:value-type="float" office:value="86000" calcext:value-type="float">
            <text:p>86000</text:p>
          </table:table-cell>
          <table:table-cell office:value-type="float" office:value="13748" calcext:value-type="float">
            <text:p>13748</text:p>
          </table:table-cell>
          <table:table-cell office:value-type="string" calcext:value-type="string">
            <text:p>Thank you Omarosa for your service! I wish you continued success.</text:p>
          </table:table-cell>
          <table:table-cell office:value-type="string" calcext:value-type="string">
            <text:p>Thank you Omarosa for your service I wish you continued success</text:p>
          </table:table-cell>
          <table:table-cell office:value-type="string" calcext:value-type="string">
            <text:p>Sentiment(polarity=0.3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81" calcext:value-type="float">
            <text:p>381</text:p>
          </table:table-cell>
          <table:table-cell office:value-type="string" calcext:value-type="string">
            <text:p>Wed Dec 13 14:45:48 +0000 2017</text:p>
          </table:table-cell>
          <table:table-cell office:value-type="float" office:value="101395" calcext:value-type="float">
            <text:p>101395</text:p>
          </table:table-cell>
          <table:table-cell office:value-type="float" office:value="19821" calcext:value-type="float">
            <text:p>19821</text:p>
          </table:table-cell>
          <table:table-cell office:value-type="string" calcext:value-type="string">
            <text:p>If last night’s election proved anything, it proved that we need to put up GREAT Republican candidates to increase… https://t.co/H4IWrlwWwl</text:p>
          </table:table-cell>
          <table:table-cell office:value-type="string" calcext:value-type="string">
            <text:p>If last nights election proved anything it proved that we need to put up GREAT Republican candidates to increase </text:p>
          </table:table-cell>
          <table:table-cell office:value-type="string" calcext:value-type="string">
            <text:p>Sentiment(polarity=0.4, subjectivity=0.4083333333333333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82" calcext:value-type="float">
            <text:p>382</text:p>
          </table:table-cell>
          <table:table-cell office:value-type="string" calcext:value-type="string">
            <text:p>Wed Dec 13 13:02:52 +0000 2017</text:p>
          </table:table-cell>
          <table:table-cell office:value-type="float" office:value="119268" calcext:value-type="float">
            <text:p>119268</text:p>
          </table:table-cell>
          <table:table-cell office:value-type="float" office:value="28997" calcext:value-type="float">
            <text:p>28997</text:p>
          </table:table-cell>
          <table:table-cell office:value-type="string" calcext:value-type="string">
            <text:p>Wow, more than 90% of Fake News Media coverage of me is negative, with numerous forced retractions of untrue storie… https://t.co/nyZJca6Hnm</text:p>
          </table:table-cell>
          <table:table-cell office:value-type="string" calcext:value-type="string">
            <text:p>Wow more than 90 of Fake News Media coverage of me is negative with numerous forced retractions of untrue storie </text:p>
          </table:table-cell>
          <table:table-cell office:value-type="string" calcext:value-type="string">
            <text:p>Sentiment(polarity=-0.08333333333333333, subjectivity=0.6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83" calcext:value-type="float">
            <text:p>383</text:p>
          </table:table-cell>
          <table:table-cell office:value-type="string" calcext:value-type="string">
            <text:p>Wed Dec 13 11:22:04 +0000 2017</text:p>
          </table:table-cell>
          <table:table-cell office:value-type="float" office:value="75207" calcext:value-type="float">
            <text:p>75207</text:p>
          </table:table-cell>
          <table:table-cell office:value-type="float" office:value="14986" calcext:value-type="float">
            <text:p>14986</text:p>
          </table:table-cell>
          <table:table-cell office:value-type="string" calcext:value-type="string">
            <text:p>The reason I originally endorsed Luther Strange (and his numbers went up mightily), is that I said Roy Moore will n… https://t.co/DcgJPmLTXy</text:p>
          </table:table-cell>
          <table:table-cell office:value-type="string" calcext:value-type="string">
            <text:p>The reason I originally endorsed Luther Strange and his numbers went up mightily is that I said Roy Moore will n </text:p>
          </table:table-cell>
          <table:table-cell office:value-type="string" calcext:value-type="string">
            <text:p>Sentiment(polarity=0.2416666666666667, subjectivity=0.6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84" calcext:value-type="float">
            <text:p>384</text:p>
          </table:table-cell>
          <table:table-cell office:value-type="string" calcext:value-type="string">
            <text:p>Wed Dec 13 04:08:41 +0000 2017</text:p>
          </table:table-cell>
          <table:table-cell office:value-type="float" office:value="122117" calcext:value-type="float">
            <text:p>122117</text:p>
          </table:table-cell>
          <table:table-cell office:value-type="float" office:value="24453" calcext:value-type="float">
            <text:p>24453</text:p>
          </table:table-cell>
          <table:table-cell office:value-type="string" calcext:value-type="string">
            <text:p>Congratulations to Doug Jones on a hard fought victory. The write-in votes played a very big factor, but a win is a… https://t.co/QLFQ88UaLM</text:p>
          </table:table-cell>
          <table:table-cell office:value-type="string" calcext:value-type="string">
            <text:p>Congratulations to Doug Jones on a hard fought victory The writein votes played a very big factor but a win is a </text:p>
          </table:table-cell>
          <table:table-cell office:value-type="string" calcext:value-type="string">
            <text:p>Sentiment(polarity=0.16944444444444443, subjectivity=0.3572222222222223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85" calcext:value-type="float">
            <text:p>385</text:p>
          </table:table-cell>
          <table:table-cell office:value-type="string" calcext:value-type="string">
            <text:p>Tue Dec 12 22:13:12 +0000 2017</text:p>
          </table:table-cell>
          <table:table-cell office:value-type="float" office:value="76498" calcext:value-type="float">
            <text:p>76498</text:p>
          </table:table-cell>
          <table:table-cell office:value-type="float" office:value="17160" calcext:value-type="float">
            <text:p>17160</text:p>
          </table:table-cell>
          <table:table-cell office:value-type="string" calcext:value-type="string">
            <text:p>Wishing all of those celebrating #Hanukkah around the world a happy and healthy eight nights in the company of thos… https://t.co/ZTNEFIV6cB</text:p>
          </table:table-cell>
          <table:table-cell office:value-type="string" calcext:value-type="string">
            <text:p>Wishing all of those celebrating Hanukkah around the world a happy and healthy eight nights in the company of thos </text:p>
          </table:table-cell>
          <table:table-cell office:value-type="string" calcext:value-type="string">
            <text:p>Sentiment(polarity=0.65, subjectivity=0.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86" calcext:value-type="float">
            <text:p>386</text:p>
          </table:table-cell>
          <table:table-cell office:value-type="string" calcext:value-type="string">
            <text:p>Tue Dec 12 14:23:55 +0000 2017</text:p>
          </table:table-cell>
          <table:table-cell office:value-type="float" office:value="91667" calcext:value-type="float">
            <text:p>91667</text:p>
          </table:table-cell>
          <table:table-cell office:value-type="float" office:value="19903" calcext:value-type="float">
            <text:p>19903</text:p>
          </table:table-cell>
          <table:table-cell office:value-type="string" calcext:value-type="string">
            <text:p>Consumer Confidence is at an All-Time High, along with a Record High Stock Market. Unemployment is at a 17 year low… https://t.co/zeDQbntlYG</text:p>
          </table:table-cell>
          <table:table-cell office:value-type="string" calcext:value-type="string">
            <text:p>Consumer Confidence is at an AllTime High along with a Record High Stock Market Unemployment is at a 17 year low </text:p>
          </table:table-cell>
          <table:table-cell office:value-type="string" calcext:value-type="string">
            <text:p>Sentiment(polarity=0.10666666666666667, subjectivity=0.45999999999999996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87" calcext:value-type="float">
            <text:p>387</text:p>
          </table:table-cell>
          <table:table-cell office:value-type="string" calcext:value-type="string">
            <text:p>Tue Dec 12 14:09:26 +0000 2017</text:p>
          </table:table-cell>
          <table:table-cell office:value-type="float" office:value="80770" calcext:value-type="float">
            <text:p>80770</text:p>
          </table:table-cell>
          <table:table-cell office:value-type="float" office:value="21218" calcext:value-type="float">
            <text:p>21218</text:p>
          </table:table-cell>
          <table:table-cell office:value-type="string" calcext:value-type="string">
            <text:p>The people of Alabama will do the right thing. Doug Jones is Pro-Abortion, weak on Crime, Military and Illegal Immi… https://t.co/yv1IbXRYEj</text:p>
          </table:table-cell>
          <table:table-cell office:value-type="string" calcext:value-type="string">
            <text:p>The people of Alabama will do the right thing Doug Jones is ProAbortion weak on Crime Military and Illegal Immi </text:p>
          </table:table-cell>
          <table:table-cell office:value-type="string" calcext:value-type="string">
            <text:p>Sentiment(polarity=-0.17232142857142857, subjectivity=0.4401785714285714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88" calcext:value-type="float">
            <text:p>388</text:p>
          </table:table-cell>
          <table:table-cell office:value-type="string" calcext:value-type="string">
            <text:p>Tue Dec 12 13:03:35 +0000 2017</text:p>
          </table:table-cell>
          <table:table-cell office:value-type="float" office:value="88123" calcext:value-type="float">
            <text:p>88123</text:p>
          </table:table-cell>
          <table:table-cell office:value-type="float" office:value="22927" calcext:value-type="float">
            <text:p>22927</text:p>
          </table:table-cell>
          <table:table-cell office:value-type="string" calcext:value-type="string">
            <text:p>Lightweight Senator Kirsten Gillibrand, a total flunky for Chuck Schumer and someone who would come to my office “b… https://t.co/L8fAyMgZ8M</text:p>
          </table:table-cell>
          <table:table-cell office:value-type="string" calcext:value-type="string">
            <text:p>Lightweight Senator Kirsten Gillibrand a total flunky for Chuck Schumer and someone who would come to my office b </text:p>
          </table:table-cell>
          <table:table-cell office:value-type="string" calcext:value-type="string">
            <text:p>Sentiment(polarity=0.0, subjectivity=0.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89" calcext:value-type="float">
            <text:p>389</text:p>
          </table:table-cell>
          <table:table-cell office:value-type="string" calcext:value-type="string">
            <text:p>Tue Dec 12 12:10:58 +0000 2017</text:p>
          </table:table-cell>
          <table:table-cell office:value-type="float" office:value="146778" calcext:value-type="float">
            <text:p>146778</text:p>
          </table:table-cell>
          <table:table-cell office:value-type="float" office:value="37573" calcext:value-type="float">
            <text:p>37573</text:p>
          </table:table-cell>
          <table:table-cell office:value-type="string" calcext:value-type="string">
            <text:p>Despite thousands of hours wasted and many millions of dollars spent, the Democrats have been unable to show any co… https://t.co/7KG6xKANGL</text:p>
          </table:table-cell>
          <table:table-cell office:value-type="string" calcext:value-type="string">
            <text:p>Despite thousands of hours wasted and many millions of dollars spent the Democrats have been unable to show any co </text:p>
          </table:table-cell>
          <table:table-cell office:value-type="string" calcext:value-type="string">
            <text:p>Sentiment(polarity=-0.07500000000000001, subjectivity=0.2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90" calcext:value-type="float">
            <text:p>390</text:p>
          </table:table-cell>
          <table:table-cell office:value-type="string" calcext:value-type="string">
            <text:p>Mon Dec 11 14:17:18 +0000 2017</text:p>
          </table:table-cell>
          <table:table-cell office:value-type="float" office:value="137537" calcext:value-type="float">
            <text:p>137537</text:p>
          </table:table-cell>
          <table:table-cell office:value-type="float" office:value="33390" calcext:value-type="float">
            <text:p>33390</text:p>
          </table:table-cell>
          <table:table-cell office:value-type="string" calcext:value-type="string">
            <text:p>Another false story, this time in the Failing @nytimes, that I watch 4-8 hours of television a day - Wrong! <text:s/>Also,… https://t.co/DMSmsmDUkF</text:p>
          </table:table-cell>
          <table:table-cell office:value-type="string" calcext:value-type="string">
            <text:p>Another false story this time in the Failing nytimes that I watch 48 hours of television a day <text:s/>Wrong <text:s/>Also </text:p>
          </table:table-cell>
          <table:table-cell office:value-type="string" calcext:value-type="string">
            <text:p>Sentiment(polarity=-0.45000000000000007, subjectivity=0.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91" calcext:value-type="float">
            <text:p>391</text:p>
          </table:table-cell>
          <table:table-cell office:value-type="string" calcext:value-type="string">
            <text:p>Sun Dec 10 21:18:40 +0000 2017</text:p>
          </table:table-cell>
          <table:table-cell office:value-type="float" office:value="119223" calcext:value-type="float">
            <text:p>119223</text:p>
          </table:table-cell>
          <table:table-cell office:value-type="float" office:value="30356" calcext:value-type="float">
            <text:p>30356</text:p>
          </table:table-cell>
          <table:table-cell office:value-type="string" calcext:value-type="string">
            <text:p>Very little discussion of all the purposely false and defamatory stories put out this week by the Fake News Media.… https://t.co/R8tTxg9AvK</text:p>
          </table:table-cell>
          <table:table-cell office:value-type="string" calcext:value-type="string">
            <text:p>Very little discussion of all the purposely false and defamatory stories put out this week by the Fake News Media </text:p>
          </table:table-cell>
          <table:table-cell office:value-type="string" calcext:value-type="string">
            <text:p>Sentiment(polarity=-0.38125000000000003, subjectivity=0.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92" calcext:value-type="float">
            <text:p>392</text:p>
          </table:table-cell>
          <table:table-cell office:value-type="string" calcext:value-type="string">
            <text:p>Sun Dec 10 13:35:28 +0000 2017</text:p>
          </table:table-cell>
          <table:table-cell office:value-type="float" office:value="95315" calcext:value-type="float">
            <text:p>95315</text:p>
          </table:table-cell>
          <table:table-cell office:value-type="float" office:value="18058" calcext:value-type="float">
            <text:p>18058</text:p>
          </table:table-cell>
          <table:table-cell office:value-type="string" calcext:value-type="string">
            <text:p>Getting closer and closer on the Tax Cut Bill. Shaping up even better than projected. House and Senate working very… https://t.co/fKLVfqSmsK</text:p>
          </table:table-cell>
          <table:table-cell office:value-type="string" calcext:value-type="string">
            <text:p>Getting closer and closer on the Tax Cut Bill Shaping up even better than projected House and Senate working very </text:p>
          </table:table-cell>
          <table:table-cell office:value-type="string" calcext:value-type="string">
            <text:p>Sentiment(polarity=0.35, subjectivity=0.4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93" calcext:value-type="float">
            <text:p>393</text:p>
          </table:table-cell>
          <table:table-cell office:value-type="string" calcext:value-type="string">
            <text:p>Sun Dec 10 13:30:44 +0000 2017</text:p>
          </table:table-cell>
          <table:table-cell office:value-type="float" office:value="126651" calcext:value-type="float">
            <text:p>126651</text:p>
          </table:table-cell>
          <table:table-cell office:value-type="float" office:value="28519" calcext:value-type="float">
            <text:p>28519</text:p>
          </table:table-cell>
          <table:table-cell office:value-type="string" calcext:value-type="string">
            <text:p>Things are going really well for our economy, a subject the Fake News spends as little time as possible discussing!… https://t.co/hZfaovKX9L</text:p>
          </table:table-cell>
          <table:table-cell office:value-type="string" calcext:value-type="string">
            <text:p>Things are going really well for our economy a subject the Fake News spends as little time as possible discussing </text:p>
          </table:table-cell>
          <table:table-cell office:value-type="string" calcext:value-type="string">
            <text:p>Sentiment(polarity=-0.13083333333333333, subjectivity=0.6066666666666667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94" calcext:value-type="float">
            <text:p>394</text:p>
          </table:table-cell>
          <table:table-cell office:value-type="string" calcext:value-type="string">
            <text:p>Sun Dec 10 02:17:25 +0000 2017</text:p>
          </table:table-cell>
          <table:table-cell office:value-type="float" office:value="124945" calcext:value-type="float">
            <text:p>124945</text:p>
          </table:table-cell>
          <table:table-cell office:value-type="float" office:value="35270" calcext:value-type="float">
            <text:p>35270</text:p>
          </table:table-cell>
          <table:table-cell office:value-type="string" calcext:value-type="string">
            <text:p>No American should be separated from their loved ones because of preventable crime committed by those illegally in… https://t.co/leuQTYO8zk</text:p>
          </table:table-cell>
          <table:table-cell office:value-type="string" calcext:value-type="string">
            <text:p>No American should be separated from their loved ones because of preventable crime committed by those illegally in </text:p>
          </table:table-cell>
          <table:table-cell office:value-type="string" calcext:value-type="string">
            <text:p>Sentiment(polarity=0.06666666666666665, subjectivity=0.4333333333333333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95" calcext:value-type="float">
            <text:p>395</text:p>
          </table:table-cell>
          <table:table-cell office:value-type="string" calcext:value-type="string">
            <text:p>Sat Dec 09 23:47:55 +0000 2017</text:p>
          </table:table-cell>
          <table:table-cell office:value-type="float" office:value="93387" calcext:value-type="float">
            <text:p>93387</text:p>
          </table:table-cell>
          <table:table-cell office:value-type="float" office:value="15180" calcext:value-type="float">
            <text:p>15180</text:p>
          </table:table-cell>
          <table:table-cell office:value-type="string" calcext:value-type="string">
            <text:p>Great Army - Navy Game. Army wins 14 to 13 and brings home the COMMANDER-IN-CHIEF’S TROPHY! Congratulations!</text:p>
          </table:table-cell>
          <table:table-cell office:value-type="string" calcext:value-type="string">
            <text:p>Great Army <text:s/>Navy Game Army wins 14 to 13 and brings home the COMMANDERINCHIEFS TROPHY Congratulations</text:p>
          </table:table-cell>
          <table:table-cell office:value-type="string" calcext:value-type="string">
            <text:p>Sentiment(polarity=0.2333333333333333, subjectivity=0.44999999999999996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96" calcext:value-type="float">
            <text:p>396</text:p>
          </table:table-cell>
          <table:table-cell office:value-type="string" calcext:value-type="string">
            <text:p>Sat Dec 09 23:14:34 +0000 2017</text:p>
          </table:table-cell>
          <table:table-cell office:value-type="float" office:value="89294" calcext:value-type="float">
            <text:p>89294</text:p>
          </table:table-cell>
          <table:table-cell office:value-type="float" office:value="23838" calcext:value-type="float">
            <text:p>23838</text:p>
          </table:table-cell>
          <table:table-cell office:value-type="string" calcext:value-type="string">
            <text:p>.@daveweigel of the Washington Post just admitted that his picture was a FAKE (fraud?) showing an almost empty aren… https://t.co/wERMFP0Wcp</text:p>
          </table:table-cell>
          <table:table-cell office:value-type="string" calcext:value-type="string">
            <text:p>daveweigel of the Washington Post just admitted that his picture was a FAKE fraud showing an almost empty aren </text:p>
          </table:table-cell>
          <table:table-cell office:value-type="string" calcext:value-type="string">
            <text:p>Sentiment(polarity=-0.3, subjectivity=0.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97" calcext:value-type="float">
            <text:p>397</text:p>
          </table:table-cell>
          <table:table-cell office:value-type="string" calcext:value-type="string">
            <text:p>Sat Dec 09 22:01:44 +0000 2017</text:p>
          </table:table-cell>
          <table:table-cell office:value-type="float" office:value="77399" calcext:value-type="float">
            <text:p>77399</text:p>
          </table:table-cell>
          <table:table-cell office:value-type="float" office:value="24361" calcext:value-type="float">
            <text:p>24361</text:p>
          </table:table-cell>
          <table:table-cell office:value-type="string" calcext:value-type="string">
            <text:p>.@DaveWeigel @WashingtonPost put out a phony photo of an empty arena hours before I arrived @ the venue, w/ thousan… https://t.co/3sbs38FyaF</text:p>
          </table:table-cell>
          <table:table-cell office:value-type="string" calcext:value-type="string">
            <text:p>DaveWeigel WashingtonPost put out a phony photo of an empty arena hours before I arrived <text:s/>the venue w thousan </text:p>
          </table:table-cell>
          <table:table-cell office:value-type="string" calcext:value-type="string">
            <text:p>Sentiment(polarity=-0.1, subjectivity=0.5)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398" calcext:value-type="float">
            <text:p>398</text:p>
          </table:table-cell>
          <table:table-cell office:value-type="string" calcext:value-type="string">
            <text:p>Sat Dec 09 18:37:31 +0000 2017</text:p>
          </table:table-cell>
          <table:table-cell office:value-type="float" office:value="53421" calcext:value-type="float">
            <text:p>53421</text:p>
          </table:table-cell>
          <table:table-cell office:value-type="float" office:value="10835" calcext:value-type="float">
            <text:p>10835</text:p>
          </table:table-cell>
          <table:table-cell office:value-type="string" calcext:value-type="string">
            <text:p>Have a great game today, @USArmy and @USNavy - I will be watching. </text:p>
            <text:p/>
            <text:p>We love our U.S. Military. On behalf of an ent… https://t.co/zUH67y7RCl</text:p>
          </table:table-cell>
          <table:table-cell office:value-type="string" calcext:value-type="string">
            <text:p>Have a great game today USArmy and USNavy <text:s/>I will be watching We love our US Military On behalf of an ent </text:p>
          </table:table-cell>
          <table:table-cell office:value-type="string" calcext:value-type="string">
            <text:p>Sentiment(polarity=0.2, subjectivity=0.462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Sat Dec 09 18:19:31 +0000 2017</text:p>
          </table:table-cell>
          <table:table-cell office:value-type="float" office:value="65768" calcext:value-type="float">
            <text:p>65768</text:p>
          </table:table-cell>
          <table:table-cell office:value-type="float" office:value="14671" calcext:value-type="float">
            <text:p>14671</text:p>
          </table:table-cell>
          <table:table-cell office:value-type="string" calcext:value-type="string">
            <text:p>It was my great honor to celebrate the opening of two extraordinary museums-the Mississippi State History Museum &amp;amp;… https://t.co/IN7JWc6lmT</text:p>
          </table:table-cell>
          <table:table-cell office:value-type="string" calcext:value-type="string">
            <text:p>It was my great honor to celebrate the opening of two extraordinary museumsthe Mississippi State History Museum amp </text:p>
          </table:table-cell>
          <table:table-cell office:value-type="string" calcext:value-type="string">
            <text:p>Sentiment(polarity=0.5666666666666667, subjectivity=0.8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office:value-type="string" calcext:value-type="string">
            <text:p>Sat Dec 09 15:45:47 +0000 2017</text:p>
          </table:table-cell>
          <table:table-cell office:value-type="float" office:value="59467" calcext:value-type="float">
            <text:p>59467</text:p>
          </table:table-cell>
          <table:table-cell office:value-type="float" office:value="10530" calcext:value-type="float">
            <text:p>10530</text:p>
          </table:table-cell>
          <table:table-cell office:value-type="string" calcext:value-type="string">
            <text:p>Heading to the great state of Mississippi at the invitation of their popular and respected Governor, @PhilBryantMS.… https://t.co/GcwoRmwaHp</text:p>
          </table:table-cell>
          <table:table-cell office:value-type="string" calcext:value-type="string">
            <text:p>Heading to the great state of Mississippi at the invitation of their popular and respected Governor PhilBryantMS </text:p>
          </table:table-cell>
          <table:table-cell office:value-type="string" calcext:value-type="string">
            <text:p>Sentiment(polarity=0.7, subjectivity=0.82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01" calcext:value-type="float">
            <text:p>401</text:p>
          </table:table-cell>
          <table:table-cell office:value-type="string" calcext:value-type="string">
            <text:p>Sat Dec 09 13:21:24 +0000 2017</text:p>
          </table:table-cell>
          <table:table-cell office:value-type="float" office:value="146986" calcext:value-type="float">
            <text:p>146986</text:p>
          </table:table-cell>
          <table:table-cell office:value-type="float" office:value="36939" calcext:value-type="float">
            <text:p>36939</text:p>
          </table:table-cell>
          <table:table-cell office:value-type="string" calcext:value-type="string">
            <text:p>CNN’S slogan is CNN, THE MOST TRUSTED NAME IN NEWS. Everyone knows this is not true, that this could, in fact, be a… https://t.co/FoPRXAVjsh</text:p>
          </table:table-cell>
          <table:table-cell office:value-type="string" calcext:value-type="string">
            <text:p>CNNS slogan is CNN THE MOST TRUSTED NAME IN NEWS Everyone knows this is not true that this could in fact be a </text:p>
          </table:table-cell>
          <table:table-cell office:value-type="string" calcext:value-type="string">
            <text:p>Sentiment(polarity=0.1625, subjectivity=0.5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02" calcext:value-type="float">
            <text:p>402</text:p>
          </table:table-cell>
          <table:table-cell office:value-type="string" calcext:value-type="string">
            <text:p>Sat Dec 09 13:02:23 +0000 2017</text:p>
          </table:table-cell>
          <table:table-cell office:value-type="float" office:value="92146" calcext:value-type="float">
            <text:p>92146</text:p>
          </table:table-cell>
          <table:table-cell office:value-type="float" office:value="23524" calcext:value-type="float">
            <text:p>23524</text:p>
          </table:table-cell>
          <table:table-cell office:value-type="string" calcext:value-type="string">
            <text:p>Fake News CNN made a vicious and purposeful mistake yesterday. They were caught red handed, just like lonely Brian… https://t.co/8OH18LzYbT</text:p>
          </table:table-cell>
          <table:table-cell office:value-type="string" calcext:value-type="string">
            <text:p>Fake News CNN made a vicious and purposeful mistake yesterday They were caught red handed just like lonely Brian </text:p>
          </table:table-cell>
          <table:table-cell office:value-type="string" calcext:value-type="string">
            <text:p>Sentiment(polarity=-0.4, subjectivity=0.6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03" calcext:value-type="float">
            <text:p>403</text:p>
          </table:table-cell>
          <table:table-cell office:value-type="string" calcext:value-type="string">
            <text:p>Sat Dec 09 12:52:18 +0000 2017</text:p>
          </table:table-cell>
          <table:table-cell office:value-type="float" office:value="60064" calcext:value-type="float">
            <text:p>60064</text:p>
          </table:table-cell>
          <table:table-cell office:value-type="float" office:value="13729" calcext:value-type="float">
            <text:p>13729</text:p>
          </table:table-cell>
          <table:table-cell office:value-type="string" calcext:value-type="string">
            <text:p>A big contingent of very enthusiastic Roy Moore fans at the rally last night. We can’t have a Pelosi/Schumer Libera… https://t.co/XHOCKzdEh6</text:p>
          </table:table-cell>
          <table:table-cell office:value-type="string" calcext:value-type="string">
            <text:p>A big contingent of very enthusiastic Roy Moore fans at the rally last night We cant have a PelosiSchumer Libera </text:p>
          </table:table-cell>
          <table:table-cell office:value-type="string" calcext:value-type="string">
            <text:p>Sentiment(polarity=0.17, subjectivity=0.4416666666666666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04" calcext:value-type="float">
            <text:p>404</text:p>
          </table:table-cell>
          <table:table-cell office:value-type="string" calcext:value-type="string">
            <text:p>Sat Dec 09 12:41:39 +0000 2017</text:p>
          </table:table-cell>
          <table:table-cell office:value-type="float" office:value="74369" calcext:value-type="float">
            <text:p>74369</text:p>
          </table:table-cell>
          <table:table-cell office:value-type="float" office:value="13938" calcext:value-type="float">
            <text:p>13938</text:p>
          </table:table-cell>
          <table:table-cell office:value-type="string" calcext:value-type="string">
            <text:p>GREAT EVENING last night in Pensacola, Florida. Arena was packed to the rafters, the crowd was loud, loving and rea… https://t.co/I0mrbhZT3g</text:p>
          </table:table-cell>
          <table:table-cell office:value-type="string" calcext:value-type="string">
            <text:p>GREAT EVENING last night in Pensacola Florida Arena was packed to the rafters the crowd was loud loving and rea </text:p>
          </table:table-cell>
          <table:table-cell office:value-type="string" calcext:value-type="string">
            <text:p>Sentiment(polarity=0.375, subjectivity=0.6416666666666666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05" calcext:value-type="float">
            <text:p>405</text:p>
          </table:table-cell>
          <table:table-cell office:value-type="string" calcext:value-type="string">
            <text:p>Sat Dec 09 06:06:03 +0000 2017</text:p>
          </table:table-cell>
          <table:table-cell office:value-type="float" office:value="69849" calcext:value-type="float">
            <text:p>69849</text:p>
          </table:table-cell>
          <table:table-cell office:value-type="float" office:value="16889" calcext:value-type="float">
            <text:p>16889</text:p>
          </table:table-cell>
          <table:table-cell office:value-type="string" calcext:value-type="string">
            <text:p>We believe that every American should stand for the National Anthem, and we proudly pledge allegiance to one NATION… https://t.co/4GQmdSmiRk</text:p>
          </table:table-cell>
          <table:table-cell office:value-type="string" calcext:value-type="string">
            <text:p>We believe that every American should stand for the National Anthem and we proudly pledge allegiance to one NATION </text:p>
          </table:table-cell>
          <table:table-cell office:value-type="string" calcext:value-type="string">
            <text:p>Sentiment(polarity=0.4, subjectivity=0.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06" calcext:value-type="float">
            <text:p>406</text:p>
          </table:table-cell>
          <table:table-cell office:value-type="string" calcext:value-type="string">
            <text:p>Sat Dec 09 04:46:05 +0000 2017</text:p>
          </table:table-cell>
          <table:table-cell office:value-type="float" office:value="78314" calcext:value-type="float">
            <text:p>78314</text:p>
          </table:table-cell>
          <table:table-cell office:value-type="float" office:value="21243" calcext:value-type="float">
            <text:p>21243</text:p>
          </table:table-cell>
          <table:table-cell office:value-type="string" calcext:value-type="string">
            <text:p>This is your land, this is your home, and it's your voice that matters the most. So speak up, be heard, and fight,… https://t.co/u09Brwnow3</text:p>
          </table:table-cell>
          <table:table-cell office:value-type="string" calcext:value-type="string">
            <text:p>This is your land this is your home and its your voice that matters the most So speak up be heard and fight </text:p>
          </table:table-cell>
          <table:table-cell office:value-type="string" calcext:value-type="string">
            <text:p>Sentiment(polarity=0.5, subjectivity=0.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07" calcext:value-type="float">
            <text:p>407</text:p>
          </table:table-cell>
          <table:table-cell office:value-type="string" calcext:value-type="string">
            <text:p>Sat Dec 09 01:04:16 +0000 2017</text:p>
          </table:table-cell>
          <table:table-cell office:value-type="float" office:value="40880" calcext:value-type="float">
            <text:p>40880</text:p>
          </table:table-cell>
          <table:table-cell office:value-type="float" office:value="7029" calcext:value-type="float">
            <text:p>7029</text:p>
          </table:table-cell>
          <table:table-cell office:value-type="string" calcext:value-type="string">
            <text:p>Just arrived at the Pensacola Bay Center. Join me LIVE on @FoxNews in 10 minutes! #MAGA https://t.co/RQFqOkcpNV</text:p>
          </table:table-cell>
          <table:table-cell office:value-type="string" calcext:value-type="string">
            <text:p>Just arrived at the Pensacola Bay Center Join me LIVE on FoxNews in 10 minutes MAGA </text:p>
          </table:table-cell>
          <table:table-cell office:value-type="string" calcext:value-type="string">
            <text:p>Sentiment(polarity=0.018181818181818174, subjectivity=0.3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08" calcext:value-type="float">
            <text:p>408</text:p>
          </table:table-cell>
          <table:table-cell office:value-type="string" calcext:value-type="string">
            <text:p>Fri Dec 08 23:25:06 +0000 2017</text:p>
          </table:table-cell>
          <table:table-cell office:value-type="float" office:value="49825" calcext:value-type="float">
            <text:p>49825</text:p>
          </table:table-cell>
          <table:table-cell office:value-type="float" office:value="8033" calcext:value-type="float">
            <text:p>8033</text:p>
          </table:table-cell>
          <table:table-cell office:value-type="string" calcext:value-type="string">
            <text:p>On my way to Pensacola, Florida. See everyone soon! #MAGA https://t.co/ijwxVSYQ52</text:p>
          </table:table-cell>
          <table:table-cell office:value-type="string" calcext:value-type="string">
            <text:p>On my way to Pensacola Florida See everyone soon MAGA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09" calcext:value-type="float">
            <text:p>409</text:p>
          </table:table-cell>
          <table:table-cell office:value-type="string" calcext:value-type="string">
            <text:p>Fri Dec 08 19:02:27 +0000 2017</text:p>
          </table:table-cell>
          <table:table-cell office:value-type="float" office:value="65374" calcext:value-type="float">
            <text:p>65374</text:p>
          </table:table-cell>
          <table:table-cell office:value-type="float" office:value="17905" calcext:value-type="float">
            <text:p>17905</text:p>
          </table:table-cell>
          <table:table-cell office:value-type="string" calcext:value-type="string">
            <text:p>“The unemployment rate remains at a 17-year low of 4.1%. The unemployment rate in manufacturing dropped to 2.6%, th… https://t.co/ujuFLRG8lc</text:p>
          </table:table-cell>
          <table:table-cell office:value-type="string" calcext:value-type="string">
            <text:p>The unemployment rate remains at a 17year low of 41 The unemployment rate in manufacturing dropped to 26 th </text:p>
          </table:table-cell>
          <table:table-cell office:value-type="string" calcext:value-type="string">
            <text:p>Sentiment(polarity=0.0, subjectivity=0.3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10" calcext:value-type="float">
            <text:p>410</text:p>
          </table:table-cell>
          <table:table-cell office:value-type="string" calcext:value-type="string">
            <text:p>Fri Dec 08 17:46:21 +0000 2017</text:p>
          </table:table-cell>
          <table:table-cell office:value-type="float" office:value="67359" calcext:value-type="float">
            <text:p>67359</text:p>
          </table:table-cell>
          <table:table-cell office:value-type="float" office:value="14844" calcext:value-type="float">
            <text:p>14844</text:p>
          </table:table-cell>
          <table:table-cell office:value-type="string" calcext:value-type="string">
            <text:p>MAKE AMERICA GREAT AGAIN! https://t.co/64a93S07s7</text:p>
          </table:table-cell>
          <table:table-cell office:value-type="string" calcext:value-type="string">
            <text:p>MAKE AMERICA GREAT AGAIN </text:p>
          </table:table-cell>
          <table:table-cell office:value-type="string" calcext:value-type="string">
            <text:p>Sentiment(polarity=0.8, subjectivity=0.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11" calcext:value-type="float">
            <text:p>411</text:p>
          </table:table-cell>
          <table:table-cell office:value-type="string" calcext:value-type="string">
            <text:p>Fri Dec 08 15:18:27 +0000 2017</text:p>
          </table:table-cell>
          <table:table-cell office:value-type="float" office:value="98475" calcext:value-type="float">
            <text:p>98475</text:p>
          </table:table-cell>
          <table:table-cell office:value-type="float" office:value="22706" calcext:value-type="float">
            <text:p>22706</text:p>
          </table:table-cell>
          <table:table-cell office:value-type="string" calcext:value-type="string">
            <text:p>Fines and penalties against Wells Fargo Bank for their bad acts against their customers and others will not be drop… https://t.co/Eg8RsLwJfA</text:p>
          </table:table-cell>
          <table:table-cell office:value-type="string" calcext:value-type="string">
            <text:p>Fines and penalties against Wells Fargo Bank for their bad acts against their customers and others will not be drop </text:p>
          </table:table-cell>
          <table:table-cell office:value-type="string" calcext:value-type="string">
            <text:p>Sentiment(polarity=-0.6999999999999998, subjectivity=0.6666666666666666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12" calcext:value-type="float">
            <text:p>412</text:p>
          </table:table-cell>
          <table:table-cell office:value-type="string" calcext:value-type="string">
            <text:p>Fri Dec 08 15:06:55 +0000 2017</text:p>
          </table:table-cell>
          <table:table-cell office:value-type="float" office:value="75275" calcext:value-type="float">
            <text:p>75275</text:p>
          </table:table-cell>
          <table:table-cell office:value-type="float" office:value="19447" calcext:value-type="float">
            <text:p>19447</text:p>
          </table:table-cell>
          <table:table-cell office:value-type="string" calcext:value-type="string">
            <text:p>LAST thing the Make America Great Again Agenda needs is a Liberal Democrat in Senate where we have so little margin… https://t.co/HaMncvh3Nc</text:p>
          </table:table-cell>
          <table:table-cell office:value-type="string" calcext:value-type="string">
            <text:p>LAST thing the Make America Great Again Agenda needs is a Liberal Democrat in Senate where we have so little margin </text:p>
          </table:table-cell>
          <table:table-cell office:value-type="string" calcext:value-type="string">
            <text:p>Sentiment(polarity=0.2041666666666667, subjectivity=0.4388888888888889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13" calcext:value-type="float">
            <text:p>413</text:p>
          </table:table-cell>
          <table:table-cell office:value-type="string" calcext:value-type="string">
            <text:p>Fri Dec 08 13:11:43 +0000 2017</text:p>
          </table:table-cell>
          <table:table-cell office:value-type="float" office:value="79718" calcext:value-type="float">
            <text:p>79718</text:p>
          </table:table-cell>
          <table:table-cell office:value-type="float" office:value="15538" calcext:value-type="float">
            <text:p>15538</text:p>
          </table:table-cell>
          <table:table-cell office:value-type="string" calcext:value-type="string">
            <text:p>Big crowd expected today in Pensacola, Florida, for a Make America Great Again speech. We have done so much in so s… https://t.co/m4BiON3oo8</text:p>
          </table:table-cell>
          <table:table-cell office:value-type="string" calcext:value-type="string">
            <text:p>Big crowd expected today in Pensacola Florida for a Make America Great Again speech We have done so much in so s </text:p>
          </table:table-cell>
          <table:table-cell office:value-type="string" calcext:value-type="string">
            <text:p>Sentiment(polarity=0.22500000000000003, subjectivity=0.362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14" calcext:value-type="float">
            <text:p>414</text:p>
          </table:table-cell>
          <table:table-cell office:value-type="string" calcext:value-type="string">
            <text:p>Fri Dec 08 05:41:08 +0000 2017</text:p>
          </table:table-cell>
          <table:table-cell office:value-type="float" office:value="153286" calcext:value-type="float">
            <text:p>153286</text:p>
          </table:table-cell>
          <table:table-cell office:value-type="float" office:value="55378" calcext:value-type="float">
            <text:p>55378</text:p>
          </table:table-cell>
          <table:table-cell office:value-type="string" calcext:value-type="string">
            <text:p>I fulfilled my campaign promise - others didn’t! https://t.co/bYdaOHmPVJ</text:p>
          </table:table-cell>
          <table:table-cell office:value-type="string" calcext:value-type="string">
            <text:p>I fulfilled my campaign promise <text:s/>others didnt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15" calcext:value-type="float">
            <text:p>415</text:p>
          </table:table-cell>
          <table:table-cell office:value-type="string" calcext:value-type="string">
            <text:p>Fri Dec 08 05:36:09 +0000 2017</text:p>
          </table:table-cell>
          <table:table-cell office:value-type="float" office:value="49387" calcext:value-type="float">
            <text:p>49387</text:p>
          </table:table-cell>
          <table:table-cell office:value-type="float" office:value="10223" calcext:value-type="float">
            <text:p>10223</text:p>
          </table:table-cell>
          <table:table-cell office:value-type="string" calcext:value-type="string">
            <text:p>Tonight, @FLOTUS Melania and I were thrilled to welcome so many wonderful friends to the @WhiteHouse – and wish the… https://t.co/NlHEGuiWCF</text:p>
          </table:table-cell>
          <table:table-cell office:value-type="string" calcext:value-type="string">
            <text:p>Tonight FLOTUS Melania and I were thrilled to welcome so many wonderful friends to the WhiteHouse <text:s/>and wish the </text:p>
          </table:table-cell>
          <table:table-cell office:value-type="string" calcext:value-type="string">
            <text:p>Sentiment(polarity=0.725, subjectivity=0.7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16" calcext:value-type="float">
            <text:p>416</text:p>
          </table:table-cell>
          <table:table-cell office:value-type="string" calcext:value-type="string">
            <text:p>Thu Dec 07 21:10:28 +0000 2017</text:p>
          </table:table-cell>
          <table:table-cell office:value-type="float" office:value="63536" calcext:value-type="float">
            <text:p>63536</text:p>
          </table:table-cell>
          <table:table-cell office:value-type="float" office:value="13668" calcext:value-type="float">
            <text:p>13668</text:p>
          </table:table-cell>
          <table:table-cell office:value-type="string" calcext:value-type="string">
            <text:p>Across the battlefields, oceans, and harrowing skies of Europe and the Pacific throughout the war, one great battle… https://t.co/XelKHx4Ibo</text:p>
          </table:table-cell>
          <table:table-cell office:value-type="string" calcext:value-type="string">
            <text:p>Across the battlefields oceans and harrowing skies of Europe and the Pacific throughout the war one great battle </text:p>
          </table:table-cell>
          <table:table-cell office:value-type="string" calcext:value-type="string">
            <text:p>Sentiment(polarity=0.8, subjectivity=0.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17" calcext:value-type="float">
            <text:p>417</text:p>
          </table:table-cell>
          <table:table-cell office:value-type="string" calcext:value-type="string">
            <text:p>Thu Dec 07 20:52:49 +0000 2017</text:p>
          </table:table-cell>
          <table:table-cell office:value-type="float" office:value="62111" calcext:value-type="float">
            <text:p>62111</text:p>
          </table:table-cell>
          <table:table-cell office:value-type="float" office:value="12831" calcext:value-type="float">
            <text:p>12831</text:p>
          </table:table-cell>
          <table:table-cell office:value-type="string" calcext:value-type="string">
            <text:p>Today, as we Remember Pearl Harbor, it was an incredible honor to be joined with surviving Veterans of the attack o… https://t.co/c4ZYnXSAuj</text:p>
          </table:table-cell>
          <table:table-cell office:value-type="string" calcext:value-type="string">
            <text:p>Today as we Remember Pearl Harbor it was an incredible honor to be joined with surviving Veterans of the attack o </text:p>
          </table:table-cell>
          <table:table-cell office:value-type="string" calcext:value-type="string">
            <text:p>Sentiment(polarity=0.9, subjectivity=0.9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18" calcext:value-type="float">
            <text:p>418</text:p>
          </table:table-cell>
          <table:table-cell office:value-type="string" calcext:value-type="string">
            <text:p>Thu Dec 07 20:04:20 +0000 2017</text:p>
          </table:table-cell>
          <table:table-cell office:value-type="float" office:value="55481" calcext:value-type="float">
            <text:p>55481</text:p>
          </table:table-cell>
          <table:table-cell office:value-type="float" office:value="10684" calcext:value-type="float">
            <text:p>10684</text:p>
          </table:table-cell>
          <table:table-cell office:value-type="string" calcext:value-type="string">
            <text:p>Today, the U.S. flag flies at half-staff at the @WhiteHouse, in honor of National Pearl Harbor Remembrance Day.… https://t.co/561NBdqSsb</text:p>
          </table:table-cell>
          <table:table-cell office:value-type="string" calcext:value-type="string">
            <text:p>Today the US flag flies at halfstaff at the WhiteHouse in honor of National Pearl Harbor Remembrance Day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19" calcext:value-type="float">
            <text:p>419</text:p>
          </table:table-cell>
          <table:table-cell office:value-type="string" calcext:value-type="string">
            <text:p>Thu Dec 07 16:16:19 +0000 2017</text:p>
          </table:table-cell>
          <table:table-cell office:value-type="float" office:value="81201" calcext:value-type="float">
            <text:p>81201</text:p>
          </table:table-cell>
          <table:table-cell office:value-type="float" office:value="21863" calcext:value-type="float">
            <text:p>21863</text:p>
          </table:table-cell>
          <table:table-cell office:value-type="string" calcext:value-type="string">
            <text:p>Today, our entire nation pauses to REMEMBER PEARL HARBOR—and the brave warriors who on that day stood tall and foug… https://t.co/xGiAt5hdnu</text:p>
          </table:table-cell>
          <table:table-cell office:value-type="string" calcext:value-type="string">
            <text:p>Today our entire nation pauses to REMEMBER PEARL HARBORand the brave warriors who on that day stood tall and foug </text:p>
          </table:table-cell>
          <table:table-cell office:value-type="string" calcext:value-type="string">
            <text:p>Sentiment(polarity=0.4, subjectivity=0.812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20" calcext:value-type="float">
            <text:p>420</text:p>
          </table:table-cell>
          <table:table-cell office:value-type="string" calcext:value-type="string">
            <text:p>Thu Dec 07 15:04:54 +0000 2017</text:p>
          </table:table-cell>
          <table:table-cell office:value-type="float" office:value="106359" calcext:value-type="float">
            <text:p>106359</text:p>
          </table:table-cell>
          <table:table-cell office:value-type="float" office:value="22833" calcext:value-type="float">
            <text:p>22833</text:p>
          </table:table-cell>
          <table:table-cell office:value-type="string" calcext:value-type="string">
            <text:p>National Pearl Harbor Remembrance Day - “A day that will live in infamy!” December 7, 1941</text:p>
          </table:table-cell>
          <table:table-cell office:value-type="string" calcext:value-type="string">
            <text:p>National Pearl Harbor Remembrance Day <text:s/>A day that will live in infamy December 7 1941</text:p>
          </table:table-cell>
          <table:table-cell office:value-type="string" calcext:value-type="string">
            <text:p>Sentiment(polarity=0.13636363636363635, subjectivity=0.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21" calcext:value-type="float">
            <text:p>421</text:p>
          </table:table-cell>
          <table:table-cell office:value-type="string" calcext:value-type="string">
            <text:p>Thu Dec 07 13:08:02 +0000 2017</text:p>
          </table:table-cell>
          <table:table-cell office:value-type="float" office:value="55763" calcext:value-type="float">
            <text:p>55763</text:p>
          </table:table-cell>
          <table:table-cell office:value-type="float" office:value="10251" calcext:value-type="float">
            <text:p>10251</text:p>
          </table:table-cell>
          <table:table-cell office:value-type="string" calcext:value-type="string">
            <text:p>Go get the new book on Andrew Jackson by Brian Kilmeade...Really good. @foxandfriends</text:p>
          </table:table-cell>
          <table:table-cell office:value-type="string" calcext:value-type="string">
            <text:p>Go get the new book on Andrew Jackson by Brian KilmeadeReally good foxandfriends</text:p>
          </table:table-cell>
          <table:table-cell office:value-type="string" calcext:value-type="string">
            <text:p>Sentiment(polarity=0.41818181818181815, subjectivity=0.5272727272727273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22" calcext:value-type="float">
            <text:p>422</text:p>
          </table:table-cell>
          <table:table-cell office:value-type="string" calcext:value-type="string">
            <text:p>Thu Dec 07 13:03:00 +0000 2017</text:p>
          </table:table-cell>
          <table:table-cell office:value-type="float" office:value="0" calcext:value-type="float">
            <text:p>0</text:p>
          </table:table-cell>
          <table:table-cell office:value-type="float" office:value="7626" calcext:value-type="float">
            <text:p>7626</text:p>
          </table:table-cell>
          <table:table-cell office:value-type="string" calcext:value-type="string">
            <text:p>RT @EricTrump: #MakeAmericaGreatAgain https://t.co/YpfVHtq8tE</text:p>
          </table:table-cell>
          <table:table-cell office:value-type="string" calcext:value-type="string">
            <text:p>RT EricTrump MakeAmericaGreatAgain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23" calcext:value-type="float">
            <text:p>423</text:p>
          </table:table-cell>
          <table:table-cell office:value-type="string" calcext:value-type="string">
            <text:p>Thu Dec 07 12:49:16 +0000 2017</text:p>
          </table:table-cell>
          <table:table-cell office:value-type="float" office:value="0" calcext:value-type="float">
            <text:p>0</text:p>
          </table:table-cell>
          <table:table-cell office:value-type="float" office:value="16603" calcext:value-type="float">
            <text:p>16603</text:p>
          </table:table-cell>
          <table:table-cell office:value-type="string" calcext:value-type="string">
            <text:p>RT @ChuckGrassley: Jerusalem Embassy Act of ‘95 (Senate vote 93-5 &amp;amp; I voted for it) states embassy should be in Jerusalem by 5/31/99. For 1…</text:p>
          </table:table-cell>
          <table:table-cell office:value-type="string" calcext:value-type="string">
            <text:p>RT ChuckGrassley Jerusalem Embassy Act of 95 Senate vote 935 amp I voted for it states embassy should be in Jerusalem by 53199 For 1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24" calcext:value-type="float">
            <text:p>424</text:p>
          </table:table-cell>
          <table:table-cell office:value-type="string" calcext:value-type="string">
            <text:p>Wed Dec 06 21:14:41 +0000 2017</text:p>
          </table:table-cell>
          <table:table-cell office:value-type="float" office:value="134557" calcext:value-type="float">
            <text:p>134557</text:p>
          </table:table-cell>
          <table:table-cell office:value-type="float" office:value="39204" calcext:value-type="float">
            <text:p>39204</text:p>
          </table:table-cell>
          <table:table-cell office:value-type="string" calcext:value-type="string">
            <text:p>I have determined that it is time to officially recognize Jerusalem as the capital of Israel. I am also directing t… https://t.co/yG26qYMx0L</text:p>
          </table:table-cell>
          <table:table-cell office:value-type="string" calcext:value-type="string">
            <text:p>I have determined that it is time to officially recognize Jerusalem as the capital of Israel I am also directing t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425" calcext:value-type="float">
            <text:p>425</text:p>
          </table:table-cell>
          <table:table-cell office:value-type="string" calcext:value-type="string">
            <text:p>Wed Dec 06 18:05:04 +0000 2017</text:p>
          </table:table-cell>
          <table:table-cell office:value-type="float" office:value="47320" calcext:value-type="float">
            <text:p>47320</text:p>
          </table:table-cell>
          <table:table-cell office:value-type="float" office:value="13022" calcext:value-type="float">
            <text:p>13022</text:p>
          </table:table-cell>
          <table:table-cell office:value-type="string" calcext:value-type="string">
            <text:p>Join me live from the @WhiteHouse via #Periscope</text:p>
            <text:p>https://t.co/wLXKoISSTG</text:p>
          </table:table-cell>
          <table:table-cell office:value-type="string" calcext:value-type="string">
            <text:p>Join me live from the WhiteHouse via Periscope</text:p>
          </table:table-cell>
          <table:table-cell office:value-type="string" calcext:value-type="string">
            <text:p>Sentiment(polarity=0.13636363636363635, subjectivity=0.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26" calcext:value-type="float">
            <text:p>426</text:p>
          </table:table-cell>
          <table:table-cell office:value-type="string" calcext:value-type="string">
            <text:p>Wed Dec 06 16:11:55 +0000 2017</text:p>
          </table:table-cell>
          <table:table-cell office:value-type="float" office:value="66637" calcext:value-type="float">
            <text:p>66637</text:p>
          </table:table-cell>
          <table:table-cell office:value-type="float" office:value="13819" calcext:value-type="float">
            <text:p>13819</text:p>
          </table:table-cell>
          <table:table-cell office:value-type="string" calcext:value-type="string">
            <text:p>Our thoughts and prayers are with everyone in the path of California’s wildfires. I encourage everyone to heed the… https://t.co/CO5bDgsj2t</text:p>
          </table:table-cell>
          <table:table-cell office:value-type="string" calcext:value-type="string">
            <text:p>Our thoughts and prayers are with everyone in the path of Californias wildfires I encourage everyone to heed the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27" calcext:value-type="float">
            <text:p>427</text:p>
          </table:table-cell>
          <table:table-cell office:value-type="string" calcext:value-type="string">
            <text:p>Wed Dec 06 15:00:03 +0000 2017</text:p>
          </table:table-cell>
          <table:table-cell office:value-type="float" office:value="187508" calcext:value-type="float">
            <text:p>187508</text:p>
          </table:table-cell>
          <table:table-cell office:value-type="float" office:value="48151" calcext:value-type="float">
            <text:p>48151</text:p>
          </table:table-cell>
          <table:table-cell office:value-type="string" calcext:value-type="string">
            <text:p>MAKE AMERICA GREAT AGAIN!</text:p>
          </table:table-cell>
          <table:table-cell office:value-type="string" calcext:value-type="string">
            <text:p>MAKE AMERICA GREAT AGAIN</text:p>
          </table:table-cell>
          <table:table-cell office:value-type="string" calcext:value-type="string">
            <text:p>Sentiment(polarity=0.8, subjectivity=0.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28" calcext:value-type="float">
            <text:p>428</text:p>
          </table:table-cell>
          <table:table-cell office:value-type="string" calcext:value-type="string">
            <text:p>Wed Dec 06 12:53:06 +0000 2017</text:p>
          </table:table-cell>
          <table:table-cell office:value-type="float" office:value="0" calcext:value-type="float">
            <text:p>0</text:p>
          </table:table-cell>
          <table:table-cell office:value-type="float" office:value="9503" calcext:value-type="float">
            <text:p>9503</text:p>
          </table:table-cell>
          <table:table-cell office:value-type="string" calcext:value-type="string">
            <text:p>RT @Scavino45: Time lapse video of the border wall prototypes, when they were being built in San Diego. Next phase underway: testing and ev…</text:p>
          </table:table-cell>
          <table:table-cell office:value-type="string" calcext:value-type="string">
            <text:p>RT Scavino45 Time lapse video of the border wall prototypes when they were being built in San Diego Next phase underway testing and ev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29" calcext:value-type="float">
            <text:p>429</text:p>
          </table:table-cell>
          <table:table-cell office:value-type="string" calcext:value-type="string">
            <text:p>Tue Dec 05 23:13:28 +0000 2017</text:p>
          </table:table-cell>
          <table:table-cell office:value-type="float" office:value="51091" calcext:value-type="float">
            <text:p>51091</text:p>
          </table:table-cell>
          <table:table-cell office:value-type="float" office:value="12506" calcext:value-type="float">
            <text:p>12506</text:p>
          </table:table-cell>
          <table:table-cell office:value-type="string" calcext:value-type="string">
            <text:p>Join me this Friday in Pensacola, Florida at the Pensacola Bay Center! Tickets: https://t.co/zA7SGgWqBE https://t.co/QzFdxQdgAL</text:p>
          </table:table-cell>
          <table:table-cell office:value-type="string" calcext:value-type="string">
            <text:p>Join me this Friday in Pensacola Florida at the Pensacola Bay Center Tickets <text:s/></text:p>
          </table:table-cell>
          <table:table-cell office:value-type="string" calcext:value-type="string">
            <text:p>Sentiment(polarity=-0.1, subjectivity=0.1)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430" calcext:value-type="float">
            <text:p>430</text:p>
          </table:table-cell>
          <table:table-cell office:value-type="string" calcext:value-type="string">
            <text:p>Tue Dec 05 17:46:45 +0000 2017</text:p>
          </table:table-cell>
          <table:table-cell office:value-type="float" office:value="67222" calcext:value-type="float">
            <text:p>67222</text:p>
          </table:table-cell>
          <table:table-cell office:value-type="float" office:value="14588" calcext:value-type="float">
            <text:p>14588</text:p>
          </table:table-cell>
          <table:table-cell office:value-type="string" calcext:value-type="string">
            <text:p>Yesterday, I was thrilled to be with so many WONDERFUL friends, in Utah’s MAGNIFICENT Capitol.</text:p>
            <text:p/>
            <text:p>It was my honor to… https://t.co/n4SbeI1JG7</text:p>
          </table:table-cell>
          <table:table-cell office:value-type="string" calcext:value-type="string">
            <text:p>Yesterday I was thrilled to be with so many WONDERFUL friends in Utahs MAGNIFICENT CapitolIt was my honor to </text:p>
          </table:table-cell>
          <table:table-cell office:value-type="string" calcext:value-type="string">
            <text:p>Sentiment(polarity=0.775, subjectivity=0.8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31" calcext:value-type="float">
            <text:p>431</text:p>
          </table:table-cell>
          <table:table-cell office:value-type="string" calcext:value-type="string">
            <text:p>Mon Dec 04 12:35:39 +0000 2017</text:p>
          </table:table-cell>
          <table:table-cell office:value-type="float" office:value="75023" calcext:value-type="float">
            <text:p>75023</text:p>
          </table:table-cell>
          <table:table-cell office:value-type="float" office:value="18517" calcext:value-type="float">
            <text:p>18517</text:p>
          </table:table-cell>
          <table:table-cell office:value-type="string" calcext:value-type="string">
            <text:p>A must watch: Legal Scholar Alan Dershowitz was just on @foxandfriends talking of what is going on with respect to… https://t.co/EZ7cdgtUUo</text:p>
          </table:table-cell>
          <table:table-cell office:value-type="string" calcext:value-type="string">
            <text:p>A must watch Legal Scholar Alan Dershowitz was just on foxandfriends talking of what is going on with respect to </text:p>
          </table:table-cell>
          <table:table-cell office:value-type="string" calcext:value-type="string">
            <text:p>Sentiment(polarity=0.2, subjectivity=0.2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32" calcext:value-type="float">
            <text:p>432</text:p>
          </table:table-cell>
          <table:table-cell office:value-type="string" calcext:value-type="string">
            <text:p>Mon Dec 04 12:03:18 +0000 2017</text:p>
          </table:table-cell>
          <table:table-cell office:value-type="float" office:value="90498" calcext:value-type="float">
            <text:p>90498</text:p>
          </table:table-cell>
          <table:table-cell office:value-type="float" office:value="16595" calcext:value-type="float">
            <text:p>16595</text:p>
          </table:table-cell>
          <table:table-cell office:value-type="string" calcext:value-type="string">
            <text:p>With the great vote on Cutting Taxes, this could be a big day for the Stock Market - and YOU!</text:p>
          </table:table-cell>
          <table:table-cell office:value-type="string" calcext:value-type="string">
            <text:p>With the great vote on Cutting Taxes this could be a big day for the Stock Market <text:s/>and YOU</text:p>
          </table:table-cell>
          <table:table-cell office:value-type="string" calcext:value-type="string">
            <text:p>Sentiment(polarity=0.0666666666666667, subjectivity=0.5833333333333334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33" calcext:value-type="float">
            <text:p>433</text:p>
          </table:table-cell>
          <table:table-cell office:value-type="string" calcext:value-type="string">
            <text:p>Mon Dec 04 12:00:08 +0000 2017</text:p>
          </table:table-cell>
          <table:table-cell office:value-type="float" office:value="95399" calcext:value-type="float">
            <text:p>95399</text:p>
          </table:table-cell>
          <table:table-cell office:value-type="float" office:value="21959" calcext:value-type="float">
            <text:p>21959</text:p>
          </table:table-cell>
          <table:table-cell office:value-type="string" calcext:value-type="string">
            <text:p>Putting Pelosi/Schumer Liberal Puppet Jones into office in Alabama would hurt our great Republican Agenda of low on… https://t.co/XBhLWc1Y4C</text:p>
          </table:table-cell>
          <table:table-cell office:value-type="string" calcext:value-type="string">
            <text:p>Putting PelosiSchumer Liberal Puppet Jones into office in Alabama would hurt our great Republican Agenda of low on </text:p>
          </table:table-cell>
          <table:table-cell office:value-type="string" calcext:value-type="string">
            <text:p>Sentiment(polarity=0.4, subjectivity=0.52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34" calcext:value-type="float">
            <text:p>434</text:p>
          </table:table-cell>
          <table:table-cell office:value-type="string" calcext:value-type="string">
            <text:p>Mon Dec 04 11:17:05 +0000 2017</text:p>
          </table:table-cell>
          <table:table-cell office:value-type="float" office:value="96500" calcext:value-type="float">
            <text:p>96500</text:p>
          </table:table-cell>
          <table:table-cell office:value-type="float" office:value="26087" calcext:value-type="float">
            <text:p>26087</text:p>
          </table:table-cell>
          <table:table-cell office:value-type="string" calcext:value-type="string">
            <text:p>Democrats refusal to give even one vote for massive Tax Cuts is why we need Republican Roy Moore to win in Alabama.… https://t.co/cTTqHa3YXL</text:p>
          </table:table-cell>
          <table:table-cell office:value-type="string" calcext:value-type="string">
            <text:p>Democrats refusal to give even one vote for massive Tax Cuts is why we need Republican Roy Moore to win in Alabama </text:p>
          </table:table-cell>
          <table:table-cell office:value-type="string" calcext:value-type="string">
            <text:p>Sentiment(polarity=0.4, subjectivity=0.7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35" calcext:value-type="float">
            <text:p>435</text:p>
          </table:table-cell>
          <table:table-cell office:value-type="string" calcext:value-type="string">
            <text:p>Sun Dec 03 13:36:45 +0000 2017</text:p>
          </table:table-cell>
          <table:table-cell office:value-type="float" office:value="126277" calcext:value-type="float">
            <text:p>126277</text:p>
          </table:table-cell>
          <table:table-cell office:value-type="float" office:value="38174" calcext:value-type="float">
            <text:p>38174</text:p>
          </table:table-cell>
          <table:table-cell office:value-type="string" calcext:value-type="string">
            <text:p>Report: “ANTI-TRUMP FBI AGENT LED CLINTON EMAIL PROBE” <text:s/>Now it all starts to make sense!</text:p>
          </table:table-cell>
          <table:table-cell office:value-type="string" calcext:value-type="string">
            <text:p>Report ANTITRUMP FBI AGENT LED CLINTON EMAIL PROBE <text:s/>Now it all starts to make sense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36" calcext:value-type="float">
            <text:p>436</text:p>
          </table:table-cell>
          <table:table-cell office:value-type="string" calcext:value-type="string">
            <text:p>Sun Dec 03 13:15:21 +0000 2017</text:p>
          </table:table-cell>
          <table:table-cell office:value-type="float" office:value="123447" calcext:value-type="float">
            <text:p>123447</text:p>
          </table:table-cell>
          <table:table-cell office:value-type="float" office:value="36934" calcext:value-type="float">
            <text:p>36934</text:p>
          </table:table-cell>
          <table:table-cell office:value-type="string" calcext:value-type="string">
            <text:p>People who lost money when the Stock Market went down 350 points based on the False and Dishonest reporting of Bria… https://t.co/4MT8wja1pn</text:p>
          </table:table-cell>
          <table:table-cell office:value-type="string" calcext:value-type="string">
            <text:p>People who lost money when the Stock Market went down 350 points based on the False and Dishonest reporting of Bria </text:p>
          </table:table-cell>
          <table:table-cell office:value-type="string" calcext:value-type="string">
            <text:p>Sentiment(polarity=-0.2851851851851852, subjectivity=0.46296296296296297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37" calcext:value-type="float">
            <text:p>437</text:p>
          </table:table-cell>
          <table:table-cell office:value-type="string" calcext:value-type="string">
            <text:p>Sun Dec 03 13:00:47 +0000 2017</text:p>
          </table:table-cell>
          <table:table-cell office:value-type="float" office:value="121849" calcext:value-type="float">
            <text:p>121849</text:p>
          </table:table-cell>
          <table:table-cell office:value-type="float" office:value="29634" calcext:value-type="float">
            <text:p>29634</text:p>
          </table:table-cell>
          <table:table-cell office:value-type="string" calcext:value-type="string">
            <text:p>After years of Comey, with the phony and dishonest Clinton investigation (and more), running the FBI, its reputatio… https://t.co/gdbdgXZ57e</text:p>
          </table:table-cell>
          <table:table-cell office:value-type="string" calcext:value-type="string">
            <text:p>After years of Comey with the phony and dishonest Clinton investigation and more running the FBI its reputatio </text:p>
          </table:table-cell>
          <table:table-cell office:value-type="string" calcext:value-type="string">
            <text:p>Sentiment(polarity=0.1, subjectivity=0.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38" calcext:value-type="float">
            <text:p>438</text:p>
          </table:table-cell>
          <table:table-cell office:value-type="string" calcext:value-type="string">
            <text:p>Sun Dec 03 12:42:47 +0000 2017</text:p>
          </table:table-cell>
          <table:table-cell office:value-type="float" office:value="87199" calcext:value-type="float">
            <text:p>87199</text:p>
          </table:table-cell>
          <table:table-cell office:value-type="float" office:value="26026" calcext:value-type="float">
            <text:p>26026</text:p>
          </table:table-cell>
          <table:table-cell office:value-type="string" calcext:value-type="string">
            <text:p>Tainted (no, very dishonest?) FBI “agent’s role in Clinton probe under review.” Led Clinton Email probe.… https://t.co/gpveJGRATD</text:p>
          </table:table-cell>
          <table:table-cell office:value-type="string" calcext:value-type="string">
            <text:p>Tainted no very dishonest FBI agents role in Clinton probe under review Led Clinton Email probe </text:p>
          </table:table-cell>
          <table:table-cell office:value-type="string" calcext:value-type="string">
            <text:p>Sentiment(polarity=0.11538461538461536, subjectivity=0.3846153846153846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39" calcext:value-type="float">
            <text:p>439</text:p>
          </table:table-cell>
          <table:table-cell office:value-type="string" calcext:value-type="string">
            <text:p>Sun Dec 03 12:27:54 +0000 2017</text:p>
          </table:table-cell>
          <table:table-cell office:value-type="float" office:value="70622" calcext:value-type="float">
            <text:p>70622</text:p>
          </table:table-cell>
          <table:table-cell office:value-type="float" office:value="19400" calcext:value-type="float">
            <text:p>19400</text:p>
          </table:table-cell>
          <table:table-cell office:value-type="string" calcext:value-type="string">
            <text:p>Such a total miscarriage of Justice in San Francisco! https://t.co/MSIkBCKF3t</text:p>
          </table:table-cell>
          <table:table-cell office:value-type="string" calcext:value-type="string">
            <text:p>Such a total miscarriage of Justice in San Francisco </text:p>
          </table:table-cell>
          <table:table-cell office:value-type="string" calcext:value-type="string">
            <text:p>Sentiment(polarity=0.0, subjectivity=0.62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40" calcext:value-type="float">
            <text:p>440</text:p>
          </table:table-cell>
          <table:table-cell office:value-type="string" calcext:value-type="string">
            <text:p>Sun Dec 03 12:24:51 +0000 2017</text:p>
          </table:table-cell>
          <table:table-cell office:value-type="float" office:value="0" calcext:value-type="float">
            <text:p>0</text:p>
          </table:table-cell>
          <table:table-cell office:value-type="float" office:value="13636" calcext:value-type="float">
            <text:p>13636</text:p>
          </table:table-cell>
          <table:table-cell office:value-type="string" calcext:value-type="string">
            <text:p>RT @paulsperry_: Wray needs to clean house. Now we know the politicization even worse than McCabe's ties to McAuliffe/Clinton. It also infe…</text:p>
          </table:table-cell>
          <table:table-cell office:value-type="string" calcext:value-type="string">
            <text:p>RT paulsperry_ Wray needs to clean house Now we know the politicization even worse than McCabes ties to McAuliffeClinton It also infe</text:p>
          </table:table-cell>
          <table:table-cell office:value-type="string" calcext:value-type="string">
            <text:p>Sentiment(polarity=-0.016666666666666663, subjectivity=0.6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41" calcext:value-type="float">
            <text:p>441</text:p>
          </table:table-cell>
          <table:table-cell office:value-type="string" calcext:value-type="string">
            <text:p>Sun Dec 03 11:46:02 +0000 2017</text:p>
          </table:table-cell>
          <table:table-cell office:value-type="float" office:value="0" calcext:value-type="float">
            <text:p>0</text:p>
          </table:table-cell>
          <table:table-cell office:value-type="float" office:value="24037" calcext:value-type="float">
            <text:p>24037</text:p>
          </table:table-cell>
          <table:table-cell office:value-type="string" calcext:value-type="string">
            <text:p>RT @paulsperry_: BREAKING: top FBI investigator for Mueller--PETER STRZOK--busted sending political text messages bashing Trump &amp;amp; praising…</text:p>
          </table:table-cell>
          <table:table-cell office:value-type="string" calcext:value-type="string">
            <text:p>RT paulsperry_ BREAKING top FBI investigator for MuellerPETER STRZOKbusted sending political text messages bashing Trump amp praising</text:p>
          </table:table-cell>
          <table:table-cell office:value-type="string" calcext:value-type="string">
            <text:p>Sentiment(polarity=0.25, subjectivity=0.3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42" calcext:value-type="float">
            <text:p>442</text:p>
          </table:table-cell>
          <table:table-cell office:value-type="string" calcext:value-type="string">
            <text:p>Sun Dec 03 11:19:56 +0000 2017</text:p>
          </table:table-cell>
          <table:table-cell office:value-type="float" office:value="0" calcext:value-type="float">
            <text:p>0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RT @GovChristie: .@POTUS has done more to combat the addiction crisis than any other President. https://t.co/EfjJVrE29G</text:p>
          </table:table-cell>
          <table:table-cell office:value-type="string" calcext:value-type="string">
            <text:p>RT GovChristie POTUS has done more to combat the addiction crisis than any other President </text:p>
          </table:table-cell>
          <table:table-cell office:value-type="string" calcext:value-type="string">
            <text:p>Sentiment(polarity=0.1875, subjectivity=0.4375)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443" calcext:value-type="float">
            <text:p>443</text:p>
          </table:table-cell>
          <table:table-cell office:value-type="string" calcext:value-type="string">
            <text:p>Sun Dec 03 11:17:35 +0000 2017</text:p>
          </table:table-cell>
          <table:table-cell office:value-type="float" office:value="0" calcext:value-type="float">
            <text:p>0</text:p>
          </table:table-cell>
          <table:table-cell office:value-type="float" office:value="14859" calcext:value-type="float">
            <text:p>14859</text:p>
          </table:table-cell>
          <table:table-cell office:value-type="string" calcext:value-type="string">
            <text:p>RT @PressSec: The Trump effect: “The U.S. economy is running at its full potential for the first time in a decade” -WSJ</text:p>
            <text:p>https://t.co/ee5N0z…</text:p>
          </table:table-cell>
          <table:table-cell office:value-type="string" calcext:value-type="string">
            <text:p>RT PressSec The Trump effect The US economy is running at its full potential for the first time in a decade WSJ</text:p>
          </table:table-cell>
          <table:table-cell office:value-type="string" calcext:value-type="string">
            <text:p>Sentiment(polarity=0.19999999999999998, subjectivity=0.6277777777777778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44" calcext:value-type="float">
            <text:p>444</text:p>
          </table:table-cell>
          <table:table-cell office:value-type="string" calcext:value-type="string">
            <text:p>Sun Dec 03 11:15:02 +0000 2017</text:p>
          </table:table-cell>
          <table:table-cell office:value-type="float" office:value="93183" calcext:value-type="float">
            <text:p>93183</text:p>
          </table:table-cell>
          <table:table-cell office:value-type="float" office:value="22521" calcext:value-type="float">
            <text:p>22521</text:p>
          </table:table-cell>
          <table:table-cell office:value-type="string" calcext:value-type="string">
            <text:p>I never asked Comey to stop investigating Flynn. Just more Fake News covering another Comey lie!</text:p>
          </table:table-cell>
          <table:table-cell office:value-type="string" calcext:value-type="string">
            <text:p>I never asked Comey to stop investigating Flynn Just more Fake News covering another Comey lie</text:p>
          </table:table-cell>
          <table:table-cell office:value-type="string" calcext:value-type="string">
            <text:p>Sentiment(polarity=0.0, subjectivity=0.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45" calcext:value-type="float">
            <text:p>445</text:p>
          </table:table-cell>
          <table:table-cell office:value-type="string" calcext:value-type="string">
            <text:p>Sun Dec 03 02:22:40 +0000 2017</text:p>
          </table:table-cell>
          <table:table-cell office:value-type="float" office:value="106540" calcext:value-type="float">
            <text:p>106540</text:p>
          </table:table-cell>
          <table:table-cell office:value-type="float" office:value="27159" calcext:value-type="float">
            <text:p>27159</text:p>
          </table:table-cell>
          <table:table-cell office:value-type="string" calcext:value-type="string">
            <text:p>Congratulations to @ABC News for suspending Brian Ross for his horrendously inaccurate and dishonest report on the… https://t.co/wEVP4iGN6n</text:p>
          </table:table-cell>
          <table:table-cell office:value-type="string" calcext:value-type="string">
            <text:p>Congratulations to ABC News for suspending Brian Ross for his horrendously inaccurate and dishonest report on the </text:p>
          </table:table-cell>
          <table:table-cell office:value-type="string" calcext:value-type="string">
            <text:p>Sentiment(polarity=-0.3, subjectivity=0.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46" calcext:value-type="float">
            <text:p>446</text:p>
          </table:table-cell>
          <table:table-cell office:value-type="string" calcext:value-type="string">
            <text:p>Sun Dec 03 02:13:28 +0000 2017</text:p>
          </table:table-cell>
          <table:table-cell office:value-type="float" office:value="114037" calcext:value-type="float">
            <text:p>114037</text:p>
          </table:table-cell>
          <table:table-cell office:value-type="float" office:value="32947" calcext:value-type="float">
            <text:p>32947</text:p>
          </table:table-cell>
          <table:table-cell office:value-type="string" calcext:value-type="string">
            <text:p>Many people in our Country are asking what the “Justice” Department is going to do about the fact that totally Croo… https://t.co/saIhU8YIrL</text:p>
          </table:table-cell>
          <table:table-cell office:value-type="string" calcext:value-type="string">
            <text:p>Many people in our Country are asking what the Justice Department is going to do about the fact that totally Croo </text:p>
          </table:table-cell>
          <table:table-cell office:value-type="string" calcext:value-type="string">
            <text:p>Sentiment(polarity=0.25, subjectivity=0.62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47" calcext:value-type="float">
            <text:p>447</text:p>
          </table:table-cell>
          <table:table-cell office:value-type="string" calcext:value-type="string">
            <text:p>Sun Dec 03 02:06:54 +0000 2017</text:p>
          </table:table-cell>
          <table:table-cell office:value-type="float" office:value="143379" calcext:value-type="float">
            <text:p>143379</text:p>
          </table:table-cell>
          <table:table-cell office:value-type="float" office:value="43349" calcext:value-type="float">
            <text:p>43349</text:p>
          </table:table-cell>
          <table:table-cell office:value-type="string" calcext:value-type="string">
            <text:p>So General Flynn lies to the FBI and his life is destroyed, while Crooked Hillary Clinton, on that now famous FBI h… https://t.co/OPFBHVaU1Z</text:p>
          </table:table-cell>
          <table:table-cell office:value-type="string" calcext:value-type="string">
            <text:p>So General Flynn lies to the FBI and his life is destroyed while Crooked Hillary Clinton on that now famous FBI h </text:p>
          </table:table-cell>
          <table:table-cell office:value-type="string" calcext:value-type="string">
            <text:p>Sentiment(polarity=0.18333333333333335, subjectivity=0.5333333333333333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48" calcext:value-type="float">
            <text:p>448</text:p>
          </table:table-cell>
          <table:table-cell office:value-type="string" calcext:value-type="string">
            <text:p>Sun Dec 03 01:50:15 +0000 2017</text:p>
          </table:table-cell>
          <table:table-cell office:value-type="float" office:value="80013" calcext:value-type="float">
            <text:p>80013</text:p>
          </table:table-cell>
          <table:table-cell office:value-type="float" office:value="14517" calcext:value-type="float">
            <text:p>14517</text:p>
          </table:table-cell>
          <table:table-cell office:value-type="string" calcext:value-type="string">
            <text:p>Great job First Lady Melania! https://t.co/TRuvaftPcD</text:p>
          </table:table-cell>
          <table:table-cell office:value-type="string" calcext:value-type="string">
            <text:p>Great job First Lady Melania </text:p>
          </table:table-cell>
          <table:table-cell office:value-type="string" calcext:value-type="string">
            <text:p>Sentiment(polarity=0.525, subjectivity=0.5416666666666666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49" calcext:value-type="float">
            <text:p>449</text:p>
          </table:table-cell>
          <table:table-cell office:value-type="string" calcext:value-type="string">
            <text:p>Sat Dec 02 21:07:59 +0000 2017</text:p>
          </table:table-cell>
          <table:table-cell office:value-type="float" office:value="97744" calcext:value-type="float">
            <text:p>97744</text:p>
          </table:table-cell>
          <table:table-cell office:value-type="float" office:value="26798" calcext:value-type="float">
            <text:p>26798</text:p>
          </table:table-cell>
          <table:table-cell office:value-type="string" calcext:value-type="string">
            <text:p>62 years ago this week, a brave seamstress in Montgomery, Alabama uttered one word that changed history... https://t.co/eOvCBcMIKX</text:p>
          </table:table-cell>
          <table:table-cell office:value-type="string" calcext:value-type="string">
            <text:p>62 years ago this week a brave seamstress in Montgomery Alabama uttered one word that changed history </text:p>
          </table:table-cell>
          <table:table-cell office:value-type="string" calcext:value-type="string">
            <text:p>Sentiment(polarity=0.8, subjectivity=1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Sat Dec 02 17:14:13 +0000 2017</text:p>
          </table:table-cell>
          <table:table-cell office:value-type="float" office:value="115392" calcext:value-type="float">
            <text:p>115392</text:p>
          </table:table-cell>
          <table:table-cell office:value-type="float" office:value="30854" calcext:value-type="float">
            <text:p>30854</text:p>
          </table:table-cell>
          <table:table-cell office:value-type="string" calcext:value-type="string">
            <text:p>I had to fire General Flynn because he lied to the Vice President and the FBI. He has pled guilty to those lies. It… https://t.co/8bMCLGuAhf</text:p>
          </table:table-cell>
          <table:table-cell office:value-type="string" calcext:value-type="string">
            <text:p>I had to fire General Flynn because he lied to the Vice President and the FBI He has pled guilty to those lies It </text:p>
          </table:table-cell>
          <table:table-cell office:value-type="string" calcext:value-type="string">
            <text:p>Sentiment(polarity=-0.22499999999999998, subjectivity=0.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51" calcext:value-type="float">
            <text:p>451</text:p>
          </table:table-cell>
          <table:table-cell office:value-type="string" calcext:value-type="string">
            <text:p>Sat Dec 02 12:54:37 +0000 2017</text:p>
          </table:table-cell>
          <table:table-cell office:value-type="float" office:value="127136" calcext:value-type="float">
            <text:p>127136</text:p>
          </table:table-cell>
          <table:table-cell office:value-type="float" office:value="27999" calcext:value-type="float">
            <text:p>27999</text:p>
          </table:table-cell>
          <table:table-cell office:value-type="string" calcext:value-type="string">
            <text:p>Biggest Tax Bill and Tax Cuts in history just passed in the Senate. Now these great Republicans will be going for f… https://t.co/5hPQSNDZV3</text:p>
          </table:table-cell>
          <table:table-cell office:value-type="string" calcext:value-type="string">
            <text:p>Biggest Tax Bill and Tax Cuts in history just passed in the Senate Now these great Republicans will be going for f </text:p>
          </table:table-cell>
          <table:table-cell office:value-type="string" calcext:value-type="string">
            <text:p>Sentiment(polarity=0.8, subjectivity=0.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52" calcext:value-type="float">
            <text:p>452</text:p>
          </table:table-cell>
          <table:table-cell office:value-type="string" calcext:value-type="string">
            <text:p>Sat Dec 02 07:49:18 +0000 2017</text:p>
          </table:table-cell>
          <table:table-cell office:value-type="float" office:value="70875" calcext:value-type="float">
            <text:p>70875</text:p>
          </table:table-cell>
          <table:table-cell office:value-type="float" office:value="17047" calcext:value-type="float">
            <text:p>17047</text:p>
          </table:table-cell>
          <table:table-cell office:value-type="string" calcext:value-type="string">
            <text:p>We are one step closer to delivering MASSIVE tax cuts for working families across America. Special thanks to… https://t.co/L07UncQMZS</text:p>
          </table:table-cell>
          <table:table-cell office:value-type="string" calcext:value-type="string">
            <text:p>We are one step closer to delivering MASSIVE tax cuts for working families across America Special thanks to </text:p>
          </table:table-cell>
          <table:table-cell office:value-type="string" calcext:value-type="string">
            <text:p>Sentiment(polarity=0.18571428571428572, subjectivity=0.5904761904761905)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453" calcext:value-type="float">
            <text:p>453</text:p>
          </table:table-cell>
          <table:table-cell office:value-type="string" calcext:value-type="string">
            <text:p>Fri Dec 01 21:49:27 +0000 2017</text:p>
          </table:table-cell>
          <table:table-cell office:value-type="float" office:value="60028" calcext:value-type="float">
            <text:p>60028</text:p>
          </table:table-cell>
          <table:table-cell office:value-type="float" office:value="15556" calcext:value-type="float">
            <text:p>15556</text:p>
          </table:table-cell>
          <table:table-cell office:value-type="string" calcext:value-type="string">
            <text:p>Economists on the TAX CUTS and JOBS ACT:</text:p>
            <text:p/>
            <text:p>“The enactment of a comprehensive overhaul - complete with a lower corpor… https://t.co/G7c2uDgMG5</text:p>
          </table:table-cell>
          <table:table-cell office:value-type="string" calcext:value-type="string">
            <text:p>Economists on the TAX CUTS and JOBS ACTThe enactment of a comprehensive overhaul <text:s/>complete with a lower corpor </text:p>
          </table:table-cell>
          <table:table-cell office:value-type="string" calcext:value-type="string">
            <text:p>Sentiment(polarity=0.1, subjectivity=0.4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54" calcext:value-type="float">
            <text:p>454</text:p>
          </table:table-cell>
          <table:table-cell office:value-type="string" calcext:value-type="string">
            <text:p>Fri Dec 01 20:08:22 +0000 2017</text:p>
          </table:table-cell>
          <table:table-cell office:value-type="float" office:value="87359" calcext:value-type="float">
            <text:p>87359</text:p>
          </table:table-cell>
          <table:table-cell office:value-type="float" office:value="22219" calcext:value-type="float">
            <text:p>22219</text:p>
          </table:table-cell>
          <table:table-cell office:value-type="string" calcext:value-type="string">
            <text:p>The media has been speculating that I fired Rex Tillerson or that he would be leaving soon - FAKE NEWS! He’s not le… https://t.co/tYYnq58Zmk</text:p>
          </table:table-cell>
          <table:table-cell office:value-type="string" calcext:value-type="string">
            <text:p>The media has been speculating that I fired Rex Tillerson or that he would be leaving soon <text:s/>FAKE NEWS Hes not le </text:p>
          </table:table-cell>
          <table:table-cell office:value-type="string" calcext:value-type="string">
            <text:p>Sentiment(polarity=-0.5, subjectivity=1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55" calcext:value-type="float">
            <text:p>455</text:p>
          </table:table-cell>
          <table:table-cell office:value-type="string" calcext:value-type="string">
            <text:p>Fri Dec 01 17:23:17 +0000 2017</text:p>
          </table:table-cell>
          <table:table-cell office:value-type="float" office:value="0" calcext:value-type="float">
            <text:p>0</text:p>
          </table:table-cell>
          <table:table-cell office:value-type="float" office:value="6651" calcext:value-type="float">
            <text:p>6651</text:p>
          </table:table-cell>
          <table:table-cell office:value-type="string" calcext:value-type="string">
            <text:p>RT @WhiteHouse: President Trump proclaims today as #WorldAIDSDay: https://t.co/AMqW8mWiak https://t.co/XGp8EelNzz</text:p>
          </table:table-cell>
          <table:table-cell office:value-type="string" calcext:value-type="string">
            <text:p>RT WhiteHouse President Trump proclaims today as WorldAIDSDay <text:s/>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56" calcext:value-type="float">
            <text:p>456</text:p>
          </table:table-cell>
          <table:table-cell office:value-type="string" calcext:value-type="string">
            <text:p>Fri Dec 01 11:21:06 +0000 2017</text:p>
          </table:table-cell>
          <table:table-cell office:value-type="float" office:value="81421" calcext:value-type="float">
            <text:p>81421</text:p>
          </table:table-cell>
          <table:table-cell office:value-type="float" office:value="17615" calcext:value-type="float">
            <text:p>17615</text:p>
          </table:table-cell>
          <table:table-cell office:value-type="string" calcext:value-type="string">
            <text:p>Republicans Senators are working hard to pass the biggest Tax Cuts in the history of our Country. The Bill is getti… https://t.co/GTBHcuUggn</text:p>
          </table:table-cell>
          <table:table-cell office:value-type="string" calcext:value-type="string">
            <text:p>Republicans Senators are working hard to pass the biggest Tax Cuts in the history of our Country The Bill is getti </text:p>
          </table:table-cell>
          <table:table-cell office:value-type="string" calcext:value-type="string">
            <text:p>Sentiment(polarity=-0.2916666666666667, subjectivity=0.5416666666666666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57" calcext:value-type="float">
            <text:p>457</text:p>
          </table:table-cell>
          <table:table-cell office:value-type="string" calcext:value-type="string">
            <text:p>Fri Dec 01 11:13:35 +0000 2017</text:p>
          </table:table-cell>
          <table:table-cell office:value-type="float" office:value="119275" calcext:value-type="float">
            <text:p>119275</text:p>
          </table:table-cell>
          <table:table-cell office:value-type="float" office:value="30590" calcext:value-type="float">
            <text:p>30590</text:p>
          </table:table-cell>
          <table:table-cell office:value-type="string" calcext:value-type="string">
            <text:p>The jury was not told the killer of Kate was a 7 time felon. The Schumer/Pelosi Democrats are so weak on Crime that… https://t.co/s5uFDixZoH</text:p>
          </table:table-cell>
          <table:table-cell office:value-type="string" calcext:value-type="string">
            <text:p>The jury was not told the killer of Kate was a 7 time felon The SchumerPelosi Democrats are so weak on Crime that </text:p>
          </table:table-cell>
          <table:table-cell office:value-type="string" calcext:value-type="string">
            <text:p>Sentiment(polarity=-0.375, subjectivity=0.62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58" calcext:value-type="float">
            <text:p>458</text:p>
          </table:table-cell>
          <table:table-cell office:value-type="string" calcext:value-type="string">
            <text:p>Fri Dec 01 11:03:35 +0000 2017</text:p>
          </table:table-cell>
          <table:table-cell office:value-type="float" office:value="129013" calcext:value-type="float">
            <text:p>129013</text:p>
          </table:table-cell>
          <table:table-cell office:value-type="float" office:value="35289" calcext:value-type="float">
            <text:p>35289</text:p>
          </table:table-cell>
          <table:table-cell office:value-type="string" calcext:value-type="string">
            <text:p>The Kate Steinle killer came back and back over the weakly protected Obama border, always committing crimes and bei… https://t.co/5EjQfmTqYg</text:p>
          </table:table-cell>
          <table:table-cell office:value-type="string" calcext:value-type="string">
            <text:p>The Kate Steinle killer came back and back over the weakly protected Obama border always committing crimes and bei </text:p>
          </table:table-cell>
          <table:table-cell office:value-type="string" calcext:value-type="string">
            <text:p>Sentiment(polarity=-0.125, subjectivity=0.20833333333333334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59" calcext:value-type="float">
            <text:p>459</text:p>
          </table:table-cell>
          <table:table-cell office:value-type="string" calcext:value-type="string">
            <text:p>Fri Dec 01 03:30:42 +0000 2017</text:p>
          </table:table-cell>
          <table:table-cell office:value-type="float" office:value="156976" calcext:value-type="float">
            <text:p>156976</text:p>
          </table:table-cell>
          <table:table-cell office:value-type="float" office:value="44639" calcext:value-type="float">
            <text:p>44639</text:p>
          </table:table-cell>
          <table:table-cell office:value-type="string" calcext:value-type="string">
            <text:p>A disgraceful verdict in the Kate Steinle case! No wonder the people of our Country are so angry with Illegal Immigration.</text:p>
          </table:table-cell>
          <table:table-cell office:value-type="string" calcext:value-type="string">
            <text:p>A disgraceful verdict in the Kate Steinle case No wonder the people of our Country are so angry with Illegal Immigration</text:p>
          </table:table-cell>
          <table:table-cell office:value-type="string" calcext:value-type="string">
            <text:p>Sentiment(polarity=-0.5, subjectivity=0.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60" calcext:value-type="float">
            <text:p>460</text:p>
          </table:table-cell>
          <table:table-cell office:value-type="string" calcext:value-type="string">
            <text:p>Fri Dec 01 00:42:21 +0000 2017</text:p>
          </table:table-cell>
          <table:table-cell office:value-type="float" office:value="153680" calcext:value-type="float">
            <text:p>153680</text:p>
          </table:table-cell>
          <table:table-cell office:value-type="float" office:value="48286" calcext:value-type="float">
            <text:p>48286</text:p>
          </table:table-cell>
          <table:table-cell office:value-type="string" calcext:value-type="string">
            <text:p>The Christmas Story begins 2,000 years ago with a mother, a father, their baby son and the most extraordinary gift… https://t.co/SZLUM1jD27</text:p>
          </table:table-cell>
          <table:table-cell office:value-type="string" calcext:value-type="string">
            <text:p>The Christmas Story begins 2000 years ago with a mother a father their baby son and the most extraordinary gift </text:p>
          </table:table-cell>
          <table:table-cell office:value-type="string" calcext:value-type="string">
            <text:p>Sentiment(polarity=0.41666666666666663, subjectivity=0.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61" calcext:value-type="float">
            <text:p>461</text:p>
          </table:table-cell>
          <table:table-cell office:value-type="string" calcext:value-type="string">
            <text:p>Fri Dec 01 00:36:40 +0000 2017</text:p>
          </table:table-cell>
          <table:table-cell office:value-type="float" office:value="113285" calcext:value-type="float">
            <text:p>113285</text:p>
          </table:table-cell>
          <table:table-cell office:value-type="float" office:value="28689" calcext:value-type="float">
            <text:p>28689</text:p>
          </table:table-cell>
          <table:table-cell office:value-type="string" calcext:value-type="string">
            <text:p>Today is a day that I’ve been looking very much forward to ALL YEAR LONG. It is one that you have heard me speak ab… https://t.co/OmcorwQCkR</text:p>
          </table:table-cell>
          <table:table-cell office:value-type="string" calcext:value-type="string">
            <text:p>Today is a day that Ive been looking very much forward to ALL YEAR LONG It is one that you have heard me speak ab </text:p>
          </table:table-cell>
          <table:table-cell office:value-type="string" calcext:value-type="string">
            <text:p>Sentiment(polarity=0.10500000000000001, subjectivity=0.33)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462" calcext:value-type="float">
            <text:p>462</text:p>
          </table:table-cell>
          <table:table-cell office:value-type="string" calcext:value-type="string">
            <text:p>Thu Nov 30 21:50:33 +0000 2017</text:p>
          </table:table-cell>
          <table:table-cell office:value-type="float" office:value="54190" calcext:value-type="float">
            <text:p>54190</text:p>
          </table:table-cell>
          <table:table-cell office:value-type="float" office:value="12924" calcext:value-type="float">
            <text:p>12924</text:p>
          </table:table-cell>
          <table:table-cell office:value-type="string" calcext:value-type="string">
            <text:p>Our FIFTH 1K milestone of 2017!</text:p>
            <text:p>#DOW24K #MAGA https://t.co/NoVt1uFp0y</text:p>
          </table:table-cell>
          <table:table-cell office:value-type="string" calcext:value-type="string">
            <text:p>Our FIFTH 1K milestone of 2017DOW24K MAGA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63" calcext:value-type="float">
            <text:p>463</text:p>
          </table:table-cell>
          <table:table-cell office:value-type="string" calcext:value-type="string">
            <text:p>Thu Nov 30 21:00:50 +0000 2017</text:p>
          </table:table-cell>
          <table:table-cell office:value-type="float" office:value="47135" calcext:value-type="float">
            <text:p>47135</text:p>
          </table:table-cell>
          <table:table-cell office:value-type="float" office:value="10366" calcext:value-type="float">
            <text:p>10366</text:p>
          </table:table-cell>
          <table:table-cell office:value-type="string" calcext:value-type="string">
            <text:p>Today, it was my great honor to meet with the Crown Prince of Bahrain at the @WhiteHouse. Bahrain and the United St… https://t.co/xShHfc3Yxo</text:p>
          </table:table-cell>
          <table:table-cell office:value-type="string" calcext:value-type="string">
            <text:p>Today it was my great honor to meet with the Crown Prince of Bahrain at the WhiteHouse Bahrain and the United St </text:p>
          </table:table-cell>
          <table:table-cell office:value-type="string" calcext:value-type="string">
            <text:p>Sentiment(polarity=0.8, subjectivity=0.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64" calcext:value-type="float">
            <text:p>464</text:p>
          </table:table-cell>
          <table:table-cell office:value-type="string" calcext:value-type="string">
            <text:p>Thu Nov 30 19:26:42 +0000 2017</text:p>
          </table:table-cell>
          <table:table-cell office:value-type="float" office:value="52543" calcext:value-type="float">
            <text:p>52543</text:p>
          </table:table-cell>
          <table:table-cell office:value-type="float" office:value="14361" calcext:value-type="float">
            <text:p>14361</text:p>
          </table:table-cell>
          <table:table-cell office:value-type="string" calcext:value-type="string">
            <text:p>Thank you @SenOrrinHatch. Let’s continue MAKING AMERICA GREAT AGAIN! https://t.co/PIv9OAVZcf https://t.co/6egRvuwj1l</text:p>
          </table:table-cell>
          <table:table-cell office:value-type="string" calcext:value-type="string">
            <text:p>Thank you SenOrrinHatch Lets continue MAKING AMERICA GREAT AGAIN <text:s/></text:p>
          </table:table-cell>
          <table:table-cell office:value-type="string" calcext:value-type="string">
            <text:p>Sentiment(polarity=0.8, subjectivity=0.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65" calcext:value-type="float">
            <text:p>465</text:p>
          </table:table-cell>
          <table:table-cell office:value-type="string" calcext:value-type="string">
            <text:p>Thu Nov 30 15:46:39 +0000 2017</text:p>
          </table:table-cell>
          <table:table-cell office:value-type="float" office:value="99144" calcext:value-type="float">
            <text:p>99144</text:p>
          </table:table-cell>
          <table:table-cell office:value-type="float" office:value="21775" calcext:value-type="float">
            <text:p>21775</text:p>
          </table:table-cell>
          <table:table-cell office:value-type="string" calcext:value-type="string">
            <text:p>The Dow just broke 24,000 for the first time (another all-time Record). If the Dems had won the Presidential Electi… https://t.co/A5LJPneB9D</text:p>
          </table:table-cell>
          <table:table-cell office:value-type="string" calcext:value-type="string">
            <text:p>The Dow just broke 24000 for the first time another alltime Record If the Dems had won the Presidential Electi </text:p>
          </table:table-cell>
          <table:table-cell office:value-type="string" calcext:value-type="string">
            <text:p>Sentiment(polarity=0.25, subjectivity=0.3333333333333333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66" calcext:value-type="float">
            <text:p>466</text:p>
          </table:table-cell>
          <table:table-cell office:value-type="string" calcext:value-type="string">
            <text:p>Thu Nov 30 13:05:21 +0000 2017</text:p>
          </table:table-cell>
          <table:table-cell office:value-type="float" office:value="87844" calcext:value-type="float">
            <text:p>87844</text:p>
          </table:table-cell>
          <table:table-cell office:value-type="float" office:value="15807" calcext:value-type="float">
            <text:p>15807</text:p>
          </table:table-cell>
          <table:table-cell office:value-type="string" calcext:value-type="string">
            <text:p>Stock Market hits new Record High. Confidence and enthusiasm abound. More great numbers coming out!</text:p>
          </table:table-cell>
          <table:table-cell office:value-type="string" calcext:value-type="string">
            <text:p>Stock Market hits new Record High Confidence and enthusiasm abound More great numbers coming out</text:p>
          </table:table-cell>
          <table:table-cell office:value-type="string" calcext:value-type="string">
            <text:p>Sentiment(polarity=0.3990909090909091, subjectivity=0.561136363636363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67" calcext:value-type="float">
            <text:p>467</text:p>
          </table:table-cell>
          <table:table-cell office:value-type="string" calcext:value-type="string">
            <text:p>Thu Nov 30 12:25:00 +0000 2017</text:p>
          </table:table-cell>
          <table:table-cell office:value-type="float" office:value="75750" calcext:value-type="float">
            <text:p>75750</text:p>
          </table:table-cell>
          <table:table-cell office:value-type="float" office:value="16638" calcext:value-type="float">
            <text:p>16638</text:p>
          </table:table-cell>
          <table:table-cell office:value-type="string" calcext:value-type="string">
            <text:p>The Chinese Envoy, who just returned from North Korea, seems to have had no impact on Little Rocket Man. Hard to be… https://t.co/ZySsGTqQHp</text:p>
          </table:table-cell>
          <table:table-cell office:value-type="string" calcext:value-type="string">
            <text:p>The Chinese Envoy who just returned from North Korea seems to have had no impact on Little Rocket Man Hard to be </text:p>
          </table:table-cell>
          <table:table-cell office:value-type="string" calcext:value-type="string">
            <text:p>Sentiment(polarity=-0.15972222222222224, subjectivity=0.3472222222222221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68" calcext:value-type="float">
            <text:p>468</text:p>
          </table:table-cell>
          <table:table-cell office:value-type="string" calcext:value-type="string">
            <text:p>Thu Nov 30 12:15:08 +0000 2017</text:p>
          </table:table-cell>
          <table:table-cell office:value-type="float" office:value="54064" calcext:value-type="float">
            <text:p>54064</text:p>
          </table:table-cell>
          <table:table-cell office:value-type="float" office:value="12248" calcext:value-type="float">
            <text:p>12248</text:p>
          </table:table-cell>
          <table:table-cell office:value-type="string" calcext:value-type="string">
            <text:p>The Failing @nytimes has totally gone against the Social Media Guidelines that they installed to preserve some cred… https://t.co/cWMMAc5jUq</text:p>
          </table:table-cell>
          <table:table-cell office:value-type="string" calcext:value-type="string">
            <text:p>The Failing nytimes has totally gone against the Social Media Guidelines that they installed to preserve some cred </text:p>
          </table:table-cell>
          <table:table-cell office:value-type="string" calcext:value-type="string">
            <text:p>Sentiment(polarity=0.016666666666666666, subjectivity=0.4083333333333333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69" calcext:value-type="float">
            <text:p>469</text:p>
          </table:table-cell>
          <table:table-cell office:value-type="string" calcext:value-type="string">
            <text:p>Thu Nov 30 12:01:25 +0000 2017</text:p>
          </table:table-cell>
          <table:table-cell office:value-type="float" office:value="62769" calcext:value-type="float">
            <text:p>62769</text:p>
          </table:table-cell>
          <table:table-cell office:value-type="float" office:value="14691" calcext:value-type="float">
            <text:p>14691</text:p>
          </table:table-cell>
          <table:table-cell office:value-type="string" calcext:value-type="string">
            <text:p>The Failing @nytimes, the pipe organ for the Democrat Party, has become a virtual lobbyist for them with regard to… https://t.co/Dcr4Tge2Wb</text:p>
          </table:table-cell>
          <table:table-cell office:value-type="string" calcext:value-type="string">
            <text:p>The Failing nytimes the pipe organ for the Democrat Party has become a virtual lobbyist for them with regard to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70" calcext:value-type="float">
            <text:p>470</text:p>
          </table:table-cell>
          <table:table-cell office:value-type="string" calcext:value-type="string">
            <text:p>Thu Nov 30 02:23:14 +0000 2017</text:p>
          </table:table-cell>
          <table:table-cell office:value-type="float" office:value="130761" calcext:value-type="float">
            <text:p>130761</text:p>
          </table:table-cell>
          <table:table-cell office:value-type="float" office:value="36553" calcext:value-type="float">
            <text:p>36553</text:p>
          </table:table-cell>
          <table:table-cell office:value-type="string" calcext:value-type="string">
            <text:p>Funny to hear the Democrats talking about the National Debt when President Obama doubled it in only 8 years!</text:p>
          </table:table-cell>
          <table:table-cell office:value-type="string" calcext:value-type="string">
            <text:p>Funny to hear the Democrats talking about the National Debt when President Obama doubled it in only 8 years</text:p>
          </table:table-cell>
          <table:table-cell office:value-type="string" calcext:value-type="string">
            <text:p>Sentiment(polarity=0.125, subjectivity=1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71" calcext:value-type="float">
            <text:p>471</text:p>
          </table:table-cell>
          <table:table-cell office:value-type="string" calcext:value-type="string">
            <text:p>Thu Nov 30 02:00:23 +0000 2017</text:p>
          </table:table-cell>
          <table:table-cell office:value-type="float" office:value="58666" calcext:value-type="float">
            <text:p>58666</text:p>
          </table:table-cell>
          <table:table-cell office:value-type="float" office:value="20511" calcext:value-type="float">
            <text:p>20511</text:p>
          </table:table-cell>
          <table:table-cell office:value-type="string" calcext:value-type="string">
            <text:p>“Had the information (Crooked Hillary’s emails) been released there would have been harm to National Security...."… https://t.co/uYZYvT8xIo</text:p>
          </table:table-cell>
          <table:table-cell office:value-type="string" calcext:value-type="string">
            <text:p>Had the information Crooked Hillarys emails been released there would have been harm to National Security </text:p>
          </table:table-cell>
          <table:table-cell office:value-type="string" calcext:value-type="string">
            <text:p>Sentiment(polarity=0.0, subjectivity=0.1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72" calcext:value-type="float">
            <text:p>472</text:p>
          </table:table-cell>
          <table:table-cell office:value-type="string" calcext:value-type="string">
            <text:p>Thu Nov 30 01:09:42 +0000 2017</text:p>
          </table:table-cell>
          <table:table-cell office:value-type="float" office:value="80047" calcext:value-type="float">
            <text:p>80047</text:p>
          </table:table-cell>
          <table:table-cell office:value-type="float" office:value="18373" calcext:value-type="float">
            <text:p>18373</text:p>
          </table:table-cell>
          <table:table-cell office:value-type="string" calcext:value-type="string">
            <text:p>The only people who don’t like the Tax Cut Bill are the people that don’t understand it or the Obstructionist Democ… https://t.co/Kr5HJ8OLCQ</text:p>
          </table:table-cell>
          <table:table-cell office:value-type="string" calcext:value-type="string">
            <text:p>The only people who dont like the Tax Cut Bill are the people that dont understand it or the Obstructionist Democ </text:p>
          </table:table-cell>
          <table:table-cell office:value-type="string" calcext:value-type="string">
            <text:p>Sentiment(polarity=0.0, subjectivity=1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73" calcext:value-type="float">
            <text:p>473</text:p>
          </table:table-cell>
          <table:table-cell office:value-type="string" calcext:value-type="string">
            <text:p>Thu Nov 30 01:03:30 +0000 2017</text:p>
          </table:table-cell>
          <table:table-cell office:value-type="float" office:value="73521" calcext:value-type="float">
            <text:p>73521</text:p>
          </table:table-cell>
          <table:table-cell office:value-type="float" office:value="24010" calcext:value-type="float">
            <text:p>24010</text:p>
          </table:table-cell>
          <table:table-cell office:value-type="string" calcext:value-type="string">
            <text:p>The House of Representatives seeks contempt citations(?) against the JusticeDepartment and the FBI for withholding… https://t.co/KrYQGAlt2h</text:p>
          </table:table-cell>
          <table:table-cell office:value-type="string" calcext:value-type="string">
            <text:p>The House of Representatives seeks contempt citations against the JusticeDepartment and the FBI for withholding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74" calcext:value-type="float">
            <text:p>474</text:p>
          </table:table-cell>
          <table:table-cell office:value-type="string" calcext:value-type="string">
            <text:p>Thu Nov 30 01:02:06 +0000 2017</text:p>
          </table:table-cell>
          <table:table-cell office:value-type="float" office:value="117148" calcext:value-type="float">
            <text:p>117148</text:p>
          </table:table-cell>
          <table:table-cell office:value-type="float" office:value="39471" calcext:value-type="float">
            <text:p>39471</text:p>
          </table:table-cell>
          <table:table-cell office:value-type="string" calcext:value-type="string">
            <text:p>.@Theresa_May, don’t focus on me, focus on the destructive Radical Islamic Terrorism that is taking place within th… https://t.co/d5BTTYaALh</text:p>
          </table:table-cell>
          <table:table-cell office:value-type="string" calcext:value-type="string">
            <text:p>Theresa_May dont focus on me focus on the destructive Radical Islamic Terrorism that is taking place within th </text:p>
          </table:table-cell>
          <table:table-cell office:value-type="string" calcext:value-type="string">
            <text:p>Sentiment(polarity=-0.6, subjectivity=0.6)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475" calcext:value-type="float">
            <text:p>475</text:p>
          </table:table-cell>
          <table:table-cell office:value-type="string" calcext:value-type="string">
            <text:p>Thu Nov 30 00:40:59 +0000 2017</text:p>
          </table:table-cell>
          <table:table-cell office:value-type="float" office:value="52268" calcext:value-type="float">
            <text:p>52268</text:p>
          </table:table-cell>
          <table:table-cell office:value-type="float" office:value="12736" calcext:value-type="float">
            <text:p>12736</text:p>
          </table:table-cell>
          <table:table-cell office:value-type="string" calcext:value-type="string">
            <text:p>Now, we have a once in a lifetime opportunity to RESTORE AMERICAN PROSPERITY – and RECLAIM AMERICA’S DESTINY.</text:p>
            <text:p/>
            <text:p>But… https://t.co/HNvPxZHEIz</text:p>
          </table:table-cell>
          <table:table-cell office:value-type="string" calcext:value-type="string">
            <text:p>Now we have a once in a lifetime opportunity to RESTORE AMERICAN PROSPERITY <text:s/>and RECLAIM AMERICAS DESTINYBut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76" calcext:value-type="float">
            <text:p>476</text:p>
          </table:table-cell>
          <table:table-cell office:value-type="string" calcext:value-type="string">
            <text:p>Wed Nov 29 23:29:27 +0000 2017</text:p>
          </table:table-cell>
          <table:table-cell office:value-type="float" office:value="48507" calcext:value-type="float">
            <text:p>48507</text:p>
          </table:table-cell>
          <table:table-cell office:value-type="float" office:value="11387" calcext:value-type="float">
            <text:p>11387</text:p>
          </table:table-cell>
          <table:table-cell office:value-type="string" calcext:value-type="string">
            <text:p>A vote to CUT TAXES is a vote to PUT AMERICA FIRST. It is time to take care of OUR WORKERS, to protect OUR COMMUNIT… https://t.co/WerIo83AE6</text:p>
          </table:table-cell>
          <table:table-cell office:value-type="string" calcext:value-type="string">
            <text:p>A vote to CUT TAXES is a vote to PUT AMERICA FIRST It is time to take care of OUR WORKERS to protect OUR COMMUNIT </text:p>
          </table:table-cell>
          <table:table-cell office:value-type="string" calcext:value-type="string">
            <text:p>Sentiment(polarity=0.25, subjectivity=0.3333333333333333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77" calcext:value-type="float">
            <text:p>477</text:p>
          </table:table-cell>
          <table:table-cell office:value-type="string" calcext:value-type="string">
            <text:p>Wed Nov 29 22:54:56 +0000 2017</text:p>
          </table:table-cell>
          <table:table-cell office:value-type="float" office:value="54499" calcext:value-type="float">
            <text:p>54499</text:p>
          </table:table-cell>
          <table:table-cell office:value-type="float" office:value="12372" calcext:value-type="float">
            <text:p>12372</text:p>
          </table:table-cell>
          <table:table-cell office:value-type="string" calcext:value-type="string">
            <text:p>This week, the Senate can join the House &amp;amp; take a strong stand for the Middle Class families who are the backbone o… https://t.co/ILfhlLOkSE</text:p>
          </table:table-cell>
          <table:table-cell office:value-type="string" calcext:value-type="string">
            <text:p>This week the Senate can join the House amp take a strong stand for the Middle Class families who are the backbone o </text:p>
          </table:table-cell>
          <table:table-cell office:value-type="string" calcext:value-type="string">
            <text:p>Sentiment(polarity=0.21666666666666665, subjectivity=0.36666666666666664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78" calcext:value-type="float">
            <text:p>478</text:p>
          </table:table-cell>
          <table:table-cell office:value-type="string" calcext:value-type="string">
            <text:p>Wed Nov 29 18:34:50 +0000 2017</text:p>
          </table:table-cell>
          <table:table-cell office:value-type="float" office:value="40672" calcext:value-type="float">
            <text:p>40672</text:p>
          </table:table-cell>
          <table:table-cell office:value-type="float" office:value="8269" calcext:value-type="float">
            <text:p>8269</text:p>
          </table:table-cell>
          <table:table-cell office:value-type="string" calcext:value-type="string">
            <text:p>Departing @JBA_NAFW for St. Charles, Missouri to help push our plan for HISTORIC TAX CUTS across the finish line.… https://t.co/A9I7mvnhUD</text:p>
          </table:table-cell>
          <table:table-cell office:value-type="string" calcext:value-type="string">
            <text:p>Departing JBA_NAFW for St Charles Missouri to help push our plan for HISTORIC TAX CUTS across the finish line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479" calcext:value-type="float">
            <text:p>479</text:p>
          </table:table-cell>
          <table:table-cell office:value-type="string" calcext:value-type="string">
            <text:p>Wed Nov 29 14:49:14 +0000 2017</text:p>
          </table:table-cell>
          <table:table-cell office:value-type="float" office:value="49419" calcext:value-type="float">
            <text:p>49419</text:p>
          </table:table-cell>
          <table:table-cell office:value-type="float" office:value="11713" calcext:value-type="float">
            <text:p>11713</text:p>
          </table:table-cell>
          <table:table-cell office:value-type="string" calcext:value-type="string">
            <text:p>Economy growing! Excluding hurricane effects, CEA estimates that real GDP growth would have been 3.9% in Q3.</text:p>
            <text:p/>
            <text:p>Stock… https://t.co/ceei9Ux8MO</text:p>
          </table:table-cell>
          <table:table-cell office:value-type="string" calcext:value-type="string">
            <text:p>Economy growing Excluding hurricane effects CEA estimates that real GDP growth would have been 39 in Q3Stock </text:p>
          </table:table-cell>
          <table:table-cell office:value-type="string" calcext:value-type="string">
            <text:p>Sentiment(polarity=0.2, subjectivity=0.30000000000000004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string" calcext:value-type="string">
            <text:p>Wed Nov 29 14:40:01 +0000 2017</text:p>
          </table:table-cell>
          <table:table-cell office:value-type="float" office:value="100830" calcext:value-type="float">
            <text:p>100830</text:p>
          </table:table-cell>
          <table:table-cell office:value-type="float" office:value="20542" calcext:value-type="float">
            <text:p>20542</text:p>
          </table:table-cell>
          <table:table-cell office:value-type="string" calcext:value-type="string">
            <text:p>Just spoke to President XI JINPING of China concerning the provocative actions of North Korea. Additional major san… https://t.co/h6Gq5vdcso</text:p>
          </table:table-cell>
          <table:table-cell office:value-type="string" calcext:value-type="string">
            <text:p>Just spoke to President XI JINPING of China concerning the provocative actions of North Korea Additional major san </text:p>
          </table:table-cell>
          <table:table-cell office:value-type="string" calcext:value-type="string">
            <text:p>Sentiment(polarity=0.0625, subjectivity=0.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81" calcext:value-type="float">
            <text:p>481</text:p>
          </table:table-cell>
          <table:table-cell office:value-type="string" calcext:value-type="string">
            <text:p>Wed Nov 29 14:14:19 +0000 2017</text:p>
          </table:table-cell>
          <table:table-cell office:value-type="float" office:value="86660" calcext:value-type="float">
            <text:p>86660</text:p>
          </table:table-cell>
          <table:table-cell office:value-type="float" office:value="23376" calcext:value-type="float">
            <text:p>23376</text:p>
          </table:table-cell>
          <table:table-cell office:value-type="string" calcext:value-type="string">
            <text:p>So now that Matt Lauer is gone when will the Fake News practitioners at NBC be terminating the contract of Phil Gri… https://t.co/6vWDKTgCQG</text:p>
          </table:table-cell>
          <table:table-cell office:value-type="string" calcext:value-type="string">
            <text:p>So now that Matt Lauer is gone when will the Fake News practitioners at NBC be terminating the contract of Phil Gri </text:p>
          </table:table-cell>
          <table:table-cell office:value-type="string" calcext:value-type="string">
            <text:p>Sentiment(polarity=-0.5, subjectivity=1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82" calcext:value-type="float">
            <text:p>482</text:p>
          </table:table-cell>
          <table:table-cell office:value-type="string" calcext:value-type="string">
            <text:p>Wed Nov 29 12:16:21 +0000 2017</text:p>
          </table:table-cell>
          <table:table-cell office:value-type="float" office:value="100446" calcext:value-type="float">
            <text:p>100446</text:p>
          </table:table-cell>
          <table:table-cell office:value-type="float" office:value="25695" calcext:value-type="float">
            <text:p>25695</text:p>
          </table:table-cell>
          <table:table-cell office:value-type="string" calcext:value-type="string">
            <text:p>Wow, Matt Lauer was just fired from NBC for “inappropriate sexual behavior in the workplace.” But when will the top… https://t.co/xvaYsbO0le</text:p>
          </table:table-cell>
          <table:table-cell office:value-type="string" calcext:value-type="string">
            <text:p>Wow Matt Lauer was just fired from NBC for inappropriate sexual behavior in the workplace But when will the top </text:p>
          </table:table-cell>
          <table:table-cell office:value-type="string" calcext:value-type="string">
            <text:p>Sentiment(polarity=0.3666666666666667, subjectivity=0.7777777777777778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83" calcext:value-type="float">
            <text:p>483</text:p>
          </table:table-cell>
          <table:table-cell office:value-type="string" calcext:value-type="string">
            <text:p>Wed Nov 29 12:03:38 +0000 2017</text:p>
          </table:table-cell>
          <table:table-cell office:value-type="float" office:value="85217" calcext:value-type="float">
            <text:p>85217</text:p>
          </table:table-cell>
          <table:table-cell office:value-type="float" office:value="15078" calcext:value-type="float">
            <text:p>15078</text:p>
          </table:table-cell>
          <table:table-cell office:value-type="string" calcext:value-type="string">
            <text:p>Looks like another great day for the Stock Market. Consumer Confidence is at Record High. I guess somebody likes me (my policies)!</text:p>
          </table:table-cell>
          <table:table-cell office:value-type="string" calcext:value-type="string">
            <text:p>Looks like another great day for the Stock Market Consumer Confidence is at Record High I guess somebody likes me my policies</text:p>
          </table:table-cell>
          <table:table-cell office:value-type="string" calcext:value-type="string">
            <text:p>Sentiment(polarity=0.48000000000000004, subjectivity=0.64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84" calcext:value-type="float">
            <text:p>484</text:p>
          </table:table-cell>
          <table:table-cell office:value-type="string" calcext:value-type="string">
            <text:p>Wed Nov 29 11:49:18 +0000 2017</text:p>
          </table:table-cell>
          <table:table-cell office:value-type="float" office:value="67961" calcext:value-type="float">
            <text:p>67961</text:p>
          </table:table-cell>
          <table:table-cell office:value-type="float" office:value="16717" calcext:value-type="float">
            <text:p>16717</text:p>
          </table:table-cell>
          <table:table-cell office:value-type="string" calcext:value-type="string">
            <text:p>Great, and we should boycott Fake News CNN. Dealing with them is a total waste of time! https://t.co/8zJ3j7g5el</text:p>
          </table:table-cell>
          <table:table-cell office:value-type="string" calcext:value-type="string">
            <text:p>Great and we should boycott Fake News CNN Dealing with them is a total waste of time </text:p>
          </table:table-cell>
          <table:table-cell office:value-type="string" calcext:value-type="string">
            <text:p>Sentiment(polarity=0.02500000000000001, subjectivity=0.62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85" calcext:value-type="float">
            <text:p>485</text:p>
          </table:table-cell>
          <table:table-cell office:value-type="string" calcext:value-type="string">
            <text:p>Wed Nov 29 11:32:46 +0000 2017</text:p>
          </table:table-cell>
          <table:table-cell office:value-type="float" office:value="37548" calcext:value-type="float">
            <text:p>37548</text:p>
          </table:table-cell>
          <table:table-cell office:value-type="float" office:value="8089" calcext:value-type="float">
            <text:p>8089</text:p>
          </table:table-cell>
          <table:table-cell office:value-type="string" calcext:value-type="string">
            <text:p>.@foxandfriends, we are in record territory in all things having to do with our economy! https://t.co/VB0Ao3s18d</text:p>
          </table:table-cell>
          <table:table-cell office:value-type="string" calcext:value-type="string">
            <text:p>foxandfriends we are in record territory in all things having to do with our economy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86" calcext:value-type="float">
            <text:p>486</text:p>
          </table:table-cell>
          <table:table-cell office:value-type="string" calcext:value-type="string">
            <text:p>Wed Nov 29 11:28:32 +0000 2017</text:p>
          </table:table-cell>
          <table:table-cell office:value-type="float" office:value="0" calcext:value-type="float">
            <text:p>0</text:p>
          </table:table-cell>
          <table:table-cell office:value-type="float" office:value="5492" calcext:value-type="float">
            <text:p>5492</text:p>
          </table:table-cell>
          <table:table-cell office:value-type="string" calcext:value-type="string">
            <text:p>RT @EricTrump: #MakeAmericaGreatAgain https://t.co/Q7AiR0buM2</text:p>
          </table:table-cell>
          <table:table-cell office:value-type="string" calcext:value-type="string">
            <text:p>RT EricTrump MakeAmericaGreatAgain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87" calcext:value-type="float">
            <text:p>487</text:p>
          </table:table-cell>
          <table:table-cell office:value-type="string" calcext:value-type="string">
            <text:p>Wed Nov 29 03:35:27 +0000 2017</text:p>
          </table:table-cell>
          <table:table-cell office:value-type="float" office:value="72300" calcext:value-type="float">
            <text:p>72300</text:p>
          </table:table-cell>
          <table:table-cell office:value-type="float" office:value="13175" calcext:value-type="float">
            <text:p>13175</text:p>
          </table:table-cell>
          <table:table-cell office:value-type="string" calcext:value-type="string">
            <text:p>Great day for Tax Cuts and the Republican Party. But the biggest Winner will be our great Country!</text:p>
          </table:table-cell>
          <table:table-cell office:value-type="string" calcext:value-type="string">
            <text:p>Great day for Tax Cuts and the Republican Party But the biggest Winner will be our great Country</text:p>
          </table:table-cell>
          <table:table-cell office:value-type="string" calcext:value-type="string">
            <text:p>Sentiment(polarity=0.8, subjectivity=0.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88" calcext:value-type="float">
            <text:p>488</text:p>
          </table:table-cell>
          <table:table-cell office:value-type="string" calcext:value-type="string">
            <text:p>Wed Nov 29 03:30:50 +0000 2017</text:p>
          </table:table-cell>
          <table:table-cell office:value-type="float" office:value="44321" calcext:value-type="float">
            <text:p>44321</text:p>
          </table:table-cell>
          <table:table-cell office:value-type="float" office:value="7614" calcext:value-type="float">
            <text:p>7614</text:p>
          </table:table-cell>
          <table:table-cell office:value-type="string" calcext:value-type="string">
            <text:p>Great work Ivanka! https://t.co/AQL4JLvnDh</text:p>
          </table:table-cell>
          <table:table-cell office:value-type="string" calcext:value-type="string">
            <text:p>Great work Ivanka </text:p>
          </table:table-cell>
          <table:table-cell office:value-type="string" calcext:value-type="string">
            <text:p>Sentiment(polarity=0.8, subjectivity=0.7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89" calcext:value-type="float">
            <text:p>489</text:p>
          </table:table-cell>
          <table:table-cell office:value-type="string" calcext:value-type="string">
            <text:p>Wed Nov 29 03:28:33 +0000 2017</text:p>
          </table:table-cell>
          <table:table-cell office:value-type="float" office:value="81476" calcext:value-type="float">
            <text:p>81476</text:p>
          </table:table-cell>
          <table:table-cell office:value-type="float" office:value="16303" calcext:value-type="float">
            <text:p>16303</text:p>
          </table:table-cell>
          <table:table-cell office:value-type="string" calcext:value-type="string">
            <text:p>Just won the lawsuit on leadership of Consumer Financial Protection Bureau, CFPB. A big win for the Consumer!</text:p>
          </table:table-cell>
          <table:table-cell office:value-type="string" calcext:value-type="string">
            <text:p>Just won the lawsuit on leadership of Consumer Financial Protection Bureau CFPB A big win for the Consumer</text:p>
          </table:table-cell>
          <table:table-cell office:value-type="string" calcext:value-type="string">
            <text:p>Sentiment(polarity=0.26666666666666666, subjectivity=0.16666666666666666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90" calcext:value-type="float">
            <text:p>490</text:p>
          </table:table-cell>
          <table:table-cell office:value-type="string" calcext:value-type="string">
            <text:p>Wed Nov 29 02:45:10 +0000 2017</text:p>
          </table:table-cell>
          <table:table-cell office:value-type="float" office:value="64498" calcext:value-type="float">
            <text:p>64498</text:p>
          </table:table-cell>
          <table:table-cell office:value-type="float" office:value="20686" calcext:value-type="float">
            <text:p>20686</text:p>
          </table:table-cell>
          <table:table-cell office:value-type="string" calcext:value-type="string">
            <text:p>Charles McCullough, the respected fmr Intel Comm Inspector General, said public was misled on Crooked Hillary Email… https://t.co/P7nyHXxJ3R</text:p>
          </table:table-cell>
          <table:table-cell office:value-type="string" calcext:value-type="string">
            <text:p>Charles McCullough the respected fmr Intel Comm Inspector General said public was misled on Crooked Hillary Email </text:p>
          </table:table-cell>
          <table:table-cell office:value-type="string" calcext:value-type="string">
            <text:p>Sentiment(polarity=0.016666666666666673, subjectivity=0.2222222222222222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91" calcext:value-type="float">
            <text:p>491</text:p>
          </table:table-cell>
          <table:table-cell office:value-type="string" calcext:value-type="string">
            <text:p>Wed Nov 29 01:45:50 +0000 2017</text:p>
          </table:table-cell>
          <table:table-cell office:value-type="float" office:value="95294" calcext:value-type="float">
            <text:p>95294</text:p>
          </table:table-cell>
          <table:table-cell office:value-type="float" office:value="23552" calcext:value-type="float">
            <text:p>23552</text:p>
          </table:table-cell>
          <table:table-cell office:value-type="string" calcext:value-type="string">
            <text:p>After North Korea missile launch, it's more important than ever to fund our gov't &amp;amp; military! Dems shouldn't hold t… https://t.co/lhXvhHiLES</text:p>
          </table:table-cell>
          <table:table-cell office:value-type="string" calcext:value-type="string">
            <text:p>After North Korea missile launch its more important than ever to fund our govt amp military Dems shouldnt hold t </text:p>
          </table:table-cell>
          <table:table-cell office:value-type="string" calcext:value-type="string">
            <text:p>Sentiment(polarity=0.26666666666666666, subjectivity=0.5333333333333333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92" calcext:value-type="float">
            <text:p>492</text:p>
          </table:table-cell>
          <table:table-cell office:value-type="string" calcext:value-type="string">
            <text:p>Tue Nov 28 23:45:55 +0000 2017</text:p>
          </table:table-cell>
          <table:table-cell office:value-type="float" office:value="0" calcext:value-type="float">
            <text:p>0</text:p>
          </table:table-cell>
          <table:table-cell office:value-type="float" office:value="11671" calcext:value-type="float">
            <text:p>11671</text:p>
          </table:table-cell>
          <table:table-cell office:value-type="string" calcext:value-type="string">
            <text:p>RT @narendramodi: Had a wonderful meeting with @IvankaTrump, advisor to @POTUS and leader of the US delegation at the @GES2017. https://t.c…</text:p>
          </table:table-cell>
          <table:table-cell office:value-type="string" calcext:value-type="string">
            <text:p>RT narendramodi Had a wonderful meeting with IvankaTrump advisor to POTUS and leader of the US delegation at the GES2017 </text:p>
          </table:table-cell>
          <table:table-cell office:value-type="string" calcext:value-type="string">
            <text:p>Sentiment(polarity=1.0, subjectivity=1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93" calcext:value-type="float">
            <text:p>493</text:p>
          </table:table-cell>
          <table:table-cell office:value-type="string" calcext:value-type="string">
            <text:p>Tue Nov 28 22:44:31 +0000 2017</text:p>
          </table:table-cell>
          <table:table-cell office:value-type="float" office:value="40838" calcext:value-type="float">
            <text:p>40838</text:p>
          </table:table-cell>
          <table:table-cell office:value-type="float" office:value="9486" calcext:value-type="float">
            <text:p>9486</text:p>
          </table:table-cell>
          <table:table-cell office:value-type="string" calcext:value-type="string">
            <text:p>“The Conference Board said that consumer sentiment was at its highest level in nearly 17 years in November. The Con… https://t.co/rAvKNXi52A</text:p>
          </table:table-cell>
          <table:table-cell office:value-type="string" calcext:value-type="string">
            <text:p>The Conference Board said that consumer sentiment was at its highest level in nearly 17 years in November The Con </text:p>
          </table:table-cell>
          <table:table-cell office:value-type="string" calcext:value-type="string">
            <text:p>Sentiment(polarity=0.1, subjectivity=0.4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94" calcext:value-type="float">
            <text:p>494</text:p>
          </table:table-cell>
          <table:table-cell office:value-type="string" calcext:value-type="string">
            <text:p>Tue Nov 28 22:30:12 +0000 2017</text:p>
          </table:table-cell>
          <table:table-cell office:value-type="float" office:value="47560" calcext:value-type="float">
            <text:p>47560</text:p>
          </table:table-cell>
          <table:table-cell office:value-type="float" office:value="10466" calcext:value-type="float">
            <text:p>10466</text:p>
          </table:table-cell>
          <table:table-cell office:value-type="string" calcext:value-type="string">
            <text:p>Dow, S&amp;amp;P 500 and Nasdaq all finished the day at new RECORD HIGHS! https://t.co/wJyB9d00hh</text:p>
          </table:table-cell>
          <table:table-cell office:value-type="string" calcext:value-type="string">
            <text:p>Dow SampP 500 and Nasdaq all finished the day at new RECORD HIGHS </text:p>
          </table:table-cell>
          <table:table-cell office:value-type="string" calcext:value-type="string">
            <text:p>Sentiment(polarity=0.13636363636363635, subjectivity=0.45454545454545453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95" calcext:value-type="float">
            <text:p>495</text:p>
          </table:table-cell>
          <table:table-cell office:value-type="string" calcext:value-type="string">
            <text:p>Tue Nov 28 22:12:01 +0000 2017</text:p>
          </table:table-cell>
          <table:table-cell office:value-type="float" office:value="34486" calcext:value-type="float">
            <text:p>34486</text:p>
          </table:table-cell>
          <table:table-cell office:value-type="float" office:value="8333" calcext:value-type="float">
            <text:p>8333</text:p>
          </table:table-cell>
          <table:table-cell office:value-type="string" calcext:value-type="string">
            <text:p>Remarks from the Roosevelt Room with @SenateMajLdr Mitch McConnell, @SpeakerRyan and Secretary of Defense, General… https://t.co/atei0EsluG</text:p>
          </table:table-cell>
          <table:table-cell office:value-type="string" calcext:value-type="string">
            <text:p>Remarks from the Roosevelt Room with SenateMajLdr Mitch McConnell SpeakerRyan and Secretary of Defense General </text:p>
          </table:table-cell>
          <table:table-cell office:value-type="string" calcext:value-type="string">
            <text:p>Sentiment(polarity=0.05000000000000002, subjectivity=0.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96" calcext:value-type="float">
            <text:p>496</text:p>
          </table:table-cell>
          <table:table-cell office:value-type="string" calcext:value-type="string">
            <text:p>Tue Nov 28 16:27:30 +0000 2017</text:p>
          </table:table-cell>
          <table:table-cell office:value-type="float" office:value="30482" calcext:value-type="float">
            <text:p>30482</text:p>
          </table:table-cell>
          <table:table-cell office:value-type="float" office:value="7192" calcext:value-type="float">
            <text:p>7192</text:p>
          </table:table-cell>
          <table:table-cell office:value-type="string" calcext:value-type="string">
            <text:p>“Statement from President Donald J. Trump on #GivingTuesday” https://t.co/NrfnmixAwR</text:p>
          </table:table-cell>
          <table:table-cell office:value-type="string" calcext:value-type="string">
            <text:p>Statement from President Donald J Trump on GivingTuesday 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97" calcext:value-type="float">
            <text:p>497</text:p>
          </table:table-cell>
          <table:table-cell office:value-type="string" calcext:value-type="string">
            <text:p>Tue Nov 28 14:18:20 +0000 2017</text:p>
          </table:table-cell>
          <table:table-cell office:value-type="float" office:value="0" calcext:value-type="float">
            <text:p>0</text:p>
          </table:table-cell>
          <table:table-cell office:value-type="float" office:value="9579" calcext:value-type="float">
            <text:p>9579</text:p>
          </table:table-cell>
          <table:table-cell office:value-type="string" calcext:value-type="string">
            <text:p>RT @IvankaTrump: It was an honor to meet with you Prime Minister Modi. Thank you for co-hosting the 8th annual Global Entrepreneurship Summ…</text:p>
          </table:table-cell>
          <table:table-cell office:value-type="string" calcext:value-type="string">
            <text:p>RT IvankaTrump It was an honor to meet with you Prime Minister Modi Thank you for cohosting the 8th annual Global Entrepreneurship Summ</text:p>
          </table:table-cell>
          <table:table-cell office:value-type="string" calcext:value-type="string">
            <text:p>Sentiment(polarity=0.0, subjectivity=0.0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98" calcext:value-type="float">
            <text:p>498</text:p>
          </table:table-cell>
          <table:table-cell office:value-type="string" calcext:value-type="string">
            <text:p>Tue Nov 28 14:17:46 +0000 2017</text:p>
          </table:table-cell>
          <table:table-cell office:value-type="float" office:value="85526" calcext:value-type="float">
            <text:p>85526</text:p>
          </table:table-cell>
          <table:table-cell office:value-type="float" office:value="20593" calcext:value-type="float">
            <text:p>20593</text:p>
          </table:table-cell>
          <table:table-cell office:value-type="string" calcext:value-type="string">
            <text:p>Meeting with “Chuck and Nancy” today about keeping government open and working. Problem is they want illegal immigr… https://t.co/jq3DYver4Q</text:p>
          </table:table-cell>
          <table:table-cell office:value-type="string" calcext:value-type="string">
            <text:p>Meeting with Chuck and Nancy today about keeping government open and working Problem is they want illegal immigr </text:p>
          </table:table-cell>
          <table:table-cell office:value-type="string" calcext:value-type="string">
            <text:p>Sentiment(polarity=-0.25, subjectivity=0.5)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99" calcext:value-type="float">
            <text:p>499</text:p>
          </table:table-cell>
          <table:table-cell office:value-type="string" calcext:value-type="string">
            <text:p>Tue Nov 28 13:10:00 +0000 2017</text:p>
          </table:table-cell>
          <table:table-cell office:value-type="float" office:value="0" calcext:value-type="float">
            <text:p>0</text:p>
          </table:table-cell>
          <table:table-cell office:value-type="float" office:value="7192" calcext:value-type="float">
            <text:p>7192</text:p>
          </table:table-cell>
          <table:table-cell office:value-type="string" calcext:value-type="string">
            <text:p>RT @IvankaTrump: Thank you for the warm welcome. I’m excited to be in Hyderabad, India for #GES2017. https://t.co/1U08h5L9Rm</text:p>
          </table:table-cell>
          <table:table-cell office:value-type="string" calcext:value-type="string">
            <text:p>RT IvankaTrump Thank you for the warm welcome Im excited to be in Hyderabad India for GES2017 </text:p>
          </table:table-cell>
          <table:table-cell office:value-type="string" calcext:value-type="string">
            <text:p>Sentiment(polarity=0.5916666666666667, subjectivity=0.75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6T22:13:51.802609057</dc:date>
    <meta:editing-duration>PT7M47S</meta:editing-duration>
    <meta:editing-cycles>2</meta:editing-cycles>
    <meta:generator>LibreOffice/5.1.6.2$Linux_X86_64 LibreOffice_project/10m0$Build-2</meta:generator>
    <meta:document-statistic meta:table-count="1" meta:cell-count="4025" meta:object-count="0"/>
  </office:meta>
</office:document-meta>
</file>